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81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6.1646in"/>
    </style:style>
    <style:style style:name="co8" style:family="table-column">
      <style:table-column-properties fo:break-before="auto" style:column-width="1.952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9756in"/>
    </style:style>
    <style:style style:name="co11" style:family="table-column">
      <style:table-column-properties fo:break-before="auto" style:column-width="1.7075in"/>
    </style:style>
    <style:style style:name="co12" style:family="table-column">
      <style:table-column-properties fo:break-before="auto" style:column-width="2.5398in"/>
    </style:style>
    <style:style style:name="co13" style:family="table-column">
      <style:table-column-properties fo:break-before="auto" style:column-width="1.8638in"/>
    </style:style>
    <style:style style:name="co14" style:family="table-column">
      <style:table-column-properties fo:break-before="auto" style:column-width="9.072in"/>
    </style:style>
    <style:style style:name="co15" style:family="table-column">
      <style:table-column-properties fo:break-before="auto" style:column-width="1.8398in"/>
    </style:style>
    <style:style style:name="co16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2.6882in"/>
    </style:style>
    <style:style style:name="co18" style:family="table-column">
      <style:table-column-properties fo:break-before="auto" style:column-width="0.2382in"/>
    </style:style>
    <style:style style:name="co19" style:family="table-column">
      <style:table-column-properties fo:break-before="auto" style:column-width="2.5516in"/>
    </style:style>
    <style:style style:name="co20" style:family="table-column">
      <style:table-column-properties fo:break-before="auto" style:column-width="0.4764in"/>
    </style:style>
    <style:style style:name="co21" style:family="table-column">
      <style:table-column-properties fo:break-before="auto" style:column-width="0.1917in"/>
    </style:style>
    <style:style style:name="co22" style:family="table-column">
      <style:table-column-properties fo:break-before="auto" style:column-width="2.5898in"/>
    </style:style>
    <style:style style:name="co23" style:family="table-column">
      <style:table-column-properties fo:break-before="auto" style:column-width="0.1646in"/>
    </style:style>
    <style:style style:name="co24" style:family="table-column">
      <style:table-column-properties fo:break-before="auto" style:column-width="2.639in"/>
    </style:style>
    <style:style style:name="co25" style:family="table-column">
      <style:table-column-properties fo:break-before="auto" style:column-width="2.4016in"/>
    </style:style>
    <style:style style:name="co26" style:family="table-column">
      <style:table-column-properties fo:break-before="auto" style:column-width="1.5945in"/>
    </style:style>
    <style:style style:name="co27" style:family="table-column">
      <style:table-column-properties fo:break-before="auto" style:column-width="1.675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ffff6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5" style:family="table-cell" style:parent-style-name="Default" style:data-style-name="N61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ffc6c6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009353" fo:background-color="#ffc6c6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fo:background-color="#ffc6c6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009353" fo:background-color="#ffc6c6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start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ackground-color="#ffc6c6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009353" fo:background-color="#ffc6c6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fo:background-color="#ffd7d7"/>
    </style:style>
    <style:style style:name="ce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0">
      <style:table-cell-properties fo:border-bottom="none" fo:background-color="#ffc6c6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009353" fo:background-color="#ffc6c6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map style:condition="cell-content()=&quot;STAMINA/STORM 2.5&quot;" style:apply-style-name="Good" style:base-cell-address="'Duration of Model Checking'.S4"/>
      <style:map style:condition="cell-content()=&quot;STAMINA/STORM 2.0&quot;" style:apply-style-name="Card_20_TL" style:base-cell-address="'Duration of Model Checking'.S4"/>
    </style:style>
    <style:style style:name="ce34" style:family="table-cell" style:parent-style-name="Default">
      <style:table-cell-properties fo:background-color="#ffc6c6"/>
    </style:style>
  </office:automatic-styles>
  <office:body>
    <office:spreadsheet>
      <table:calculation-settings table:automatic-find-labels="false" table:use-regular-expressions="false" table:use-wildcards="true"/>
      <table:table table:name="Number Of St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5" table:default-cell-style-name="ce7"/>
        <table:table-row table:style-name="ro1"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STAMINA/STORM 2.0</text:p>
          </table:table-cell>
          <table:table-cell table:style-name="ce2" office:value-type="string" calcext:value-type="string">
            <text:p>STAMINA/STORM 2.5 (No threading)</text:p>
          </table:table-cell>
          <table:table-cell table:style-name="ce2" office:value-type="string" calcext:value-type="string">
            <text:p>STAMINA/STORM 3.0</text:p>
          </table:table-cell>
          <table:table-cell table:style-name="ce2" office:value-type="string" calcext:value-type="string">
            <text:p>STAMINA/PRISM 2.0</text:p>
          </table:table-cell>
          <table:table-cell table:style-name="ce6" office:value-type="string" calcext:value-type="string">
            <text:p>STAMINA/PRISM 1.1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4.prism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y/toy1_separate.pris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21" calcext:value-type="float">
            <text:p>121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3.prism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y/toy1_combined.pris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21" calcext:value-type="float">
            <text:p>121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.prism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2.pris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21" calcext:value-type="float">
            <text:p>121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separate.prism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andem/tandem_c_2047_T_0.25.prism</text:p>
          </table:table-cell>
          <table:table-cell table:style-name="ce4" office:value-type="float" office:value="21412" calcext:value-type="float">
            <text:p>21412</text:p>
          </table:table-cell>
          <table:table-cell table:style-name="ce4" office:value-type="float" office:value="21338" calcext:value-type="float">
            <text:p>21338</text:p>
          </table:table-cell>
          <table:table-cell office:value-type="float" office:value="440" calcext:value-type="float">
            <text:p>440</text:p>
          </table:table-cell>
          <table:table-cell table:style-name="ce4" office:value-type="float" office:value="21413" calcext:value-type="float">
            <text:p>21413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andem/tandem_c_4095_T_0.25.prism</text:p>
          </table:table-cell>
          <table:table-cell office:value-type="float" office:value="42591" calcext:value-type="float">
            <text:p>42591</text:p>
          </table:table-cell>
          <table:table-cell office:value-type="float" office:value="42207" calcext:value-type="float">
            <text:p>42207</text:p>
          </table:table-cell>
          <table:table-cell office:value-type="float" office:value="440" calcext:value-type="float">
            <text:p>440</text:p>
          </table:table-cell>
          <table:table-cell office:value-type="float" office:value="42592" calcext:value-type="float">
            <text:p>4259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Polling/polling_T_10_N_12.prism</text:p>
          </table:table-cell>
          <table:table-cell table:style-name="ce4" office:value-type="float" office:value="73728" calcext:value-type="float">
            <text:p>73728</text:p>
          </table:table-cell>
          <table:table-cell table:style-name="ce4" office:value-type="float" office:value="73729" calcext:value-type="float">
            <text:p>73729</text:p>
          </table:table-cell>
          <table:table-cell office:value-type="float" office:value="73729" calcext:value-type="float">
            <text:p>73729</text:p>
          </table:table-cell>
          <table:table-cell table:style-name="ce4" office:value-type="float" office:value="73728" calcext:value-type="float">
            <text:p>73728</text:p>
          </table:table-cell>
          <table:table-cell table:style-name="ce8" office:value-type="float" office:value="73175" calcext:value-type="float">
            <text:p>73175</text:p>
          </table:table-cell>
        </table:table-row>
        <table:table-row table:style-name="ro1">
          <table:table-cell office:value-type="string" calcext:value-type="string">
            <text:p>/opt/verificationTools/stamina-source/case-studies/Polling/polling_T_10_N_16.prism</text:p>
          </table:table-cell>
          <table:table-cell office:value-type="float" office:value="1572864" calcext:value-type="float">
            <text:p>1572864</text:p>
          </table:table-cell>
          <table:table-cell table:number-columns-repeated="2" office:value-type="float" office:value="1572865" calcext:value-type="float">
            <text:p>1572865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1524133" calcext:value-type="float">
            <text:p>1524133</text:p>
          </table:table-cell>
        </table:table-row>
        <table:table-row table:style-name="ro1">
          <table:table-cell office:value-type="string" calcext:value-type="string">
            <text:p>/opt/verificationTools/stamina-source/case-studies/Polling/polling_T_10_N_20.prism</text:p>
          </table:table-cell>
          <table:table-cell table:style-name="ce4" office:value-type="float" office:value="31457280" calcext:value-type="float">
            <text:p>31457280</text:p>
          </table:table-cell>
          <table:table-cell table:style-name="ce4" office:value-type="float" office:value="31457281" calcext:value-type="float">
            <text:p>31457281</text:p>
          </table:table-cell>
          <table:table-cell office:value-type="float" office:value="31457281" calcext:value-type="float">
            <text:p>31457281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RobotWorld/robot_n_64.prism</text:p>
          </table:table-cell>
          <table:table-cell office:value-type="float" office:value="509045" calcext:value-type="float">
            <text:p>509045</text:p>
          </table:table-cell>
          <table:table-cell office:value-type="float" office:value="143224" calcext:value-type="float">
            <text:p>143224</text:p>
          </table:table-cell>
          <table:table-cell office:value-type="float" office:value="260768" calcext:value-type="float">
            <text:p>260768</text:p>
          </table:table-cell>
          <table:table-cell office:value-type="float" office:value="1562472" calcext:value-type="float">
            <text:p>1562472</text:p>
          </table:table-cell>
          <table:table-cell office:value-type="float" office:value="2097986" calcext:value-type="float">
            <text:p>2097986</text:p>
          </table:table-cell>
        </table:table-row>
        <table:table-row table:style-name="ro1">
          <table:table-cell office:value-type="string" calcext:value-type="string">
            <text:p>/opt/verificationTools/stamina-source/case-studies/RobotWorld/robot_n_32.prism</text:p>
          </table:table-cell>
          <table:table-cell table:style-name="ce4" office:value-type="float" office:value="333440" calcext:value-type="float">
            <text:p>333440</text:p>
          </table:table-cell>
          <table:table-cell table:style-name="ce4" office:value-type="float" office:value="143224" calcext:value-type="float">
            <text:p>143224</text:p>
          </table:table-cell>
          <table:table-cell office:value-type="float" office:value="260670" calcext:value-type="float">
            <text:p>260670</text:p>
          </table:table-cell>
          <table:table-cell table:style-name="ce4" office:value-type="float" office:value="474481" calcext:value-type="float">
            <text:p>474481</text:p>
          </table:table-cell>
          <table:table-cell table:style-name="ce8" office:value-type="float" office:value="466645" calcext:value-type="float">
            <text:p>466645</text:p>
          </table:table-cell>
        </table:table-row>
        <table:table-row table:style-name="ro1">
          <table:table-cell office:value-type="string" calcext:value-type="string">
            <text:p>/opt/verificationTools/stamina-source/case-studies/Jackson/jackson_lambda_5_N_4.prism</text:p>
          </table:table-cell>
          <table:table-cell office:value-type="float" office:value="771916" calcext:value-type="float">
            <text:p>771916</text:p>
          </table:table-cell>
          <table:table-cell office:value-type="float" office:value="229950" calcext:value-type="float">
            <text:p>229950</text:p>
          </table:table-cell>
          <table:table-cell office:value-type="string" calcext:value-type="string">
            <text:p>None</text:p>
          </table:table-cell>
          <table:table-cell office:value-type="float" office:value="771917" calcext:value-type="float">
            <text:p>77191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Jackson/jackson_lambda_5_N_5.prism</text:p>
          </table:table-cell>
          <table:table-cell table:style-name="ce4" office:value-type="float" office:value="4216107" calcext:value-type="float">
            <text:p>4216107</text:p>
          </table:table-cell>
          <table:table-cell table:style-name="ce4" office:value-type="float" office:value="1489977" calcext:value-type="float">
            <text:p>1489977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ggle/toggle_IPTG_0.prism</text:p>
          </table:table-cell>
          <table:table-cell office:value-type="float" office:value="5419" calcext:value-type="float">
            <text:p>5419</text:p>
          </table:table-cell>
          <table:table-cell office:value-type="float" office:value="4129" calcext:value-type="float">
            <text:p>4129</text:p>
          </table:table-cell>
          <table:table-cell office:value-type="float" office:value="8134" calcext:value-type="float">
            <text:p>8134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Toggle/toggle_IPTG_100.prism</text:p>
          </table:table-cell>
          <table:table-cell table:style-name="ce4" office:value-type="float" office:value="9596" calcext:value-type="float">
            <text:p>9596</text:p>
          </table:table-cell>
          <table:table-cell table:style-name="ce4" office:value-type="float" office:value="8256" calcext:value-type="float">
            <text:p>8256</text:p>
          </table:table-cell>
          <table:table-cell office:value-type="float" office:value="11401" calcext:value-type="float">
            <text:p>11401</text:p>
          </table:table-cell>
          <table:table-cell table:style-name="ce4" office:value-type="float" office:value="9597" calcext:value-type="float">
            <text:p>9597</text:p>
          </table:table-cell>
          <table:table-cell table:style-name="ce8" office:value-type="float" office:value="9495" calcext:value-type="float">
            <text:p>949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Circuit0x8E_flat_10.sm</text:p>
          </table:table-cell>
          <table:table-cell office:value-type="float" office:value="55231" calcext:value-type="float">
            <text:p>55231</text:p>
          </table:table-cell>
          <table:table-cell office:value-type="float" office:value="53982" calcext:value-type="float">
            <text:p>53982</text:p>
          </table:table-cell>
          <table:table-cell office:value-type="float" office:value="161052" calcext:value-type="float">
            <text:p>161052</text:p>
          </table:table-cell>
          <table:table-cell office:value-type="float" office:value="55232" calcext:value-type="float">
            <text:p>55232</text:p>
          </table:table-cell>
          <table:table-cell office:value-type="float" office:value="53557" calcext:value-type="float">
            <text:p>5355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010to111_bounded.sm</text:p>
          </table:table-cell>
          <table:table-cell table:style-name="ce4" office:value-type="float" office:value="2109920" calcext:value-type="float">
            <text:p>2109920</text:p>
          </table:table-cell>
          <table:table-cell table:style-name="ce4" office:value-type="float" office:value="1282298" calcext:value-type="float">
            <text:p>1282298</text:p>
          </table:table-cell>
          <table:table-cell office:value-type="string" calcext:value-type="string">
            <text:p>None</text:p>
          </table:table-cell>
          <table:table-cell table:style-name="ce4" office:value-type="float" office:value="5156911" calcext:value-type="float">
            <text:p>5156911</text:p>
          </table:table-cell>
          <table:table-cell table:style-name="ce8" office:value-type="float" office:value="4298955" calcext:value-type="float">
            <text:p>429895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010to111_unbounded.sm</text:p>
          </table:table-cell>
          <table:table-cell office:value-type="float" office:value="2109920" calcext:value-type="float">
            <text:p>2109920</text:p>
          </table:table-cell>
          <table:table-cell office:value-type="float" office:value="1282298" calcext:value-type="float">
            <text:p>1282298</text:p>
          </table:table-cell>
          <table:table-cell office:value-type="string" calcext:value-type="string">
            <text:p>None</text:p>
          </table:table-cell>
          <table:table-cell office:value-type="float" office:value="5156911" calcext:value-type="float">
            <text:p>5156911</text:p>
          </table:table-cell>
          <table:table-cell office:value-type="float" office:value="4298955" calcext:value-type="float">
            <text:p>429895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010_unbounded.sm</text:p>
          </table:table-cell>
          <table:table-cell table:style-name="ce4" office:value-type="float" office:value="846599" calcext:value-type="float">
            <text:p>846599</text:p>
          </table:table-cell>
          <table:table-cell table:style-name="ce4" office:value-type="float" office:value="703103" calcext:value-type="float">
            <text:p>703103</text:p>
          </table:table-cell>
          <table:table-cell office:value-type="string" calcext:value-type="string">
            <text:p>None</text:p>
          </table:table-cell>
          <table:table-cell table:style-name="ce4" office:value-type="float" office:value="846600" calcext:value-type="float">
            <text:p>846600</text:p>
          </table:table-cell>
          <table:table-cell table:style-name="ce8" office:value-type="float" office:value="784310" calcext:value-type="float">
            <text:p>784310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010to100_bounded.sm</text:p>
          </table:table-cell>
          <table:table-cell office:value-type="float" office:value="220501" calcext:value-type="float">
            <text:p>220501</text:p>
          </table:table-cell>
          <table:table-cell office:value-type="float" office:value="175058" calcext:value-type="float">
            <text:p>175058</text:p>
          </table:table-cell>
          <table:table-cell office:value-type="string" calcext:value-type="string">
            <text:p>None</text:p>
          </table:table-cell>
          <table:table-cell office:value-type="float" office:value="220502" calcext:value-type="float">
            <text:p>220502</text:p>
          </table:table-cell>
          <table:table-cell office:value-type="float" office:value="161768" calcext:value-type="float">
            <text:p>16176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00to010_bounded.sm</text:p>
          </table:table-cell>
          <table:table-cell table:style-name="ce4" office:value-type="float" office:value="371695" calcext:value-type="float">
            <text:p>371695</text:p>
          </table:table-cell>
          <table:table-cell table:style-name="ce4" office:value-type="float" office:value="311574" calcext:value-type="float">
            <text:p>311574</text:p>
          </table:table-cell>
          <table:table-cell office:value-type="string" calcext:value-type="string">
            <text:p>None</text:p>
          </table:table-cell>
          <table:table-cell table:style-name="ce4" office:value-type="float" office:value="371696" calcext:value-type="float">
            <text:p>371696</text:p>
          </table:table-cell>
          <table:table-cell table:style-name="ce8" office:value-type="float" office:value="326693" calcext:value-type="float">
            <text:p>32669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100_bounded.sm</text:p>
          </table:table-cell>
          <table:table-cell office:value-type="float" office:value="719701" calcext:value-type="float">
            <text:p>719701</text:p>
          </table:table-cell>
          <table:table-cell office:value-type="float" office:value="617044" calcext:value-type="float">
            <text:p>617044</text:p>
          </table:table-cell>
          <table:table-cell office:value-type="string" calcext:value-type="string">
            <text:p>None</text:p>
          </table:table-cell>
          <table:table-cell office:value-type="float" office:value="719702" calcext:value-type="float">
            <text:p>719702</text:p>
          </table:table-cell>
          <table:table-cell office:value-type="float" office:value="901093" calcext:value-type="float">
            <text:p>90109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00to010_unbounded.sm</text:p>
          </table:table-cell>
          <table:table-cell table:style-name="ce4" office:value-type="float" office:value="371695" calcext:value-type="float">
            <text:p>371695</text:p>
          </table:table-cell>
          <table:table-cell table:style-name="ce4" office:value-type="float" office:value="311574" calcext:value-type="float">
            <text:p>311574</text:p>
          </table:table-cell>
          <table:table-cell office:value-type="string" calcext:value-type="string">
            <text:p>None</text:p>
          </table:table-cell>
          <table:table-cell table:style-name="ce4" office:value-type="float" office:value="371696" calcext:value-type="float">
            <text:p>371696</text:p>
          </table:table-cell>
          <table:table-cell table:style-name="ce8" office:value-type="float" office:value="326693" calcext:value-type="float">
            <text:p>32669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010_bounded.sm</text:p>
          </table:table-cell>
          <table:table-cell office:value-type="float" office:value="846599" calcext:value-type="float">
            <text:p>846599</text:p>
          </table:table-cell>
          <table:table-cell office:value-type="float" office:value="703103" calcext:value-type="float">
            <text:p>703103</text:p>
          </table:table-cell>
          <table:table-cell office:value-type="string" calcext:value-type="string">
            <text:p>None</text:p>
          </table:table-cell>
          <table:table-cell office:value-type="float" office:value="846600" calcext:value-type="float">
            <text:p>846600</text:p>
          </table:table-cell>
          <table:table-cell office:value-type="float" office:value="784310" calcext:value-type="float">
            <text:p>784310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100_unbounded.sm</text:p>
          </table:table-cell>
          <table:table-cell table:style-name="ce4" office:value-type="float" office:value="719701" calcext:value-type="float">
            <text:p>719701</text:p>
          </table:table-cell>
          <table:table-cell table:style-name="ce4" office:value-type="float" office:value="617044" calcext:value-type="float">
            <text:p>617044</text:p>
          </table:table-cell>
          <table:table-cell office:value-type="string" calcext:value-type="string">
            <text:p>None</text:p>
          </table:table-cell>
          <table:table-cell table:style-name="ce4" office:value-type="float" office:value="719702" calcext:value-type="float">
            <text:p>719702</text:p>
          </table:table-cell>
          <table:table-cell table:style-name="ce8" office:value-type="float" office:value="901093" calcext:value-type="float">
            <text:p>90109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010to100_unbounded.sm</text:p>
          </table:table-cell>
          <table:table-cell office:value-type="float" office:value="220501" calcext:value-type="float">
            <text:p>220501</text:p>
          </table:table-cell>
          <table:table-cell office:value-type="float" office:value="175058" calcext:value-type="float">
            <text:p>175058</text:p>
          </table:table-cell>
          <table:table-cell office:value-type="string" calcext:value-type="string">
            <text:p>None</text:p>
          </table:table-cell>
          <table:table-cell office:value-type="float" office:value="220502" calcext:value-type="float">
            <text:p>220502</text:p>
          </table:table-cell>
          <table:table-cell office:value-type="float" office:value="161768" calcext:value-type="float">
            <text:p>16176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00to111_bounded.sm</text:p>
          </table:table-cell>
          <table:table-cell table:style-name="ce4" office:value-type="float" office:value="2136081" calcext:value-type="float">
            <text:p>2136081</text:p>
          </table:table-cell>
          <table:table-cell table:style-name="ce4" office:value-type="float" office:value="1302880" calcext:value-type="float">
            <text:p>130288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5208060" calcext:value-type="float">
            <text:p>5208060</text:p>
          </table:table-cell>
          <table:table-cell table:style-name="ce8" office:value-type="float" office:value="4368002" calcext:value-type="float">
            <text:p>436800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00to111_unbounded.sm</text:p>
          </table:table-cell>
          <table:table-cell office:value-type="float" office:value="2136081" calcext:value-type="float">
            <text:p>2136081</text:p>
          </table:table-cell>
          <table:table-cell office:value-type="float" office:value="1302880" calcext:value-type="float">
            <text:p>1302880</text:p>
          </table:table-cell>
          <table:table-cell office:value-type="string" calcext:value-type="string">
            <text:p>None</text:p>
          </table:table-cell>
          <table:table-cell office:value-type="float" office:value="5208060" calcext:value-type="float">
            <text:p>5208060</text:p>
          </table:table-cell>
          <table:table-cell office:value-type="float" office:value="4368002" calcext:value-type="float">
            <text:p>436800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00_bounded.sm</text:p>
          </table:table-cell>
          <table:table-cell table:style-name="ce4" office:value-type="float" office:value="436162" calcext:value-type="float">
            <text:p>436162</text:p>
          </table:table-cell>
          <table:table-cell table:style-name="ce4" office:value-type="float" office:value="374235" calcext:value-type="float">
            <text:p>3742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436163" calcext:value-type="float">
            <text:p>436163</text:p>
          </table:table-cell>
          <table:table-cell table:style-name="ce8" office:value-type="float" office:value="429512" calcext:value-type="float">
            <text:p>42951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00_unbounded.sm</text:p>
          </table:table-cell>
          <table:table-cell office:value-type="float" office:value="436162" calcext:value-type="float">
            <text:p>436162</text:p>
          </table:table-cell>
          <table:table-cell office:value-type="float" office:value="374235" calcext:value-type="float">
            <text:p>374235</text:p>
          </table:table-cell>
          <table:table-cell office:value-type="string" calcext:value-type="string">
            <text:p>None</text:p>
          </table:table-cell>
          <table:table-cell office:value-type="float" office:value="436163" calcext:value-type="float">
            <text:p>436163</text:p>
          </table:table-cell>
          <table:table-cell office:value-type="float" office:value="429512" calcext:value-type="float">
            <text:p>42951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101_bounded.sm</text:p>
          </table:table-cell>
          <table:table-cell table:style-name="ce4" office:value-type="float" office:value="2421883" calcext:value-type="float">
            <text:p>2421883</text:p>
          </table:table-cell>
          <table:table-cell table:style-name="ce4" office:value-type="float" office:value="1800538" calcext:value-type="float">
            <text:p>1800538</text:p>
          </table:table-cell>
          <table:table-cell office:value-type="float" office:value="4288120" calcext:value-type="float">
            <text:p>4288120</text:p>
          </table:table-cell>
          <table:table-cell table:style-name="ce4" office:value-type="float" office:value="3881743" calcext:value-type="float">
            <text:p>3881743</text:p>
          </table:table-cell>
          <table:table-cell table:style-name="ce8" office:value-type="float" office:value="4121902" calcext:value-type="float">
            <text:p>412190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101_bounded.sm</text:p>
          </table:table-cell>
          <table:table-cell office:value-type="float" office:value="2247229" calcext:value-type="float">
            <text:p>2247229</text:p>
          </table:table-cell>
          <table:table-cell office:value-type="float" office:value="1843736" calcext:value-type="float">
            <text:p>1843736</text:p>
          </table:table-cell>
          <table:table-cell office:value-type="float" office:value="3570423" calcext:value-type="float">
            <text:p>3570423</text:p>
          </table:table-cell>
          <table:table-cell office:value-type="float" office:value="3901763" calcext:value-type="float">
            <text:p>3901763</text:p>
          </table:table-cell>
          <table:table-cell office:value-type="float" office:value="4123247" calcext:value-type="float">
            <text:p>412324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000_unbounded.sm</text:p>
          </table:table-cell>
          <table:table-cell table:style-name="ce4" office:value-type="float" office:value="492004" calcext:value-type="float">
            <text:p>492004</text:p>
          </table:table-cell>
          <table:table-cell table:style-name="ce4" office:value-type="float" office:value="421225" calcext:value-type="float">
            <text:p>421225</text:p>
          </table:table-cell>
          <table:table-cell office:value-type="float" office:value="725294" calcext:value-type="float">
            <text:p>725294</text:p>
          </table:table-cell>
          <table:table-cell table:style-name="ce4" office:value-type="float" office:value="492005" calcext:value-type="float">
            <text:p>492005</text:p>
          </table:table-cell>
          <table:table-cell table:style-name="ce8" office:value-type="float" office:value="485064" calcext:value-type="float">
            <text:p>48506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101_unbounded.sm</text:p>
          </table:table-cell>
          <table:table-cell office:value-type="float" office:value="2421883" calcext:value-type="float">
            <text:p>2421883</text:p>
          </table:table-cell>
          <table:table-cell office:value-type="float" office:value="1800538" calcext:value-type="float">
            <text:p>1800538</text:p>
          </table:table-cell>
          <table:table-cell office:value-type="float" office:value="4288120" calcext:value-type="float">
            <text:p>4288120</text:p>
          </table:table-cell>
          <table:table-cell office:value-type="float" office:value="3881743" calcext:value-type="float">
            <text:p>3881743</text:p>
          </table:table-cell>
          <table:table-cell office:value-type="float" office:value="4121902" calcext:value-type="float">
            <text:p>412190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11_bounded.sm</text:p>
          </table:table-cell>
          <table:table-cell table:style-name="ce4" office:value-type="float" office:value="2299072" calcext:value-type="float">
            <text:p>2299072</text:p>
          </table:table-cell>
          <table:table-cell table:style-name="ce4" office:value-type="float" office:value="1849130" calcext:value-type="float">
            <text:p>18491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4293307" calcext:value-type="float">
            <text:p>4293307</text:p>
          </table:table-cell>
          <table:table-cell table:style-name="ce8" office:value-type="float" office:value="4227135" calcext:value-type="float">
            <text:p>422713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011_bounded.sm</text:p>
          </table:table-cell>
          <table:table-cell office:value-type="float" office:value="1680096" calcext:value-type="float">
            <text:p>1680096</text:p>
          </table:table-cell>
          <table:table-cell office:value-type="float" office:value="1130980" calcext:value-type="float">
            <text:p>1130980</text:p>
          </table:table-cell>
          <table:table-cell office:value-type="string" calcext:value-type="string">
            <text:p>None</text:p>
          </table:table-cell>
          <table:table-cell office:value-type="float" office:value="3098690" calcext:value-type="float">
            <text:p>3098690</text:p>
          </table:table-cell>
          <table:table-cell office:value-type="float" office:value="3218712" calcext:value-type="float">
            <text:p>321871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11_unbounded.sm</text:p>
          </table:table-cell>
          <table:table-cell table:style-name="ce4" office:value-type="float" office:value="2299072" calcext:value-type="float">
            <text:p>2299072</text:p>
          </table:table-cell>
          <table:table-cell table:style-name="ce4" office:value-type="float" office:value="1849130" calcext:value-type="float">
            <text:p>184913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4293307" calcext:value-type="float">
            <text:p>4293307</text:p>
          </table:table-cell>
          <table:table-cell table:style-name="ce8" office:value-type="float" office:value="4227135" calcext:value-type="float">
            <text:p>422713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011_unbounded.sm</text:p>
          </table:table-cell>
          <table:table-cell office:value-type="float" office:value="1680096" calcext:value-type="float">
            <text:p>1680096</text:p>
          </table:table-cell>
          <table:table-cell office:value-type="float" office:value="1130980" calcext:value-type="float">
            <text:p>1130980</text:p>
          </table:table-cell>
          <table:table-cell office:value-type="string" calcext:value-type="string">
            <text:p>None</text:p>
          </table:table-cell>
          <table:table-cell office:value-type="float" office:value="3098690" calcext:value-type="float">
            <text:p>3098690</text:p>
          </table:table-cell>
          <table:table-cell office:value-type="float" office:value="3218712" calcext:value-type="float">
            <text:p>321871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000_bounded.sm</text:p>
          </table:table-cell>
          <table:table-cell table:style-name="ce4" office:value-type="float" office:value="492004" calcext:value-type="float">
            <text:p>492004</text:p>
          </table:table-cell>
          <table:table-cell table:style-name="ce4" office:value-type="float" office:value="421225" calcext:value-type="float">
            <text:p>421225</text:p>
          </table:table-cell>
          <table:table-cell office:value-type="float" office:value="725294" calcext:value-type="float">
            <text:p>725294</text:p>
          </table:table-cell>
          <table:table-cell table:style-name="ce4" office:value-type="float" office:value="492005" calcext:value-type="float">
            <text:p>492005</text:p>
          </table:table-cell>
          <table:table-cell table:style-name="ce8" office:value-type="float" office:value="485064" calcext:value-type="float">
            <text:p>48506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101_unbounded.sm</text:p>
          </table:table-cell>
          <table:table-cell office:value-type="float" office:value="2247229" calcext:value-type="float">
            <text:p>2247229</text:p>
          </table:table-cell>
          <table:table-cell office:value-type="float" office:value="1843736" calcext:value-type="float">
            <text:p>1843736</text:p>
          </table:table-cell>
          <table:table-cell office:value-type="float" office:value="3570423" calcext:value-type="float">
            <text:p>3570423</text:p>
          </table:table-cell>
          <table:table-cell office:value-type="float" office:value="3901763" calcext:value-type="float">
            <text:p>3901763</text:p>
          </table:table-cell>
          <table:table-cell office:value-type="float" office:value="4123247" calcext:value-type="float">
            <text:p>412324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11to100_unb.sm</text:p>
          </table:table-cell>
          <table:table-cell table:style-name="ce4" office:value-type="float" office:value="719701" calcext:value-type="float">
            <text:p>719701</text:p>
          </table:table-cell>
          <table:table-cell table:style-name="ce4" office:value-type="float" office:value="617044" calcext:value-type="float">
            <text:p>617044</text:p>
          </table:table-cell>
          <table:table-cell office:value-type="float" office:value="1151243" calcext:value-type="float">
            <text:p>1151243</text:p>
          </table:table-cell>
          <table:table-cell table:style-name="ce4" office:value-type="float" office:value="719702" calcext:value-type="float">
            <text:p>719702</text:p>
          </table:table-cell>
          <table:table-cell table:style-name="ce8" office:value-type="float" office:value="832771" calcext:value-type="float">
            <text:p>83277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010to100_unb.sm</text:p>
          </table:table-cell>
          <table:table-cell office:value-type="float" office:value="220501" calcext:value-type="float">
            <text:p>220501</text:p>
          </table:table-cell>
          <table:table-cell office:value-type="float" office:value="175058" calcext:value-type="float">
            <text:p>175058</text:p>
          </table:table-cell>
          <table:table-cell office:value-type="string" calcext:value-type="string">
            <text:p>None</text:p>
          </table:table-cell>
          <table:table-cell office:value-type="float" office:value="220502" calcext:value-type="float">
            <text:p>220502</text:p>
          </table:table-cell>
          <table:table-cell office:value-type="float" office:value="161678" calcext:value-type="float">
            <text:p>16167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11to010_unb.sm</text:p>
          </table:table-cell>
          <table:table-cell table:style-name="ce4" office:value-type="float" office:value="846599" calcext:value-type="float">
            <text:p>846599</text:p>
          </table:table-cell>
          <table:table-cell table:style-name="ce4" office:value-type="float" office:value="703103" calcext:value-type="float">
            <text:p>703103</text:p>
          </table:table-cell>
          <table:table-cell office:value-type="float" office:value="1049022" calcext:value-type="float">
            <text:p>1049022</text:p>
          </table:table-cell>
          <table:table-cell table:style-name="ce4" office:value-type="float" office:value="846600" calcext:value-type="float">
            <text:p>846600</text:p>
          </table:table-cell>
          <table:table-cell table:style-name="ce8" office:value-type="float" office:value="788234" calcext:value-type="float">
            <text:p>78823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00to111_unb.sm</text:p>
          </table:table-cell>
          <table:table-cell office:value-type="float" office:value="2136081" calcext:value-type="float">
            <text:p>2136081</text:p>
          </table:table-cell>
          <table:table-cell office:value-type="float" office:value="1302880" calcext:value-type="float">
            <text:p>1302880</text:p>
          </table:table-cell>
          <table:table-cell office:value-type="float" office:value="1223464" calcext:value-type="float">
            <text:p>1223464</text:p>
          </table:table-cell>
          <table:table-cell office:value-type="float" office:value="5208060" calcext:value-type="float">
            <text:p>5208060</text:p>
          </table:table-cell>
          <table:table-cell office:value-type="float" office:value="4498890" calcext:value-type="float">
            <text:p>4498890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010to111_unb.sm</text:p>
          </table:table-cell>
          <table:table-cell table:style-name="ce4" office:value-type="float" office:value="1247847" calcext:value-type="float">
            <text:p>1247847</text:p>
          </table:table-cell>
          <table:table-cell table:style-name="ce4" office:value-type="float" office:value="1087062" calcext:value-type="float">
            <text:p>1087062</text:p>
          </table:table-cell>
          <table:table-cell office:value-type="float" office:value="1227730" calcext:value-type="float">
            <text:p>1227730</text:p>
          </table:table-cell>
          <table:table-cell table:style-name="ce4" office:value-type="float" office:value="4278635" calcext:value-type="float">
            <text:p>4278635</text:p>
          </table:table-cell>
          <table:table-cell table:style-name="ce8" office:value-type="float" office:value="4468131" calcext:value-type="float">
            <text:p>446813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00to010_unb.sm</text:p>
          </table:table-cell>
          <table:table-cell office:value-type="float" office:value="371695" calcext:value-type="float">
            <text:p>371695</text:p>
          </table:table-cell>
          <table:table-cell office:value-type="float" office:value="311574" calcext:value-type="float">
            <text:p>311574</text:p>
          </table:table-cell>
          <table:table-cell office:value-type="string" calcext:value-type="string">
            <text:p>None</text:p>
          </table:table-cell>
          <table:table-cell office:value-type="float" office:value="371696" calcext:value-type="float">
            <text:p>371696</text:p>
          </table:table-cell>
          <table:table-cell office:value-type="float" office:value="327069" calcext:value-type="float">
            <text:p>32706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11to010.sm</text:p>
          </table:table-cell>
          <table:table-cell table:style-name="ce4" office:value-type="float" office:value="779847" calcext:value-type="float">
            <text:p>779847</text:p>
          </table:table-cell>
          <table:table-cell table:style-name="ce4" office:value-type="float" office:value="642729" calcext:value-type="float">
            <text:p>642729</text:p>
          </table:table-cell>
          <table:table-cell office:value-type="float" office:value="739858" calcext:value-type="float">
            <text:p>739858</text:p>
          </table:table-cell>
          <table:table-cell table:style-name="ce4" office:value-type="float" office:value="779848" calcext:value-type="float">
            <text:p>779848</text:p>
          </table:table-cell>
          <table:table-cell table:style-name="ce8" office:value-type="float" office:value="747845" calcext:value-type="float">
            <text:p>74784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010to100.sm</text:p>
          </table:table-cell>
          <table:table-cell office:value-type="float" office:value="48435" calcext:value-type="float">
            <text:p>48435</text:p>
          </table:table-cell>
          <table:table-cell office:value-type="float" office:value="45965" calcext:value-type="float">
            <text:p>45965</text:p>
          </table:table-cell>
          <table:table-cell office:value-type="float" office:value="161052" calcext:value-type="float">
            <text:p>161052</text:p>
          </table:table-cell>
          <table:table-cell office:value-type="float" office:value="48436" calcext:value-type="float">
            <text:p>48436</text:p>
          </table:table-cell>
          <table:table-cell office:value-type="float" office:value="44487" calcext:value-type="float">
            <text:p>4448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00to010.sm</text:p>
          </table:table-cell>
          <table:table-cell table:style-name="ce4" office:value-type="float" office:value="84643" calcext:value-type="float">
            <text:p>84643</text:p>
          </table:table-cell>
          <table:table-cell table:style-name="ce4" office:value-type="float" office:value="81741" calcext:value-type="float">
            <text:p>81741</text:p>
          </table:table-cell>
          <table:table-cell office:value-type="float" office:value="161052" calcext:value-type="float">
            <text:p>161052</text:p>
          </table:table-cell>
          <table:table-cell table:style-name="ce4" office:value-type="float" office:value="84644" calcext:value-type="float">
            <text:p>84644</text:p>
          </table:table-cell>
          <table:table-cell table:style-name="ce8" office:value-type="float" office:value="83800" calcext:value-type="float">
            <text:p>83800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11to100.sm</text:p>
          </table:table-cell>
          <table:table-cell office:value-type="float" office:value="715557" calcext:value-type="float">
            <text:p>715557</text:p>
          </table:table-cell>
          <table:table-cell office:value-type="float" office:value="613492" calcext:value-type="float">
            <text:p>613492</text:p>
          </table:table-cell>
          <table:table-cell office:value-type="float" office:value="33554433" calcext:value-type="float">
            <text:p>33554433</text:p>
          </table:table-cell>
          <table:table-cell office:value-type="float" office:value="715558" calcext:value-type="float">
            <text:p>715558</text:p>
          </table:table-cell>
          <table:table-cell office:value-type="float" office:value="827168" calcext:value-type="float">
            <text:p>82716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010to111.sm</text:p>
          </table:table-cell>
          <table:table-cell table:style-name="ce4" office:value-type="float" office:value="38269" calcext:value-type="float">
            <text:p>38269</text:p>
          </table:table-cell>
          <table:table-cell table:style-name="ce4" office:value-type="float" office:value="34391" calcext:value-type="float">
            <text:p>34391</text:p>
          </table:table-cell>
          <table:table-cell office:value-type="float" office:value="161052" calcext:value-type="float">
            <text:p>161052</text:p>
          </table:table-cell>
          <table:table-cell table:style-name="ce4" office:value-type="float" office:value="38270" calcext:value-type="float">
            <text:p>38270</text:p>
          </table:table-cell>
          <table:table-cell table:style-name="ce8" office:value-type="float" office:value="37505" calcext:value-type="float">
            <text:p>375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00to111.sm</text:p>
          </table:table-cell>
          <table:table-cell office:value-type="float" office:value="38617" calcext:value-type="float">
            <text:p>38617</text:p>
          </table:table-cell>
          <table:table-cell office:value-type="float" office:value="35962" calcext:value-type="float">
            <text:p>35962</text:p>
          </table:table-cell>
          <table:table-cell office:value-type="float" office:value="161052" calcext:value-type="float">
            <text:p>161052</text:p>
          </table:table-cell>
          <table:table-cell office:value-type="float" office:value="38618" calcext:value-type="float">
            <text:p>38618</text:p>
          </table:table-cell>
          <table:table-cell office:value-type="float" office:value="37804" calcext:value-type="float">
            <text:p>3780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00to011_test.sm</text:p>
          </table:table-cell>
          <table:table-cell table:style-name="ce4" office:value-type="float" office:value="30840" calcext:value-type="float">
            <text:p>30840</text:p>
          </table:table-cell>
          <table:table-cell table:style-name="ce4" office:value-type="float" office:value="29629" calcext:value-type="float">
            <text:p>29629</text:p>
          </table:table-cell>
          <table:table-cell office:value-type="float" office:value="92641" calcext:value-type="float">
            <text:p>92641</text:p>
          </table:table-cell>
          <table:table-cell table:style-name="ce4" office:value-type="float" office:value="30841" calcext:value-type="float">
            <text:p>30841</text:p>
          </table:table-cell>
          <table:table-cell table:style-name="ce8" office:value-type="float" office:value="32417" calcext:value-type="float">
            <text:p>3241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101to011.sm</text:p>
          </table:table-cell>
          <table:table-cell office:value-type="float" office:value="439559" calcext:value-type="float">
            <text:p>439559</text:p>
          </table:table-cell>
          <table:table-cell office:value-type="float" office:value="359498" calcext:value-type="float">
            <text:p>359498</text:p>
          </table:table-cell>
          <table:table-cell office:value-type="float" office:value="11881377" calcext:value-type="float">
            <text:p>11881377</text:p>
          </table:table-cell>
          <table:table-cell office:value-type="float" office:value="672571" calcext:value-type="float">
            <text:p>672571</text:p>
          </table:table-cell>
          <table:table-cell office:value-type="float" office:value="681253" calcext:value-type="float">
            <text:p>68125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101to000.sm</text:p>
          </table:table-cell>
          <table:table-cell table:style-name="ce4" office:value-type="float" office:value="411888" calcext:value-type="float">
            <text:p>411888</text:p>
          </table:table-cell>
          <table:table-cell table:style-name="ce4" office:value-type="float" office:value="363926" calcext:value-type="float">
            <text:p>363926</text:p>
          </table:table-cell>
          <table:table-cell office:value-type="float" office:value="674408" calcext:value-type="float">
            <text:p>674408</text:p>
          </table:table-cell>
          <table:table-cell table:style-name="ce4" office:value-type="float" office:value="411889" calcext:value-type="float">
            <text:p>411889</text:p>
          </table:table-cell>
          <table:table-cell table:style-name="ce8" office:value-type="float" office:value="416250" calcext:value-type="float">
            <text:p>416250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11to101_unb.sm</text:p>
          </table:table-cell>
          <table:table-cell office:value-type="float" office:value="2247229" calcext:value-type="float">
            <text:p>2247229</text:p>
          </table:table-cell>
          <table:table-cell office:value-type="float" office:value="1843736" calcext:value-type="float">
            <text:p>1843736</text:p>
          </table:table-cell>
          <table:table-cell office:value-type="float" office:value="2895360" calcext:value-type="float">
            <text:p>2895360</text:p>
          </table:table-cell>
          <table:table-cell office:value-type="float" office:value="3901763" calcext:value-type="float">
            <text:p>3901763</text:p>
          </table:table-cell>
          <table:table-cell office:value-type="float" office:value="4214117" calcext:value-type="float">
            <text:p>421411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101to000_unb.sm</text:p>
          </table:table-cell>
          <table:table-cell table:style-name="ce4" office:value-type="float" office:value="436162" calcext:value-type="float">
            <text:p>436162</text:p>
          </table:table-cell>
          <table:table-cell table:style-name="ce4" office:value-type="float" office:value="374235" calcext:value-type="float">
            <text:p>37423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436163" calcext:value-type="float">
            <text:p>436163</text:p>
          </table:table-cell>
          <table:table-cell table:style-name="ce8" office:value-type="float" office:value="429761" calcext:value-type="float">
            <text:p>42976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00to011_unb.sm</text:p>
          </table:table-cell>
          <table:table-cell office:value-type="float" office:value="1680096" calcext:value-type="float">
            <text:p>1680096</text:p>
          </table:table-cell>
          <table:table-cell office:value-type="float" office:value="1130980" calcext:value-type="float">
            <text:p>1130980</text:p>
          </table:table-cell>
          <table:table-cell office:value-type="string" calcext:value-type="string">
            <text:p>None</text:p>
          </table:table-cell>
          <table:table-cell office:value-type="float" office:value="3098690" calcext:value-type="float">
            <text:p>3098690</text:p>
          </table:table-cell>
          <table:table-cell office:value-type="float" office:value="3260851" calcext:value-type="float">
            <text:p>326085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11to000_unb.sm</text:p>
          </table:table-cell>
          <table:table-cell table:style-name="ce4" office:value-type="float" office:value="492004" calcext:value-type="float">
            <text:p>492004</text:p>
          </table:table-cell>
          <table:table-cell table:style-name="ce4" office:value-type="float" office:value="421225" calcext:value-type="float">
            <text:p>421225</text:p>
          </table:table-cell>
          <table:table-cell office:value-type="string" calcext:value-type="string">
            <text:p>None</text:p>
          </table:table-cell>
          <table:table-cell table:style-name="ce4" office:value-type="float" office:value="492005" calcext:value-type="float">
            <text:p>492005</text:p>
          </table:table-cell>
          <table:table-cell table:style-name="ce8" office:value-type="float" office:value="486249" calcext:value-type="float">
            <text:p>48624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00to011_unb_test.sm</text:p>
          </table:table-cell>
          <table:table-cell office:value-type="float" office:value="1680096" calcext:value-type="float">
            <text:p>1680096</text:p>
          </table:table-cell>
          <table:table-cell office:value-type="float" office:value="1130980" calcext:value-type="float">
            <text:p>1130980</text:p>
          </table:table-cell>
          <table:table-cell office:value-type="string" calcext:value-type="string">
            <text:p>None</text:p>
          </table:table-cell>
          <table:table-cell office:value-type="float" office:value="3098690" calcext:value-type="float">
            <text:p>3098690</text:p>
          </table:table-cell>
          <table:table-cell office:value-type="float" office:value="3260851" calcext:value-type="float">
            <text:p>326085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101to011_unb.sm</text:p>
          </table:table-cell>
          <table:table-cell table:style-name="ce4" office:value-type="float" office:value="2299072" calcext:value-type="float">
            <text:p>2299072</text:p>
          </table:table-cell>
          <table:table-cell table:style-name="ce4" office:value-type="float" office:value="1849130" calcext:value-type="float">
            <text:p>1849130</text:p>
          </table:table-cell>
          <table:table-cell office:value-type="float" office:value="2801820" calcext:value-type="float">
            <text:p>2801820</text:p>
          </table:table-cell>
          <table:table-cell table:style-name="ce4" office:value-type="float" office:value="4293307" calcext:value-type="float">
            <text:p>4293307</text:p>
          </table:table-cell>
          <table:table-cell table:style-name="ce8" office:value-type="float" office:value="4317189" calcext:value-type="float">
            <text:p>431718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00to101_unb.sm</text:p>
          </table:table-cell>
          <table:table-cell office:value-type="float" office:value="2421883" calcext:value-type="float">
            <text:p>2421883</text:p>
          </table:table-cell>
          <table:table-cell office:value-type="float" office:value="1800538" calcext:value-type="float">
            <text:p>1800538</text:p>
          </table:table-cell>
          <table:table-cell office:value-type="float" office:value="4321787" calcext:value-type="float">
            <text:p>4321787</text:p>
          </table:table-cell>
          <table:table-cell office:value-type="float" office:value="3881743" calcext:value-type="float">
            <text:p>3881743</text:p>
          </table:table-cell>
          <table:table-cell office:value-type="float" office:value="4198929" calcext:value-type="float">
            <text:p>419892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000to011_merged.sm</text:p>
          </table:table-cell>
          <table:table-cell table:style-name="ce4" office:value-type="float" office:value="1680096" calcext:value-type="float">
            <text:p>1680096</text:p>
          </table:table-cell>
          <table:table-cell table:style-name="ce4" office:value-type="float" office:value="1130980" calcext:value-type="float">
            <text:p>1130980</text:p>
          </table:table-cell>
          <table:table-cell office:value-type="string" calcext:value-type="string">
            <text:p>None</text:p>
          </table:table-cell>
          <table:table-cell table:style-name="ce4" office:value-type="float" office:value="3098690" calcext:value-type="float">
            <text:p>3098690</text:p>
          </table:table-cell>
          <table:table-cell table:style-name="ce8" office:value-type="float" office:value="3260851" calcext:value-type="float">
            <text:p>326085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00to011.sm</text:p>
          </table:table-cell>
          <table:table-cell office:value-type="float" office:value="30840" calcext:value-type="float">
            <text:p>30840</text:p>
          </table:table-cell>
          <table:table-cell office:value-type="float" office:value="29629" calcext:value-type="float">
            <text:p>29629</text:p>
          </table:table-cell>
          <table:table-cell office:value-type="float" office:value="92641" calcext:value-type="float">
            <text:p>92641</text:p>
          </table:table-cell>
          <table:table-cell office:value-type="float" office:value="30841" calcext:value-type="float">
            <text:p>30841</text:p>
          </table:table-cell>
          <table:table-cell office:value-type="float" office:value="32417" calcext:value-type="float">
            <text:p>3241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11to000.sm</text:p>
          </table:table-cell>
          <table:table-cell table:style-name="ce4" office:value-type="float" office:value="488190" calcext:value-type="float">
            <text:p>488190</text:p>
          </table:table-cell>
          <table:table-cell table:style-name="ce4" office:value-type="float" office:value="418286" calcext:value-type="float">
            <text:p>418286</text:p>
          </table:table-cell>
          <table:table-cell office:value-type="float" office:value="642800" calcext:value-type="float">
            <text:p>642800</text:p>
          </table:table-cell>
          <table:table-cell table:style-name="ce4" office:value-type="float" office:value="488191" calcext:value-type="float">
            <text:p>488191</text:p>
          </table:table-cell>
          <table:table-cell table:style-name="ce8" office:value-type="float" office:value="482175" calcext:value-type="float">
            <text:p>48217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00to101.sm</text:p>
          </table:table-cell>
          <table:table-cell office:value-type="float" office:value="102943" calcext:value-type="float">
            <text:p>102943</text:p>
          </table:table-cell>
          <table:table-cell office:value-type="float" office:value="101035" calcext:value-type="float">
            <text:p>101035</text:p>
          </table:table-cell>
          <table:table-cell office:value-type="float" office:value="161052" calcext:value-type="float">
            <text:p>161052</text:p>
          </table:table-cell>
          <table:table-cell office:value-type="float" office:value="102944" calcext:value-type="float">
            <text:p>102944</text:p>
          </table:table-cell>
          <table:table-cell office:value-type="float" office:value="102919" calcext:value-type="float">
            <text:p>10291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11to101.sm</text:p>
          </table:table-cell>
          <table:table-cell table:style-name="ce4" office:value-type="float" office:value="860279" calcext:value-type="float">
            <text:p>860279</text:p>
          </table:table-cell>
          <table:table-cell table:style-name="ce4" office:value-type="float" office:value="703484" calcext:value-type="float">
            <text:p>703484</text:p>
          </table:table-cell>
          <table:table-cell office:value-type="float" office:value="33554433" calcext:value-type="float">
            <text:p>33554433</text:p>
          </table:table-cell>
          <table:table-cell table:style-name="ce4" office:value-type="float" office:value="1399522" calcext:value-type="float">
            <text:p>1399522</text:p>
          </table:table-cell>
          <table:table-cell table:style-name="ce8" office:value-type="float" office:value="1435501" calcext:value-type="float">
            <text:p>143550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00to011_unb.sm</text:p>
          </table:table-cell>
          <table:table-cell office:value-type="float" office:value="20641664" calcext:value-type="float">
            <text:p>20641664</text:p>
          </table:table-cell>
          <table:table-cell office:value-type="float" office:value="13208006" calcext:value-type="float">
            <text:p>13208006</text:p>
          </table:table-cell>
          <table:table-cell office:value-type="float" office:value="10299800" calcext:value-type="float">
            <text:p>1029980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11to000_unb.sm</text:p>
          </table:table-cell>
          <table:table-cell table:style-name="ce4" office:value-type="float" office:value="2836026" calcext:value-type="float">
            <text:p>2836026</text:p>
          </table:table-cell>
          <table:table-cell table:style-name="ce4" office:value-type="float" office:value="2689982" calcext:value-type="float">
            <text:p>2689982</text:p>
          </table:table-cell>
          <table:table-cell office:value-type="string" calcext:value-type="string">
            <text:p>None</text:p>
          </table:table-cell>
          <table:table-cell table:style-name="ce4" office:value-type="float" office:value="2836027" calcext:value-type="float">
            <text:p>2836027</text:p>
          </table:table-cell>
          <table:table-cell table:style-name="ce8" office:value-type="float" office:value="3105155" calcext:value-type="float">
            <text:p>310515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101to011_unb.sm</text:p>
          </table:table-cell>
          <table:table-cell office:value-type="float" office:value="29549487" calcext:value-type="float">
            <text:p>29549487</text:p>
          </table:table-cell>
          <table:table-cell office:value-type="float" office:value="21320536" calcext:value-type="float">
            <text:p>21320536</text:p>
          </table:table-cell>
          <table:table-cell office:value-type="float" office:value="23131037" calcext:value-type="float">
            <text:p>2313103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11to101_unb.sm</text:p>
          </table:table-cell>
          <table:table-cell table:style-name="ce4" office:value-type="float" office:value="19376528" calcext:value-type="float">
            <text:p>19376528</text:p>
          </table:table-cell>
          <table:table-cell table:style-name="ce4" office:value-type="float" office:value="15650074" calcext:value-type="float">
            <text:p>15650074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00to101_unb.sm</text:p>
          </table:table-cell>
          <table:table-cell office:value-type="float" office:value="8135238" calcext:value-type="float">
            <text:p>8135238</text:p>
          </table:table-cell>
          <table:table-cell office:value-type="float" office:value="6153363" calcext:value-type="float">
            <text:p>6153363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101to000_unb.sm</text:p>
          </table:table-cell>
          <table:table-cell table:style-name="ce4" office:value-type="float" office:value="1174543" calcext:value-type="float">
            <text:p>1174543</text:p>
          </table:table-cell>
          <table:table-cell table:style-name="ce4" office:value-type="float" office:value="1072597" calcext:value-type="float">
            <text:p>1072597</text:p>
          </table:table-cell>
          <table:table-cell office:value-type="float" office:value="2458967" calcext:value-type="float">
            <text:p>2458967</text:p>
          </table:table-cell>
          <table:table-cell table:style-name="ce4" office:value-type="float" office:value="1174544" calcext:value-type="float">
            <text:p>1174544</text:p>
          </table:table-cell>
          <table:table-cell table:style-name="ce8" office:value-type="float" office:value="1296086" calcext:value-type="float">
            <text:p>129608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101to000.sm</text:p>
          </table:table-cell>
          <table:table-cell office:value-type="float" office:value="1103538" calcext:value-type="float">
            <text:p>1103538</text:p>
          </table:table-cell>
          <table:table-cell office:value-type="float" office:value="973557" calcext:value-type="float">
            <text:p>973557</text:p>
          </table:table-cell>
          <table:table-cell office:value-type="float" office:value="1958930" calcext:value-type="float">
            <text:p>1958930</text:p>
          </table:table-cell>
          <table:table-cell office:value-type="float" office:value="1103539" calcext:value-type="float">
            <text:p>1103539</text:p>
          </table:table-cell>
          <table:table-cell office:value-type="float" office:value="1216723" calcext:value-type="float">
            <text:p>121672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11to000.sm</text:p>
          </table:table-cell>
          <table:table-cell table:style-name="ce4" office:value-type="float" office:value="2761932" calcext:value-type="float">
            <text:p>2761932</text:p>
          </table:table-cell>
          <table:table-cell table:style-name="ce4" office:value-type="float" office:value="2625191" calcext:value-type="float">
            <text:p>2625191</text:p>
          </table:table-cell>
          <table:table-cell office:value-type="string" calcext:value-type="string">
            <text:p>None</text:p>
          </table:table-cell>
          <table:table-cell table:style-name="ce4" office:value-type="float" office:value="2761933" calcext:value-type="float">
            <text:p>2761933</text:p>
          </table:table-cell>
          <table:table-cell table:style-name="ce8" office:value-type="float" office:value="3017382" calcext:value-type="float">
            <text:p>301738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00to101.sm</text:p>
          </table:table-cell>
          <table:table-cell office:value-type="float" office:value="277547" calcext:value-type="float">
            <text:p>277547</text:p>
          </table:table-cell>
          <table:table-cell office:value-type="float" office:value="272686" calcext:value-type="float">
            <text:p>272686</text:p>
          </table:table-cell>
          <table:table-cell office:value-type="float" office:value="1771562" calcext:value-type="float">
            <text:p>1771562</text:p>
          </table:table-cell>
          <table:table-cell office:value-type="float" office:value="277548" calcext:value-type="float">
            <text:p>277548</text:p>
          </table:table-cell>
          <table:table-cell office:value-type="float" office:value="287780" calcext:value-type="float">
            <text:p>287780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101to011.sm</text:p>
          </table:table-cell>
          <table:table-cell table:style-name="ce4" office:value-type="float" office:value="11354944" calcext:value-type="float">
            <text:p>11354944</text:p>
          </table:table-cell>
          <table:table-cell table:style-name="ce4" office:value-type="float" office:value="8529835" calcext:value-type="float">
            <text:p>8529835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11to101.sm</text:p>
          </table:table-cell>
          <table:table-cell office:value-type="float" office:value="4364340" calcext:value-type="float">
            <text:p>4364340</text:p>
          </table:table-cell>
          <table:table-cell office:value-type="float" office:value="3832990" calcext:value-type="float">
            <text:p>3832990</text:p>
          </table:table-cell>
          <table:table-cell office:value-type="string" calcext:value-type="string">
            <text:p>None</text:p>
          </table:table-cell>
          <table:table-cell office:value-type="float" office:value="4364341" calcext:value-type="float">
            <text:p>4364341</text:p>
          </table:table-cell>
          <table:table-cell office:value-type="float" office:value="4052976" calcext:value-type="float">
            <text:p>405297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00to011.sm</text:p>
          </table:table-cell>
          <table:table-cell table:style-name="ce4" office:value-type="float" office:value="315547" calcext:value-type="float">
            <text:p>315547</text:p>
          </table:table-cell>
          <table:table-cell table:style-name="ce4" office:value-type="float" office:value="305353" calcext:value-type="float">
            <text:p>305353</text:p>
          </table:table-cell>
          <table:table-cell office:value-type="float" office:value="835534" calcext:value-type="float">
            <text:p>835534</text:p>
          </table:table-cell>
          <table:table-cell table:style-name="ce4" office:value-type="float" office:value="315548" calcext:value-type="float">
            <text:p>315548</text:p>
          </table:table-cell>
          <table:table-cell table:style-name="ce8" office:value-type="float" office:value="322386" calcext:value-type="float">
            <text:p>32238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010to111_unb.sm</text:p>
          </table:table-cell>
          <table:table-cell office:value-type="float" office:value="31812521" calcext:value-type="float">
            <text:p>31812521</text:p>
          </table:table-cell>
          <table:table-cell office:value-type="float" office:value="20093175" calcext:value-type="float">
            <text:p>20093175</text:p>
          </table:table-cell>
          <table:table-cell office:value-type="float" office:value="21165103" calcext:value-type="float">
            <text:p>2116510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11to010_unb.sm</text:p>
          </table:table-cell>
          <table:table-cell table:style-name="ce4" office:value-type="float" office:value="9236004" calcext:value-type="float">
            <text:p>9236004</text:p>
          </table:table-cell>
          <table:table-cell table:style-name="ce4" office:value-type="float" office:value="8035380" calcext:value-type="float">
            <text:p>803538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00to111_unb.sm</text:p>
          </table:table-cell>
          <table:table-cell office:value-type="float" office:value="26077598" calcext:value-type="float">
            <text:p>26077598</text:p>
          </table:table-cell>
          <table:table-cell office:value-type="float" office:value="15106682" calcext:value-type="float">
            <text:p>15106682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010to100_unb.sm</text:p>
          </table:table-cell>
          <table:table-cell table:style-name="ce4" office:value-type="float" office:value="348949" calcext:value-type="float">
            <text:p>348949</text:p>
          </table:table-cell>
          <table:table-cell table:style-name="ce4" office:value-type="float" office:value="277792" calcext:value-type="float">
            <text:p>277792</text:p>
          </table:table-cell>
          <table:table-cell office:value-type="float" office:value="1103343" calcext:value-type="float">
            <text:p>1103343</text:p>
          </table:table-cell>
          <table:table-cell table:style-name="ce4" office:value-type="float" office:value="348950" calcext:value-type="float">
            <text:p>348950</text:p>
          </table:table-cell>
          <table:table-cell table:style-name="ce8" office:value-type="float" office:value="318549" calcext:value-type="float">
            <text:p>31854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00to010_unb.sm</text:p>
          </table:table-cell>
          <table:table-cell office:value-type="float" office:value="1150171" calcext:value-type="float">
            <text:p>1150171</text:p>
          </table:table-cell>
          <table:table-cell office:value-type="float" office:value="937803" calcext:value-type="float">
            <text:p>937803</text:p>
          </table:table-cell>
          <table:table-cell office:value-type="float" office:value="1780146" calcext:value-type="float">
            <text:p>1780146</text:p>
          </table:table-cell>
          <table:table-cell office:value-type="float" office:value="1150172" calcext:value-type="float">
            <text:p>1150172</text:p>
          </table:table-cell>
          <table:table-cell office:value-type="float" office:value="986525" calcext:value-type="float">
            <text:p>98652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11to100_unb.sm</text:p>
          </table:table-cell>
          <table:table-cell table:style-name="ce4" office:value-type="float" office:value="4351413" calcext:value-type="float">
            <text:p>4351413</text:p>
          </table:table-cell>
          <table:table-cell table:style-name="ce4" office:value-type="float" office:value="3961488" calcext:value-type="float">
            <text:p>3961488</text:p>
          </table:table-cell>
          <table:table-cell office:value-type="string" calcext:value-type="string">
            <text:p>None</text:p>
          </table:table-cell>
          <table:table-cell table:style-name="ce4" office:value-type="float" office:value="4351414" calcext:value-type="float">
            <text:p>4351414</text:p>
          </table:table-cell>
          <table:table-cell table:style-name="ce8" office:value-type="float" office:value="4520056" calcext:value-type="float">
            <text:p>452005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010to111.sm</text:p>
          </table:table-cell>
          <table:table-cell office:value-type="float" office:value="1398136" calcext:value-type="float">
            <text:p>1398136</text:p>
          </table:table-cell>
          <table:table-cell office:value-type="float" office:value="1325397" calcext:value-type="float">
            <text:p>1325397</text:p>
          </table:table-cell>
          <table:table-cell office:value-type="float" office:value="2601540" calcext:value-type="float">
            <text:p>2601540</text:p>
          </table:table-cell>
          <table:table-cell office:value-type="float" office:value="1398137" calcext:value-type="float">
            <text:p>1398137</text:p>
          </table:table-cell>
          <table:table-cell office:value-type="float" office:value="1466375" calcext:value-type="float">
            <text:p>146637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00to010.sm</text:p>
          </table:table-cell>
          <table:table-cell table:style-name="ce4" office:value-type="float" office:value="203625" calcext:value-type="float">
            <text:p>203625</text:p>
          </table:table-cell>
          <table:table-cell table:style-name="ce4" office:value-type="float" office:value="194493" calcext:value-type="float">
            <text:p>194493</text:p>
          </table:table-cell>
          <table:table-cell office:value-type="float" office:value="1771562" calcext:value-type="float">
            <text:p>1771562</text:p>
          </table:table-cell>
          <table:table-cell table:style-name="ce4" office:value-type="float" office:value="203626" calcext:value-type="float">
            <text:p>203626</text:p>
          </table:table-cell>
          <table:table-cell table:style-name="ce8" office:value-type="float" office:value="209696" calcext:value-type="float">
            <text:p>20969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010to100.sm</text:p>
          </table:table-cell>
          <table:table-cell office:value-type="float" office:value="150828" calcext:value-type="float">
            <text:p>150828</text:p>
          </table:table-cell>
          <table:table-cell office:value-type="float" office:value="123246" calcext:value-type="float">
            <text:p>123246</text:p>
          </table:table-cell>
          <table:table-cell office:value-type="float" office:value="315511" calcext:value-type="float">
            <text:p>315511</text:p>
          </table:table-cell>
          <table:table-cell office:value-type="float" office:value="150829" calcext:value-type="float">
            <text:p>150829</text:p>
          </table:table-cell>
          <table:table-cell office:value-type="float" office:value="125809" calcext:value-type="float">
            <text:p>12580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11to100.sm</text:p>
          </table:table-cell>
          <table:table-cell table:style-name="ce4" office:value-type="float" office:value="4143808" calcext:value-type="float">
            <text:p>4143808</text:p>
          </table:table-cell>
          <table:table-cell table:style-name="ce4" office:value-type="float" office:value="3900974" calcext:value-type="float">
            <text:p>3900974</text:p>
          </table:table-cell>
          <table:table-cell office:value-type="float" office:value="5835750" calcext:value-type="float">
            <text:p>5835750</text:p>
          </table:table-cell>
          <table:table-cell table:style-name="ce4" office:value-type="float" office:value="4143809" calcext:value-type="float">
            <text:p>4143809</text:p>
          </table:table-cell>
          <table:table-cell table:style-name="ce8" office:value-type="float" office:value="4438816" calcext:value-type="float">
            <text:p>443881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00to111.sm</text:p>
          </table:table-cell>
          <table:table-cell office:value-type="float" office:value="396460" calcext:value-type="float">
            <text:p>396460</text:p>
          </table:table-cell>
          <table:table-cell office:value-type="float" office:value="362765" calcext:value-type="float">
            <text:p>362765</text:p>
          </table:table-cell>
          <table:table-cell office:value-type="float" office:value="1771562" calcext:value-type="float">
            <text:p>1771562</text:p>
          </table:table-cell>
          <table:table-cell office:value-type="float" office:value="396461" calcext:value-type="float">
            <text:p>396461</text:p>
          </table:table-cell>
          <table:table-cell office:value-type="float" office:value="376635" calcext:value-type="float">
            <text:p>37663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11to010.sm</text:p>
          </table:table-cell>
          <table:table-cell table:style-name="ce4" office:value-type="float" office:value="8793641" calcext:value-type="float">
            <text:p>8793641</text:p>
          </table:table-cell>
          <table:table-cell table:style-name="ce4" office:value-type="float" office:value="7943596" calcext:value-type="float">
            <text:p>7943596</text:p>
          </table:table-cell>
          <table:table-cell office:value-type="float" office:value="9656299" calcext:value-type="float">
            <text:p>9656299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00to011_unbounded.sm</text:p>
          </table:table-cell>
          <table:table-cell office:value-type="float" office:value="65446592" calcext:value-type="float">
            <text:p>65446592</text:p>
          </table:table-cell>
          <table:table-cell office:value-type="float" office:value="44181147" calcext:value-type="float">
            <text:p>44181147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101to011_unbounded.sm</text:p>
          </table:table-cell>
          <table:table-cell table:number-columns-repeated="2" table:style-name="ce4" office:value-type="string" calcext:value-type="string">
            <text:p>None</text:p>
          </table:table-cell>
          <table:table-cell office:value-type="float" office:value="50197070" calcext:value-type="float">
            <text:p>50197070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101to000_unbounded.sm</text:p>
          </table:table-cell>
          <table:table-cell office:value-type="float" office:value="22654735" calcext:value-type="float">
            <text:p>22654735</text:p>
          </table:table-cell>
          <table:table-cell office:value-type="float" office:value="19644956" calcext:value-type="float">
            <text:p>19644956</text:p>
          </table:table-cell>
          <table:table-cell office:value-type="float" office:value="20839568" calcext:value-type="float">
            <text:p>2083956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11to000_unbounded.sm</text:p>
          </table:table-cell>
          <table:table-cell table:style-name="ce4" office:value-type="float" office:value="19743901" calcext:value-type="float">
            <text:p>19743901</text:p>
          </table:table-cell>
          <table:table-cell table:style-name="ce4" office:value-type="float" office:value="16579973" calcext:value-type="float">
            <text:p>16579973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11to101_unbounded.sm</text:p>
          </table:table-cell>
          <table:table-cell table:number-columns-repeated="5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00to101_unbounded.sm</text:p>
          </table:table-cell>
          <table:table-cell table:number-columns-repeated="2" table:style-name="ce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101to011.sm</text:p>
          </table:table-cell>
          <table:table-cell office:value-type="float" office:value="4760402" calcext:value-type="float">
            <text:p>4760402</text:p>
          </table:table-cell>
          <table:table-cell office:value-type="float" office:value="4352221" calcext:value-type="float">
            <text:p>4352221</text:p>
          </table:table-cell>
          <table:table-cell office:value-type="string" calcext:value-type="string">
            <text:p>None</text:p>
          </table:table-cell>
          <table:table-cell office:value-type="float" office:value="1408606" calcext:value-type="float">
            <text:p>1408606</text:p>
          </table:table-cell>
          <table:table-cell office:value-type="float" office:value="3878752" calcext:value-type="float">
            <text:p>387875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00to101.sm</text:p>
          </table:table-cell>
          <table:table-cell table:style-name="ce4" office:value-type="float" office:value="1596547" calcext:value-type="float">
            <text:p>1596547</text:p>
          </table:table-cell>
          <table:table-cell table:style-name="ce4" office:value-type="float" office:value="1565588" calcext:value-type="float">
            <text:p>1565588</text:p>
          </table:table-cell>
          <table:table-cell office:value-type="float" office:value="19487172" calcext:value-type="float">
            <text:p>19487172</text:p>
          </table:table-cell>
          <table:table-cell table:style-name="ce4" office:value-type="float" office:value="3344617" calcext:value-type="float">
            <text:p>3344617</text:p>
          </table:table-cell>
          <table:table-cell table:style-name="ce8" office:value-type="float" office:value="2826953" calcext:value-type="float">
            <text:p>282695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00to011.sm</text:p>
          </table:table-cell>
          <table:table-cell office:value-type="float" office:value="330075" calcext:value-type="float">
            <text:p>330075</text:p>
          </table:table-cell>
          <table:table-cell office:value-type="float" office:value="328360" calcext:value-type="float">
            <text:p>328360</text:p>
          </table:table-cell>
          <table:table-cell office:value-type="float" office:value="19487172" calcext:value-type="float">
            <text:p>19487172</text:p>
          </table:table-cell>
          <table:table-cell office:value-type="float" office:value="608971" calcext:value-type="float">
            <text:p>608971</text:p>
          </table:table-cell>
          <table:table-cell office:value-type="float" office:value="489751" calcext:value-type="float">
            <text:p>48975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11to000.sm</text:p>
          </table:table-cell>
          <table:table-cell table:style-name="ce4" office:value-type="float" office:value="7576568" calcext:value-type="float">
            <text:p>7576568</text:p>
          </table:table-cell>
          <table:table-cell table:style-name="ce4" office:value-type="float" office:value="7373769" calcext:value-type="float">
            <text:p>7373769</text:p>
          </table:table-cell>
          <table:table-cell office:value-type="string" calcext:value-type="string">
            <text:p>None</text:p>
          </table:table-cell>
          <table:table-cell table:style-name="ce4" office:value-type="float" office:value="2145827" calcext:value-type="float">
            <text:p>2145827</text:p>
          </table:table-cell>
          <table:table-cell table:style-name="ce8" office:value-type="string" calcext:value-type="string">
            <text:p>0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11to101.sm</text:p>
          </table:table-cell>
          <table:table-cell office:value-type="float" office:value="8567381" calcext:value-type="float">
            <text:p>8567381</text:p>
          </table:table-cell>
          <table:table-cell office:value-type="float" office:value="7317539" calcext:value-type="float">
            <text:p>7317539</text:p>
          </table:table-cell>
          <table:table-cell office:value-type="string" calcext:value-type="string">
            <text:p>None</text:p>
          </table:table-cell>
          <table:table-cell office:value-type="float" office:value="2953692" calcext:value-type="float">
            <text:p>2953692</text:p>
          </table:table-cell>
          <table:table-cell office:value-type="string" calcext:value-type="string">
            <text:p>0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101to000.sm</text:p>
          </table:table-cell>
          <table:table-cell table:style-name="ce4" office:value-type="float" office:value="7665937" calcext:value-type="float">
            <text:p>7665937</text:p>
          </table:table-cell>
          <table:table-cell table:style-name="ce4" office:value-type="float" office:value="7436927" calcext:value-type="float">
            <text:p>7436927</text:p>
          </table:table-cell>
          <table:table-cell office:value-type="float" office:value="18949377" calcext:value-type="float">
            <text:p>18949377</text:p>
          </table:table-cell>
          <table:table-cell table:style-name="ce4" office:value-type="float" office:value="1834456" calcext:value-type="float">
            <text:p>1834456</text:p>
          </table:table-cell>
          <table:table-cell table:style-name="ce8" office:value-type="string" calcext:value-type="string">
            <text:p>0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11to010_unbounded.sm</text:p>
          </table:table-cell>
          <table:table-cell office:value-type="float" office:value="37023100" calcext:value-type="float">
            <text:p>37023100</text:p>
          </table:table-cell>
          <table:table-cell office:value-type="float" office:value="30105355" calcext:value-type="float">
            <text:p>30105355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00to010_unbounded.sm</text:p>
          </table:table-cell>
          <table:table-cell table:style-name="ce4" office:value-type="float" office:value="15102561" calcext:value-type="float">
            <text:p>15102561</text:p>
          </table:table-cell>
          <table:table-cell table:style-name="ce4" office:value-type="float" office:value="12167995" calcext:value-type="float">
            <text:p>12167995</text:p>
          </table:table-cell>
          <table:table-cell office:value-type="float" office:value="17741085" calcext:value-type="float">
            <text:p>17741085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010to111_unbounded.sm</text:p>
          </table:table-cell>
          <table:table-cell table:number-columns-repeated="5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010to100_unbounded.sm</text:p>
          </table:table-cell>
          <table:table-cell table:style-name="ce4" office:value-type="float" office:value="17561400" calcext:value-type="float">
            <text:p>17561400</text:p>
          </table:table-cell>
          <table:table-cell table:style-name="ce4" office:value-type="float" office:value="13935747" calcext:value-type="float">
            <text:p>13935747</text:p>
          </table:table-cell>
          <table:table-cell office:value-type="float" office:value="19371064" calcext:value-type="float">
            <text:p>19371064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00to111_unbounded.sm</text:p>
          </table:table-cell>
          <table:table-cell office:value-type="float" office:value="84971804" calcext:value-type="float">
            <text:p>8497180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11to100_unbounded.sm</text:p>
          </table:table-cell>
          <table:table-cell table:style-name="ce4" office:value-type="float" office:value="33371511" calcext:value-type="float">
            <text:p>33371511</text:p>
          </table:table-cell>
          <table:table-cell table:style-name="ce4" office:value-type="float" office:value="27368462" calcext:value-type="float">
            <text:p>27368462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010to100.sm</text:p>
          </table:table-cell>
          <table:table-cell office:value-type="float" office:value="2146073" calcext:value-type="float">
            <text:p>2146073</text:p>
          </table:table-cell>
          <table:table-cell office:value-type="float" office:value="2099585" calcext:value-type="float">
            <text:p>2099585</text:p>
          </table:table-cell>
          <table:table-cell office:value-type="float" office:value="19487172" calcext:value-type="float">
            <text:p>19487172</text:p>
          </table:table-cell>
          <table:table-cell office:value-type="float" office:value="3990078" calcext:value-type="float">
            <text:p>3990078</text:p>
          </table:table-cell>
          <table:table-cell office:value-type="float" office:value="2847244" calcext:value-type="float">
            <text:p>284724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00to111.sm</text:p>
          </table:table-cell>
          <table:table-cell table:style-name="ce4" office:value-type="float" office:value="490146" calcext:value-type="float">
            <text:p>490146</text:p>
          </table:table-cell>
          <table:table-cell table:style-name="ce4" office:value-type="float" office:value="453676" calcext:value-type="float">
            <text:p>453676</text:p>
          </table:table-cell>
          <table:table-cell office:value-type="float" office:value="2536741" calcext:value-type="float">
            <text:p>2536741</text:p>
          </table:table-cell>
          <table:table-cell table:style-name="ce4" office:value-type="float" office:value="1005036" calcext:value-type="float">
            <text:p>1005036</text:p>
          </table:table-cell>
          <table:table-cell table:style-name="ce8" office:value-type="float" office:value="873658" calcext:value-type="float">
            <text:p>87365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010to111.sm</text:p>
          </table:table-cell>
          <table:table-cell office:value-type="float" office:value="2086282" calcext:value-type="float">
            <text:p>2086282</text:p>
          </table:table-cell>
          <table:table-cell office:value-type="float" office:value="1816728" calcext:value-type="float">
            <text:p>1816728</text:p>
          </table:table-cell>
          <table:table-cell office:value-type="float" office:value="6183386" calcext:value-type="float">
            <text:p>6183386</text:p>
          </table:table-cell>
          <table:table-cell office:value-type="float" office:value="3654459" calcext:value-type="float">
            <text:p>3654459</text:p>
          </table:table-cell>
          <table:table-cell office:value-type="float" office:value="2972899" calcext:value-type="float">
            <text:p>297289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11to100.sm</text:p>
          </table:table-cell>
          <table:table-cell table:style-name="ce4" office:value-type="float" office:value="18065190" calcext:value-type="float">
            <text:p>18065190</text:p>
          </table:table-cell>
          <table:table-cell table:style-name="ce4" office:value-type="float" office:value="16400458" calcext:value-type="float">
            <text:p>16400458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11to010.sm</text:p>
          </table:table-cell>
          <table:table-cell office:value-type="float" office:value="19094432" calcext:value-type="float">
            <text:p>19094432</text:p>
          </table:table-cell>
          <table:table-cell office:value-type="float" office:value="16981593" calcext:value-type="float">
            <text:p>16981593</text:p>
          </table:table-cell>
          <table:table-cell office:value-type="float" office:value="22972474" calcext:value-type="float">
            <text:p>2297247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00to010.sm</text:p>
          </table:table-cell>
          <table:table-cell table:style-name="ce4" office:value-type="float" office:value="1656590" calcext:value-type="float">
            <text:p>1656590</text:p>
          </table:table-cell>
          <table:table-cell table:style-name="ce4" office:value-type="float" office:value="1554963" calcext:value-type="float">
            <text:p>1554963</text:p>
          </table:table-cell>
          <table:table-cell office:value-type="float" office:value="5147347" calcext:value-type="float">
            <text:p>5147347</text:p>
          </table:table-cell>
          <table:table-cell table:style-name="ce4" office:value-type="float" office:value="3586696" calcext:value-type="float">
            <text:p>3586696</text:p>
          </table:table-cell>
          <table:table-cell table:style-name="ce8" office:value-type="float" office:value="2664910" calcext:value-type="float">
            <text:p>2664910</text:p>
          </table:table-cell>
        </table:table-row>
        <table:table-row table:style-name="ro1">
          <table:table-cell office:value-type="string" calcext:value-type="string">
            <text:p>yeastPolarization.prism</text:p>
          </table:table-cell>
          <table:table-cell table:number-columns-repeated="5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imple_enzyme.prism</text:p>
          </table:table-cell>
          <table:table-cell table:number-columns-repeated="2" table:style-name="ce5"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</table:table-row>
      </table:table>
      <table:table table:name="Probability Bound" table:style-name="ta1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0"/>
        <table:table-column table:style-name="co9" table:default-cell-style-name="ce3"/>
        <table:table-column table:style-name="co10" table:default-cell-style-name="ce13"/>
        <table:table-column table:style-name="co9" table:number-columns-repeated="2" table:default-cell-style-name="ce3"/>
        <table:table-column table:style-name="co10" table:visibility="collapse" table:default-cell-style-name="ce16"/>
        <table:table-column table:style-name="co11" table:number-columns-repeated="2" table:default-cell-style-name="Default"/>
        <table:table-column table:style-name="co11" table:visibility="collapse" table:default-cell-style-name="ce16"/>
        <table:table-column table:style-name="co11" table:number-columns-repeated="2" table:default-cell-style-name="ce3"/>
        <table:table-column table:style-name="co10" table:default-cell-style-name="ce19"/>
        <table:table-column table:style-name="co11" table:number-columns-repeated="2" table:default-cell-style-name="ce3"/>
        <table:table-column table:style-name="co10" table:default-cell-style-name="ce7"/>
        <table:table-row table:style-name="ro1">
          <table:table-cell office:value-type="string" calcext:value-type="string">
            <text:p>MODEL FILE PATH</text:p>
          </table:table-cell>
          <table:table-cell/>
          <table:table-cell table:style-name="ce1" office:value-type="string" calcext:value-type="string" table:number-columns-spanned="2" table:number-rows-spanned="1">
            <text:p>STAMINA/STORM 2.0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STAMINA/STORM 2.5 (Single Thread)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STAMINA/STORM 3.0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STAMINA/PRISM 2.0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STAMINA/PRISM 1.0</text:p>
          </table:table-cell>
          <table:covered-table-cell table:style-name="ce2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table:style-name="ce3" office:value-type="string" calcext:value-type="string">
            <text:p>Window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Pmin</text:p>
          </table:table-cell>
          <table:table-cell table:style-name="ce3" office:value-type="string" calcext:value-type="string">
            <text:p>Pmax</text:p>
          </table:table-cell>
          <table:table-cell table:style-name="ce3" office:value-type="string" calcext:value-type="string">
            <text:p>Window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table:style-name="ce3" office:value-type="string" calcext:value-type="string">
            <text:p>Window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Window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4.prism</text:p>
          </table:table-cell>
          <table:table-cell office:value-type="string" calcext:value-type="string">
            <text:p>Toy 2 Combined 4</text:p>
          </table:table-cell>
          <table:table-cell table:style-name="ce11" office:value-type="float" office:value="0.626369496836" calcext:value-type="float">
            <text:p>0.626369496836</text:p>
          </table:table-cell>
          <table:table-cell table:style-name="ce4" office:value-type="float" office:value="0.626369496836" calcext:value-type="float">
            <text:p>0.626369496836</text:p>
          </table:table-cell>
          <table:table-cell table:formula="of:=[.D3]-[.C3]" office:value-type="float" office:value="0" calcext:value-type="float">
            <text:p>0</text:p>
          </table:table-cell>
          <table:table-cell table:number-columns-repeated="2" table:style-name="ce4" office:value-type="float" office:value="0.626369496836" calcext:value-type="float">
            <text:p>0.626369496836</text:p>
          </table:table-cell>
          <table:table-cell table:formula="of:=[.G3]-[.F3]" office:value-type="float" office:value="0" calcext:value-type="float">
            <text:p>0</text:p>
          </table:table-cell>
          <table:table-cell table:number-columns-repeated="2" office:value-type="float" office:value="0.626369496836" calcext:value-type="float">
            <text:p>0.626369496836</text:p>
          </table:table-cell>
          <table:table-cell table:formula="of:=[.J3]-[.I3]" office:value-type="float" office:value="0" calcext:value-type="float">
            <text:p>0</text:p>
          </table:table-cell>
          <table:table-cell table:number-columns-repeated="2" table:style-name="ce4" office:value-type="float" office:value="0.626369457942353" calcext:value-type="float">
            <text:p>0.626369457942353</text:p>
          </table:table-cell>
          <table:table-cell table:formula="of:=[.M3]-[.L3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3]-[.O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y/toy1_separate.prism</text:p>
          </table:table-cell>
          <table:table-cell office:value-type="string" calcext:value-type="string">
            <text:p>Toy 1 Separate</text:p>
          </table:table-cell>
          <table:table-cell office:value-type="float" office:value="0.852173696577" calcext:value-type="float">
            <text:p>0.852173696577</text:p>
          </table:table-cell>
          <table:table-cell office:value-type="float" office:value="0.852173696577" calcext:value-type="float">
            <text:p>0.852173696577</text:p>
          </table:table-cell>
          <table:table-cell table:style-name="ce14" table:formula="of:=[.D4]-[.C4]" office:value-type="float" office:value="0" calcext:value-type="float">
            <text:p>0</text:p>
          </table:table-cell>
          <table:table-cell table:number-columns-repeated="2" office:value-type="float" office:value="0.852173696577" calcext:value-type="float">
            <text:p>0.852173696577</text:p>
          </table:table-cell>
          <table:table-cell table:style-name="ce17" table:formula="of:=[.G4]-[.F4]" office:value-type="float" office:value="0" calcext:value-type="float">
            <text:p>0</text:p>
          </table:table-cell>
          <table:table-cell table:number-columns-repeated="2" office:value-type="float" office:value="0.852173696577" calcext:value-type="float">
            <text:p>0.852173696577</text:p>
          </table:table-cell>
          <table:table-cell table:formula="of:=[.J4]-[.I4]" office:value-type="float" office:value="0" calcext:value-type="float">
            <text:p>0</text:p>
          </table:table-cell>
          <table:table-cell table:number-columns-repeated="2" office:value-type="float" office:value="0.852173648263556" calcext:value-type="float">
            <text:p>0.852173648263556</text:p>
          </table:table-cell>
          <table:table-cell table:style-name="ce20" table:formula="of:=[.M4]-[.L4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formula="of:=[.P4]-[.O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3.prism</text:p>
          </table:table-cell>
          <table:table-cell office:value-type="string" calcext:value-type="string">
            <text:p>Toy 2 Combined 3</text:p>
          </table:table-cell>
          <table:table-cell table:style-name="ce11" office:value-type="float" office:value="0.020012682481" calcext:value-type="float">
            <text:p>0.020012682481</text:p>
          </table:table-cell>
          <table:table-cell table:style-name="ce4" office:value-type="float" office:value="0.020013262852" calcext:value-type="float">
            <text:p>0.020013262852</text:p>
          </table:table-cell>
          <table:table-cell table:formula="of:=[.D5]-[.C5]" office:value-type="float" office:value="0.00000058037099999811" calcext:value-type="float">
            <text:p>5.80370999998109E-07</text:p>
          </table:table-cell>
          <table:table-cell table:style-name="ce4" office:value-type="float" office:value="0.020012555595" calcext:value-type="float">
            <text:p>0.020012555595</text:p>
          </table:table-cell>
          <table:table-cell table:style-name="ce4" office:value-type="float" office:value="0.020015595416" calcext:value-type="float">
            <text:p>0.020015595416</text:p>
          </table:table-cell>
          <table:table-cell table:formula="of:=[.G5]-[.F5]" office:value-type="float" office:value="0.00000303982100000044" calcext:value-type="float">
            <text:p>3.03982100000044E-06</text:p>
          </table:table-cell>
          <table:table-cell table:number-columns-repeated="2" office:value-type="float" office:value="0.020012708177" calcext:value-type="float">
            <text:p>0.020012708177</text:p>
          </table:table-cell>
          <table:table-cell table:formula="of:=[.J5]-[.I5]" office:value-type="float" office:value="0" calcext:value-type="float">
            <text:p>0</text:p>
          </table:table-cell>
          <table:table-cell table:style-name="ce4" office:value-type="float" office:value="0.0200126824810633" calcext:value-type="float">
            <text:p>0.020012682481063</text:p>
          </table:table-cell>
          <table:table-cell table:style-name="ce4" office:value-type="float" office:value="0.0200132612340132" calcext:value-type="float">
            <text:p>0.020013261234013</text:p>
          </table:table-cell>
          <table:table-cell table:formula="of:=[.M5]-[.L5]" office:value-type="float" office:value="0.00000057875294989795" calcext:value-type="float">
            <text:p>5.78752949897954E-07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5]-[.O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y/toy1_combined.prism</text:p>
          </table:table-cell>
          <table:table-cell office:value-type="string" calcext:value-type="string">
            <text:p>Toy 1 Combined</text:p>
          </table:table-cell>
          <table:table-cell office:value-type="float" office:value="0.852173696577" calcext:value-type="float">
            <text:p>0.852173696577</text:p>
          </table:table-cell>
          <table:table-cell office:value-type="float" office:value="0.852173696577" calcext:value-type="float">
            <text:p>0.852173696577</text:p>
          </table:table-cell>
          <table:table-cell table:style-name="ce14" table:formula="of:=[.D6]-[.C6]" office:value-type="float" office:value="0" calcext:value-type="float">
            <text:p>0</text:p>
          </table:table-cell>
          <table:table-cell table:number-columns-repeated="2" office:value-type="float" office:value="0.852173696577" calcext:value-type="float">
            <text:p>0.852173696577</text:p>
          </table:table-cell>
          <table:table-cell table:style-name="ce17" table:formula="of:=[.G6]-[.F6]" office:value-type="float" office:value="0" calcext:value-type="float">
            <text:p>0</text:p>
          </table:table-cell>
          <table:table-cell table:number-columns-repeated="2" office:value-type="float" office:value="0.852173696577" calcext:value-type="float">
            <text:p>0.852173696577</text:p>
          </table:table-cell>
          <table:table-cell table:formula="of:=[.J6]-[.I6]" office:value-type="float" office:value="0" calcext:value-type="float">
            <text:p>0</text:p>
          </table:table-cell>
          <table:table-cell table:number-columns-repeated="2" office:value-type="float" office:value="0.852173648263556" calcext:value-type="float">
            <text:p>0.852173648263556</text:p>
          </table:table-cell>
          <table:table-cell table:style-name="ce20" table:formula="of:=[.M6]-[.L6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formula="of:=[.P6]-[.O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.prism</text:p>
          </table:table-cell>
          <table:table-cell office:value-type="string" calcext:value-type="string">
            <text:p>Toy 2 Combined</text:p>
          </table:table-cell>
          <table:table-cell table:style-name="ce11" office:value-type="float" office:value="0.695395321306" calcext:value-type="float">
            <text:p>0.695395321306</text:p>
          </table:table-cell>
          <table:table-cell table:style-name="ce4" office:value-type="float" office:value="0.695395321306" calcext:value-type="float">
            <text:p>0.695395321306</text:p>
          </table:table-cell>
          <table:table-cell table:formula="of:=[.D7]-[.C7]" office:value-type="float" office:value="0" calcext:value-type="float">
            <text:p>0</text:p>
          </table:table-cell>
          <table:table-cell table:number-columns-repeated="2" table:style-name="ce4" office:value-type="float" office:value="0.695395321306" calcext:value-type="float">
            <text:p>0.695395321306</text:p>
          </table:table-cell>
          <table:table-cell table:formula="of:=[.G7]-[.F7]" office:value-type="float" office:value="0" calcext:value-type="float">
            <text:p>0</text:p>
          </table:table-cell>
          <table:table-cell table:number-columns-repeated="2" office:value-type="float" office:value="0.695395321306" calcext:value-type="float">
            <text:p>0.695395321306</text:p>
          </table:table-cell>
          <table:table-cell table:formula="of:=[.J7]-[.I7]" office:value-type="float" office:value="0" calcext:value-type="float">
            <text:p>0</text:p>
          </table:table-cell>
          <table:table-cell table:number-columns-repeated="2" table:style-name="ce4" office:value-type="float" office:value="0.69539527920791" calcext:value-type="float">
            <text:p>0.69539527920791</text:p>
          </table:table-cell>
          <table:table-cell table:formula="of:=[.M7]-[.L7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7]-[.O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combined2.prism</text:p>
          </table:table-cell>
          <table:table-cell office:value-type="string" calcext:value-type="string">
            <text:p>Toy 2 Combined 2</text:p>
          </table:table-cell>
          <table:table-cell office:value-type="float" office:value="0.852173696577" calcext:value-type="float">
            <text:p>0.852173696577</text:p>
          </table:table-cell>
          <table:table-cell office:value-type="float" office:value="0.852173696577" calcext:value-type="float">
            <text:p>0.852173696577</text:p>
          </table:table-cell>
          <table:table-cell table:style-name="ce14" table:formula="of:=[.D8]-[.C8]" office:value-type="float" office:value="0" calcext:value-type="float">
            <text:p>0</text:p>
          </table:table-cell>
          <table:table-cell table:number-columns-repeated="2" office:value-type="float" office:value="0.852173696577" calcext:value-type="float">
            <text:p>0.852173696577</text:p>
          </table:table-cell>
          <table:table-cell table:style-name="ce17" table:formula="of:=[.G8]-[.F8]" office:value-type="float" office:value="0" calcext:value-type="float">
            <text:p>0</text:p>
          </table:table-cell>
          <table:table-cell table:number-columns-repeated="2" office:value-type="float" office:value="0.852173696577" calcext:value-type="float">
            <text:p>0.852173696577</text:p>
          </table:table-cell>
          <table:table-cell table:formula="of:=[.J8]-[.I8]" office:value-type="float" office:value="0" calcext:value-type="float">
            <text:p>0</text:p>
          </table:table-cell>
          <table:table-cell table:number-columns-repeated="2" office:value-type="float" office:value="0.852173648263556" calcext:value-type="float">
            <text:p>0.852173648263556</text:p>
          </table:table-cell>
          <table:table-cell table:style-name="ce20" table:formula="of:=[.M8]-[.L8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formula="of:=[.P8]-[.O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y/toy2_separate.prism</text:p>
          </table:table-cell>
          <table:table-cell office:value-type="string" calcext:value-type="string">
            <text:p>Toy 2 Separate</text:p>
          </table:table-cell>
          <table:table-cell table:style-name="ce11" office:value-type="float" office:value="0.695395321306" calcext:value-type="float">
            <text:p>0.695395321306</text:p>
          </table:table-cell>
          <table:table-cell table:style-name="ce4" office:value-type="float" office:value="0.695395321306" calcext:value-type="float">
            <text:p>0.695395321306</text:p>
          </table:table-cell>
          <table:table-cell table:formula="of:=[.D9]-[.C9]" office:value-type="float" office:value="0" calcext:value-type="float">
            <text:p>0</text:p>
          </table:table-cell>
          <table:table-cell table:number-columns-repeated="2" table:style-name="ce4" office:value-type="float" office:value="0.695395321306" calcext:value-type="float">
            <text:p>0.695395321306</text:p>
          </table:table-cell>
          <table:table-cell table:formula="of:=[.G9]-[.F9]" office:value-type="float" office:value="0" calcext:value-type="float">
            <text:p>0</text:p>
          </table:table-cell>
          <table:table-cell table:number-columns-repeated="2" office:value-type="float" office:value="0.695395321306" calcext:value-type="float">
            <text:p>0.695395321306</text:p>
          </table:table-cell>
          <table:table-cell table:formula="of:=[.J9]-[.I9]" office:value-type="float" office:value="0" calcext:value-type="float">
            <text:p>0</text:p>
          </table:table-cell>
          <table:table-cell table:number-columns-repeated="2" table:style-name="ce4" office:value-type="float" office:value="0.69539527920791" calcext:value-type="float">
            <text:p>0.69539527920791</text:p>
          </table:table-cell>
          <table:table-cell table:formula="of:=[.M9]-[.L9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9]-[.O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andem/tandem_c_2047_T_0.25.prism</text:p>
          </table:table-cell>
          <table:table-cell office:value-type="string" calcext:value-type="string">
            <text:p>Tandem c2047/T0.25</text:p>
          </table:table-cell>
          <table:table-cell office:value-type="float" office:value="0.498965264805" calcext:value-type="float">
            <text:p>0.498965264805</text:p>
          </table:table-cell>
          <table:table-cell office:value-type="float" office:value="0.498968509739" calcext:value-type="float">
            <text:p>0.498968509739</text:p>
          </table:table-cell>
          <table:table-cell table:style-name="ce14" table:formula="of:=[.D10]-[.C10]" office:value-type="float" office:value="0.00000324493400000181" calcext:value-type="float">
            <text:p>3.24493400000181E-06</text:p>
          </table:table-cell>
          <table:table-cell office:value-type="float" office:value="0.498965174416" calcext:value-type="float">
            <text:p>0.498965174416</text:p>
          </table:table-cell>
          <table:table-cell office:value-type="float" office:value="0.49896864085" calcext:value-type="float">
            <text:p>0.49896864085</text:p>
          </table:table-cell>
          <table:table-cell table:style-name="ce17" table:formula="of:=[.G10]-[.F10]" office:value-type="float" office:value="0.00000346643399995461" calcext:value-type="float">
            <text:p>3.46643399995461E-0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498965264639665" calcext:value-type="float">
            <text:p>0.498965264639665</text:p>
          </table:table-cell>
          <table:table-cell office:value-type="float" office:value="0.498968509573407" calcext:value-type="float">
            <text:p>0.498968509573407</text:p>
          </table:table-cell>
          <table:table-cell table:style-name="ce20" table:formula="of:=[.M10]-[.L10]" office:value-type="float" office:value="0.00000324493374204149" calcext:value-type="float">
            <text:p>3.24493374204149E-06</text:p>
          </table:table-cell>
          <table:table-cell table:number-columns-repeated="2" office:value-type="string" calcext:value-type="string">
            <text:p>None</text:p>
          </table:table-cell>
          <table:table-cell table:formula="of:=[.P10]-[.O1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andem/tandem_c_4095_T_0.25.prism</text:p>
          </table:table-cell>
          <table:table-cell office:value-type="string" calcext:value-type="string">
            <text:p>Tandem c4095/T0.25</text:p>
          </table:table-cell>
          <table:table-cell table:style-name="ce11" office:value-type="float" office:value="0.499266277132" calcext:value-type="float">
            <text:p>0.499266277132</text:p>
          </table:table-cell>
          <table:table-cell table:style-name="ce4" office:value-type="float" office:value="0.499269652623" calcext:value-type="float">
            <text:p>0.499269652623</text:p>
          </table:table-cell>
          <table:table-cell table:formula="of:=[.D11]-[.C11]" office:value-type="float" office:value="0.00000337549099999057" calcext:value-type="float">
            <text:p>3.37549099999057E-06</text:p>
          </table:table-cell>
          <table:table-cell table:style-name="ce4" office:value-type="float" office:value="0.499265958332" calcext:value-type="float">
            <text:p>0.499265958332</text:p>
          </table:table-cell>
          <table:table-cell table:style-name="ce4" office:value-type="float" office:value="0.499270068203" calcext:value-type="float">
            <text:p>0.499270068203</text:p>
          </table:table-cell>
          <table:table-cell table:formula="of:=[.G11]-[.F11]" office:value-type="float" office:value="0.00000410987100002425" calcext:value-type="float">
            <text:p>4.10987100002425E-0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499266276908647" calcext:value-type="float">
            <text:p>0.499266276908647</text:p>
          </table:table-cell>
          <table:table-cell table:style-name="ce4" office:value-type="float" office:value="0.499269652399961" calcext:value-type="float">
            <text:p>0.499269652399961</text:p>
          </table:table-cell>
          <table:table-cell table:formula="of:=[.M11]-[.L11]" office:value-type="float" office:value="0.00000337549131401715" calcext:value-type="float">
            <text:p>3.37549131401715E-06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1]-[.O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Polling/polling_T_10_N_12.prism</text:p>
          </table:table-cell>
          <table:table-cell office:value-type="string" calcext:value-type="string">
            <text:p>Polling N=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table:formula="of:=[.D12]-[.C1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[.G12]-[.F1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]-[.I12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2]-[.O1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Polling/polling_T_10_N_16.prism</text:p>
          </table:table-cell>
          <table:table-cell office:value-type="string" calcext:value-type="string">
            <text:p>Polling N=16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[.D13]-[.C13]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formula="of:=[.G13]-[.F1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]-[.I13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3]-[.O1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Polling/polling_T_10_N_20.prism</text:p>
          </table:table-cell>
          <table:table-cell office:value-type="string" calcext:value-type="string">
            <text:p>Polling N=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table:formula="of:=[.D14]-[.C1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[.G14]-[.F1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]-[.I14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4]-[.O1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RobotWorld/robot_n_64.prism</text:p>
          </table:table-cell>
          <table:table-cell office:value-type="string" calcext:value-type="string">
            <text:p>Robot World (64x64)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018484298" calcext:value-type="float">
            <text:p>1.8484298E-05</text:p>
          </table:table-cell>
          <table:table-cell table:formula="of:=[.D15]-[.C15]" office:value-type="float" office:value="0.000018484298" calcext:value-type="float">
            <text:p>1.8484298E-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036800575" calcext:value-type="float">
            <text:p>3.6800575E-05</text:p>
          </table:table-cell>
          <table:table-cell table:formula="of:=[.G15]-[.F15]" office:value-type="float" office:value="0.000036800575" calcext:value-type="float">
            <text:p>3.68005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804008" calcext:value-type="float">
            <text:p>8.04008E-07</text:p>
          </table:table-cell>
          <table:table-cell table:formula="of:=[.J15]-[.I15]" office:value-type="float" office:value="0.000000804008" calcext:value-type="float">
            <text:p>8.04008E-07</text:p>
          </table:table-cell>
          <table:table-cell table:style-name="ce4" office:value-type="float" office:value="2.93715256716394" calcext:value-type="float">
            <text:p>2.93715256716394</text:p>
          </table:table-cell>
          <table:table-cell table:style-name="ce4" office:value-type="float" office:value="1.77620852423317" calcext:value-type="float">
            <text:p>1.77620852423317</text:p>
          </table:table-cell>
          <table:table-cell/>
          <table:table-cell table:style-name="ce55" office:value-type="float" office:value="0.0000373286731429493" calcext:value-type="float">
            <text:p>3.73E-05</text:p>
          </table:table-cell>
          <table:table-cell table:style-name="ce55" office:value-type="float" office:value="0.000173148877050641" calcext:value-type="float">
            <text:p>1.73E-04</text:p>
          </table:table-cell>
          <table:table-cell table:style-name="ce8" table:formula="of:=[.P15]-[.O15]" office:value-type="float" office:value="0.000135820203907692" calcext:value-type="float">
            <text:p>0.000135820203908</text:p>
          </table:table-cell>
        </table:table-row>
        <table:table-row table:style-name="ro1">
          <table:table-cell office:value-type="string" calcext:value-type="string">
            <text:p>/opt/verificationTools/stamina-source/case-studies/RobotWorld/robot_n_32.prism</text:p>
          </table:table-cell>
          <table:table-cell office:value-type="string" calcext:value-type="string">
            <text:p>Robot World (32x32)</text:p>
          </table:table-cell>
          <table:table-cell office:value-type="float" office:value="0.962515825353" calcext:value-type="float">
            <text:p>0.962515825353</text:p>
          </table:table-cell>
          <table:table-cell office:value-type="float" office:value="0.962551134018" calcext:value-type="float">
            <text:p>0.962551134018</text:p>
          </table:table-cell>
          <table:table-cell table:style-name="ce14" table:formula="of:=[.D16]-[.C16]" office:value-type="float" office:value="0.0000353086650000112" calcext:value-type="float">
            <text:p>3.530866500001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800575" calcext:value-type="float">
            <text:p>3.6800575E-05</text:p>
          </table:table-cell>
          <table:table-cell table:style-name="ce17" table:formula="of:=[.G16]-[.F16]" office:value-type="float" office:value="0.000036800575" calcext:value-type="float">
            <text:p>3.68005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809303" calcext:value-type="float">
            <text:p>8.09303E-07</text:p>
          </table:table-cell>
          <table:table-cell table:formula="of:=[.J16]-[.I16]" office:value-type="float" office:value="0.000000809303" calcext:value-type="float">
            <text:p>8.09303E-07</text:p>
          </table:table-cell>
          <table:table-cell office:value-type="float" office:value="0.97551135192166" calcext:value-type="float">
            <text:p>0.97551135192166</text:p>
          </table:table-cell>
          <table:table-cell office:value-type="float" office:value="0.975621060721762" calcext:value-type="float">
            <text:p>0.975621060721762</text:p>
          </table:table-cell>
          <table:table-cell table:style-name="ce20" table:formula="of:=[.M16]-[.L16]" office:value-type="float" office:value="0.000109708800101305" calcext:value-type="float">
            <text:p>0.000109708800101</text:p>
          </table:table-cell>
          <table:table-cell office:value-type="float" office:value="0.975164281657998" calcext:value-type="float">
            <text:p>0.975164281657998</text:p>
          </table:table-cell>
          <table:table-cell office:value-type="float" office:value="0.975625939460024" calcext:value-type="float">
            <text:p>0.975625939460024</text:p>
          </table:table-cell>
          <table:table-cell table:formula="of:=[.P16]-[.O16]" office:value-type="float" office:value="0.000461657802026005" calcext:value-type="float">
            <text:p>0.000461657802026</text:p>
          </table:table-cell>
        </table:table-row>
        <table:table-row table:style-name="ro1">
          <table:table-cell office:value-type="string" calcext:value-type="string">
            <text:p>/opt/verificationTools/stamina-source/case-studies/Jackson/jackson_lambda_5_N_4.prism</text:p>
          </table:table-cell>
          <table:table-cell office:value-type="string" calcext:value-type="string">
            <text:p>Jackson Circuit (n=64)</text:p>
          </table:table-cell>
          <table:table-cell table:style-name="ce11" office:value-type="float" office:value="0.865441367307" calcext:value-type="float">
            <text:p>0.865441367307</text:p>
          </table:table-cell>
          <table:table-cell table:style-name="ce4" office:value-type="float" office:value="0.865444063983" calcext:value-type="float">
            <text:p>0.865444063983</text:p>
          </table:table-cell>
          <table:table-cell table:formula="of:=[.D17]-[.C17]" office:value-type="float" office:value="0.00000269667599994694" calcext:value-type="float">
            <text:p>2.69667599994694E-06</text:p>
          </table:table-cell>
          <table:table-cell table:style-name="ce4" office:value-type="float" office:value="0.865093861098" calcext:value-type="float">
            <text:p>0.865093861098</text:p>
          </table:table-cell>
          <table:table-cell table:style-name="ce4" office:value-type="float" office:value="0.866657701744" calcext:value-type="float">
            <text:p>0.866657701744</text:p>
          </table:table-cell>
          <table:table-cell table:formula="of:=[.G17]-[.F17]" office:value-type="float" office:value="0.00156384064600001" calcext:value-type="float">
            <text:p>0.00156384064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865441321886436" calcext:value-type="float">
            <text:p>0.865441321886436</text:p>
          </table:table-cell>
          <table:table-cell table:style-name="ce4" office:value-type="float" office:value="0.865444018541667" calcext:value-type="float">
            <text:p>0.865444018541667</text:p>
          </table:table-cell>
          <table:table-cell table:formula="of:=[.M17]-[.L17]" office:value-type="float" office:value="0.00000269665523100482" calcext:value-type="float">
            <text:p>2.69665523100482E-06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7]-[.O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Jackson/jackson_lambda_5_N_5.prism</text:p>
          </table:table-cell>
          <table:table-cell office:value-type="string" calcext:value-type="string">
            <text:p>Jackson Circuit (n=32)</text:p>
          </table:table-cell>
          <table:table-cell office:value-type="float" office:value="0.8196501652" calcext:value-type="float">
            <text:p>0.8196501652</text:p>
          </table:table-cell>
          <table:table-cell office:value-type="float" office:value="0.819725546527" calcext:value-type="float">
            <text:p>0.819725546527</text:p>
          </table:table-cell>
          <table:table-cell table:style-name="ce14" table:formula="of:=[.D18]-[.C18]" office:value-type="float" office:value="0.0000753813270000236" calcext:value-type="float">
            <text:p>7.53813270000236E-05</text:p>
          </table:table-cell>
          <table:table-cell office:value-type="float" office:value="0.818528790153" calcext:value-type="float">
            <text:p>0.818528790153</text:p>
          </table:table-cell>
          <table:table-cell office:value-type="float" office:value="0.823096936075" calcext:value-type="float">
            <text:p>0.823096936075</text:p>
          </table:table-cell>
          <table:table-cell table:style-name="ce17" table:formula="of:=[.G18]-[.F18]" office:value-type="float" office:value="0.00456814592200006" calcext:value-type="float">
            <text:p>0.00456814592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8]-[.O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ggle/toggle_IPTG_0.prism</text:p>
          </table:table-cell>
          <table:table-cell office:value-type="string" calcext:value-type="string">
            <text:p>Toggle Switch (IPTG = 0)</text:p>
          </table:table-cell>
          <table:table-cell table:style-name="ce11" office:value-type="float" office:value="0.01309853583" calcext:value-type="float">
            <text:p>0.01309853583</text:p>
          </table:table-cell>
          <table:table-cell table:style-name="ce4" office:value-type="float" office:value="0.013102936797" calcext:value-type="float">
            <text:p>0.013102936797</text:p>
          </table:table-cell>
          <table:table-cell table:formula="of:=[.D19]-[.C19]" office:value-type="float" office:value="0.00000440096699999906" calcext:value-type="float">
            <text:p>4.40096699999906E-06</text:p>
          </table:table-cell>
          <table:table-cell table:style-name="ce4" office:value-type="float" office:value="0.013097953185" calcext:value-type="float">
            <text:p>0.013097953185</text:p>
          </table:table-cell>
          <table:table-cell table:style-name="ce4" office:value-type="float" office:value="0.013255891091" calcext:value-type="float">
            <text:p>0.013255891091</text:p>
          </table:table-cell>
          <table:table-cell table:formula="of:=[.G19]-[.F19]" office:value-type="float" office:value="0.000157937905999999" calcext:value-type="float">
            <text:p>0.000157937906</text:p>
          </table:table-cell>
          <table:table-cell office:value-type="float" office:value="0.01309851679" calcext:value-type="float">
            <text:p>0.01309851679</text:p>
          </table:table-cell>
          <table:table-cell office:value-type="float" office:value="0.013140897429" calcext:value-type="float">
            <text:p>0.013140897429</text:p>
          </table:table-cell>
          <table:table-cell table:formula="of:=[.J19]-[.I19]" office:value-type="float" office:value="0.0000423806390000003" calcext:value-type="float">
            <text:p>4.23806390000003E-05</text:p>
          </table:table-cell>
          <table:table-cell table:style-name="ce4" office:value-type="float" office:value="0.0130985358288242" calcext:value-type="float">
            <text:p>0.013098535828824</text:p>
          </table:table-cell>
          <table:table-cell table:style-name="ce4" office:value-type="float" office:value="0.0131029367965444" calcext:value-type="float">
            <text:p>0.013102936796544</text:p>
          </table:table-cell>
          <table:table-cell table:formula="of:=[.M19]-[.L19]" office:value-type="float" office:value="0.00000440096772020074" calcext:value-type="float">
            <text:p>4.40096772020074E-06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9]-[.O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Toggle/toggle_IPTG_100.prism</text:p>
          </table:table-cell>
          <table:table-cell office:value-type="string" calcext:value-type="string">
            <text:p>Toggle Switch (IPTG = 100)</text:p>
          </table:table-cell>
          <table:table-cell office:value-type="float" office:value="0.99178659288" calcext:value-type="float">
            <text:p>0.99178659288</text:p>
          </table:table-cell>
          <table:table-cell office:value-type="float" office:value="0.991789174235" calcext:value-type="float">
            <text:p>0.991789174235</text:p>
          </table:table-cell>
          <table:table-cell table:style-name="ce14" table:formula="of:=[.D20]-[.C20]" office:value-type="float" office:value="0.00000258135499997536" calcext:value-type="float">
            <text:p>2.58135499997536E-06</text:p>
          </table:table-cell>
          <table:table-cell office:value-type="float" office:value="0.99177941656" calcext:value-type="float">
            <text:p>0.99177941656</text:p>
          </table:table-cell>
          <table:table-cell office:value-type="float" office:value="0.991789883897" calcext:value-type="float">
            <text:p>0.991789883897</text:p>
          </table:table-cell>
          <table:table-cell table:style-name="ce17" table:formula="of:=[.G20]-[.F20]" office:value-type="float" office:value="0.000010467336999942" calcext:value-type="float">
            <text:p>1.0467336999942E-05</text:p>
          </table:table-cell>
          <table:table-cell office:value-type="float" office:value="0.991773906769" calcext:value-type="float">
            <text:p>0.991773906769</text:p>
          </table:table-cell>
          <table:table-cell office:value-type="float" office:value="0.991791812638" calcext:value-type="float">
            <text:p>0.991791812638</text:p>
          </table:table-cell>
          <table:table-cell table:formula="of:=[.J20]-[.I20]" office:value-type="float" office:value="0.0000179058689999678" calcext:value-type="float">
            <text:p>1.79058689999678E-05</text:p>
          </table:table-cell>
          <table:table-cell office:value-type="float" office:value="0.991786592877446" calcext:value-type="float">
            <text:p>0.991786592877446</text:p>
          </table:table-cell>
          <table:table-cell office:value-type="float" office:value="0.991789174232484" calcext:value-type="float">
            <text:p>0.991789174232484</text:p>
          </table:table-cell>
          <table:table-cell table:style-name="ce20" table:formula="of:=[.M20]-[.L20]" office:value-type="float" office:value="0.00000258135503783397" calcext:value-type="float">
            <text:p>2.58135503783397E-06</text:p>
          </table:table-cell>
          <table:table-cell office:value-type="float" office:value="0.991786413993588" calcext:value-type="float">
            <text:p>0.991786413993588</text:p>
          </table:table-cell>
          <table:table-cell office:value-type="float" office:value="0.991789263380409" calcext:value-type="float">
            <text:p>0.991789263380409</text:p>
          </table:table-cell>
          <table:table-cell table:formula="of:=[.P20]-[.O20]" office:value-type="float" office:value="0.00000284938682093561" calcext:value-type="float">
            <text:p>2.84938682093561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Circuit0x8E_flat_10.sm</text:p>
          </table:table-cell>
          <table:table-cell office:value-type="string" calcext:value-type="string">
            <text:p>Flat 10 </text:p>
          </table:table-cell>
          <table:table-cell table:style-name="ce11" office:value-type="float" office:value="0.399638623411" calcext:value-type="float">
            <text:p>0.399638623411</text:p>
          </table:table-cell>
          <table:table-cell table:style-name="ce4" office:value-type="float" office:value="0.399638848453" calcext:value-type="float">
            <text:p>0.399638848453</text:p>
          </table:table-cell>
          <table:table-cell table:formula="of:=[.D21]-[.C21]" office:value-type="float" office:value="0.00000022504200003493" calcext:value-type="float">
            <text:p>2.25042000034925E-07</text:p>
          </table:table-cell>
          <table:table-cell table:style-name="ce4" office:value-type="float" office:value="0.399638607973" calcext:value-type="float">
            <text:p>0.399638607973</text:p>
          </table:table-cell>
          <table:table-cell table:style-name="ce4" office:value-type="float" office:value="0.399638910214" calcext:value-type="float">
            <text:p>0.399638910214</text:p>
          </table:table-cell>
          <table:table-cell table:formula="of:=[.G21]-[.F21]" office:value-type="float" office:value="0.00000030224100000531" calcext:value-type="float">
            <text:p>3.0224100000531E-07</text:p>
          </table:table-cell>
          <table:table-cell table:number-columns-repeated="2" office:value-type="float" office:value="0.3996387273" calcext:value-type="float">
            <text:p>0.3996387273</text:p>
          </table:table-cell>
          <table:table-cell table:formula="of:=[.J21]-[.I21]" office:value-type="float" office:value="0" calcext:value-type="float">
            <text:p>0</text:p>
          </table:table-cell>
          <table:table-cell table:style-name="ce4" office:value-type="float" office:value="0.399638623410861" calcext:value-type="float">
            <text:p>0.399638623410861</text:p>
          </table:table-cell>
          <table:table-cell table:style-name="ce4" office:value-type="float" office:value="0.399638823149471" calcext:value-type="float">
            <text:p>0.399638823149471</text:p>
          </table:table-cell>
          <table:table-cell table:formula="of:=[.M21]-[.L21]" office:value-type="float" office:value="0.00000019973861004052" calcext:value-type="float">
            <text:p>1.99738610040523E-07</text:p>
          </table:table-cell>
          <table:table-cell table:style-name="ce4" office:value-type="float" office:value="0.399638617828537" calcext:value-type="float">
            <text:p>0.399638617828537</text:p>
          </table:table-cell>
          <table:table-cell table:style-name="ce4" office:value-type="float" office:value="0.39963894047761" calcext:value-type="float">
            <text:p>0.39963894047761</text:p>
          </table:table-cell>
          <table:table-cell table:style-name="ce8" table:formula="of:=[.P21]-[.O21]" office:value-type="float" office:value="0.00000032264907295909" calcext:value-type="float">
            <text:p>3.2264907295909E-07</text:p>
          </table:table-cell>
        </table:table-row>
        <table:table-row table:style-name="ro1">
          <table:table-cell table:style-name="ce40" office:value-type="string" calcext:value-type="string">
            <text:p>/opt/verificationTools/stamina-source/case-studies/HazardCct/Circuit0x8E_original/Reaction_based_abstraction/Glitch-Zero/Circuit0x8E_flat_10_010to111_bounded.sm</text:p>
          </table:table-cell>
          <table:table-cell office:value-type="string" calcext:value-type="string">
            <text:p>Flat 10 010-111 (b)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office:value-type="float" office:value="0.008203707959" calcext:value-type="float">
            <text:p>0.008203707959</text:p>
          </table:table-cell>
          <table:table-cell office:value-type="float" office:value="0.564375200536" calcext:value-type="float">
            <text:p>0.564375200536</text:p>
          </table:table-cell>
          <table:table-cell table:style-name="ce17" table:formula="of:=[.G22]-[.F22]" office:value-type="float" office:value="0.556171492577" calcext:value-type="float">
            <text:p>0.55617149257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016597562632597" calcext:value-type="float">
            <text:p>0.016597562632597</text:p>
          </table:table-cell>
          <table:table-cell office:value-type="float" office:value="0.0167114217786405" calcext:value-type="float">
            <text:p>0.016711421778641</text:p>
          </table:table-cell>
          <table:table-cell table:style-name="ce20" table:formula="of:=[.M22]-[.L22]" office:value-type="float" office:value="0.000113859146043515" calcext:value-type="float">
            <text:p>0.000113859146044</text:p>
          </table:table-cell>
          <table:table-cell table:number-columns-repeated="2" office:value-type="string" calcext:value-type="string">
            <text:p>None</text:p>
          </table:table-cell>
          <table:table-cell table:formula="of:=[.P22]-[.O22]" office:value-type="string" office:string-value="" calcext:value-type="error">
            <text:p>#VALUE!</text:p>
          </table:table-cell>
        </table:table-row>
        <table:table-row table:style-name="ro1">
          <table:table-cell table:style-name="ce40" office:value-type="string" calcext:value-type="string">
            <text:p>/opt/verificationTools/stamina-source/case-studies/HazardCct/Circuit0x8E_original/Reaction_based_abstraction/Glitch-Zero/Circuit0x8E_flat_10_010to111_unbounded.sm</text:p>
          </table:table-cell>
          <table:table-cell office:value-type="string" calcext:value-type="string">
            <text:p>Flat 10 010-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008203707959" calcext:value-type="float">
            <text:p>0.008203707959</text:p>
          </table:table-cell>
          <table:table-cell table:style-name="ce4" office:value-type="float" office:value="0.564375200536" calcext:value-type="float">
            <text:p>0.564375200536</text:p>
          </table:table-cell>
          <table:table-cell table:formula="of:=[.G23]-[.F23]" office:value-type="float" office:value="0.556171492577" calcext:value-type="float">
            <text:p>0.55617149257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016597562632597" calcext:value-type="float">
            <text:p>0.016597562632597</text:p>
          </table:table-cell>
          <table:table-cell table:style-name="ce4" office:value-type="float" office:value="0.0167114217786405" calcext:value-type="float">
            <text:p>0.016711421778641</text:p>
          </table:table-cell>
          <table:table-cell table:formula="of:=[.M23]-[.L23]" office:value-type="float" office:value="0.000113859146043501" calcext:value-type="float">
            <text:p>0.000113859146044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23]-[.O2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010_unbounded.sm</text:p>
          </table:table-cell>
          <table:table-cell office:value-type="string" calcext:value-type="string">
            <text:p>Flat 10 111-010 (u) </text:p>
          </table:table-cell>
          <table:table-cell office:value-type="float" office:value="0.694665252981" calcext:value-type="float">
            <text:p>0.694665252981</text:p>
          </table:table-cell>
          <table:table-cell office:value-type="float" office:value="0.694709352931" calcext:value-type="float">
            <text:p>0.694709352931</text:p>
          </table:table-cell>
          <table:table-cell table:style-name="ce14" table:formula="of:=[.D24]-[.C24]" office:value-type="float" office:value="0.0000440999499999872" calcext:value-type="float">
            <text:p>4.40999499999872E-05</text:p>
          </table:table-cell>
          <table:table-cell office:value-type="float" office:value="0.694617878935" calcext:value-type="float">
            <text:p>0.694617878935</text:p>
          </table:table-cell>
          <table:table-cell office:value-type="float" office:value="0.697210453572" calcext:value-type="float">
            <text:p>0.697210453572</text:p>
          </table:table-cell>
          <table:table-cell table:style-name="ce17" table:formula="of:=[.G24]-[.F24]" office:value-type="float" office:value="0.00259257463699991" calcext:value-type="float">
            <text:p>0.00259257463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694665252980327" calcext:value-type="float">
            <text:p>0.694665252980327</text:p>
          </table:table-cell>
          <table:table-cell office:value-type="float" office:value="0.694709352930019" calcext:value-type="float">
            <text:p>0.694709352930019</text:p>
          </table:table-cell>
          <table:table-cell table:style-name="ce20" table:formula="of:=[.M24]-[.L24]" office:value-type="float" office:value="0.0000440999496915673" calcext:value-type="float">
            <text:p>4.40999496915673E-05</text:p>
          </table:table-cell>
          <table:table-cell office:value-type="float" office:value="0.694650098553912" calcext:value-type="float">
            <text:p>0.694650098553912</text:p>
          </table:table-cell>
          <table:table-cell office:value-type="float" office:value="0.695502477822912" calcext:value-type="float">
            <text:p>0.695502477822912</text:p>
          </table:table-cell>
          <table:table-cell table:formula="of:=[.P24]-[.O24]" office:value-type="float" office:value="0.000852379268999948" calcext:value-type="float">
            <text:p>0.00085237926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010to100_bounded.sm</text:p>
          </table:table-cell>
          <table:table-cell office:value-type="string" calcext:value-type="string">
            <text:p>Flat 10 010-100 (b) </text:p>
          </table:table-cell>
          <table:table-cell table:style-name="ce11" office:value-type="float" office:value="0.395056652367" calcext:value-type="float">
            <text:p>0.395056652367</text:p>
          </table:table-cell>
          <table:table-cell table:style-name="ce4" office:value-type="float" office:value="0.395069785754" calcext:value-type="float">
            <text:p>0.395069785754</text:p>
          </table:table-cell>
          <table:table-cell table:formula="of:=[.D25]-[.C25]" office:value-type="float" office:value="0.0000131333869999861" calcext:value-type="float">
            <text:p>1.31333869999861E-05</text:p>
          </table:table-cell>
          <table:table-cell table:style-name="ce4" office:value-type="float" office:value="0.395050940355" calcext:value-type="float">
            <text:p>0.395050940355</text:p>
          </table:table-cell>
          <table:table-cell table:style-name="ce4" office:value-type="float" office:value="0.39517946477" calcext:value-type="float">
            <text:p>0.39517946477</text:p>
          </table:table-cell>
          <table:table-cell table:formula="of:=[.G25]-[.F25]" office:value-type="float" office:value="0.000128524414999998" calcext:value-type="float">
            <text:p>0.0001285244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395056652366605" calcext:value-type="float">
            <text:p>0.395056652366605</text:p>
          </table:table-cell>
          <table:table-cell table:style-name="ce4" office:value-type="float" office:value="0.395069785752908" calcext:value-type="float">
            <text:p>0.395069785752908</text:p>
          </table:table-cell>
          <table:table-cell table:formula="of:=[.M25]-[.L25]" office:value-type="float" office:value="0.0000131333863030436" calcext:value-type="float">
            <text:p>1.31333863030436E-05</text:p>
          </table:table-cell>
          <table:table-cell table:style-name="ce4" office:value-type="float" office:value="0.395046189892852" calcext:value-type="float">
            <text:p>0.395046189892852</text:p>
          </table:table-cell>
          <table:table-cell table:style-name="ce4" office:value-type="float" office:value="0.395295901521682" calcext:value-type="float">
            <text:p>0.395295901521682</text:p>
          </table:table-cell>
          <table:table-cell table:style-name="ce8" table:formula="of:=[.P25]-[.O25]" office:value-type="float" office:value="0.000249711628830529" calcext:value-type="float">
            <text:p>0.00024971162883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00to010_bounded.sm</text:p>
          </table:table-cell>
          <table:table-cell office:value-type="string" calcext:value-type="string">
            <text:p>Flat 10 100-010 (b) </text:p>
          </table:table-cell>
          <table:table-cell office:value-type="float" office:value="0.455039635216" calcext:value-type="float">
            <text:p>0.455039635216</text:p>
          </table:table-cell>
          <table:table-cell office:value-type="float" office:value="0.455061432486" calcext:value-type="float">
            <text:p>0.455061432486</text:p>
          </table:table-cell>
          <table:table-cell table:style-name="ce14" table:formula="of:=[.D26]-[.C26]" office:value-type="float" office:value="0.0000217972700000124" calcext:value-type="float">
            <text:p>2.17972700000124E-05</text:p>
          </table:table-cell>
          <table:table-cell office:value-type="float" office:value="0.455035828512" calcext:value-type="float">
            <text:p>0.455035828512</text:p>
          </table:table-cell>
          <table:table-cell office:value-type="float" office:value="0.455163132221" calcext:value-type="float">
            <text:p>0.455163132221</text:p>
          </table:table-cell>
          <table:table-cell table:style-name="ce17" table:formula="of:=[.G26]-[.F26]" office:value-type="float" office:value="0.000127303709000048" calcext:value-type="float">
            <text:p>0.00012730370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455039635214709" calcext:value-type="float">
            <text:p>0.455039635214709</text:p>
          </table:table-cell>
          <table:table-cell office:value-type="float" office:value="0.455061432485596" calcext:value-type="float">
            <text:p>0.455061432485596</text:p>
          </table:table-cell>
          <table:table-cell table:style-name="ce20" table:formula="of:=[.M26]-[.L26]" office:value-type="float" office:value="0.0000217972708873027" calcext:value-type="float">
            <text:p>2.17972708873027E-05</text:p>
          </table:table-cell>
          <table:table-cell office:value-type="float" office:value="0.455037369069469" calcext:value-type="float">
            <text:p>0.455037369069469</text:p>
          </table:table-cell>
          <table:table-cell office:value-type="float" office:value="0.455147732517692" calcext:value-type="float">
            <text:p>0.455147732517692</text:p>
          </table:table-cell>
          <table:table-cell table:formula="of:=[.P26]-[.O26]" office:value-type="float" office:value="0.000110363448223016" calcext:value-type="float">
            <text:p>0.00011036344822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100_bounded.sm</text:p>
          </table:table-cell>
          <table:table-cell office:value-type="string" calcext:value-type="string">
            <text:p>Flat 10 111-100 (b) </text:p>
          </table:table-cell>
          <table:table-cell table:style-name="ce11" office:value-type="float" office:value="0.735728753663" calcext:value-type="float">
            <text:p>0.735728753663</text:p>
          </table:table-cell>
          <table:table-cell table:style-name="ce4" office:value-type="float" office:value="0.735761091765" calcext:value-type="float">
            <text:p>0.735761091765</text:p>
          </table:table-cell>
          <table:table-cell table:formula="of:=[.D27]-[.C27]" office:value-type="float" office:value="0.0000323381020000957" calcext:value-type="float">
            <text:p>3.23381020000957E-05</text:p>
          </table:table-cell>
          <table:table-cell table:style-name="ce4" office:value-type="float" office:value="0.735716653432" calcext:value-type="float">
            <text:p>0.735716653432</text:p>
          </table:table-cell>
          <table:table-cell table:style-name="ce4" office:value-type="float" office:value="0.73682552295" calcext:value-type="float">
            <text:p>0.73682552295</text:p>
          </table:table-cell>
          <table:table-cell table:formula="of:=[.G27]-[.F27]" office:value-type="float" office:value="0.00110886951800004" calcext:value-type="float">
            <text:p>0.00110886951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735728753662171" calcext:value-type="float">
            <text:p>0.735728753662171</text:p>
          </table:table-cell>
          <table:table-cell table:style-name="ce4" office:value-type="float" office:value="0.735761091763984" calcext:value-type="float">
            <text:p>0.735761091763984</text:p>
          </table:table-cell>
          <table:table-cell table:formula="of:=[.M27]-[.L27]" office:value-type="float" office:value="0.0000323381018129121" calcext:value-type="float">
            <text:p>3.23381018129121E-05</text:p>
          </table:table-cell>
          <table:table-cell table:style-name="ce4" office:value-type="float" office:value="0.735730354051883" calcext:value-type="float">
            <text:p>0.735730354051883</text:p>
          </table:table-cell>
          <table:table-cell table:style-name="ce4" office:value-type="float" office:value="0.735807969790995" calcext:value-type="float">
            <text:p>0.735807969790995</text:p>
          </table:table-cell>
          <table:table-cell table:style-name="ce8" table:formula="of:=[.P27]-[.O27]" office:value-type="float" office:value="0.0000776157391120247" calcext:value-type="float">
            <text:p>7.76157391120247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00to010_unbounded.sm</text:p>
          </table:table-cell>
          <table:table-cell office:value-type="string" calcext:value-type="string">
            <text:p>Flat 10 100-010 (u) </text:p>
          </table:table-cell>
          <table:table-cell office:value-type="float" office:value="0.455039635216" calcext:value-type="float">
            <text:p>0.455039635216</text:p>
          </table:table-cell>
          <table:table-cell office:value-type="float" office:value="0.455061432486" calcext:value-type="float">
            <text:p>0.455061432486</text:p>
          </table:table-cell>
          <table:table-cell table:style-name="ce14" table:formula="of:=[.D28]-[.C28]" office:value-type="float" office:value="0.0000217972700000124" calcext:value-type="float">
            <text:p>2.17972700000124E-05</text:p>
          </table:table-cell>
          <table:table-cell office:value-type="float" office:value="0.455035828512" calcext:value-type="float">
            <text:p>0.455035828512</text:p>
          </table:table-cell>
          <table:table-cell office:value-type="float" office:value="0.455163132221" calcext:value-type="float">
            <text:p>0.455163132221</text:p>
          </table:table-cell>
          <table:table-cell table:style-name="ce17" table:formula="of:=[.G28]-[.F28]" office:value-type="float" office:value="0.000127303709000048" calcext:value-type="float">
            <text:p>0.00012730370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455039635214709" calcext:value-type="float">
            <text:p>0.455039635214709</text:p>
          </table:table-cell>
          <table:table-cell office:value-type="float" office:value="0.455061432485596" calcext:value-type="float">
            <text:p>0.455061432485596</text:p>
          </table:table-cell>
          <table:table-cell table:style-name="ce20" table:formula="of:=[.M28]-[.L28]" office:value-type="float" office:value="0.0000217972708873027" calcext:value-type="float">
            <text:p>2.17972708873027E-05</text:p>
          </table:table-cell>
          <table:table-cell office:value-type="float" office:value="0.455037369069469" calcext:value-type="float">
            <text:p>0.455037369069469</text:p>
          </table:table-cell>
          <table:table-cell office:value-type="float" office:value="0.455147732517692" calcext:value-type="float">
            <text:p>0.455147732517692</text:p>
          </table:table-cell>
          <table:table-cell table:formula="of:=[.P28]-[.O28]" office:value-type="float" office:value="0.000110363448223016" calcext:value-type="float">
            <text:p>0.00011036344822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010_bounded.sm</text:p>
          </table:table-cell>
          <table:table-cell office:value-type="string" calcext:value-type="string">
            <text:p>Flat 10 111-010 (b) </text:p>
          </table:table-cell>
          <table:table-cell table:style-name="ce11" office:value-type="float" office:value="0.694665252981" calcext:value-type="float">
            <text:p>0.694665252981</text:p>
          </table:table-cell>
          <table:table-cell table:style-name="ce4" office:value-type="float" office:value="0.694709352931" calcext:value-type="float">
            <text:p>0.694709352931</text:p>
          </table:table-cell>
          <table:table-cell table:formula="of:=[.D29]-[.C29]" office:value-type="float" office:value="0.0000440999499999872" calcext:value-type="float">
            <text:p>4.40999499999872E-05</text:p>
          </table:table-cell>
          <table:table-cell table:style-name="ce4" office:value-type="float" office:value="0.694617878935" calcext:value-type="float">
            <text:p>0.694617878935</text:p>
          </table:table-cell>
          <table:table-cell table:style-name="ce4" office:value-type="float" office:value="0.697210453572" calcext:value-type="float">
            <text:p>0.697210453572</text:p>
          </table:table-cell>
          <table:table-cell table:formula="of:=[.G29]-[.F29]" office:value-type="float" office:value="0.00259257463699991" calcext:value-type="float">
            <text:p>0.00259257463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694665252980327" calcext:value-type="float">
            <text:p>0.694665252980327</text:p>
          </table:table-cell>
          <table:table-cell table:style-name="ce4" office:value-type="float" office:value="0.694709352930019" calcext:value-type="float">
            <text:p>0.694709352930019</text:p>
          </table:table-cell>
          <table:table-cell table:formula="of:=[.M29]-[.L29]" office:value-type="float" office:value="0.0000440999496920114" calcext:value-type="float">
            <text:p>4.40999496920114E-05</text:p>
          </table:table-cell>
          <table:table-cell table:style-name="ce4" office:value-type="float" office:value="0.694650098553912" calcext:value-type="float">
            <text:p>0.694650098553912</text:p>
          </table:table-cell>
          <table:table-cell table:style-name="ce4" office:value-type="float" office:value="0.695502477822912" calcext:value-type="float">
            <text:p>0.695502477822912</text:p>
          </table:table-cell>
          <table:table-cell table:style-name="ce8" table:formula="of:=[.P29]-[.O29]" office:value-type="float" office:value="0.000852379269000392" calcext:value-type="float">
            <text:p>0.00085237926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111to100_unbounded.sm</text:p>
          </table:table-cell>
          <table:table-cell office:value-type="string" calcext:value-type="string">
            <text:p>Flat 10 111-100 (u) </text:p>
          </table:table-cell>
          <table:table-cell office:value-type="float" office:value="0.735728753663" calcext:value-type="float">
            <text:p>0.735728753663</text:p>
          </table:table-cell>
          <table:table-cell office:value-type="float" office:value="0.735761091765" calcext:value-type="float">
            <text:p>0.735761091765</text:p>
          </table:table-cell>
          <table:table-cell table:style-name="ce14" table:formula="of:=[.D30]-[.C30]" office:value-type="float" office:value="0.0000323381020000957" calcext:value-type="float">
            <text:p>3.23381020000957E-05</text:p>
          </table:table-cell>
          <table:table-cell office:value-type="float" office:value="0.735716653432" calcext:value-type="float">
            <text:p>0.735716653432</text:p>
          </table:table-cell>
          <table:table-cell office:value-type="float" office:value="0.73682552295" calcext:value-type="float">
            <text:p>0.73682552295</text:p>
          </table:table-cell>
          <table:table-cell table:style-name="ce17" table:formula="of:=[.G30]-[.F30]" office:value-type="float" office:value="0.00110886951800004" calcext:value-type="float">
            <text:p>0.00110886951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735728753662171" calcext:value-type="float">
            <text:p>0.735728753662171</text:p>
          </table:table-cell>
          <table:table-cell office:value-type="float" office:value="0.735761091763984" calcext:value-type="float">
            <text:p>0.735761091763984</text:p>
          </table:table-cell>
          <table:table-cell table:style-name="ce20" table:formula="of:=[.M30]-[.L30]" office:value-type="float" office:value="0.0000323381018128011" calcext:value-type="float">
            <text:p>3.23381018128011E-05</text:p>
          </table:table-cell>
          <table:table-cell office:value-type="float" office:value="0.735730354051883" calcext:value-type="float">
            <text:p>0.735730354051883</text:p>
          </table:table-cell>
          <table:table-cell office:value-type="float" office:value="0.735807969790995" calcext:value-type="float">
            <text:p>0.735807969790995</text:p>
          </table:table-cell>
          <table:table-cell table:formula="of:=[.P30]-[.O30]" office:value-type="float" office:value="0.0000776157391120247" calcext:value-type="float">
            <text:p>7.76157391120247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Zero/Circuit0x8E_flat_10_010to100_unbounded.sm</text:p>
          </table:table-cell>
          <table:table-cell office:value-type="string" calcext:value-type="string">
            <text:p>Flat 10 010-100 (u) </text:p>
          </table:table-cell>
          <table:table-cell table:style-name="ce11" office:value-type="float" office:value="0.395056652367" calcext:value-type="float">
            <text:p>0.395056652367</text:p>
          </table:table-cell>
          <table:table-cell table:style-name="ce4" office:value-type="float" office:value="0.395069785754" calcext:value-type="float">
            <text:p>0.395069785754</text:p>
          </table:table-cell>
          <table:table-cell table:formula="of:=[.D31]-[.C31]" office:value-type="float" office:value="0.0000131333869999861" calcext:value-type="float">
            <text:p>1.31333869999861E-05</text:p>
          </table:table-cell>
          <table:table-cell table:style-name="ce4" office:value-type="float" office:value="0.395050940355" calcext:value-type="float">
            <text:p>0.395050940355</text:p>
          </table:table-cell>
          <table:table-cell table:style-name="ce4" office:value-type="float" office:value="0.39517946477" calcext:value-type="float">
            <text:p>0.39517946477</text:p>
          </table:table-cell>
          <table:table-cell table:formula="of:=[.G31]-[.F31]" office:value-type="float" office:value="0.000128524414999998" calcext:value-type="float">
            <text:p>0.0001285244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395056652366605" calcext:value-type="float">
            <text:p>0.395056652366605</text:p>
          </table:table-cell>
          <table:table-cell table:style-name="ce4" office:value-type="float" office:value="0.395069785752908" calcext:value-type="float">
            <text:p>0.395069785752908</text:p>
          </table:table-cell>
          <table:table-cell table:formula="of:=[.M31]-[.L31]" office:value-type="float" office:value="0.0000131333863030436" calcext:value-type="float">
            <text:p>1.31333863030436E-05</text:p>
          </table:table-cell>
          <table:table-cell table:style-name="ce4" office:value-type="float" office:value="0.395046189892852" calcext:value-type="float">
            <text:p>0.395046189892852</text:p>
          </table:table-cell>
          <table:table-cell table:style-name="ce4" office:value-type="float" office:value="0.395295901521682" calcext:value-type="float">
            <text:p>0.395295901521682</text:p>
          </table:table-cell>
          <table:table-cell table:style-name="ce8" table:formula="of:=[.P31]-[.O31]" office:value-type="float" office:value="0.000249711628830529" calcext:value-type="float">
            <text:p>0.000249711628831</text:p>
          </table:table-cell>
        </table:table-row>
        <table:table-row table:style-name="ro1">
          <table:table-cell table:style-name="ce40" office:value-type="string" calcext:value-type="string">
            <text:p>/opt/verificationTools/stamina-source/case-studies/HazardCct/Circuit0x8E_original/Reaction_based_abstraction/Glitch-Zero/Circuit0x8E_flat_10_100to111_bounded.sm</text:p>
          </table:table-cell>
          <table:table-cell office:value-type="string" calcext:value-type="string">
            <text:p>Flat 10 100-111 (b)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office:value-type="float" office:value="0.00800346859" calcext:value-type="float">
            <text:p>0.00800346859</text:p>
          </table:table-cell>
          <table:table-cell office:value-type="float" office:value="0.581408094744" calcext:value-type="float">
            <text:p>0.581408094744</text:p>
          </table:table-cell>
          <table:table-cell table:style-name="ce17" table:formula="of:=[.G32]-[.F32]" office:value-type="float" office:value="0.573404626154" calcext:value-type="float">
            <text:p>0.57340462615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0166304054453154" calcext:value-type="float">
            <text:p>0.016630405445315</text:p>
          </table:table-cell>
          <table:table-cell office:value-type="float" office:value="0.0167479611173269" calcext:value-type="float">
            <text:p>0.016747961117327</text:p>
          </table:table-cell>
          <table:table-cell table:style-name="ce20" table:formula="of:=[.M32]-[.L32]" office:value-type="float" office:value="0.000117555672011521" calcext:value-type="float">
            <text:p>0.000117555672012</text:p>
          </table:table-cell>
          <table:table-cell table:number-columns-repeated="2" office:value-type="string" calcext:value-type="string">
            <text:p>None</text:p>
          </table:table-cell>
          <table:table-cell table:formula="of:=[.P32]-[.O32]" office:value-type="string" office:string-value="" calcext:value-type="error">
            <text:p>#VALUE!</text:p>
          </table:table-cell>
        </table:table-row>
        <table:table-row table:style-name="ro1">
          <table:table-cell table:style-name="ce40" office:value-type="string" calcext:value-type="string">
            <text:p>/opt/verificationTools/stamina-source/case-studies/HazardCct/Circuit0x8E_original/Reaction_based_abstraction/Glitch-Zero/Circuit0x8E_flat_10_100to111_unbounded.sm</text:p>
          </table:table-cell>
          <table:table-cell office:value-type="string" calcext:value-type="string">
            <text:p>Flat 10 100-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00800346859" calcext:value-type="float">
            <text:p>0.00800346859</text:p>
          </table:table-cell>
          <table:table-cell table:style-name="ce4" office:value-type="float" office:value="0.581408094744" calcext:value-type="float">
            <text:p>0.581408094744</text:p>
          </table:table-cell>
          <table:table-cell table:formula="of:=[.G33]-[.F33]" office:value-type="float" office:value="0.573404626154" calcext:value-type="float">
            <text:p>0.57340462615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0166304054453154" calcext:value-type="float">
            <text:p>0.016630405445315</text:p>
          </table:table-cell>
          <table:table-cell table:style-name="ce4" office:value-type="float" office:value="0.0167479611173269" calcext:value-type="float">
            <text:p>0.016747961117327</text:p>
          </table:table-cell>
          <table:table-cell table:formula="of:=[.M33]-[.L33]" office:value-type="float" office:value="0.0001175556720115" calcext:value-type="float">
            <text:p>0.000117555672012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33]-[.O3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00_bounded.sm</text:p>
          </table:table-cell>
          <table:table-cell office:value-type="string" calcext:value-type="string">
            <text:p>Flat 10 101-000 (b) </text:p>
          </table:table-cell>
          <table:table-cell office:value-type="float" office:value="0.864444243742" calcext:value-type="float">
            <text:p>0.864444243742</text:p>
          </table:table-cell>
          <table:table-cell office:value-type="float" office:value="0.864444243742" calcext:value-type="float">
            <text:p>0.864444243742</text:p>
          </table:table-cell>
          <table:table-cell table:style-name="ce14" table:formula="of:=[.D34]-[.C34]" office:value-type="float" office:value="0" calcext:value-type="float">
            <text:p>0</text:p>
          </table:table-cell>
          <table:table-cell table:number-columns-repeated="2" office:value-type="float" office:value="0.864941425043" calcext:value-type="float">
            <text:p>0.864941425043</text:p>
          </table:table-cell>
          <table:table-cell table:style-name="ce17" table:formula="of:=[.G34]-[.F34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864429066668591" calcext:value-type="float">
            <text:p>0.864429066668591</text:p>
          </table:table-cell>
          <table:table-cell office:value-type="float" office:value="0.864444243729183" calcext:value-type="float">
            <text:p>0.864444243729183</text:p>
          </table:table-cell>
          <table:table-cell table:style-name="ce20" table:formula="of:=[.M34]-[.L34]" office:value-type="float" office:value="0.0000151770605919532" calcext:value-type="float">
            <text:p>1.51770605919532E-05</text:p>
          </table:table-cell>
          <table:table-cell office:value-type="float" office:value="0.86437376678234" calcext:value-type="float">
            <text:p>0.86437376678234</text:p>
          </table:table-cell>
          <table:table-cell office:value-type="float" office:value="0.864594796379499" calcext:value-type="float">
            <text:p>0.864594796379499</text:p>
          </table:table-cell>
          <table:table-cell table:formula="of:=[.P34]-[.O34]" office:value-type="float" office:value="0.000221029597158973" calcext:value-type="float">
            <text:p>0.00022102959715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00_unbounded.sm</text:p>
          </table:table-cell>
          <table:table-cell office:value-type="string" calcext:value-type="string">
            <text:p>Flat 10 101-000 (u) </text:p>
          </table:table-cell>
          <table:table-cell table:style-name="ce11" office:value-type="float" office:value="0.864444243742" calcext:value-type="float">
            <text:p>0.864444243742</text:p>
          </table:table-cell>
          <table:table-cell table:style-name="ce4" office:value-type="float" office:value="0.864444243742" calcext:value-type="float">
            <text:p>0.864444243742</text:p>
          </table:table-cell>
          <table:table-cell table:formula="of:=[.D35]-[.C35]" office:value-type="float" office:value="0" calcext:value-type="float">
            <text:p>0</text:p>
          </table:table-cell>
          <table:table-cell table:number-columns-repeated="2" table:style-name="ce4" office:value-type="float" office:value="0.864941425043" calcext:value-type="float">
            <text:p>0.864941425043</text:p>
          </table:table-cell>
          <table:table-cell table:formula="of:=[.G35]-[.F35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864429066668591" calcext:value-type="float">
            <text:p>0.864429066668591</text:p>
          </table:table-cell>
          <table:table-cell table:style-name="ce4" office:value-type="float" office:value="0.864444243729183" calcext:value-type="float">
            <text:p>0.864444243729183</text:p>
          </table:table-cell>
          <table:table-cell table:formula="of:=[.M35]-[.L35]" office:value-type="float" office:value="0.0000151770605920642" calcext:value-type="float">
            <text:p>1.51770605920642E-05</text:p>
          </table:table-cell>
          <table:table-cell table:style-name="ce4" office:value-type="float" office:value="0.86437376678234" calcext:value-type="float">
            <text:p>0.86437376678234</text:p>
          </table:table-cell>
          <table:table-cell table:style-name="ce4" office:value-type="float" office:value="0.864594796379499" calcext:value-type="float">
            <text:p>0.864594796379499</text:p>
          </table:table-cell>
          <table:table-cell table:style-name="ce8" table:formula="of:=[.P35]-[.O35]" office:value-type="float" office:value="0.000221029597159084" calcext:value-type="float">
            <text:p>0.00022102959715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101_bounded.sm</text:p>
          </table:table-cell>
          <table:table-cell office:value-type="string" calcext:value-type="string">
            <text:p>Flat 10 000-101 (b) </text:p>
          </table:table-cell>
          <table:table-cell office:value-type="float" office:value="0.99271464497" calcext:value-type="float">
            <text:p>0.99271464497</text:p>
          </table:table-cell>
          <table:table-cell office:value-type="float" office:value="0.99271464497" calcext:value-type="float">
            <text:p>0.99271464497</text:p>
          </table:table-cell>
          <table:table-cell table:style-name="ce14" table:formula="of:=[.D36]-[.C36]" office:value-type="float" office:value="0" calcext:value-type="float">
            <text:p>0</text:p>
          </table:table-cell>
          <table:table-cell table:number-columns-repeated="2" office:value-type="float" office:value="0.99951627183" calcext:value-type="float">
            <text:p>0.99951627183</text:p>
          </table:table-cell>
          <table:table-cell table:style-name="ce17" table:formula="of:=[.G36]-[.F36]" office:value-type="float" office:value="0" calcext:value-type="float">
            <text:p>0</text:p>
          </table:table-cell>
          <table:table-cell table:number-columns-repeated="2" office:value-type="float" office:value="0.999855503741" calcext:value-type="float">
            <text:p>0.999855503741</text:p>
          </table:table-cell>
          <table:table-cell table:formula="of:=[.J36]-[.I36]" office:value-type="float" office:value="0" calcext:value-type="float">
            <text:p>0</text:p>
          </table:table-cell>
          <table:table-cell office:value-type="float" office:value="0.990252576345262" calcext:value-type="float">
            <text:p>0.990252576345262</text:p>
          </table:table-cell>
          <table:table-cell office:value-type="float" office:value="0.990450428698079" calcext:value-type="float">
            <text:p>0.990450428698079</text:p>
          </table:table-cell>
          <table:table-cell table:style-name="ce20" table:formula="of:=[.M36]-[.L36]" office:value-type="float" office:value="0.000197852352817218" calcext:value-type="float">
            <text:p>0.000197852352817</text:p>
          </table:table-cell>
          <table:table-cell office:value-type="float" office:value="0.990109781795684" calcext:value-type="float">
            <text:p>0.990109781795684</text:p>
          </table:table-cell>
          <table:table-cell office:value-type="float" office:value="0.990754964657508" calcext:value-type="float">
            <text:p>0.990754964657508</text:p>
          </table:table-cell>
          <table:table-cell table:formula="of:=[.P36]-[.O36]" office:value-type="float" office:value="0.000645182861824023" calcext:value-type="float">
            <text:p>0.00064518286182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101_bounded.sm</text:p>
          </table:table-cell>
          <table:table-cell office:value-type="string" calcext:value-type="string">
            <text:p>Flat 10 011-101 (b) </text:p>
          </table:table-cell>
          <table:table-cell table:style-name="ce11" office:value-type="float" office:value="0.992869794357" calcext:value-type="float">
            <text:p>0.992869794357</text:p>
          </table:table-cell>
          <table:table-cell table:style-name="ce4" office:value-type="float" office:value="0.992869794357" calcext:value-type="float">
            <text:p>0.992869794357</text:p>
          </table:table-cell>
          <table:table-cell table:formula="of:=[.D37]-[.C37]" office:value-type="float" office:value="0" calcext:value-type="float">
            <text:p>0</text:p>
          </table:table-cell>
          <table:table-cell table:number-columns-repeated="2" table:style-name="ce4" office:value-type="float" office:value="0.996726672547" calcext:value-type="float">
            <text:p>0.996726672547</text:p>
          </table:table-cell>
          <table:table-cell table:formula="of:=[.G37]-[.F37]" office:value-type="float" office:value="0" calcext:value-type="float">
            <text:p>0</text:p>
          </table:table-cell>
          <table:table-cell table:number-columns-repeated="2" office:value-type="float" office:value="0.994720472495" calcext:value-type="float">
            <text:p>0.994720472495</text:p>
          </table:table-cell>
          <table:table-cell table:formula="of:=[.J37]-[.I37]" office:value-type="float" office:value="0" calcext:value-type="float">
            <text:p>0</text:p>
          </table:table-cell>
          <table:table-cell table:style-name="ce4" office:value-type="float" office:value="0.989524027503898" calcext:value-type="float">
            <text:p>0.989524027503898</text:p>
          </table:table-cell>
          <table:table-cell table:style-name="ce4" office:value-type="float" office:value="0.989731018314402" calcext:value-type="float">
            <text:p>0.989731018314402</text:p>
          </table:table-cell>
          <table:table-cell table:formula="of:=[.M37]-[.L37]" office:value-type="float" office:value="0.000206990810504015" calcext:value-type="float">
            <text:p>0.000206990810504</text:p>
          </table:table-cell>
          <table:table-cell table:style-name="ce4" office:value-type="float" office:value="0.989437309510747" calcext:value-type="float">
            <text:p>0.989437309510747</text:p>
          </table:table-cell>
          <table:table-cell table:style-name="ce4" office:value-type="float" office:value="0.989915051345625" calcext:value-type="float">
            <text:p>0.989915051345625</text:p>
          </table:table-cell>
          <table:table-cell table:style-name="ce8" table:formula="of:=[.P37]-[.O37]" office:value-type="float" office:value="0.000477741834877921" calcext:value-type="float">
            <text:p>0.00047774183487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000_unbounded.sm</text:p>
          </table:table-cell>
          <table:table-cell office:value-type="string" calcext:value-type="string">
            <text:p>Flat 10 011-000 (u) </text:p>
          </table:table-cell>
          <table:table-cell office:value-type="float" office:value="0.857484887859" calcext:value-type="float">
            <text:p>0.857484887859</text:p>
          </table:table-cell>
          <table:table-cell office:value-type="float" office:value="0.857484887859" calcext:value-type="float">
            <text:p>0.857484887859</text:p>
          </table:table-cell>
          <table:table-cell table:style-name="ce14" table:formula="of:=[.D38]-[.C38]" office:value-type="float" office:value="0" calcext:value-type="float">
            <text:p>0</text:p>
          </table:table-cell>
          <table:table-cell table:number-columns-repeated="2" office:value-type="float" office:value="0.858194220756" calcext:value-type="float">
            <text:p>0.858194220756</text:p>
          </table:table-cell>
          <table:table-cell table:style-name="ce17" table:formula="of:=[.G38]-[.F3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]-[.I38]" office:value-type="float" office:value="0" calcext:value-type="float">
            <text:p>0</text:p>
          </table:table-cell>
          <table:table-cell office:value-type="float" office:value="0.857457801111361" calcext:value-type="float">
            <text:p>0.857457801111361</text:p>
          </table:table-cell>
          <table:table-cell office:value-type="float" office:value="0.857484887846358" calcext:value-type="float">
            <text:p>0.857484887846358</text:p>
          </table:table-cell>
          <table:table-cell table:style-name="ce20" table:formula="of:=[.M38]-[.L38]" office:value-type="float" office:value="0.0000270867349970727" calcext:value-type="float">
            <text:p>2.70867349970727E-05</text:p>
          </table:table-cell>
          <table:table-cell office:value-type="float" office:value="0.857242044072255" calcext:value-type="float">
            <text:p>0.857242044072255</text:p>
          </table:table-cell>
          <table:table-cell office:value-type="float" office:value="0.857941148766086" calcext:value-type="float">
            <text:p>0.857941148766086</text:p>
          </table:table-cell>
          <table:table-cell table:formula="of:=[.P38]-[.O38]" office:value-type="float" office:value="0.000699104693830943" calcext:value-type="float">
            <text:p>0.00069910469383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101_unbounded.sm</text:p>
          </table:table-cell>
          <table:table-cell office:value-type="string" calcext:value-type="string">
            <text:p>Flat 10 000-101 (u) </text:p>
          </table:table-cell>
          <table:table-cell table:style-name="ce11" office:value-type="float" office:value="0.99271464497" calcext:value-type="float">
            <text:p>0.99271464497</text:p>
          </table:table-cell>
          <table:table-cell table:style-name="ce4" office:value-type="float" office:value="0.99271464497" calcext:value-type="float">
            <text:p>0.99271464497</text:p>
          </table:table-cell>
          <table:table-cell table:formula="of:=[.D39]-[.C39]" office:value-type="float" office:value="0" calcext:value-type="float">
            <text:p>0</text:p>
          </table:table-cell>
          <table:table-cell table:number-columns-repeated="2" table:style-name="ce4" office:value-type="float" office:value="0.99951627183" calcext:value-type="float">
            <text:p>0.99951627183</text:p>
          </table:table-cell>
          <table:table-cell table:formula="of:=[.G39]-[.F39]" office:value-type="float" office:value="0" calcext:value-type="float">
            <text:p>0</text:p>
          </table:table-cell>
          <table:table-cell table:number-columns-repeated="2" office:value-type="float" office:value="0.999855503741" calcext:value-type="float">
            <text:p>0.999855503741</text:p>
          </table:table-cell>
          <table:table-cell table:formula="of:=[.J39]-[.I39]" office:value-type="float" office:value="0" calcext:value-type="float">
            <text:p>0</text:p>
          </table:table-cell>
          <table:table-cell table:style-name="ce4" office:value-type="float" office:value="0.990252576345262" calcext:value-type="float">
            <text:p>0.990252576345262</text:p>
          </table:table-cell>
          <table:table-cell table:style-name="ce4" office:value-type="float" office:value="0.990450428698079" calcext:value-type="float">
            <text:p>0.990450428698079</text:p>
          </table:table-cell>
          <table:table-cell table:formula="of:=[.M39]-[.L39]" office:value-type="float" office:value="0.000197852352816996" calcext:value-type="float">
            <text:p>0.000197852352817</text:p>
          </table:table-cell>
          <table:table-cell table:style-name="ce4" office:value-type="float" office:value="0.990109781795684" calcext:value-type="float">
            <text:p>0.990109781795684</text:p>
          </table:table-cell>
          <table:table-cell table:style-name="ce4" office:value-type="float" office:value="0.990754964657508" calcext:value-type="float">
            <text:p>0.990754964657508</text:p>
          </table:table-cell>
          <table:table-cell table:style-name="ce8" table:formula="of:=[.P39]-[.O39]" office:value-type="float" office:value="0.000645182861824356" calcext:value-type="float">
            <text:p>0.00064518286182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11_bounded.sm</text:p>
          </table:table-cell>
          <table:table-cell office:value-type="string" calcext:value-type="string">
            <text:p>Flat 10 101-011 (b) </text:p>
          </table:table-cell>
          <table:table-cell office:value-type="float" office:value="0.993805316924" calcext:value-type="float">
            <text:p>0.993805316924</text:p>
          </table:table-cell>
          <table:table-cell office:value-type="float" office:value="0.993805316924" calcext:value-type="float">
            <text:p>0.993805316924</text:p>
          </table:table-cell>
          <table:table-cell table:style-name="ce14" table:formula="of:=[.D40]-[.C40]" office:value-type="float" office:value="0" calcext:value-type="float">
            <text:p>0</text:p>
          </table:table-cell>
          <table:table-cell table:number-columns-repeated="2" office:value-type="float" office:value="0.997620295683" calcext:value-type="float">
            <text:p>0.997620295683</text:p>
          </table:table-cell>
          <table:table-cell table:style-name="ce17" table:formula="of:=[.G40]-[.F40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989518849276555" calcext:value-type="float">
            <text:p>0.989518849276555</text:p>
          </table:table-cell>
          <table:table-cell office:value-type="float" office:value="0.989747968925824" calcext:value-type="float">
            <text:p>0.989747968925824</text:p>
          </table:table-cell>
          <table:table-cell table:style-name="ce20" table:formula="of:=[.M40]-[.L40]" office:value-type="float" office:value="0.00022911964926875" calcext:value-type="float">
            <text:p>0.000229119649269</text:p>
          </table:table-cell>
          <table:table-cell office:value-type="float" office:value="0.989325367092392" calcext:value-type="float">
            <text:p>0.989325367092392</text:p>
          </table:table-cell>
          <table:table-cell office:value-type="float" office:value="0.990131870681788" calcext:value-type="float">
            <text:p>0.990131870681788</text:p>
          </table:table-cell>
          <table:table-cell table:formula="of:=[.P40]-[.O40]" office:value-type="float" office:value="0.000806503589395935" calcext:value-type="float">
            <text:p>0.00080650358939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011_bounded.sm</text:p>
          </table:table-cell>
          <table:table-cell office:value-type="string" calcext:value-type="string">
            <text:p>Flat 10 000-011 (b) </text:p>
          </table:table-cell>
          <table:table-cell table:style-name="ce11" office:value-type="float" office:value="0.831409905739" calcext:value-type="float">
            <text:p>0.831409905739</text:p>
          </table:table-cell>
          <table:table-cell table:style-name="ce4" office:value-type="float" office:value="0.831409905739" calcext:value-type="float">
            <text:p>0.831409905739</text:p>
          </table:table-cell>
          <table:table-cell table:formula="of:=[.D41]-[.C41]" office:value-type="float" office:value="0" calcext:value-type="float">
            <text:p>0</text:p>
          </table:table-cell>
          <table:table-cell table:number-columns-repeated="2" table:style-name="ce4" office:value-type="float" office:value="0.929724956017" calcext:value-type="float">
            <text:p>0.929724956017</text:p>
          </table:table-cell>
          <table:table-cell table:formula="of:=[.G41]-[.F41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826030487803713" calcext:value-type="float">
            <text:p>0.826030487803713</text:p>
          </table:table-cell>
          <table:table-cell table:style-name="ce4" office:value-type="float" office:value="0.826150808816149" calcext:value-type="float">
            <text:p>0.826150808816149</text:p>
          </table:table-cell>
          <table:table-cell table:formula="of:=[.M41]-[.L41]" office:value-type="float" office:value="0.000120321012435975" calcext:value-type="float">
            <text:p>0.000120321012436</text:p>
          </table:table-cell>
          <table:table-cell table:style-name="ce4" office:value-type="float" office:value="0.825854589251738" calcext:value-type="float">
            <text:p>0.825854589251738</text:p>
          </table:table-cell>
          <table:table-cell table:style-name="ce4" office:value-type="float" office:value="0.826476408617915" calcext:value-type="float">
            <text:p>0.826476408617915</text:p>
          </table:table-cell>
          <table:table-cell table:style-name="ce8" table:formula="of:=[.P41]-[.O41]" office:value-type="float" office:value="0.000621819366176113" calcext:value-type="float">
            <text:p>0.00062181936617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101to011_unbounded.sm</text:p>
          </table:table-cell>
          <table:table-cell office:value-type="string" calcext:value-type="string">
            <text:p>Flat 10 101-011 (u) </text:p>
          </table:table-cell>
          <table:table-cell office:value-type="float" office:value="0.993805316924" calcext:value-type="float">
            <text:p>0.993805316924</text:p>
          </table:table-cell>
          <table:table-cell office:value-type="float" office:value="0.993805316924" calcext:value-type="float">
            <text:p>0.993805316924</text:p>
          </table:table-cell>
          <table:table-cell table:style-name="ce14" table:formula="of:=[.D42]-[.C42]" office:value-type="float" office:value="0" calcext:value-type="float">
            <text:p>0</text:p>
          </table:table-cell>
          <table:table-cell table:number-columns-repeated="2" office:value-type="float" office:value="0.997620295683" calcext:value-type="float">
            <text:p>0.997620295683</text:p>
          </table:table-cell>
          <table:table-cell table:style-name="ce17" table:formula="of:=[.G42]-[.F42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989518849276555" calcext:value-type="float">
            <text:p>0.989518849276555</text:p>
          </table:table-cell>
          <table:table-cell office:value-type="float" office:value="0.989747968925824" calcext:value-type="float">
            <text:p>0.989747968925824</text:p>
          </table:table-cell>
          <table:table-cell table:style-name="ce20" table:formula="of:=[.M42]-[.L42]" office:value-type="float" office:value="0.00022911964926875" calcext:value-type="float">
            <text:p>0.000229119649269</text:p>
          </table:table-cell>
          <table:table-cell office:value-type="float" office:value="0.989325367092392" calcext:value-type="float">
            <text:p>0.989325367092392</text:p>
          </table:table-cell>
          <table:table-cell office:value-type="float" office:value="0.990131870681788" calcext:value-type="float">
            <text:p>0.990131870681788</text:p>
          </table:table-cell>
          <table:table-cell table:formula="of:=[.P42]-[.O42]" office:value-type="float" office:value="0.000806503589395935" calcext:value-type="float">
            <text:p>0.00080650358939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00to011_unbounded.sm</text:p>
          </table:table-cell>
          <table:table-cell office:value-type="string" calcext:value-type="string">
            <text:p>Flat 10 000-011 (u) </text:p>
          </table:table-cell>
          <table:table-cell table:style-name="ce11" office:value-type="float" office:value="0.831409905739" calcext:value-type="float">
            <text:p>0.831409905739</text:p>
          </table:table-cell>
          <table:table-cell table:style-name="ce4" office:value-type="float" office:value="0.831409905739" calcext:value-type="float">
            <text:p>0.831409905739</text:p>
          </table:table-cell>
          <table:table-cell table:formula="of:=[.D43]-[.C43]" office:value-type="float" office:value="0" calcext:value-type="float">
            <text:p>0</text:p>
          </table:table-cell>
          <table:table-cell table:number-columns-repeated="2" table:style-name="ce4" office:value-type="float" office:value="0.929724956017" calcext:value-type="float">
            <text:p>0.929724956017</text:p>
          </table:table-cell>
          <table:table-cell table:formula="of:=[.G43]-[.F43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826030487803713" calcext:value-type="float">
            <text:p>0.826030487803713</text:p>
          </table:table-cell>
          <table:table-cell table:style-name="ce4" office:value-type="float" office:value="0.826150808816149" calcext:value-type="float">
            <text:p>0.826150808816149</text:p>
          </table:table-cell>
          <table:table-cell table:formula="of:=[.M43]-[.L43]" office:value-type="float" office:value="0.000120321012435975" calcext:value-type="float">
            <text:p>0.000120321012436</text:p>
          </table:table-cell>
          <table:table-cell table:style-name="ce4" office:value-type="float" office:value="0.825854589251738" calcext:value-type="float">
            <text:p>0.825854589251738</text:p>
          </table:table-cell>
          <table:table-cell table:style-name="ce4" office:value-type="float" office:value="0.826476408617915" calcext:value-type="float">
            <text:p>0.826476408617915</text:p>
          </table:table-cell>
          <table:table-cell table:style-name="ce8" table:formula="of:=[.P43]-[.O43]" office:value-type="float" office:value="0.000621819366176113" calcext:value-type="float">
            <text:p>0.00062181936617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000_bounded.sm</text:p>
          </table:table-cell>
          <table:table-cell office:value-type="string" calcext:value-type="string">
            <text:p>Flat 10 011-000 (b) </text:p>
          </table:table-cell>
          <table:table-cell office:value-type="float" office:value="0.857484887859" calcext:value-type="float">
            <text:p>0.857484887859</text:p>
          </table:table-cell>
          <table:table-cell office:value-type="float" office:value="0.857484887859" calcext:value-type="float">
            <text:p>0.857484887859</text:p>
          </table:table-cell>
          <table:table-cell table:style-name="ce14" table:formula="of:=[.D44]-[.C44]" office:value-type="float" office:value="0" calcext:value-type="float">
            <text:p>0</text:p>
          </table:table-cell>
          <table:table-cell table:number-columns-repeated="2" office:value-type="float" office:value="0.858194220756" calcext:value-type="float">
            <text:p>0.858194220756</text:p>
          </table:table-cell>
          <table:table-cell table:style-name="ce17" table:formula="of:=[.G44]-[.F4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]-[.I44]" office:value-type="float" office:value="0" calcext:value-type="float">
            <text:p>0</text:p>
          </table:table-cell>
          <table:table-cell office:value-type="float" office:value="0.857457801111361" calcext:value-type="float">
            <text:p>0.857457801111361</text:p>
          </table:table-cell>
          <table:table-cell office:value-type="float" office:value="0.857484887846358" calcext:value-type="float">
            <text:p>0.857484887846358</text:p>
          </table:table-cell>
          <table:table-cell table:style-name="ce20" table:formula="of:=[.M44]-[.L44]" office:value-type="float" office:value="0.0000270867349970727" calcext:value-type="float">
            <text:p>2.70867349970727E-05</text:p>
          </table:table-cell>
          <table:table-cell office:value-type="float" office:value="0.857242044072255" calcext:value-type="float">
            <text:p>0.857242044072255</text:p>
          </table:table-cell>
          <table:table-cell office:value-type="float" office:value="0.857941148766086" calcext:value-type="float">
            <text:p>0.857941148766086</text:p>
          </table:table-cell>
          <table:table-cell table:formula="of:=[.P44]-[.O44]" office:value-type="float" office:value="0.000699104693830943" calcext:value-type="float">
            <text:p>0.00069910469383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Reaction_based_abstraction/Glitch-One/Circuit0x8E_flat_10_011to101_unbounded.sm</text:p>
          </table:table-cell>
          <table:table-cell office:value-type="string" calcext:value-type="string">
            <text:p>Flat 10 011-101 (u) </text:p>
          </table:table-cell>
          <table:table-cell table:style-name="ce11" office:value-type="float" office:value="0.992869794357" calcext:value-type="float">
            <text:p>0.992869794357</text:p>
          </table:table-cell>
          <table:table-cell table:style-name="ce4" office:value-type="float" office:value="0.992869794357" calcext:value-type="float">
            <text:p>0.992869794357</text:p>
          </table:table-cell>
          <table:table-cell table:formula="of:=[.D45]-[.C45]" office:value-type="float" office:value="0" calcext:value-type="float">
            <text:p>0</text:p>
          </table:table-cell>
          <table:table-cell table:number-columns-repeated="2" table:style-name="ce4" office:value-type="float" office:value="0.996726672547" calcext:value-type="float">
            <text:p>0.996726672547</text:p>
          </table:table-cell>
          <table:table-cell table:formula="of:=[.G45]-[.F45]" office:value-type="float" office:value="0" calcext:value-type="float">
            <text:p>0</text:p>
          </table:table-cell>
          <table:table-cell table:number-columns-repeated="2" office:value-type="float" office:value="0.994720472495" calcext:value-type="float">
            <text:p>0.994720472495</text:p>
          </table:table-cell>
          <table:table-cell table:formula="of:=[.J45]-[.I45]" office:value-type="float" office:value="0" calcext:value-type="float">
            <text:p>0</text:p>
          </table:table-cell>
          <table:table-cell table:style-name="ce4" office:value-type="float" office:value="0.989524027503898" calcext:value-type="float">
            <text:p>0.989524027503898</text:p>
          </table:table-cell>
          <table:table-cell table:style-name="ce4" office:value-type="float" office:value="0.989731018314402" calcext:value-type="float">
            <text:p>0.989731018314402</text:p>
          </table:table-cell>
          <table:table-cell table:formula="of:=[.M45]-[.L45]" office:value-type="float" office:value="0.000206990810504015" calcext:value-type="float">
            <text:p>0.000206990810504</text:p>
          </table:table-cell>
          <table:table-cell table:style-name="ce4" office:value-type="float" office:value="0.989437309510747" calcext:value-type="float">
            <text:p>0.989437309510747</text:p>
          </table:table-cell>
          <table:table-cell table:style-name="ce4" office:value-type="float" office:value="0.989915051345625" calcext:value-type="float">
            <text:p>0.989915051345625</text:p>
          </table:table-cell>
          <table:table-cell table:style-name="ce8" table:formula="of:=[.P45]-[.O45]" office:value-type="float" office:value="0.000477741834877921" calcext:value-type="float">
            <text:p>0.00047774183487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11to100_unb.sm</text:p>
          </table:table-cell>
          <table:table-cell office:value-type="string" calcext:value-type="string">
            <text:p><text:s/>111to100 (u) </text:p>
          </table:table-cell>
          <table:table-cell office:value-type="float" office:value="0.735728753663" calcext:value-type="float">
            <text:p>0.735728753663</text:p>
          </table:table-cell>
          <table:table-cell office:value-type="float" office:value="0.735761091765" calcext:value-type="float">
            <text:p>0.735761091765</text:p>
          </table:table-cell>
          <table:table-cell table:style-name="ce14" table:formula="of:=[.D46]-[.C46]" office:value-type="float" office:value="0.0000323381020000957" calcext:value-type="float">
            <text:p>3.23381020000957E-05</text:p>
          </table:table-cell>
          <table:table-cell office:value-type="float" office:value="0.735716653432" calcext:value-type="float">
            <text:p>0.735716653432</text:p>
          </table:table-cell>
          <table:table-cell office:value-type="float" office:value="0.73682552295" calcext:value-type="float">
            <text:p>0.73682552295</text:p>
          </table:table-cell>
          <table:table-cell table:style-name="ce17" table:formula="of:=[.G46]-[.F46]" office:value-type="float" office:value="0.00110886951800004" calcext:value-type="float">
            <text:p>0.00110886951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735728753662171" calcext:value-type="float">
            <text:p>0.735728753662171</text:p>
          </table:table-cell>
          <table:table-cell office:value-type="float" office:value="0.735761091763985" calcext:value-type="float">
            <text:p>0.735761091763985</text:p>
          </table:table-cell>
          <table:table-cell table:style-name="ce20" table:formula="of:=[.M46]-[.L46]" office:value-type="float" office:value="0.0000323381018133562" calcext:value-type="float">
            <text:p>3.23381018133562E-05</text:p>
          </table:table-cell>
          <table:table-cell office:value-type="float" office:value="0.735729484067561" calcext:value-type="float">
            <text:p>0.735729484067561</text:p>
          </table:table-cell>
          <table:table-cell office:value-type="float" office:value="0.735898903044209" calcext:value-type="float">
            <text:p>0.735898903044209</text:p>
          </table:table-cell>
          <table:table-cell table:formula="of:=[.P46]-[.O46]" office:value-type="float" office:value="0.000169418976648017" calcext:value-type="float">
            <text:p>0.00016941897664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010to100_unb.sm</text:p>
          </table:table-cell>
          <table:table-cell office:value-type="string" calcext:value-type="string">
            <text:p><text:s/>010to100 (u) </text:p>
          </table:table-cell>
          <table:table-cell table:style-name="ce11" office:value-type="float" office:value="0.395056652367" calcext:value-type="float">
            <text:p>0.395056652367</text:p>
          </table:table-cell>
          <table:table-cell table:style-name="ce4" office:value-type="float" office:value="0.395069785754" calcext:value-type="float">
            <text:p>0.395069785754</text:p>
          </table:table-cell>
          <table:table-cell table:formula="of:=[.D47]-[.C47]" office:value-type="float" office:value="0.0000131333869999861" calcext:value-type="float">
            <text:p>1.31333869999861E-05</text:p>
          </table:table-cell>
          <table:table-cell table:style-name="ce4" office:value-type="float" office:value="0.395050940355" calcext:value-type="float">
            <text:p>0.395050940355</text:p>
          </table:table-cell>
          <table:table-cell table:style-name="ce4" office:value-type="float" office:value="0.39517946477" calcext:value-type="float">
            <text:p>0.39517946477</text:p>
          </table:table-cell>
          <table:table-cell table:formula="of:=[.G47]-[.F47]" office:value-type="float" office:value="0.000128524414999998" calcext:value-type="float">
            <text:p>0.0001285244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395056652366605" calcext:value-type="float">
            <text:p>0.395056652366605</text:p>
          </table:table-cell>
          <table:table-cell table:style-name="ce4" office:value-type="float" office:value="0.395069785752909" calcext:value-type="float">
            <text:p>0.395069785752909</text:p>
          </table:table-cell>
          <table:table-cell table:formula="of:=[.M47]-[.L47]" office:value-type="float" office:value="0.0000131333863040428" calcext:value-type="float">
            <text:p>1.31333863040428E-05</text:p>
          </table:table-cell>
          <table:table-cell table:style-name="ce4" office:value-type="float" office:value="0.395046188588304" calcext:value-type="float">
            <text:p>0.395046188588304</text:p>
          </table:table-cell>
          <table:table-cell table:style-name="ce4" office:value-type="float" office:value="0.395320899302231" calcext:value-type="float">
            <text:p>0.395320899302231</text:p>
          </table:table-cell>
          <table:table-cell table:style-name="ce8" table:formula="of:=[.P47]-[.O47]" office:value-type="float" office:value="0.000274710713927373" calcext:value-type="float">
            <text:p>0.00027471071392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11to010_unb.sm</text:p>
          </table:table-cell>
          <table:table-cell office:value-type="string" calcext:value-type="string">
            <text:p><text:s/>111to010 (u) </text:p>
          </table:table-cell>
          <table:table-cell office:value-type="float" office:value="0.694665252981" calcext:value-type="float">
            <text:p>0.694665252981</text:p>
          </table:table-cell>
          <table:table-cell office:value-type="float" office:value="0.694709352931" calcext:value-type="float">
            <text:p>0.694709352931</text:p>
          </table:table-cell>
          <table:table-cell table:style-name="ce14" table:formula="of:=[.D48]-[.C48]" office:value-type="float" office:value="0.0000440999499999872" calcext:value-type="float">
            <text:p>4.40999499999872E-05</text:p>
          </table:table-cell>
          <table:table-cell office:value-type="float" office:value="0.694617878935" calcext:value-type="float">
            <text:p>0.694617878935</text:p>
          </table:table-cell>
          <table:table-cell office:value-type="float" office:value="0.697210453572" calcext:value-type="float">
            <text:p>0.697210453572</text:p>
          </table:table-cell>
          <table:table-cell table:style-name="ce17" table:formula="of:=[.G48]-[.F48]" office:value-type="float" office:value="0.00259257463699991" calcext:value-type="float">
            <text:p>0.00259257463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694665252980328" calcext:value-type="float">
            <text:p>0.694665252980328</text:p>
          </table:table-cell>
          <table:table-cell office:value-type="float" office:value="0.694709352930018" calcext:value-type="float">
            <text:p>0.694709352930018</text:p>
          </table:table-cell>
          <table:table-cell table:style-name="ce20" table:formula="of:=[.M48]-[.L48]" office:value-type="float" office:value="0.000044099949690013" calcext:value-type="float">
            <text:p>4.4099949690013E-05</text:p>
          </table:table-cell>
          <table:table-cell office:value-type="float" office:value="0.69465043549676" calcext:value-type="float">
            <text:p>0.69465043549676</text:p>
          </table:table-cell>
          <table:table-cell office:value-type="float" office:value="0.695515864422799" calcext:value-type="float">
            <text:p>0.695515864422799</text:p>
          </table:table-cell>
          <table:table-cell table:formula="of:=[.P48]-[.O48]" office:value-type="float" office:value="0.000865428926039025" calcext:value-type="float">
            <text:p>0.000865428926039</text:p>
          </table:table-cell>
        </table:table-row>
        <table:table-row table:style-name="ro1">
          <table:table-cell table:style-name="ce40" office:value-type="string" calcext:value-type="string">
            <text:p>/opt/verificationTools/stamina-source/case-studies/HazardCct/Circuit0x8E_original/No_abstraction/Glitch_Zero/Unbounded/Circuit0x8E_100to111_unb.sm</text:p>
          </table:table-cell>
          <table:table-cell office:value-type="string" calcext:value-type="string">
            <text:p><text:s/>100to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00800346859" calcext:value-type="float">
            <text:p>0.00800346859</text:p>
          </table:table-cell>
          <table:table-cell table:style-name="ce4" office:value-type="float" office:value="0.581408094744" calcext:value-type="float">
            <text:p>0.581408094744</text:p>
          </table:table-cell>
          <table:table-cell table:formula="of:=[.G49]-[.F49]" office:value-type="float" office:value="0.573404626154" calcext:value-type="float">
            <text:p>0.57340462615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0166304054453154" calcext:value-type="float">
            <text:p>0.016630405445315</text:p>
          </table:table-cell>
          <table:table-cell table:style-name="ce4" office:value-type="float" office:value="0.0167479611173269" calcext:value-type="float">
            <text:p>0.016747961117327</text:p>
          </table:table-cell>
          <table:table-cell table:formula="of:=[.M49]-[.L49]" office:value-type="float" office:value="0.0001175556720115" calcext:value-type="float">
            <text:p>0.000117555672012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49]-[.O49]" office:value-type="string" office:string-value="" calcext:value-type="error">
            <text:p>#VALUE!</text:p>
          </table:table-cell>
        </table:table-row>
        <table:table-row table:style-name="ro1">
          <table:table-cell table:style-name="ce41" office:value-type="string" calcext:value-type="string">
            <text:p>/opt/verificationTools/stamina-source/case-studies/HazardCct/Circuit0x8E_original/No_abstraction/Glitch_Zero/Unbounded/Circuit0x8E_010to111_unb.sm</text:p>
          </table:table-cell>
          <table:table-cell office:value-type="string" calcext:value-type="string">
            <text:p><text:s/>010to111 (u)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office:value-type="float" office:value="0.000563426014" calcext:value-type="float">
            <text:p>0.000563426014</text:p>
          </table:table-cell>
          <table:table-cell office:value-type="float" office:value="1" calcext:value-type="float">
            <text:p>1</text:p>
          </table:table-cell>
          <table:table-cell table:style-name="ce17" table:formula="of:=[.G50]-[.F50]" office:value-type="float" office:value="0.999436573986" calcext:value-type="float">
            <text:p>0.99943657398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50]-[.O5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Unbounded/Circuit0x8E_100to010_unb.sm</text:p>
          </table:table-cell>
          <table:table-cell office:value-type="string" calcext:value-type="string">
            <text:p><text:s/>100to010 (u) </text:p>
          </table:table-cell>
          <table:table-cell table:style-name="ce11" office:value-type="float" office:value="0.455039635216" calcext:value-type="float">
            <text:p>0.455039635216</text:p>
          </table:table-cell>
          <table:table-cell table:style-name="ce4" office:value-type="float" office:value="0.455061432486" calcext:value-type="float">
            <text:p>0.455061432486</text:p>
          </table:table-cell>
          <table:table-cell table:formula="of:=[.D51]-[.C51]" office:value-type="float" office:value="0.0000217972700000124" calcext:value-type="float">
            <text:p>2.17972700000124E-05</text:p>
          </table:table-cell>
          <table:table-cell table:style-name="ce4" office:value-type="float" office:value="0.455035828512" calcext:value-type="float">
            <text:p>0.455035828512</text:p>
          </table:table-cell>
          <table:table-cell table:style-name="ce4" office:value-type="float" office:value="0.455163132221" calcext:value-type="float">
            <text:p>0.455163132221</text:p>
          </table:table-cell>
          <table:table-cell table:formula="of:=[.G51]-[.F51]" office:value-type="float" office:value="0.000127303709000048" calcext:value-type="float">
            <text:p>0.00012730370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455039635214709" calcext:value-type="float">
            <text:p>0.455039635214709</text:p>
          </table:table-cell>
          <table:table-cell table:style-name="ce4" office:value-type="float" office:value="0.455061432485597" calcext:value-type="float">
            <text:p>0.455061432485597</text:p>
          </table:table-cell>
          <table:table-cell table:formula="of:=[.M51]-[.L51]" office:value-type="float" office:value="0.0000217972708879688" calcext:value-type="float">
            <text:p>2.17972708879688E-05</text:p>
          </table:table-cell>
          <table:table-cell table:style-name="ce4" office:value-type="float" office:value="0.455037275762605" calcext:value-type="float">
            <text:p>0.455037275762605</text:p>
          </table:table-cell>
          <table:table-cell table:style-name="ce4" office:value-type="float" office:value="0.455150969773267" calcext:value-type="float">
            <text:p>0.455150969773267</text:p>
          </table:table-cell>
          <table:table-cell table:style-name="ce8" table:formula="of:=[.P51]-[.O51]" office:value-type="float" office:value="0.000113694010661858" calcext:value-type="float">
            <text:p>0.000113694010662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11to010.sm</text:p>
          </table:table-cell>
          <table:table-cell office:value-type="string" calcext:value-type="string">
            <text:p><text:s/>111to010 </text:p>
          </table:table-cell>
          <table:table-cell office:value-type="float" office:value="0.694680273763" calcext:value-type="float">
            <text:p>0.694680273763</text:p>
          </table:table-cell>
          <table:table-cell office:value-type="float" office:value="0.694736569511" calcext:value-type="float">
            <text:p>0.694736569511</text:p>
          </table:table-cell>
          <table:table-cell table:style-name="ce14" table:formula="of:=[.D52]-[.C52]" office:value-type="float" office:value="0.0000562957480000348" calcext:value-type="float">
            <text:p>5.62957480000348E-05</text:p>
          </table:table-cell>
          <table:table-cell office:value-type="float" office:value="0.69462472438" calcext:value-type="float">
            <text:p>0.69462472438</text:p>
          </table:table-cell>
          <table:table-cell office:value-type="float" office:value="0.697778518815" calcext:value-type="float">
            <text:p>0.697778518815</text:p>
          </table:table-cell>
          <table:table-cell table:style-name="ce17" table:formula="of:=[.G52]-[.F52]" office:value-type="float" office:value="0.00315379443499997" calcext:value-type="float">
            <text:p>0.00315379443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694680273761958" calcext:value-type="float">
            <text:p>0.694680273761958</text:p>
          </table:table-cell>
          <table:table-cell office:value-type="float" office:value="0.69473656951071" calcext:value-type="float">
            <text:p>0.69473656951071</text:p>
          </table:table-cell>
          <table:table-cell table:style-name="ce20" table:formula="of:=[.M52]-[.L52]" office:value-type="float" office:value="0.0000562957487514337" calcext:value-type="float">
            <text:p>5.62957487514337E-05</text:p>
          </table:table-cell>
          <table:table-cell office:value-type="float" office:value="0.694667320986485" calcext:value-type="float">
            <text:p>0.694667320986485</text:p>
          </table:table-cell>
          <table:table-cell office:value-type="float" office:value="0.695469515335706" calcext:value-type="float">
            <text:p>0.695469515335706</text:p>
          </table:table-cell>
          <table:table-cell table:formula="of:=[.P52]-[.O52]" office:value-type="float" office:value="0.000802194349221019" calcext:value-type="float">
            <text:p>0.000802194349221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010to100.sm</text:p>
          </table:table-cell>
          <table:table-cell office:value-type="string" calcext:value-type="string">
            <text:p><text:s/>010to100 </text:p>
          </table:table-cell>
          <table:table-cell table:style-name="ce11" office:value-type="float" office:value="0.396587983857" calcext:value-type="float">
            <text:p>0.396587983857</text:p>
          </table:table-cell>
          <table:table-cell table:style-name="ce4" office:value-type="float" office:value="0.396588231856" calcext:value-type="float">
            <text:p>0.396588231856</text:p>
          </table:table-cell>
          <table:table-cell table:formula="of:=[.D53]-[.C53]" office:value-type="float" office:value="0.00000024799900000261" calcext:value-type="float">
            <text:p>2.47999000002608E-07</text:p>
          </table:table-cell>
          <table:table-cell table:style-name="ce4" office:value-type="float" office:value="0.396587920178" calcext:value-type="float">
            <text:p>0.396587920178</text:p>
          </table:table-cell>
          <table:table-cell table:style-name="ce4" office:value-type="float" office:value="0.396588372197" calcext:value-type="float">
            <text:p>0.396588372197</text:p>
          </table:table-cell>
          <table:table-cell table:formula="of:=[.G53]-[.F53]" office:value-type="float" office:value="0.00000045201900000791" calcext:value-type="float">
            <text:p>4.52019000007908E-07</text:p>
          </table:table-cell>
          <table:table-cell table:number-columns-repeated="2" office:value-type="float" office:value="0.396588111507" calcext:value-type="float">
            <text:p>0.396588111507</text:p>
          </table:table-cell>
          <table:table-cell table:formula="of:=[.J53]-[.I53]" office:value-type="float" office:value="0" calcext:value-type="float">
            <text:p>0</text:p>
          </table:table-cell>
          <table:table-cell table:style-name="ce4" office:value-type="float" office:value="0.396587983856422" calcext:value-type="float">
            <text:p>0.396587983856422</text:p>
          </table:table-cell>
          <table:table-cell table:style-name="ce4" office:value-type="float" office:value="0.396588207503031" calcext:value-type="float">
            <text:p>0.396588207503031</text:p>
          </table:table-cell>
          <table:table-cell table:formula="of:=[.M53]-[.L53]" office:value-type="float" office:value="0.00000022364660895447" calcext:value-type="float">
            <text:p>2.23646608954464E-07</text:p>
          </table:table-cell>
          <table:table-cell table:style-name="ce4" office:value-type="float" office:value="0.396587871815397" calcext:value-type="float">
            <text:p>0.396587871815397</text:p>
          </table:table-cell>
          <table:table-cell table:style-name="ce4" office:value-type="float" office:value="0.396588525930718" calcext:value-type="float">
            <text:p>0.396588525930718</text:p>
          </table:table-cell>
          <table:table-cell table:style-name="ce8" table:formula="of:=[.P53]-[.O53]" office:value-type="float" office:value="0.00000065411532079729" calcext:value-type="float">
            <text:p>6.5411532079729E-0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00to010.sm</text:p>
          </table:table-cell>
          <table:table-cell office:value-type="string" calcext:value-type="string">
            <text:p><text:s/>100to010 </text:p>
          </table:table-cell>
          <table:table-cell office:value-type="float" office:value="0.455648112446" calcext:value-type="float">
            <text:p>0.455648112446</text:p>
          </table:table-cell>
          <table:table-cell office:value-type="float" office:value="0.455649989045" calcext:value-type="float">
            <text:p>0.455649989045</text:p>
          </table:table-cell>
          <table:table-cell table:style-name="ce14" table:formula="of:=[.D54]-[.C54]" office:value-type="float" office:value="0.0000018765989999725" calcext:value-type="float">
            <text:p>1.8765989999725E-06</text:p>
          </table:table-cell>
          <table:table-cell office:value-type="float" office:value="0.455647879536" calcext:value-type="float">
            <text:p>0.455647879536</text:p>
          </table:table-cell>
          <table:table-cell office:value-type="float" office:value="0.455650538748" calcext:value-type="float">
            <text:p>0.455650538748</text:p>
          </table:table-cell>
          <table:table-cell table:style-name="ce17" table:formula="of:=[.G54]-[.F54]" office:value-type="float" office:value="0.00000265921199998909" calcext:value-type="float">
            <text:p>2.65921199998909E-06</text:p>
          </table:table-cell>
          <table:table-cell table:number-columns-repeated="2" office:value-type="float" office:value="0.455648876813" calcext:value-type="float">
            <text:p>0.455648876813</text:p>
          </table:table-cell>
          <table:table-cell table:formula="of:=[.J54]-[.I54]" office:value-type="float" office:value="0" calcext:value-type="float">
            <text:p>0</text:p>
          </table:table-cell>
          <table:table-cell office:value-type="float" office:value="0.455648112445086" calcext:value-type="float">
            <text:p>0.455648112445086</text:p>
          </table:table-cell>
          <table:table-cell office:value-type="float" office:value="0.455649989044451" calcext:value-type="float">
            <text:p>0.455649989044451</text:p>
          </table:table-cell>
          <table:table-cell table:style-name="ce20" table:formula="of:=[.M54]-[.L54]" office:value-type="float" office:value="0.00000187659936501383" calcext:value-type="float">
            <text:p>1.87659936501383E-06</text:p>
          </table:table-cell>
          <table:table-cell office:value-type="float" office:value="0.455648079509991" calcext:value-type="float">
            <text:p>0.455648079509991</text:p>
          </table:table-cell>
          <table:table-cell office:value-type="float" office:value="0.455650957938715" calcext:value-type="float">
            <text:p>0.455650957938715</text:p>
          </table:table-cell>
          <table:table-cell table:formula="of:=[.P54]-[.O54]" office:value-type="float" office:value="0.00000287842872404021" calcext:value-type="float">
            <text:p>2.87842872404021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11to100.sm</text:p>
          </table:table-cell>
          <table:table-cell office:value-type="string" calcext:value-type="string">
            <text:p><text:s/>111to100 </text:p>
          </table:table-cell>
          <table:table-cell table:style-name="ce11" office:value-type="float" office:value="0.735723485741" calcext:value-type="float">
            <text:p>0.735723485741</text:p>
          </table:table-cell>
          <table:table-cell table:style-name="ce4" office:value-type="float" office:value="0.73575577127" calcext:value-type="float">
            <text:p>0.73575577127</text:p>
          </table:table-cell>
          <table:table-cell table:formula="of:=[.D55]-[.C55]" office:value-type="float" office:value="0.0000322855290000312" calcext:value-type="float">
            <text:p>3.22855290000312E-05</text:p>
          </table:table-cell>
          <table:table-cell table:style-name="ce4" office:value-type="float" office:value="0.735711553995" calcext:value-type="float">
            <text:p>0.735711553995</text:p>
          </table:table-cell>
          <table:table-cell table:style-name="ce4" office:value-type="float" office:value="0.736797031149" calcext:value-type="float">
            <text:p>0.736797031149</text:p>
          </table:table-cell>
          <table:table-cell table:formula="of:=[.G55]-[.F55]" office:value-type="float" office:value="0.00108547715399998" calcext:value-type="float">
            <text:p>0.001085477154</text:p>
          </table:table-cell>
          <table:table-cell table:number-columns-repeated="2" office:value-type="float" office:value="0.73572583653" calcext:value-type="float">
            <text:p>0.73572583653</text:p>
          </table:table-cell>
          <table:table-cell table:formula="of:=[.J55]-[.I55]" office:value-type="float" office:value="0" calcext:value-type="float">
            <text:p>0</text:p>
          </table:table-cell>
          <table:table-cell table:style-name="ce4" office:value-type="float" office:value="0.73572348574038" calcext:value-type="float">
            <text:p>0.73572348574038</text:p>
          </table:table-cell>
          <table:table-cell table:style-name="ce4" office:value-type="float" office:value="0.735755771269834" calcext:value-type="float">
            <text:p>0.735755771269834</text:p>
          </table:table-cell>
          <table:table-cell table:formula="of:=[.M55]-[.L55]" office:value-type="float" office:value="0.0000322855294540014" calcext:value-type="float">
            <text:p>3.22855294540014E-05</text:p>
          </table:table-cell>
          <table:table-cell table:style-name="ce4" office:value-type="float" office:value="0.735724206874012" calcext:value-type="float">
            <text:p>0.735724206874012</text:p>
          </table:table-cell>
          <table:table-cell table:style-name="ce4" office:value-type="float" office:value="0.735893633005372" calcext:value-type="float">
            <text:p>0.735893633005372</text:p>
          </table:table-cell>
          <table:table-cell table:style-name="ce8" table:formula="of:=[.P55]-[.O55]" office:value-type="float" office:value="0.000169426131360173" calcext:value-type="float">
            <text:p>0.0001694261313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010to111.sm</text:p>
          </table:table-cell>
          <table:table-cell office:value-type="string" calcext:value-type="string">
            <text:p><text:s/>010to111 </text:p>
          </table:table-cell>
          <table:table-cell office:value-type="float" office:value="0.017704174081" calcext:value-type="float">
            <text:p>0.017704174081</text:p>
          </table:table-cell>
          <table:table-cell office:value-type="float" office:value="0.017728527827" calcext:value-type="float">
            <text:p>0.017728527827</text:p>
          </table:table-cell>
          <table:table-cell table:style-name="ce14" table:formula="of:=[.D56]-[.C56]" office:value-type="float" office:value="0.0000243537459999991" calcext:value-type="float">
            <text:p>2.43537459999991E-05</text:p>
          </table:table-cell>
          <table:table-cell office:value-type="float" office:value="0.017690443627" calcext:value-type="float">
            <text:p>0.017690443627</text:p>
          </table:table-cell>
          <table:table-cell office:value-type="float" office:value="0.017747874324" calcext:value-type="float">
            <text:p>0.017747874324</text:p>
          </table:table-cell>
          <table:table-cell table:style-name="ce17" table:formula="of:=[.G56]-[.F56]" office:value-type="float" office:value="0.0000574306970000001" calcext:value-type="float">
            <text:p>5.74306970000001E-05</text:p>
          </table:table-cell>
          <table:table-cell table:number-columns-repeated="2" office:value-type="float" office:value="0.017711895408" calcext:value-type="float">
            <text:p>0.017711895408</text:p>
          </table:table-cell>
          <table:table-cell table:formula="of:=[.J56]-[.I56]" office:value-type="float" office:value="0" calcext:value-type="float">
            <text:p>0</text:p>
          </table:table-cell>
          <table:table-cell office:value-type="float" office:value="0.017704174079999" calcext:value-type="float">
            <text:p>0.017704174079999</text:p>
          </table:table-cell>
          <table:table-cell office:value-type="float" office:value="0.0177285278267381" calcext:value-type="float">
            <text:p>0.017728527826738</text:p>
          </table:table-cell>
          <table:table-cell table:style-name="ce20" table:formula="of:=[.M56]-[.L56]" office:value-type="float" office:value="0.0000243537467390469" calcext:value-type="float">
            <text:p>2.43537467390469E-05</text:p>
          </table:table-cell>
          <table:table-cell office:value-type="float" office:value="0.0176991435267962" calcext:value-type="float">
            <text:p>0.017699143526796</text:p>
          </table:table-cell>
          <table:table-cell office:value-type="float" office:value="0.0177334858378281" calcext:value-type="float">
            <text:p>0.017733485837828</text:p>
          </table:table-cell>
          <table:table-cell table:formula="of:=[.P56]-[.O56]" office:value-type="float" office:value="0.0000343423110318979" calcext:value-type="float">
            <text:p>3.43423110318979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Zero/Circuit0x8E_100to111.sm</text:p>
          </table:table-cell>
          <table:table-cell office:value-type="string" calcext:value-type="string">
            <text:p><text:s/>100to111 </text:p>
          </table:table-cell>
          <table:table-cell table:style-name="ce11" office:value-type="float" office:value="0.017728523394" calcext:value-type="float">
            <text:p>0.017728523394</text:p>
          </table:table-cell>
          <table:table-cell table:style-name="ce4" office:value-type="float" office:value="0.017756442712" calcext:value-type="float">
            <text:p>0.017756442712</text:p>
          </table:table-cell>
          <table:table-cell table:formula="of:=[.D57]-[.C57]" office:value-type="float" office:value="0.0000279193180000026" calcext:value-type="float">
            <text:p>2.79193180000026E-05</text:p>
          </table:table-cell>
          <table:table-cell table:style-name="ce4" office:value-type="float" office:value="0.017718218349" calcext:value-type="float">
            <text:p>0.017718218349</text:p>
          </table:table-cell>
          <table:table-cell table:style-name="ce4" office:value-type="float" office:value="0.017769089441" calcext:value-type="float">
            <text:p>0.017769089441</text:p>
          </table:table-cell>
          <table:table-cell table:formula="of:=[.G57]-[.F57]" office:value-type="float" office:value="0.0000508710919999988" calcext:value-type="float">
            <text:p>5.08710919999988E-05</text:p>
          </table:table-cell>
          <table:table-cell table:number-columns-repeated="2" office:value-type="float" office:value="0.017737775849" calcext:value-type="float">
            <text:p>0.017737775849</text:p>
          </table:table-cell>
          <table:table-cell table:formula="of:=[.J57]-[.I57]" office:value-type="float" office:value="0" calcext:value-type="float">
            <text:p>0</text:p>
          </table:table-cell>
          <table:table-cell table:style-name="ce4" office:value-type="float" office:value="0.0177285233929979" calcext:value-type="float">
            <text:p>0.017728523392998</text:p>
          </table:table-cell>
          <table:table-cell table:style-name="ce4" office:value-type="float" office:value="0.0177564427108193" calcext:value-type="float">
            <text:p>0.017756442710819</text:p>
          </table:table-cell>
          <table:table-cell table:formula="of:=[.M57]-[.L57]" office:value-type="float" office:value="0.0000279193178213989" calcext:value-type="float">
            <text:p>2.79193178213989E-05</text:p>
          </table:table-cell>
          <table:table-cell table:style-name="ce4" office:value-type="float" office:value="0.0177212263433814" calcext:value-type="float">
            <text:p>0.017721226343381</text:p>
          </table:table-cell>
          <table:table-cell table:style-name="ce4" office:value-type="float" office:value="0.0177616887313254" calcext:value-type="float">
            <text:p>0.017761688731325</text:p>
          </table:table-cell>
          <table:table-cell table:style-name="ce8" table:formula="of:=[.P57]-[.O57]" office:value-type="float" office:value="0.000040462387943991" calcext:value-type="float">
            <text:p>4.0462387943991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00to011_test.sm</text:p>
          </table:table-cell>
          <table:table-cell office:value-type="string" calcext:value-type="string">
            <text:p><text:s/>000to011 test </text:p>
          </table:table-cell>
          <table:table-cell office:value-type="float" office:value="0.862681907776" calcext:value-type="float">
            <text:p>0.862681907776</text:p>
          </table:table-cell>
          <table:table-cell office:value-type="float" office:value="0.862681907776" calcext:value-type="float">
            <text:p>0.862681907776</text:p>
          </table:table-cell>
          <table:table-cell table:style-name="ce14" table:formula="of:=[.D58]-[.C58]" office:value-type="float" office:value="0" calcext:value-type="float">
            <text:p>0</text:p>
          </table:table-cell>
          <table:table-cell table:number-columns-repeated="2" office:value-type="float" office:value="0.862682082221" calcext:value-type="float">
            <text:p>0.862682082221</text:p>
          </table:table-cell>
          <table:table-cell table:style-name="ce17" table:formula="of:=[.G58]-[.F58]" office:value-type="float" office:value="0" calcext:value-type="float">
            <text:p>0</text:p>
          </table:table-cell>
          <table:table-cell table:number-columns-repeated="2" office:value-type="float" office:value="0.862681581667" calcext:value-type="float">
            <text:p>0.862681581667</text:p>
          </table:table-cell>
          <table:table-cell table:formula="of:=[.J58]-[.I58]" office:value-type="float" office:value="0" calcext:value-type="float">
            <text:p>0</text:p>
          </table:table-cell>
          <table:table-cell office:value-type="float" office:value="0.862679971066179" calcext:value-type="float">
            <text:p>0.862679971066179</text:p>
          </table:table-cell>
          <table:table-cell office:value-type="float" office:value="0.862681907764766" calcext:value-type="float">
            <text:p>0.862681907764766</text:p>
          </table:table-cell>
          <table:table-cell table:style-name="ce20" table:formula="of:=[.M58]-[.L58]" office:value-type="float" office:value="0.00000193669858761236" calcext:value-type="float">
            <text:p>1.93669858761236E-06</text:p>
          </table:table-cell>
          <table:table-cell office:value-type="float" office:value="0.862680338681585" calcext:value-type="float">
            <text:p>0.862680338681585</text:p>
          </table:table-cell>
          <table:table-cell office:value-type="float" office:value="0.862681863585454" calcext:value-type="float">
            <text:p>0.862681863585454</text:p>
          </table:table-cell>
          <table:table-cell table:formula="of:=[.P58]-[.O58]" office:value-type="float" office:value="0.00000152490386895465" calcext:value-type="float">
            <text:p>1.52490386895465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101to011.sm</text:p>
          </table:table-cell>
          <table:table-cell office:value-type="string" calcext:value-type="string">
            <text:p><text:s/>101to011 </text:p>
          </table:table-cell>
          <table:table-cell table:style-name="ce11" office:value-type="float" office:value="0.991565061422" calcext:value-type="float">
            <text:p>0.991565061422</text:p>
          </table:table-cell>
          <table:table-cell table:style-name="ce4" office:value-type="float" office:value="0.991565061422" calcext:value-type="float">
            <text:p>0.991565061422</text:p>
          </table:table-cell>
          <table:table-cell table:formula="of:=[.D59]-[.C59]" office:value-type="float" office:value="0" calcext:value-type="float">
            <text:p>0</text:p>
          </table:table-cell>
          <table:table-cell table:number-columns-repeated="2" table:style-name="ce4" office:value-type="float" office:value="0.995636010539" calcext:value-type="float">
            <text:p>0.995636010539</text:p>
          </table:table-cell>
          <table:table-cell table:formula="of:=[.G59]-[.F59]" office:value-type="float" office:value="0" calcext:value-type="float">
            <text:p>0</text:p>
          </table:table-cell>
          <table:table-cell table:number-columns-repeated="2" office:value-type="float" office:value="0.989595300813" calcext:value-type="float">
            <text:p>0.989595300813</text:p>
          </table:table-cell>
          <table:table-cell table:formula="of:=[.J59]-[.I59]" office:value-type="float" office:value="0" calcext:value-type="float">
            <text:p>0</text:p>
          </table:table-cell>
          <table:table-cell table:style-name="ce4" office:value-type="float" office:value="0.989544559712149" calcext:value-type="float">
            <text:p>0.989544559712149</text:p>
          </table:table-cell>
          <table:table-cell table:style-name="ce4" office:value-type="float" office:value="0.989722535689297" calcext:value-type="float">
            <text:p>0.989722535689297</text:p>
          </table:table-cell>
          <table:table-cell table:formula="of:=[.M59]-[.L59]" office:value-type="float" office:value="0.000177975977147971" calcext:value-type="float">
            <text:p>0.000177975977148</text:p>
          </table:table-cell>
          <table:table-cell table:style-name="ce4" office:value-type="float" office:value="0.989423072711766" calcext:value-type="float">
            <text:p>0.989423072711766</text:p>
          </table:table-cell>
          <table:table-cell table:style-name="ce4" office:value-type="float" office:value="0.989981882716394" calcext:value-type="float">
            <text:p>0.989981882716394</text:p>
          </table:table-cell>
          <table:table-cell table:style-name="ce8" table:formula="of:=[.P59]-[.O59]" office:value-type="float" office:value="0.000558810004628985" calcext:value-type="float">
            <text:p>0.00055881000462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101to000.sm</text:p>
          </table:table-cell>
          <table:table-cell office:value-type="string" calcext:value-type="string">
            <text:p><text:s/>101to000 </text:p>
          </table:table-cell>
          <table:table-cell office:value-type="float" office:value="0.864456580649" calcext:value-type="float">
            <text:p>0.864456580649</text:p>
          </table:table-cell>
          <table:table-cell office:value-type="float" office:value="0.864456580649" calcext:value-type="float">
            <text:p>0.864456580649</text:p>
          </table:table-cell>
          <table:table-cell table:style-name="ce14" table:formula="of:=[.D60]-[.C60]" office:value-type="float" office:value="0" calcext:value-type="float">
            <text:p>0</text:p>
          </table:table-cell>
          <table:table-cell table:number-columns-repeated="2" office:value-type="float" office:value="0.864954308291" calcext:value-type="float">
            <text:p>0.864954308291</text:p>
          </table:table-cell>
          <table:table-cell table:style-name="ce17" table:formula="of:=[.G60]-[.F6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]-[.I60]" office:value-type="float" office:value="0" calcext:value-type="float">
            <text:p>0</text:p>
          </table:table-cell>
          <table:table-cell office:value-type="float" office:value="0.86443703120417" calcext:value-type="float">
            <text:p>0.86443703120417</text:p>
          </table:table-cell>
          <table:table-cell office:value-type="float" office:value="0.864456580635158" calcext:value-type="float">
            <text:p>0.864456580635158</text:p>
          </table:table-cell>
          <table:table-cell table:style-name="ce20" table:formula="of:=[.M60]-[.L60]" office:value-type="float" office:value="0.0000195494309873645" calcext:value-type="float">
            <text:p>1.95494309873645E-05</text:p>
          </table:table-cell>
          <table:table-cell office:value-type="float" office:value="0.864383054814751" calcext:value-type="float">
            <text:p>0.864383054814751</text:p>
          </table:table-cell>
          <table:table-cell office:value-type="float" office:value="0.864590065095259" calcext:value-type="float">
            <text:p>0.864590065095259</text:p>
          </table:table-cell>
          <table:table-cell table:formula="of:=[.P60]-[.O60]" office:value-type="float" office:value="0.000207010280508069" calcext:value-type="float">
            <text:p>0.00020701028050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11to101_unb.sm</text:p>
          </table:table-cell>
          <table:table-cell office:value-type="string" calcext:value-type="string">
            <text:p><text:s/>011to101 (u) </text:p>
          </table:table-cell>
          <table:table-cell table:style-name="ce11" office:value-type="float" office:value="0.992869794357" calcext:value-type="float">
            <text:p>0.992869794357</text:p>
          </table:table-cell>
          <table:table-cell table:style-name="ce4" office:value-type="float" office:value="0.992869794357" calcext:value-type="float">
            <text:p>0.992869794357</text:p>
          </table:table-cell>
          <table:table-cell table:formula="of:=[.D61]-[.C61]" office:value-type="float" office:value="0" calcext:value-type="float">
            <text:p>0</text:p>
          </table:table-cell>
          <table:table-cell table:number-columns-repeated="2" table:style-name="ce4" office:value-type="float" office:value="0.996726672547" calcext:value-type="float">
            <text:p>0.996726672547</text:p>
          </table:table-cell>
          <table:table-cell table:formula="of:=[.G61]-[.F61]" office:value-type="float" office:value="0" calcext:value-type="float">
            <text:p>0</text:p>
          </table:table-cell>
          <table:table-cell table:number-columns-repeated="2" office:value-type="float" office:value="0.996703771827" calcext:value-type="float">
            <text:p>0.996703771827</text:p>
          </table:table-cell>
          <table:table-cell table:formula="of:=[.J61]-[.I61]" office:value-type="float" office:value="0" calcext:value-type="float">
            <text:p>0</text:p>
          </table:table-cell>
          <table:table-cell table:style-name="ce4" office:value-type="float" office:value="0.989524027503897" calcext:value-type="float">
            <text:p>0.989524027503897</text:p>
          </table:table-cell>
          <table:table-cell table:style-name="ce4" office:value-type="float" office:value="0.989731018314402" calcext:value-type="float">
            <text:p>0.989731018314402</text:p>
          </table:table-cell>
          <table:table-cell table:formula="of:=[.M61]-[.L61]" office:value-type="float" office:value="0.000206990810505014" calcext:value-type="float">
            <text:p>0.000206990810505</text:p>
          </table:table-cell>
          <table:table-cell table:style-name="ce4" office:value-type="float" office:value="0.989468695457529" calcext:value-type="float">
            <text:p>0.989468695457529</text:p>
          </table:table-cell>
          <table:table-cell table:style-name="ce4" office:value-type="float" office:value="0.989849096962773" calcext:value-type="float">
            <text:p>0.989849096962773</text:p>
          </table:table-cell>
          <table:table-cell table:style-name="ce8" table:formula="of:=[.P61]-[.O61]" office:value-type="float" office:value="0.00038040150524421" calcext:value-type="float">
            <text:p>0.00038040150524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101to000_unb.sm</text:p>
          </table:table-cell>
          <table:table-cell office:value-type="string" calcext:value-type="string">
            <text:p><text:s/>101to000 (u) </text:p>
          </table:table-cell>
          <table:table-cell office:value-type="float" office:value="0.864444243742" calcext:value-type="float">
            <text:p>0.864444243742</text:p>
          </table:table-cell>
          <table:table-cell office:value-type="float" office:value="0.864444243742" calcext:value-type="float">
            <text:p>0.864444243742</text:p>
          </table:table-cell>
          <table:table-cell table:style-name="ce14" table:formula="of:=[.D62]-[.C62]" office:value-type="float" office:value="0" calcext:value-type="float">
            <text:p>0</text:p>
          </table:table-cell>
          <table:table-cell table:number-columns-repeated="2" office:value-type="float" office:value="0.864941425043" calcext:value-type="float">
            <text:p>0.864941425043</text:p>
          </table:table-cell>
          <table:table-cell table:style-name="ce17" table:formula="of:=[.G62]-[.F62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86442906666859" calcext:value-type="float">
            <text:p>0.86442906666859</text:p>
          </table:table-cell>
          <table:table-cell office:value-type="float" office:value="0.864444243729182" calcext:value-type="float">
            <text:p>0.864444243729182</text:p>
          </table:table-cell>
          <table:table-cell table:style-name="ce20" table:formula="of:=[.M62]-[.L62]" office:value-type="float" office:value="0.0000151770605917312" calcext:value-type="float">
            <text:p>1.51770605917312E-05</text:p>
          </table:table-cell>
          <table:table-cell office:value-type="float" office:value="0.864373072514543" calcext:value-type="float">
            <text:p>0.864373072514543</text:p>
          </table:table-cell>
          <table:table-cell office:value-type="float" office:value="0.864580666295256" calcext:value-type="float">
            <text:p>0.864580666295256</text:p>
          </table:table-cell>
          <table:table-cell table:formula="of:=[.P62]-[.O62]" office:value-type="float" office:value="0.000207593780713" calcext:value-type="float">
            <text:p>0.00020759378071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00to011_unb.sm</text:p>
          </table:table-cell>
          <table:table-cell office:value-type="string" calcext:value-type="string">
            <text:p><text:s/>000to011 (u) </text:p>
          </table:table-cell>
          <table:table-cell table:style-name="ce11" office:value-type="float" office:value="0.831409905739" calcext:value-type="float">
            <text:p>0.831409905739</text:p>
          </table:table-cell>
          <table:table-cell table:style-name="ce4" office:value-type="float" office:value="0.831409905739" calcext:value-type="float">
            <text:p>0.831409905739</text:p>
          </table:table-cell>
          <table:table-cell table:formula="of:=[.D63]-[.C63]" office:value-type="float" office:value="0" calcext:value-type="float">
            <text:p>0</text:p>
          </table:table-cell>
          <table:table-cell table:number-columns-repeated="2" table:style-name="ce4" office:value-type="float" office:value="0.929724956017" calcext:value-type="float">
            <text:p>0.929724956017</text:p>
          </table:table-cell>
          <table:table-cell table:formula="of:=[.G63]-[.F63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826030487803712" calcext:value-type="float">
            <text:p>0.826030487803712</text:p>
          </table:table-cell>
          <table:table-cell table:style-name="ce4" office:value-type="float" office:value="0.826150808816149" calcext:value-type="float">
            <text:p>0.826150808816149</text:p>
          </table:table-cell>
          <table:table-cell table:formula="of:=[.M63]-[.L63]" office:value-type="float" office:value="0.000120321012436975" calcext:value-type="float">
            <text:p>0.000120321012437</text:p>
          </table:table-cell>
          <table:table-cell table:style-name="ce4" office:value-type="float" office:value="0.825872375001559" calcext:value-type="float">
            <text:p>0.825872375001559</text:p>
          </table:table-cell>
          <table:table-cell table:style-name="ce4" office:value-type="float" office:value="0.826441536994938" calcext:value-type="float">
            <text:p>0.826441536994938</text:p>
          </table:table-cell>
          <table:table-cell table:style-name="ce8" table:formula="of:=[.P63]-[.O63]" office:value-type="float" office:value="0.000569161993379641" calcext:value-type="float">
            <text:p>0.0005691619933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11to000_unb.sm</text:p>
          </table:table-cell>
          <table:table-cell office:value-type="string" calcext:value-type="string">
            <text:p><text:s/>011to000 (u) </text:p>
          </table:table-cell>
          <table:table-cell office:value-type="float" office:value="0.857484887859" calcext:value-type="float">
            <text:p>0.857484887859</text:p>
          </table:table-cell>
          <table:table-cell office:value-type="float" office:value="0.857484887859" calcext:value-type="float">
            <text:p>0.857484887859</text:p>
          </table:table-cell>
          <table:table-cell table:style-name="ce14" table:formula="of:=[.D64]-[.C64]" office:value-type="float" office:value="0" calcext:value-type="float">
            <text:p>0</text:p>
          </table:table-cell>
          <table:table-cell table:number-columns-repeated="2" office:value-type="float" office:value="0.858194220756" calcext:value-type="float">
            <text:p>0.858194220756</text:p>
          </table:table-cell>
          <table:table-cell table:style-name="ce17" table:formula="of:=[.G64]-[.F64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85745780111136" calcext:value-type="float">
            <text:p>0.85745780111136</text:p>
          </table:table-cell>
          <table:table-cell office:value-type="float" office:value="0.857484887846357" calcext:value-type="float">
            <text:p>0.857484887846357</text:p>
          </table:table-cell>
          <table:table-cell table:style-name="ce20" table:formula="of:=[.M64]-[.L64]" office:value-type="float" office:value="0.0000270867349965176" calcext:value-type="float">
            <text:p>2.70867349965176E-05</text:p>
          </table:table-cell>
          <table:table-cell office:value-type="float" office:value="0.857256278549023" calcext:value-type="float">
            <text:p>0.857256278549023</text:p>
          </table:table-cell>
          <table:table-cell office:value-type="float" office:value="0.857894270466006" calcext:value-type="float">
            <text:p>0.857894270466006</text:p>
          </table:table-cell>
          <table:table-cell table:formula="of:=[.P64]-[.O64]" office:value-type="float" office:value="0.000637991916982994" calcext:value-type="float">
            <text:p>0.00063799191698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00to011_unb_test.sm</text:p>
          </table:table-cell>
          <table:table-cell office:value-type="string" calcext:value-type="string">
            <text:p><text:s/>000to011 (u) test </text:p>
          </table:table-cell>
          <table:table-cell table:style-name="ce11" office:value-type="float" office:value="0.831409905739" calcext:value-type="float">
            <text:p>0.831409905739</text:p>
          </table:table-cell>
          <table:table-cell table:style-name="ce4" office:value-type="float" office:value="0.831409905739" calcext:value-type="float">
            <text:p>0.831409905739</text:p>
          </table:table-cell>
          <table:table-cell table:formula="of:=[.D65]-[.C65]" office:value-type="float" office:value="0" calcext:value-type="float">
            <text:p>0</text:p>
          </table:table-cell>
          <table:table-cell table:number-columns-repeated="2" table:style-name="ce4" office:value-type="float" office:value="0.929724956017" calcext:value-type="float">
            <text:p>0.929724956017</text:p>
          </table:table-cell>
          <table:table-cell table:formula="of:=[.G65]-[.F65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826030487803712" calcext:value-type="float">
            <text:p>0.826030487803712</text:p>
          </table:table-cell>
          <table:table-cell table:style-name="ce4" office:value-type="float" office:value="0.826150808816149" calcext:value-type="float">
            <text:p>0.826150808816149</text:p>
          </table:table-cell>
          <table:table-cell table:formula="of:=[.M65]-[.L65]" office:value-type="float" office:value="0.000120321012436975" calcext:value-type="float">
            <text:p>0.000120321012437</text:p>
          </table:table-cell>
          <table:table-cell table:style-name="ce4" office:value-type="float" office:value="0.825872375001559" calcext:value-type="float">
            <text:p>0.825872375001559</text:p>
          </table:table-cell>
          <table:table-cell table:style-name="ce4" office:value-type="float" office:value="0.826441536994938" calcext:value-type="float">
            <text:p>0.826441536994938</text:p>
          </table:table-cell>
          <table:table-cell table:style-name="ce8" table:formula="of:=[.P65]-[.O65]" office:value-type="float" office:value="0.000569161993379641" calcext:value-type="float">
            <text:p>0.0005691619933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101to011_unb.sm</text:p>
          </table:table-cell>
          <table:table-cell office:value-type="string" calcext:value-type="string">
            <text:p><text:s/>101to011 (u) </text:p>
          </table:table-cell>
          <table:table-cell office:value-type="float" office:value="0.993805316924" calcext:value-type="float">
            <text:p>0.993805316924</text:p>
          </table:table-cell>
          <table:table-cell office:value-type="float" office:value="0.993805316924" calcext:value-type="float">
            <text:p>0.993805316924</text:p>
          </table:table-cell>
          <table:table-cell table:style-name="ce14" table:formula="of:=[.D66]-[.C66]" office:value-type="float" office:value="0" calcext:value-type="float">
            <text:p>0</text:p>
          </table:table-cell>
          <table:table-cell table:number-columns-repeated="2" office:value-type="float" office:value="0.997620295683" calcext:value-type="float">
            <text:p>0.997620295683</text:p>
          </table:table-cell>
          <table:table-cell table:style-name="ce17" table:formula="of:=[.G66]-[.F66]" office:value-type="float" office:value="0" calcext:value-type="float">
            <text:p>0</text:p>
          </table:table-cell>
          <table:table-cell table:number-columns-repeated="2" office:value-type="float" office:value="0.997277339673" calcext:value-type="float">
            <text:p>0.997277339673</text:p>
          </table:table-cell>
          <table:table-cell table:formula="of:=[.J66]-[.I66]" office:value-type="float" office:value="0" calcext:value-type="float">
            <text:p>0</text:p>
          </table:table-cell>
          <table:table-cell office:value-type="float" office:value="0.989518849276555" calcext:value-type="float">
            <text:p>0.989518849276555</text:p>
          </table:table-cell>
          <table:table-cell office:value-type="float" office:value="0.989747968925824" calcext:value-type="float">
            <text:p>0.989747968925824</text:p>
          </table:table-cell>
          <table:table-cell table:style-name="ce20" table:formula="of:=[.M66]-[.L66]" office:value-type="float" office:value="0.000229119649269083" calcext:value-type="float">
            <text:p>0.000229119649269</text:p>
          </table:table-cell>
          <table:table-cell office:value-type="float" office:value="0.989383159278743" calcext:value-type="float">
            <text:p>0.989383159278743</text:p>
          </table:table-cell>
          <table:table-cell office:value-type="float" office:value="0.990017827433386" calcext:value-type="float">
            <text:p>0.990017827433386</text:p>
          </table:table-cell>
          <table:table-cell table:formula="of:=[.P66]-[.O66]" office:value-type="float" office:value="0.00063466815464297" calcext:value-type="float">
            <text:p>0.00063466815464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Circuit0x8E_000to101_unb.sm</text:p>
          </table:table-cell>
          <table:table-cell office:value-type="string" calcext:value-type="string">
            <text:p><text:s/>000to101 (u) </text:p>
          </table:table-cell>
          <table:table-cell table:style-name="ce11" office:value-type="float" office:value="0.99271464497" calcext:value-type="float">
            <text:p>0.99271464497</text:p>
          </table:table-cell>
          <table:table-cell table:style-name="ce4" office:value-type="float" office:value="0.99271464497" calcext:value-type="float">
            <text:p>0.99271464497</text:p>
          </table:table-cell>
          <table:table-cell table:formula="of:=[.D67]-[.C67]" office:value-type="float" office:value="0" calcext:value-type="float">
            <text:p>0</text:p>
          </table:table-cell>
          <table:table-cell table:number-columns-repeated="2" table:style-name="ce4" office:value-type="float" office:value="0.99951627183" calcext:value-type="float">
            <text:p>0.99951627183</text:p>
          </table:table-cell>
          <table:table-cell table:formula="of:=[.G67]-[.F67]" office:value-type="float" office:value="0" calcext:value-type="float">
            <text:p>0</text:p>
          </table:table-cell>
          <table:table-cell table:number-columns-repeated="2" office:value-type="float" office:value="0.999918251981" calcext:value-type="float">
            <text:p>0.999918251981</text:p>
          </table:table-cell>
          <table:table-cell table:formula="of:=[.J67]-[.I67]" office:value-type="float" office:value="0" calcext:value-type="float">
            <text:p>0</text:p>
          </table:table-cell>
          <table:table-cell table:style-name="ce4" office:value-type="float" office:value="0.990252576345262" calcext:value-type="float">
            <text:p>0.990252576345262</text:p>
          </table:table-cell>
          <table:table-cell table:style-name="ce4" office:value-type="float" office:value="0.990450428698079" calcext:value-type="float">
            <text:p>0.990450428698079</text:p>
          </table:table-cell>
          <table:table-cell table:formula="of:=[.M67]-[.L67]" office:value-type="float" office:value="0.000197852352816996" calcext:value-type="float">
            <text:p>0.000197852352817</text:p>
          </table:table-cell>
          <table:table-cell table:style-name="ce4" office:value-type="float" office:value="0.99014425093135" calcext:value-type="float">
            <text:p>0.99014425093135</text:p>
          </table:table-cell>
          <table:table-cell table:style-name="ce4" office:value-type="float" office:value="0.990681090056875" calcext:value-type="float">
            <text:p>0.990681090056875</text:p>
          </table:table-cell>
          <table:table-cell table:style-name="ce8" table:formula="of:=[.P67]-[.O67]" office:value-type="float" office:value="0.000536839125524935" calcext:value-type="float">
            <text:p>0.00053683912552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Unbound/000to011_merged.sm</text:p>
          </table:table-cell>
          <table:table-cell office:value-type="string" calcext:value-type="string">
            <text:p>000-011 merged </text:p>
          </table:table-cell>
          <table:table-cell office:value-type="float" office:value="0.831409905739" calcext:value-type="float">
            <text:p>0.831409905739</text:p>
          </table:table-cell>
          <table:table-cell office:value-type="float" office:value="0.831409905739" calcext:value-type="float">
            <text:p>0.831409905739</text:p>
          </table:table-cell>
          <table:table-cell table:style-name="ce14" table:formula="of:=[.D68]-[.C68]" office:value-type="float" office:value="0" calcext:value-type="float">
            <text:p>0</text:p>
          </table:table-cell>
          <table:table-cell table:number-columns-repeated="2" office:value-type="float" office:value="0.929724956017" calcext:value-type="float">
            <text:p>0.929724956017</text:p>
          </table:table-cell>
          <table:table-cell table:style-name="ce17" table:formula="of:=[.G68]-[.F68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826030487803712" calcext:value-type="float">
            <text:p>0.826030487803712</text:p>
          </table:table-cell>
          <table:table-cell office:value-type="float" office:value="0.826150808816149" calcext:value-type="float">
            <text:p>0.826150808816149</text:p>
          </table:table-cell>
          <table:table-cell table:style-name="ce20" table:formula="of:=[.M68]-[.L68]" office:value-type="float" office:value="0.000120321012436753" calcext:value-type="float">
            <text:p>0.000120321012437</text:p>
          </table:table-cell>
          <table:table-cell office:value-type="float" office:value="0.825872375001559" calcext:value-type="float">
            <text:p>0.825872375001559</text:p>
          </table:table-cell>
          <table:table-cell office:value-type="float" office:value="0.826441536994938" calcext:value-type="float">
            <text:p>0.826441536994938</text:p>
          </table:table-cell>
          <table:table-cell table:formula="of:=[.P68]-[.O68]" office:value-type="float" office:value="0.000569161993379086" calcext:value-type="float">
            <text:p>0.000569161993379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00to011.sm</text:p>
          </table:table-cell>
          <table:table-cell office:value-type="string" calcext:value-type="string">
            <text:p>000to011 </text:p>
          </table:table-cell>
          <table:table-cell table:style-name="ce11" office:value-type="float" office:value="0.862681907776" calcext:value-type="float">
            <text:p>0.862681907776</text:p>
          </table:table-cell>
          <table:table-cell table:style-name="ce4" office:value-type="float" office:value="0.862681907776" calcext:value-type="float">
            <text:p>0.862681907776</text:p>
          </table:table-cell>
          <table:table-cell table:formula="of:=[.D69]-[.C69]" office:value-type="float" office:value="0" calcext:value-type="float">
            <text:p>0</text:p>
          </table:table-cell>
          <table:table-cell table:number-columns-repeated="2" table:style-name="ce4" office:value-type="float" office:value="0.862682082221" calcext:value-type="float">
            <text:p>0.862682082221</text:p>
          </table:table-cell>
          <table:table-cell table:formula="of:=[.G69]-[.F69]" office:value-type="float" office:value="0" calcext:value-type="float">
            <text:p>0</text:p>
          </table:table-cell>
          <table:table-cell table:number-columns-repeated="2" office:value-type="float" office:value="0.862681581667" calcext:value-type="float">
            <text:p>0.862681581667</text:p>
          </table:table-cell>
          <table:table-cell table:formula="of:=[.J69]-[.I69]" office:value-type="float" office:value="0" calcext:value-type="float">
            <text:p>0</text:p>
          </table:table-cell>
          <table:table-cell table:style-name="ce4" office:value-type="float" office:value="0.862679971066179" calcext:value-type="float">
            <text:p>0.862679971066179</text:p>
          </table:table-cell>
          <table:table-cell table:style-name="ce4" office:value-type="float" office:value="0.862681907764766" calcext:value-type="float">
            <text:p>0.862681907764766</text:p>
          </table:table-cell>
          <table:table-cell table:formula="of:=[.M69]-[.L69]" office:value-type="float" office:value="0.00000193669858705725" calcext:value-type="float">
            <text:p>1.93669858705725E-06</text:p>
          </table:table-cell>
          <table:table-cell table:style-name="ce4" office:value-type="float" office:value="0.862680338681585" calcext:value-type="float">
            <text:p>0.862680338681585</text:p>
          </table:table-cell>
          <table:table-cell table:style-name="ce4" office:value-type="float" office:value="0.862681863585454" calcext:value-type="float">
            <text:p>0.862681863585454</text:p>
          </table:table-cell>
          <table:table-cell table:style-name="ce8" table:formula="of:=[.P69]-[.O69]" office:value-type="float" office:value="0.00000152490386939874" calcext:value-type="float">
            <text:p>1.52490386939874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11to000.sm</text:p>
          </table:table-cell>
          <table:table-cell office:value-type="string" calcext:value-type="string">
            <text:p>011to000 </text:p>
          </table:table-cell>
          <table:table-cell office:value-type="float" office:value="0.857484271521" calcext:value-type="float">
            <text:p>0.857484271521</text:p>
          </table:table-cell>
          <table:table-cell office:value-type="float" office:value="0.857484271521" calcext:value-type="float">
            <text:p>0.857484271521</text:p>
          </table:table-cell>
          <table:table-cell table:style-name="ce14" table:formula="of:=[.D70]-[.C70]" office:value-type="float" office:value="0" calcext:value-type="float">
            <text:p>0</text:p>
          </table:table-cell>
          <table:table-cell table:number-columns-repeated="2" office:value-type="float" office:value="0.858184274113" calcext:value-type="float">
            <text:p>0.858184274113</text:p>
          </table:table-cell>
          <table:table-cell table:style-name="ce17" table:formula="of:=[.G70]-[.F7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0]-[.I70]" office:value-type="float" office:value="0" calcext:value-type="float">
            <text:p>0</text:p>
          </table:table-cell>
          <table:table-cell office:value-type="float" office:value="0.85745728765672" calcext:value-type="float">
            <text:p>0.85745728765672</text:p>
          </table:table-cell>
          <table:table-cell office:value-type="float" office:value="0.857484271508437" calcext:value-type="float">
            <text:p>0.857484271508437</text:p>
          </table:table-cell>
          <table:table-cell table:style-name="ce20" table:formula="of:=[.M70]-[.L70]" office:value-type="float" office:value="0.0000269838517166221" calcext:value-type="float">
            <text:p>2.69838517166221E-05</text:p>
          </table:table-cell>
          <table:table-cell office:value-type="float" office:value="0.857255856425041" calcext:value-type="float">
            <text:p>0.857255856425041</text:p>
          </table:table-cell>
          <table:table-cell office:value-type="float" office:value="0.857893627341579" calcext:value-type="float">
            <text:p>0.857893627341579</text:p>
          </table:table-cell>
          <table:table-cell table:formula="of:=[.P70]-[.O70]" office:value-type="float" office:value="0.00063777091653805" calcext:value-type="float">
            <text:p>0.00063777091653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00to101.sm</text:p>
          </table:table-cell>
          <table:table-cell office:value-type="string" calcext:value-type="string">
            <text:p>000to101 </text:p>
          </table:table-cell>
          <table:table-cell table:style-name="ce11" office:value-type="float" office:value="0.992049915462" calcext:value-type="float">
            <text:p>0.992049915462</text:p>
          </table:table-cell>
          <table:table-cell table:style-name="ce4" office:value-type="float" office:value="0.992049915462" calcext:value-type="float">
            <text:p>0.992049915462</text:p>
          </table:table-cell>
          <table:table-cell table:formula="of:=[.D71]-[.C71]" office:value-type="float" office:value="0" calcext:value-type="float">
            <text:p>0</text:p>
          </table:table-cell>
          <table:table-cell table:number-columns-repeated="2" table:style-name="ce4" office:value-type="float" office:value="0.992079585133" calcext:value-type="float">
            <text:p>0.992079585133</text:p>
          </table:table-cell>
          <table:table-cell table:formula="of:=[.G71]-[.F71]" office:value-type="float" office:value="0" calcext:value-type="float">
            <text:p>0</text:p>
          </table:table-cell>
          <table:table-cell table:number-columns-repeated="2" office:value-type="float" office:value="0.992045102408" calcext:value-type="float">
            <text:p>0.992045102408</text:p>
          </table:table-cell>
          <table:table-cell table:formula="of:=[.J71]-[.I71]" office:value-type="float" office:value="0" calcext:value-type="float">
            <text:p>0</text:p>
          </table:table-cell>
          <table:table-cell table:style-name="ce4" office:value-type="float" office:value="0.992028315853578" calcext:value-type="float">
            <text:p>0.992028315853578</text:p>
          </table:table-cell>
          <table:table-cell table:style-name="ce4" office:value-type="float" office:value="0.992049915461591" calcext:value-type="float">
            <text:p>0.992049915461591</text:p>
          </table:table-cell>
          <table:table-cell table:formula="of:=[.M71]-[.L71]" office:value-type="float" office:value="0.0000215996080130676" calcext:value-type="float">
            <text:p>2.15996080130676E-05</text:p>
          </table:table-cell>
          <table:table-cell table:style-name="ce4" office:value-type="float" office:value="0.991975226974672" calcext:value-type="float">
            <text:p>0.991975226974672</text:p>
          </table:table-cell>
          <table:table-cell table:style-name="ce4" office:value-type="float" office:value="0.992105824763628" calcext:value-type="float">
            <text:p>0.992105824763628</text:p>
          </table:table-cell>
          <table:table-cell table:style-name="ce8" table:formula="of:=[.P71]-[.O71]" office:value-type="float" office:value="0.00013059778895641" calcext:value-type="float">
            <text:p>0.00013059778895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original/No_abstraction/Glitch_One/Circuit0x8E_011to101.sm</text:p>
          </table:table-cell>
          <table:table-cell office:value-type="string" calcext:value-type="string">
            <text:p>011to101 </text:p>
          </table:table-cell>
          <table:table-cell office:value-type="float" office:value="0.993120708758" calcext:value-type="float">
            <text:p>0.993120708758</text:p>
          </table:table-cell>
          <table:table-cell office:value-type="float" office:value="0.993120708758" calcext:value-type="float">
            <text:p>0.993120708758</text:p>
          </table:table-cell>
          <table:table-cell table:style-name="ce14" table:formula="of:=[.D72]-[.C72]" office:value-type="float" office:value="0" calcext:value-type="float">
            <text:p>0</text:p>
          </table:table-cell>
          <table:table-cell table:number-columns-repeated="2" office:value-type="float" office:value="0.997354978652" calcext:value-type="float">
            <text:p>0.997354978652</text:p>
          </table:table-cell>
          <table:table-cell table:style-name="ce17" table:formula="of:=[.G72]-[.F72]" office:value-type="float" office:value="0" calcext:value-type="float">
            <text:p>0</text:p>
          </table:table-cell>
          <table:table-cell table:number-columns-repeated="2" office:value-type="float" office:value="0.989586688668" calcext:value-type="float">
            <text:p>0.989586688668</text:p>
          </table:table-cell>
          <table:table-cell table:formula="of:=[.J72]-[.I72]" office:value-type="float" office:value="0" calcext:value-type="float">
            <text:p>0</text:p>
          </table:table-cell>
          <table:table-cell office:value-type="float" office:value="0.989527463138386" calcext:value-type="float">
            <text:p>0.989527463138386</text:p>
          </table:table-cell>
          <table:table-cell office:value-type="float" office:value="0.989739801921954" calcext:value-type="float">
            <text:p>0.989739801921954</text:p>
          </table:table-cell>
          <table:table-cell table:style-name="ce20" table:formula="of:=[.M72]-[.L72]" office:value-type="float" office:value="0.000212338783568855" calcext:value-type="float">
            <text:p>0.000212338783569</text:p>
          </table:table-cell>
          <table:table-cell office:value-type="float" office:value="0.989418136238822" calcext:value-type="float">
            <text:p>0.989418136238822</text:p>
          </table:table-cell>
          <table:table-cell office:value-type="float" office:value="0.989972450446365" calcext:value-type="float">
            <text:p>0.989972450446365</text:p>
          </table:table-cell>
          <table:table-cell table:formula="of:=[.P72]-[.O72]" office:value-type="float" office:value="0.000554314207542928" calcext:value-type="float">
            <text:p>0.00055431420754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00to011_unb.sm</text:p>
          </table:table-cell>
          <table:table-cell office:value-type="string" calcext:value-type="string">
            <text:p>LHF 000to011 (u) </text:p>
          </table:table-cell>
          <table:table-cell table:style-name="ce11" office:value-type="float" office:value="0.830337849738" calcext:value-type="float">
            <text:p>0.830337849738</text:p>
          </table:table-cell>
          <table:table-cell table:style-name="ce4" office:value-type="float" office:value="0.830337849738" calcext:value-type="float">
            <text:p>0.830337849738</text:p>
          </table:table-cell>
          <table:table-cell table:formula="of:=[.D73]-[.C73]" office:value-type="float" office:value="0" calcext:value-type="float">
            <text:p>0</text:p>
          </table:table-cell>
          <table:table-cell table:number-columns-repeated="2" table:style-name="ce4" office:value-type="float" office:value="0.898576573619" calcext:value-type="float">
            <text:p>0.898576573619</text:p>
          </table:table-cell>
          <table:table-cell table:formula="of:=[.G73]-[.F73]" office:value-type="float" office:value="0" calcext:value-type="float">
            <text:p>0</text:p>
          </table:table-cell>
          <table:table-cell table:number-columns-repeated="2" office:value-type="float" office:value="0.999999951495" calcext:value-type="float">
            <text:p>0.999999951495</text:p>
          </table:table-cell>
          <table:table-cell table:formula="of:=[.J73]-[.I73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73]-[.O7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11to000_unb.sm</text:p>
          </table:table-cell>
          <table:table-cell office:value-type="string" calcext:value-type="string">
            <text:p>LHF 011to000 (u) </text:p>
          </table:table-cell>
          <table:table-cell office:value-type="float" office:value="0.766849561254" calcext:value-type="float">
            <text:p>0.766849561254</text:p>
          </table:table-cell>
          <table:table-cell office:value-type="float" office:value="0.766849561254" calcext:value-type="float">
            <text:p>0.766849561254</text:p>
          </table:table-cell>
          <table:table-cell table:style-name="ce14" table:formula="of:=[.D74]-[.C74]" office:value-type="float" office:value="0" calcext:value-type="float">
            <text:p>0</text:p>
          </table:table-cell>
          <table:table-cell table:number-columns-repeated="2" office:value-type="float" office:value="0.766993051659" calcext:value-type="float">
            <text:p>0.766993051659</text:p>
          </table:table-cell>
          <table:table-cell table:style-name="ce17" table:formula="of:=[.G74]-[.F74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766840137995171" calcext:value-type="float">
            <text:p>0.766840137995171</text:p>
          </table:table-cell>
          <table:table-cell office:value-type="float" office:value="0.766849561242161" calcext:value-type="float">
            <text:p>0.766849561242161</text:p>
          </table:table-cell>
          <table:table-cell table:style-name="ce20" table:formula="of:=[.M74]-[.L74]" office:value-type="float" office:value="0.00000942324699049202" calcext:value-type="float">
            <text:p>9.42324699049202E-06</text:p>
          </table:table-cell>
          <table:table-cell office:value-type="float" office:value="0.766821845410281" calcext:value-type="float">
            <text:p>0.766821845410281</text:p>
          </table:table-cell>
          <table:table-cell office:value-type="float" office:value="0.766920913746528" calcext:value-type="float">
            <text:p>0.766920913746528</text:p>
          </table:table-cell>
          <table:table-cell table:formula="of:=[.P74]-[.O74]" office:value-type="float" office:value="0.0000990683362470657" calcext:value-type="float">
            <text:p>9.90683362470657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101to011_unb.sm</text:p>
          </table:table-cell>
          <table:table-cell office:value-type="string" calcext:value-type="string">
            <text:p>LHF 101to011 (u) </text:p>
          </table:table-cell>
          <table:table-cell table:style-name="ce11" office:value-type="float" office:value="0.993710557087" calcext:value-type="float">
            <text:p>0.993710557087</text:p>
          </table:table-cell>
          <table:table-cell table:style-name="ce4" office:value-type="float" office:value="0.993710557087" calcext:value-type="float">
            <text:p>0.993710557087</text:p>
          </table:table-cell>
          <table:table-cell table:formula="of:=[.D75]-[.C75]" office:value-type="float" office:value="0" calcext:value-type="float">
            <text:p>0</text:p>
          </table:table-cell>
          <table:table-cell table:number-columns-repeated="2" table:style-name="ce4" office:value-type="float" office:value="0.998382694172" calcext:value-type="float">
            <text:p>0.998382694172</text:p>
          </table:table-cell>
          <table:table-cell table:formula="of:=[.G75]-[.F75]" office:value-type="float" office:value="0" calcext:value-type="float">
            <text:p>0</text:p>
          </table:table-cell>
          <table:table-cell table:number-columns-repeated="2" office:value-type="float" office:value="0.999840661807" calcext:value-type="float">
            <text:p>0.999840661807</text:p>
          </table:table-cell>
          <table:table-cell table:formula="of:=[.J75]-[.I75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75]-[.O7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11to101_unb.sm</text:p>
          </table:table-cell>
          <table:table-cell office:value-type="string" calcext:value-type="string">
            <text:p>LHF 011to101 (u) </text:p>
          </table:table-cell>
          <table:table-cell office:value-type="float" office:value="0.993388214714" calcext:value-type="float">
            <text:p>0.993388214714</text:p>
          </table:table-cell>
          <table:table-cell office:value-type="float" office:value="0.993388214714" calcext:value-type="float">
            <text:p>0.993388214714</text:p>
          </table:table-cell>
          <table:table-cell table:style-name="ce14" table:formula="of:=[.D76]-[.C76]" office:value-type="float" office:value="0" calcext:value-type="float">
            <text:p>0</text:p>
          </table:table-cell>
          <table:table-cell table:number-columns-repeated="2" office:value-type="float" office:value="0.998526916416" calcext:value-type="float">
            <text:p>0.998526916416</text:p>
          </table:table-cell>
          <table:table-cell table:style-name="ce17" table:formula="of:=[.G76]-[.F76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76]-[.O7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000to101_unb.sm</text:p>
          </table:table-cell>
          <table:table-cell office:value-type="string" calcext:value-type="string">
            <text:p>LHF 000to101 (u) </text:p>
          </table:table-cell>
          <table:table-cell table:style-name="ce11" office:value-type="float" office:value="0.991179241432" calcext:value-type="float">
            <text:p>0.991179241432</text:p>
          </table:table-cell>
          <table:table-cell table:style-name="ce4" office:value-type="float" office:value="0.991179241432" calcext:value-type="float">
            <text:p>0.991179241432</text:p>
          </table:table-cell>
          <table:table-cell table:formula="of:=[.D77]-[.C77]" office:value-type="float" office:value="0" calcext:value-type="float">
            <text:p>0</text:p>
          </table:table-cell>
          <table:table-cell table:number-columns-repeated="2" table:style-name="ce4" office:value-type="float" office:value="0.998092170327" calcext:value-type="float">
            <text:p>0.998092170327</text:p>
          </table:table-cell>
          <table:table-cell table:formula="of:=[.G77]-[.F77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77]-[.O7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Unbounded/Circuit0x8E_LHF_101to000_unb.sm</text:p>
          </table:table-cell>
          <table:table-cell office:value-type="string" calcext:value-type="string">
            <text:p>LHF 101to000 (u) </text:p>
          </table:table-cell>
          <table:table-cell office:value-type="float" office:value="0.734738372045" calcext:value-type="float">
            <text:p>0.734738372045</text:p>
          </table:table-cell>
          <table:table-cell office:value-type="float" office:value="0.734738372045" calcext:value-type="float">
            <text:p>0.734738372045</text:p>
          </table:table-cell>
          <table:table-cell table:style-name="ce14" table:formula="of:=[.D78]-[.C78]" office:value-type="float" office:value="0" calcext:value-type="float">
            <text:p>0</text:p>
          </table:table-cell>
          <table:table-cell table:number-columns-repeated="2" office:value-type="float" office:value="0.735590868277" calcext:value-type="float">
            <text:p>0.735590868277</text:p>
          </table:table-cell>
          <table:table-cell table:style-name="ce17" table:formula="of:=[.G78]-[.F7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8]-[.I78]" office:value-type="float" office:value="0" calcext:value-type="float">
            <text:p>0</text:p>
          </table:table-cell>
          <table:table-cell office:value-type="float" office:value="0.734727385911493" calcext:value-type="float">
            <text:p>0.734727385911493</text:p>
          </table:table-cell>
          <table:table-cell office:value-type="float" office:value="0.73473837203045" calcext:value-type="float">
            <text:p>0.73473837203045</text:p>
          </table:table-cell>
          <table:table-cell table:style-name="ce20" table:formula="of:=[.M78]-[.L78]" office:value-type="float" office:value="0.0000109861189567795" calcext:value-type="float">
            <text:p>1.09861189567795E-05</text:p>
          </table:table-cell>
          <table:table-cell office:value-type="float" office:value="0.734707437302288" calcext:value-type="float">
            <text:p>0.734707437302288</text:p>
          </table:table-cell>
          <table:table-cell office:value-type="float" office:value="0.734792997748831" calcext:value-type="float">
            <text:p>0.734792997748831</text:p>
          </table:table-cell>
          <table:table-cell table:formula="of:=[.P78]-[.O78]" office:value-type="float" office:value="0.0000855604465429538" calcext:value-type="float">
            <text:p>8.55604465429538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101to000.sm</text:p>
          </table:table-cell>
          <table:table-cell office:value-type="string" calcext:value-type="string">
            <text:p>LHF 101to000 </text:p>
          </table:table-cell>
          <table:table-cell table:style-name="ce11" office:value-type="float" office:value="0.734762942989" calcext:value-type="float">
            <text:p>0.734762942989</text:p>
          </table:table-cell>
          <table:table-cell table:style-name="ce4" office:value-type="float" office:value="0.734762942989" calcext:value-type="float">
            <text:p>0.734762942989</text:p>
          </table:table-cell>
          <table:table-cell table:formula="of:=[.D79]-[.C79]" office:value-type="float" office:value="0" calcext:value-type="float">
            <text:p>0</text:p>
          </table:table-cell>
          <table:table-cell table:number-columns-repeated="2" table:style-name="ce4" office:value-type="float" office:value="0.735828209372" calcext:value-type="float">
            <text:p>0.735828209372</text:p>
          </table:table-cell>
          <table:table-cell table:formula="of:=[.G79]-[.F7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9]-[.I79]" office:value-type="float" office:value="0" calcext:value-type="float">
            <text:p>0</text:p>
          </table:table-cell>
          <table:table-cell table:style-name="ce4" office:value-type="float" office:value="0.734752738285991" calcext:value-type="float">
            <text:p>0.734752738285991</text:p>
          </table:table-cell>
          <table:table-cell table:style-name="ce4" office:value-type="float" office:value="0.734762942972713" calcext:value-type="float">
            <text:p>0.734762942972713</text:p>
          </table:table-cell>
          <table:table-cell table:formula="of:=[.M79]-[.L79]" office:value-type="float" office:value="0.0000102046867220817" calcext:value-type="float">
            <text:p>1.02046867220817E-05</text:p>
          </table:table-cell>
          <table:table-cell table:style-name="ce4" office:value-type="float" office:value="0.734734262656962" calcext:value-type="float">
            <text:p>0.734734262656962</text:p>
          </table:table-cell>
          <table:table-cell table:style-name="ce4" office:value-type="float" office:value="0.734813224422766" calcext:value-type="float">
            <text:p>0.734813224422766</text:p>
          </table:table-cell>
          <table:table-cell table:style-name="ce8" table:formula="of:=[.P79]-[.O79]" office:value-type="float" office:value="0.0000789617658042419" calcext:value-type="float">
            <text:p>7.89617658042419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11to000.sm</text:p>
          </table:table-cell>
          <table:table-cell office:value-type="string" calcext:value-type="string">
            <text:p>LHF 011to000 </text:p>
          </table:table-cell>
          <table:table-cell office:value-type="float" office:value="0.766864028463" calcext:value-type="float">
            <text:p>0.766864028463</text:p>
          </table:table-cell>
          <table:table-cell office:value-type="float" office:value="0.766864028463" calcext:value-type="float">
            <text:p>0.766864028463</text:p>
          </table:table-cell>
          <table:table-cell table:style-name="ce14" table:formula="of:=[.D80]-[.C80]" office:value-type="float" office:value="0" calcext:value-type="float">
            <text:p>0</text:p>
          </table:table-cell>
          <table:table-cell table:number-columns-repeated="2" office:value-type="float" office:value="0.767003355055" calcext:value-type="float">
            <text:p>0.767003355055</text:p>
          </table:table-cell>
          <table:table-cell table:style-name="ce17" table:formula="of:=[.G80]-[.F80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766855123739172" calcext:value-type="float">
            <text:p>0.766855123739172</text:p>
          </table:table-cell>
          <table:table-cell office:value-type="float" office:value="0.766864028450455" calcext:value-type="float">
            <text:p>0.766864028450455</text:p>
          </table:table-cell>
          <table:table-cell table:style-name="ce20" table:formula="of:=[.M80]-[.L80]" office:value-type="float" office:value="0.0000089047112823426" calcext:value-type="float">
            <text:p>8.9047112823426E-06</text:p>
          </table:table-cell>
          <table:table-cell office:value-type="float" office:value="0.766836865024898" calcext:value-type="float">
            <text:p>0.766836865024898</text:p>
          </table:table-cell>
          <table:table-cell office:value-type="float" office:value="0.766934797882587" calcext:value-type="float">
            <text:p>0.766934797882587</text:p>
          </table:table-cell>
          <table:table-cell table:formula="of:=[.P80]-[.O80]" office:value-type="float" office:value="0.0000979328576889982" calcext:value-type="float">
            <text:p>9.79328576889982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00to101.sm</text:p>
          </table:table-cell>
          <table:table-cell office:value-type="string" calcext:value-type="string">
            <text:p>LHF 000to101 </text:p>
          </table:table-cell>
          <table:table-cell table:style-name="ce11" office:value-type="float" office:value="0.992045366739" calcext:value-type="float">
            <text:p>0.992045366739</text:p>
          </table:table-cell>
          <table:table-cell table:style-name="ce4" office:value-type="float" office:value="0.992045366739" calcext:value-type="float">
            <text:p>0.992045366739</text:p>
          </table:table-cell>
          <table:table-cell table:formula="of:=[.D81]-[.C81]" office:value-type="float" office:value="0" calcext:value-type="float">
            <text:p>0</text:p>
          </table:table-cell>
          <table:table-cell table:number-columns-repeated="2" table:style-name="ce4" office:value-type="float" office:value="0.992046073565" calcext:value-type="float">
            <text:p>0.992046073565</text:p>
          </table:table-cell>
          <table:table-cell table:formula="of:=[.G81]-[.F81]" office:value-type="float" office:value="0" calcext:value-type="float">
            <text:p>0</text:p>
          </table:table-cell>
          <table:table-cell table:number-columns-repeated="2" office:value-type="float" office:value="0.992045092637" calcext:value-type="float">
            <text:p>0.992045092637</text:p>
          </table:table-cell>
          <table:table-cell table:formula="of:=[.J81]-[.I81]" office:value-type="float" office:value="0" calcext:value-type="float">
            <text:p>0</text:p>
          </table:table-cell>
          <table:table-cell table:style-name="ce4" office:value-type="float" office:value="0.99204346692232" calcext:value-type="float">
            <text:p>0.99204346692232</text:p>
          </table:table-cell>
          <table:table-cell table:style-name="ce4" office:value-type="float" office:value="0.99204536673802" calcext:value-type="float">
            <text:p>0.99204536673802</text:p>
          </table:table-cell>
          <table:table-cell table:formula="of:=[.M81]-[.L81]" office:value-type="float" office:value="0.00000189981569997943" calcext:value-type="float">
            <text:p>1.89981569997943E-06</text:p>
          </table:table-cell>
          <table:table-cell table:style-name="ce4" office:value-type="float" office:value="0.992042475705902" calcext:value-type="float">
            <text:p>0.992042475705902</text:p>
          </table:table-cell>
          <table:table-cell table:style-name="ce4" office:value-type="float" office:value="0.99204660548024" calcext:value-type="float">
            <text:p>0.99204660548024</text:p>
          </table:table-cell>
          <table:table-cell table:style-name="ce8" table:formula="of:=[.P81]-[.O81]" office:value-type="float" office:value="0.00000412977433728035" calcext:value-type="float">
            <text:p>4.12977433728035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101to011.sm</text:p>
          </table:table-cell>
          <table:table-cell office:value-type="string" calcext:value-type="string">
            <text:p>LHF 101to011 </text:p>
          </table:table-cell>
          <table:table-cell office:value-type="float" office:value="0.993883072678" calcext:value-type="float">
            <text:p>0.993883072678</text:p>
          </table:table-cell>
          <table:table-cell office:value-type="float" office:value="0.993883072678" calcext:value-type="float">
            <text:p>0.993883072678</text:p>
          </table:table-cell>
          <table:table-cell table:style-name="ce14" table:formula="of:=[.D82]-[.C82]" office:value-type="float" office:value="0" calcext:value-type="float">
            <text:p>0</text:p>
          </table:table-cell>
          <table:table-cell table:number-columns-repeated="2" office:value-type="float" office:value="0.998332007507" calcext:value-type="float">
            <text:p>0.998332007507</text:p>
          </table:table-cell>
          <table:table-cell table:style-name="ce17" table:formula="of:=[.G82]-[.F82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82]-[.O8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11to101.sm</text:p>
          </table:table-cell>
          <table:table-cell office:value-type="string" calcext:value-type="string">
            <text:p>LHF 011to101 </text:p>
          </table:table-cell>
          <table:table-cell table:style-name="ce11" office:value-type="float" office:value="0.99085660371" calcext:value-type="float">
            <text:p>0.99085660371</text:p>
          </table:table-cell>
          <table:table-cell table:style-name="ce4" office:value-type="float" office:value="0.99085660371" calcext:value-type="float">
            <text:p>0.99085660371</text:p>
          </table:table-cell>
          <table:table-cell table:formula="of:=[.D83]-[.C83]" office:value-type="float" office:value="0" calcext:value-type="float">
            <text:p>0</text:p>
          </table:table-cell>
          <table:table-cell table:number-columns-repeated="2" table:style-name="ce4" office:value-type="float" office:value="0.99455492196" calcext:value-type="float">
            <text:p>0.99455492196</text:p>
          </table:table-cell>
          <table:table-cell table:formula="of:=[.G83]-[.F83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83]-[.O8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One/Circuit0x8E_LHF_000to011.sm</text:p>
          </table:table-cell>
          <table:table-cell office:value-type="string" calcext:value-type="string">
            <text:p>LHF 000to011 </text:p>
          </table:table-cell>
          <table:table-cell office:value-type="float" office:value="0.862680229277" calcext:value-type="float">
            <text:p>0.862680229277</text:p>
          </table:table-cell>
          <table:table-cell office:value-type="float" office:value="0.862680229277" calcext:value-type="float">
            <text:p>0.862680229277</text:p>
          </table:table-cell>
          <table:table-cell table:style-name="ce14" table:formula="of:=[.D84]-[.C84]" office:value-type="float" office:value="0" calcext:value-type="float">
            <text:p>0</text:p>
          </table:table-cell>
          <table:table-cell table:number-columns-repeated="2" office:value-type="float" office:value="0.862681798791" calcext:value-type="float">
            <text:p>0.862681798791</text:p>
          </table:table-cell>
          <table:table-cell table:style-name="ce17" table:formula="of:=[.G84]-[.F84]" office:value-type="float" office:value="0" calcext:value-type="float">
            <text:p>0</text:p>
          </table:table-cell>
          <table:table-cell table:number-columns-repeated="2" office:value-type="float" office:value="0.862678868241" calcext:value-type="float">
            <text:p>0.862678868241</text:p>
          </table:table-cell>
          <table:table-cell table:formula="of:=[.J84]-[.I84]" office:value-type="float" office:value="0" calcext:value-type="float">
            <text:p>0</text:p>
          </table:table-cell>
          <table:table-cell office:value-type="float" office:value="0.862675167765711" calcext:value-type="float">
            <text:p>0.862675167765711</text:p>
          </table:table-cell>
          <table:table-cell office:value-type="float" office:value="0.862680229266933" calcext:value-type="float">
            <text:p>0.862680229266933</text:p>
          </table:table-cell>
          <table:table-cell table:style-name="ce20" table:formula="of:=[.M84]-[.L84]" office:value-type="float" office:value="0.00000506150122259186" calcext:value-type="float">
            <text:p>5.06150122259186E-06</text:p>
          </table:table-cell>
          <table:table-cell office:value-type="float" office:value="0.86267285029983" calcext:value-type="float">
            <text:p>0.86267285029983</text:p>
          </table:table-cell>
          <table:table-cell office:value-type="float" office:value="0.862681824807155" calcext:value-type="float">
            <text:p>0.862681824807155</text:p>
          </table:table-cell>
          <table:table-cell table:formula="of:=[.P84]-[.O84]" office:value-type="float" office:value="0.00000897450732506577" calcext:value-type="float">
            <text:p>8.97450732506577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010to111_unb.sm</text:p>
          </table:table-cell>
          <table:table-cell office:value-type="string" calcext:value-type="string">
            <text:p>LHF 010to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006015324377" calcext:value-type="float">
            <text:p>0.006015324377</text:p>
          </table:table-cell>
          <table:table-cell table:style-name="ce4" office:value-type="float" office:value="0.528045711971" calcext:value-type="float">
            <text:p>0.528045711971</text:p>
          </table:table-cell>
          <table:table-cell table:formula="of:=[.G85]-[.F85]" office:value-type="float" office:value="0.522030387594" calcext:value-type="float">
            <text:p>0.52203038759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85]-[.O8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11to010_unb.sm</text:p>
          </table:table-cell>
          <table:table-cell office:value-type="string" calcext:value-type="string">
            <text:p>LHF 111to010 (u) </text:p>
          </table:table-cell>
          <table:table-cell office:value-type="float" office:value="0.695203063789" calcext:value-type="float">
            <text:p>0.695203063789</text:p>
          </table:table-cell>
          <table:table-cell office:value-type="float" office:value="0.695242392069" calcext:value-type="float">
            <text:p>0.695242392069</text:p>
          </table:table-cell>
          <table:table-cell table:style-name="ce14" table:formula="of:=[.D86]-[.C86]" office:value-type="float" office:value="0.0000393282799999728" calcext:value-type="float">
            <text:p>3.93282799999728E-05</text:p>
          </table:table-cell>
          <table:table-cell office:value-type="float" office:value="0.695159626826" calcext:value-type="float">
            <text:p>0.695159626826</text:p>
          </table:table-cell>
          <table:table-cell office:value-type="float" office:value="0.706993489971" calcext:value-type="float">
            <text:p>0.706993489971</text:p>
          </table:table-cell>
          <table:table-cell table:style-name="ce17" table:formula="of:=[.G86]-[.F86]" office:value-type="float" office:value="0.011833863145" calcext:value-type="float">
            <text:p>0.01183386314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86]-[.O8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00to111_unb.sm</text:p>
          </table:table-cell>
          <table:table-cell office:value-type="string" calcext:value-type="string">
            <text:p>LHF 100to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009994323289" calcext:value-type="float">
            <text:p>0.009994323289</text:p>
          </table:table-cell>
          <table:table-cell table:style-name="ce4" office:value-type="float" office:value="0.407828583365" calcext:value-type="float">
            <text:p>0.407828583365</text:p>
          </table:table-cell>
          <table:table-cell table:formula="of:=[.G87]-[.F87]" office:value-type="float" office:value="0.397834260076" calcext:value-type="float">
            <text:p>0.39783426007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87]-[.O8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010to100_unb.sm</text:p>
          </table:table-cell>
          <table:table-cell office:value-type="string" calcext:value-type="string">
            <text:p>LHF 010to100 (u) </text:p>
          </table:table-cell>
          <table:table-cell office:value-type="float" office:value="0.015619457855" calcext:value-type="float">
            <text:p>0.015619457855</text:p>
          </table:table-cell>
          <table:table-cell office:value-type="float" office:value="0.015632064365" calcext:value-type="float">
            <text:p>0.015632064365</text:p>
          </table:table-cell>
          <table:table-cell table:style-name="ce14" table:formula="of:=[.D88]-[.C88]" office:value-type="float" office:value="0.0000126065100000006" calcext:value-type="float">
            <text:p>1.26065100000006E-05</text:p>
          </table:table-cell>
          <table:table-cell office:value-type="float" office:value="0.015603873187" calcext:value-type="float">
            <text:p>0.015603873187</text:p>
          </table:table-cell>
          <table:table-cell office:value-type="float" office:value="0.015740843607" calcext:value-type="float">
            <text:p>0.015740843607</text:p>
          </table:table-cell>
          <table:table-cell table:style-name="ce17" table:formula="of:=[.G88]-[.F88]" office:value-type="float" office:value="0.00013697042" calcext:value-type="float">
            <text:p>0.0001369704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0156194578540259" calcext:value-type="float">
            <text:p>0.015619457854026</text:p>
          </table:table-cell>
          <table:table-cell office:value-type="float" office:value="0.0156320643642091" calcext:value-type="float">
            <text:p>0.015632064364209</text:p>
          </table:table-cell>
          <table:table-cell table:style-name="ce20" table:formula="of:=[.M88]-[.L88]" office:value-type="float" office:value="0.0000126065101832187" calcext:value-type="float">
            <text:p>1.26065101832187E-05</text:p>
          </table:table-cell>
          <table:table-cell office:value-type="float" office:value="0.0156118538171488" calcext:value-type="float">
            <text:p>0.015611853817149</text:p>
          </table:table-cell>
          <table:table-cell office:value-type="float" office:value="0.0157163326185364" calcext:value-type="float">
            <text:p>0.015716332618536</text:p>
          </table:table-cell>
          <table:table-cell table:formula="of:=[.P88]-[.O88]" office:value-type="float" office:value="0.000104478801387599" calcext:value-type="float">
            <text:p>0.00010447880138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00to010_unb.sm</text:p>
          </table:table-cell>
          <table:table-cell office:value-type="string" calcext:value-type="string">
            <text:p>LHF 100to010 (u) </text:p>
          </table:table-cell>
          <table:table-cell table:style-name="ce11" office:value-type="float" office:value="0.44847325364" calcext:value-type="float">
            <text:p>0.44847325364</text:p>
          </table:table-cell>
          <table:table-cell table:style-name="ce4" office:value-type="float" office:value="0.448489147759" calcext:value-type="float">
            <text:p>0.448489147759</text:p>
          </table:table-cell>
          <table:table-cell table:formula="of:=[.D89]-[.C89]" office:value-type="float" office:value="0.0000158941189999928" calcext:value-type="float">
            <text:p>1.58941189999928E-05</text:p>
          </table:table-cell>
          <table:table-cell table:style-name="ce4" office:value-type="float" office:value="0.448471970592" calcext:value-type="float">
            <text:p>0.448471970592</text:p>
          </table:table-cell>
          <table:table-cell table:style-name="ce4" office:value-type="float" office:value="0.448600050003" calcext:value-type="float">
            <text:p>0.448600050003</text:p>
          </table:table-cell>
          <table:table-cell table:formula="of:=[.G89]-[.F89]" office:value-type="float" office:value="0.000128079411000015" calcext:value-type="float">
            <text:p>0.00012807941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448473253638998" calcext:value-type="float">
            <text:p>0.448473253638998</text:p>
          </table:table-cell>
          <table:table-cell table:style-name="ce4" office:value-type="float" office:value="0.448489147758167" calcext:value-type="float">
            <text:p>0.448489147758167</text:p>
          </table:table-cell>
          <table:table-cell table:formula="of:=[.M89]-[.L89]" office:value-type="float" office:value="0.0000158941191690243" calcext:value-type="float">
            <text:p>1.58941191690243E-05</text:p>
          </table:table-cell>
          <table:table-cell table:style-name="ce4" office:value-type="float" office:value="0.448472150045083" calcext:value-type="float">
            <text:p>0.448472150045083</text:p>
          </table:table-cell>
          <table:table-cell table:style-name="ce4" office:value-type="float" office:value="0.448600681849929" calcext:value-type="float">
            <text:p>0.448600681849929</text:p>
          </table:table-cell>
          <table:table-cell table:style-name="ce8" table:formula="of:=[.P89]-[.O89]" office:value-type="float" office:value="0.000128531804846066" calcext:value-type="float">
            <text:p>0.00012853180484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Unbounded/Circuit0x8E_LHF_111to100_unb.sm</text:p>
          </table:table-cell>
          <table:table-cell office:value-type="string" calcext:value-type="string">
            <text:p>LHF 111to100 (u) </text:p>
          </table:table-cell>
          <table:table-cell office:value-type="float" office:value="0.690117455103" calcext:value-type="float">
            <text:p>0.690117455103</text:p>
          </table:table-cell>
          <table:table-cell office:value-type="float" office:value="0.690124787187" calcext:value-type="float">
            <text:p>0.690124787187</text:p>
          </table:table-cell>
          <table:table-cell table:style-name="ce14" table:formula="of:=[.D90]-[.C90]" office:value-type="float" office:value="0.00000733208399994467" calcext:value-type="float">
            <text:p>7.33208399994467E-06</text:p>
          </table:table-cell>
          <table:table-cell office:value-type="float" office:value="0.690115060818" calcext:value-type="float">
            <text:p>0.690115060818</text:p>
          </table:table-cell>
          <table:table-cell office:value-type="float" office:value="0.690302140134" calcext:value-type="float">
            <text:p>0.690302140134</text:p>
          </table:table-cell>
          <table:table-cell table:style-name="ce17" table:formula="of:=[.G90]-[.F90]" office:value-type="float" office:value="0.000187079316000038" calcext:value-type="float">
            <text:p>0.00018707931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690117455102546" calcext:value-type="float">
            <text:p>0.690117455102546</text:p>
          </table:table-cell>
          <table:table-cell office:value-type="float" office:value="0.690124787185988" calcext:value-type="float">
            <text:p>0.690124787185988</text:p>
          </table:table-cell>
          <table:table-cell table:style-name="ce20" table:formula="of:=[.M90]-[.L90]" office:value-type="float" office:value="0.0000073320834420576" calcext:value-type="float">
            <text:p>7.3320834420576E-06</text:p>
          </table:table-cell>
          <table:table-cell office:value-type="float" office:value="0.690117071483415" calcext:value-type="float">
            <text:p>0.690117071483415</text:p>
          </table:table-cell>
          <table:table-cell office:value-type="float" office:value="0.690251503481163" calcext:value-type="float">
            <text:p>0.690251503481163</text:p>
          </table:table-cell>
          <table:table-cell table:formula="of:=[.P90]-[.O90]" office:value-type="float" office:value="0.000134431997748097" calcext:value-type="float">
            <text:p>0.00013443199774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010to111.sm</text:p>
          </table:table-cell>
          <table:table-cell office:value-type="string" calcext:value-type="string">
            <text:p>LHF 010to111 </text:p>
          </table:table-cell>
          <table:table-cell table:style-name="ce11" office:value-type="float" office:value="0.01494882031" calcext:value-type="float">
            <text:p>0.01494882031</text:p>
          </table:table-cell>
          <table:table-cell table:style-name="ce4" office:value-type="float" office:value="0.015073914059" calcext:value-type="float">
            <text:p>0.015073914059</text:p>
          </table:table-cell>
          <table:table-cell table:formula="of:=[.D91]-[.C91]" office:value-type="float" office:value="0.000125093749000001" calcext:value-type="float">
            <text:p>0.000125093749</text:p>
          </table:table-cell>
          <table:table-cell table:style-name="ce4" office:value-type="float" office:value="0.014614267106" calcext:value-type="float">
            <text:p>0.014614267106</text:p>
          </table:table-cell>
          <table:table-cell table:style-name="ce4" office:value-type="float" office:value="0.015312426527" calcext:value-type="float">
            <text:p>0.015312426527</text:p>
          </table:table-cell>
          <table:table-cell table:formula="of:=[.G91]-[.F91]" office:value-type="float" office:value="0.000698159420999999" calcext:value-type="float">
            <text:p>0.00069815942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0149488203095183" calcext:value-type="float">
            <text:p>0.014948820309518</text:p>
          </table:table-cell>
          <table:table-cell table:style-name="ce4" office:value-type="float" office:value="0.0150739140584368" calcext:value-type="float">
            <text:p>0.015073914058437</text:p>
          </table:table-cell>
          <table:table-cell table:formula="of:=[.M91]-[.L91]" office:value-type="float" office:value="0.0001250937489185" calcext:value-type="float">
            <text:p>0.000125093748919</text:p>
          </table:table-cell>
          <table:table-cell table:style-name="ce4" office:value-type="float" office:value="0.0148643420663107" calcext:value-type="float">
            <text:p>0.014864342066311</text:p>
          </table:table-cell>
          <table:table-cell table:style-name="ce4" office:value-type="float" office:value="0.0151079833351647" calcext:value-type="float">
            <text:p>0.015107983335165</text:p>
          </table:table-cell>
          <table:table-cell table:style-name="ce8" table:formula="of:=[.P91]-[.O91]" office:value-type="float" office:value="0.000243641268853997" calcext:value-type="float">
            <text:p>0.00024364126885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00to010.sm</text:p>
          </table:table-cell>
          <table:table-cell office:value-type="string" calcext:value-type="string">
            <text:p>LHF 100to010 </text:p>
          </table:table-cell>
          <table:table-cell office:value-type="float" office:value="0.448920700359" calcext:value-type="float">
            <text:p>0.448920700359</text:p>
          </table:table-cell>
          <table:table-cell office:value-type="float" office:value="0.448921956041" calcext:value-type="float">
            <text:p>0.448921956041</text:p>
          </table:table-cell>
          <table:table-cell table:style-name="ce14" table:formula="of:=[.D92]-[.C92]" office:value-type="float" office:value="0.00000125568199998982" calcext:value-type="float">
            <text:p>1.25568199998982E-06</text:p>
          </table:table-cell>
          <table:table-cell office:value-type="float" office:value="0.448920100198" calcext:value-type="float">
            <text:p>0.448920100198</text:p>
          </table:table-cell>
          <table:table-cell office:value-type="float" office:value="0.448922430674" calcext:value-type="float">
            <text:p>0.448922430674</text:p>
          </table:table-cell>
          <table:table-cell table:style-name="ce17" table:formula="of:=[.G92]-[.F92]" office:value-type="float" office:value="0.00000233047600001202" calcext:value-type="float">
            <text:p>2.33047600001202E-06</text:p>
          </table:table-cell>
          <table:table-cell table:number-columns-repeated="2" office:value-type="float" office:value="0.448921228481" calcext:value-type="float">
            <text:p>0.448921228481</text:p>
          </table:table-cell>
          <table:table-cell table:formula="of:=[.J92]-[.I92]" office:value-type="float" office:value="0" calcext:value-type="float">
            <text:p>0</text:p>
          </table:table-cell>
          <table:table-cell office:value-type="float" office:value="0.448920700358229" calcext:value-type="float">
            <text:p>0.448920700358229</text:p>
          </table:table-cell>
          <table:table-cell office:value-type="float" office:value="0.448921956040632" calcext:value-type="float">
            <text:p>0.448921956040632</text:p>
          </table:table-cell>
          <table:table-cell table:style-name="ce20" table:formula="of:=[.M92]-[.L92]" office:value-type="float" office:value="0.00000125568240383345" calcext:value-type="float">
            <text:p>1.25568240383345E-06</text:p>
          </table:table-cell>
          <table:table-cell office:value-type="float" office:value="0.448920644599136" calcext:value-type="float">
            <text:p>0.448920644599136</text:p>
          </table:table-cell>
          <table:table-cell office:value-type="float" office:value="0.4489222365642" calcext:value-type="float">
            <text:p>0.4489222365642</text:p>
          </table:table-cell>
          <table:table-cell table:formula="of:=[.P92]-[.O92]" office:value-type="float" office:value="0.00000159196506399617" calcext:value-type="float">
            <text:p>1.59196506399617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010to100.sm</text:p>
          </table:table-cell>
          <table:table-cell office:value-type="string" calcext:value-type="string">
            <text:p>LHF 010to100 </text:p>
          </table:table-cell>
          <table:table-cell table:style-name="ce11" office:value-type="float" office:value="0.016368436983" calcext:value-type="float">
            <text:p>0.016368436983</text:p>
          </table:table-cell>
          <table:table-cell table:style-name="ce4" office:value-type="float" office:value="0.016369172984" calcext:value-type="float">
            <text:p>0.016369172984</text:p>
          </table:table-cell>
          <table:table-cell table:formula="of:=[.D93]-[.C93]" office:value-type="float" office:value="0.00000073600099999988" calcext:value-type="float">
            <text:p>7.36000999999875E-07</text:p>
          </table:table-cell>
          <table:table-cell table:style-name="ce4" office:value-type="float" office:value="0.016367218985" calcext:value-type="float">
            <text:p>0.016367218985</text:p>
          </table:table-cell>
          <table:table-cell table:style-name="ce4" office:value-type="float" office:value="0.016370998455" calcext:value-type="float">
            <text:p>0.016370998455</text:p>
          </table:table-cell>
          <table:table-cell table:formula="of:=[.G93]-[.F93]" office:value-type="float" office:value="0.00000377946999999962" calcext:value-type="float">
            <text:p>3.77946999999962E-0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0163684369819064" calcext:value-type="float">
            <text:p>0.016368436981906</text:p>
          </table:table-cell>
          <table:table-cell table:style-name="ce4" office:value-type="float" office:value="0.0163691729836106" calcext:value-type="float">
            <text:p>0.016369172983611</text:p>
          </table:table-cell>
          <table:table-cell table:formula="of:=[.M93]-[.L93]" office:value-type="float" office:value="0.00000073600170420046" calcext:value-type="float">
            <text:p>7.36001704200462E-07</text:p>
          </table:table-cell>
          <table:table-cell table:style-name="ce4" office:value-type="float" office:value="0.0163657138039929" calcext:value-type="float">
            <text:p>0.016365713803993</text:p>
          </table:table-cell>
          <table:table-cell table:style-name="ce4" office:value-type="float" office:value="0.0163717717399386" calcext:value-type="float">
            <text:p>0.016371771739939</text:p>
          </table:table-cell>
          <table:table-cell table:style-name="ce8" table:formula="of:=[.P93]-[.O93]" office:value-type="float" office:value="0.00000605793594568235" calcext:value-type="float">
            <text:p>6.05793594568235E-0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11to100.sm</text:p>
          </table:table-cell>
          <table:table-cell office:value-type="string" calcext:value-type="string">
            <text:p>LHF 111to100 </text:p>
          </table:table-cell>
          <table:table-cell office:value-type="float" office:value="0.690112835646" calcext:value-type="float">
            <text:p>0.690112835646</text:p>
          </table:table-cell>
          <table:table-cell office:value-type="float" office:value="0.690122590992" calcext:value-type="float">
            <text:p>0.690122590992</text:p>
          </table:table-cell>
          <table:table-cell table:style-name="ce14" table:formula="of:=[.D94]-[.C94]" office:value-type="float" office:value="0.0000097553460000066" calcext:value-type="float">
            <text:p>9.7553460000066E-06</text:p>
          </table:table-cell>
          <table:table-cell office:value-type="float" office:value="0.690111017958" calcext:value-type="float">
            <text:p>0.690111017958</text:p>
          </table:table-cell>
          <table:table-cell office:value-type="float" office:value="0.690289622881" calcext:value-type="float">
            <text:p>0.690289622881</text:p>
          </table:table-cell>
          <table:table-cell table:style-name="ce17" table:formula="of:=[.G94]-[.F94]" office:value-type="float" office:value="0.000178604923000036" calcext:value-type="float">
            <text:p>0.000178604923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690112835645781" calcext:value-type="float">
            <text:p>0.690112835645781</text:p>
          </table:table-cell>
          <table:table-cell office:value-type="float" office:value="0.690122590991598" calcext:value-type="float">
            <text:p>0.690122590991598</text:p>
          </table:table-cell>
          <table:table-cell table:style-name="ce20" table:formula="of:=[.M94]-[.L94]" office:value-type="float" office:value="0.00000975534581670878" calcext:value-type="float">
            <text:p>9.75534581670878E-06</text:p>
          </table:table-cell>
          <table:table-cell office:value-type="float" office:value="0.690112896292011" calcext:value-type="float">
            <text:p>0.690112896292011</text:p>
          </table:table-cell>
          <table:table-cell office:value-type="float" office:value="0.690246496249497" calcext:value-type="float">
            <text:p>0.690246496249497</text:p>
          </table:table-cell>
          <table:table-cell table:formula="of:=[.P94]-[.O94]" office:value-type="float" office:value="0.000133599957485964" calcext:value-type="float">
            <text:p>0.000133599957486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00to111.sm</text:p>
          </table:table-cell>
          <table:table-cell office:value-type="string" calcext:value-type="string">
            <text:p>LHF 100to111 </text:p>
          </table:table-cell>
          <table:table-cell table:style-name="ce11" office:value-type="float" office:value="0.017691988092" calcext:value-type="float">
            <text:p>0.017691988092</text:p>
          </table:table-cell>
          <table:table-cell table:style-name="ce4" office:value-type="float" office:value="0.01775999274" calcext:value-type="float">
            <text:p>0.01775999274</text:p>
          </table:table-cell>
          <table:table-cell table:formula="of:=[.D95]-[.C95]" office:value-type="float" office:value="0.0000680046480000009" calcext:value-type="float">
            <text:p>6.80046480000009E-05</text:p>
          </table:table-cell>
          <table:table-cell table:style-name="ce4" office:value-type="float" office:value="0.017647217069" calcext:value-type="float">
            <text:p>0.017647217069</text:p>
          </table:table-cell>
          <table:table-cell table:style-name="ce4" office:value-type="float" office:value="0.017839324124" calcext:value-type="float">
            <text:p>0.017839324124</text:p>
          </table:table-cell>
          <table:table-cell table:formula="of:=[.G95]-[.F95]" office:value-type="float" office:value="0.000192107055000001" calcext:value-type="float">
            <text:p>0.000192107055</text:p>
          </table:table-cell>
          <table:table-cell table:number-columns-repeated="2" office:value-type="float" office:value="0.017709647354" calcext:value-type="float">
            <text:p>0.017709647354</text:p>
          </table:table-cell>
          <table:table-cell table:formula="of:=[.J95]-[.I95]" office:value-type="float" office:value="0" calcext:value-type="float">
            <text:p>0</text:p>
          </table:table-cell>
          <table:table-cell table:style-name="ce4" office:value-type="float" office:value="0.0176919880916249" calcext:value-type="float">
            <text:p>0.017691988091625</text:p>
          </table:table-cell>
          <table:table-cell table:style-name="ce4" office:value-type="float" office:value="0.0177599927387302" calcext:value-type="float">
            <text:p>0.01775999273873</text:p>
          </table:table-cell>
          <table:table-cell table:formula="of:=[.M95]-[.L95]" office:value-type="float" office:value="0.0000680046471052999" calcext:value-type="float">
            <text:p>6.80046471052999E-05</text:p>
          </table:table-cell>
          <table:table-cell table:style-name="ce4" office:value-type="float" office:value="0.0176495065772252" calcext:value-type="float">
            <text:p>0.017649506577225</text:p>
          </table:table-cell>
          <table:table-cell table:style-name="ce4" office:value-type="float" office:value="0.0178379976810252" calcext:value-type="float">
            <text:p>0.017837997681025</text:p>
          </table:table-cell>
          <table:table-cell table:style-name="ce8" table:formula="of:=[.P95]-[.O95]" office:value-type="float" office:value="0.000188491103799981" calcext:value-type="float">
            <text:p>0.0001884911038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LogicHazardFree/Glitch Zero/Circuit0x8E_LHF_111to010.sm</text:p>
          </table:table-cell>
          <table:table-cell office:value-type="string" calcext:value-type="string">
            <text:p>LHF 111to010 </text:p>
          </table:table-cell>
          <table:table-cell office:value-type="float" office:value="0.695194742641" calcext:value-type="float">
            <text:p>0.695194742641</text:p>
          </table:table-cell>
          <table:table-cell office:value-type="float" office:value="0.695228471619" calcext:value-type="float">
            <text:p>0.695228471619</text:p>
          </table:table-cell>
          <table:table-cell table:style-name="ce14" table:formula="of:=[.D96]-[.C96]" office:value-type="float" office:value="0.0000337289780000249" calcext:value-type="float">
            <text:p>3.37289780000249E-05</text:p>
          </table:table-cell>
          <table:table-cell office:value-type="float" office:value="0.695166834375" calcext:value-type="float">
            <text:p>0.695166834375</text:p>
          </table:table-cell>
          <table:table-cell office:value-type="float" office:value="0.706224093955" calcext:value-type="float">
            <text:p>0.706224093955</text:p>
          </table:table-cell>
          <table:table-cell table:style-name="ce17" table:formula="of:=[.G96]-[.F96]" office:value-type="float" office:value="0.0110572595799999" calcext:value-type="float">
            <text:p>0.0110572595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96]-[.O9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00to011_unbounded.sm</text:p>
          </table:table-cell>
          <table:table-cell office:value-type="string" calcext:value-type="string">
            <text:p>Glitch One 000to0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4" office:value-type="float" office:value="0.89214706858" calcext:value-type="float">
            <text:p>0.89214706858</text:p>
          </table:table-cell>
          <table:table-cell table:formula="of:=[.G97]-[.F97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97]-[.O9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101to011_unbounded.sm</text:p>
          </table:table-cell>
          <table:table-cell office:value-type="string" calcext:value-type="string">
            <text:p>Glitch One 101to011 (u)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table:number-columns-repeated="2" office:value-type="string" calcext:value-type="string">
            <text:p>None</text:p>
          </table:table-cell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formula="of:=[.J98]-[.I98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98]-[.O9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101to000_unbounded.sm</text:p>
          </table:table-cell>
          <table:table-cell office:value-type="string" calcext:value-type="string">
            <text:p>Glitch One 101to000 (u) </text:p>
          </table:table-cell>
          <table:table-cell table:style-name="ce11" office:value-type="float" office:value="0.959555485323" calcext:value-type="float">
            <text:p>0.959555485323</text:p>
          </table:table-cell>
          <table:table-cell table:style-name="ce4" office:value-type="float" office:value="0.959555485323" calcext:value-type="float">
            <text:p>0.959555485323</text:p>
          </table:table-cell>
          <table:table-cell table:formula="of:=[.D99]-[.C99]" office:value-type="float" office:value="0" calcext:value-type="float">
            <text:p>0</text:p>
          </table:table-cell>
          <table:table-cell table:number-columns-repeated="2" table:style-name="ce4" office:value-type="float" office:value="0.960806559138" calcext:value-type="float">
            <text:p>0.960806559138</text:p>
          </table:table-cell>
          <table:table-cell table:formula="of:=[.G99]-[.F9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9]-[.I99]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99]-[.O9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11to000_unbounded.sm</text:p>
          </table:table-cell>
          <table:table-cell office:value-type="string" calcext:value-type="string">
            <text:p>Glitch One 011to000 (u) </text:p>
          </table:table-cell>
          <table:table-cell office:value-type="float" office:value="0.863083976735" calcext:value-type="float">
            <text:p>0.863083976735</text:p>
          </table:table-cell>
          <table:table-cell office:value-type="float" office:value="0.863083976735" calcext:value-type="float">
            <text:p>0.863083976735</text:p>
          </table:table-cell>
          <table:table-cell table:style-name="ce14" table:formula="of:=[.D100]-[.C100]" office:value-type="float" office:value="0" calcext:value-type="float">
            <text:p>0</text:p>
          </table:table-cell>
          <table:table-cell table:number-columns-repeated="2" office:value-type="float" office:value="0.864277827965" calcext:value-type="float">
            <text:p>0.864277827965</text:p>
          </table:table-cell>
          <table:table-cell table:style-name="ce17" table:formula="of:=[.G100]-[.F100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00]-[.O10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11to101_unbounded.sm</text:p>
          </table:table-cell>
          <table:table-cell office:value-type="string" calcext:value-type="string">
            <text:p>Glitch One 011to10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01]-[.O10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Unbounded/Circuit0x8E_TI_000to101_unbounded.sm</text:p>
          </table:table-cell>
          <table:table-cell office:value-type="string" calcext:value-type="string">
            <text:p>Glitch One 000to101 (u)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table:number-columns-repeated="2" office:value-type="string" calcext:value-type="string">
            <text:p>None</text:p>
          </table:table-cell>
          <table:table-cell table:style-name="ce17"/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02]-[.O10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101to011.sm</text:p>
          </table:table-cell>
          <table:table-cell office:value-type="string" calcext:value-type="string">
            <text:p>Glitch One 101to011 </text:p>
          </table:table-cell>
          <table:table-cell table:style-name="ce11" office:value-type="float" office:value="0.999999999932" calcext:value-type="float">
            <text:p>0.999999999932</text:p>
          </table:table-cell>
          <table:table-cell table:style-name="ce4" office:value-type="float" office:value="0.999999999932" calcext:value-type="float">
            <text:p>0.999999999932</text:p>
          </table:table-cell>
          <table:table-cell table:formula="of:=[.D103]-[.C103]" office:value-type="float" office:value="0" calcext:value-type="float">
            <text:p>0</text:p>
          </table:table-cell>
          <table:table-cell table:number-columns-repeated="2" table:style-name="ce4" office:value-type="float" office:value="0.999999999978" calcext:value-type="float">
            <text:p>0.999999999978</text:p>
          </table:table-cell>
          <table:table-cell table:formula="of:=[.G103]-[.F103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03]-[.O10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00to101.sm</text:p>
          </table:table-cell>
          <table:table-cell office:value-type="string" calcext:value-type="string">
            <text:p>Glitch One 000to101 </text:p>
          </table:table-cell>
          <table:table-cell office:value-type="float" office:value="0.970672000043" calcext:value-type="float">
            <text:p>0.970672000043</text:p>
          </table:table-cell>
          <table:table-cell office:value-type="float" office:value="0.970672000043" calcext:value-type="float">
            <text:p>0.970672000043</text:p>
          </table:table-cell>
          <table:table-cell table:style-name="ce14" table:formula="of:=[.D104]-[.C104]" office:value-type="float" office:value="0" calcext:value-type="float">
            <text:p>0</text:p>
          </table:table-cell>
          <table:table-cell table:number-columns-repeated="2" office:value-type="float" office:value="0.985435450222" calcext:value-type="float">
            <text:p>0.985435450222</text:p>
          </table:table-cell>
          <table:table-cell table:style-name="ce17" table:formula="of:=[.G104]-[.F104]" office:value-type="float" office:value="0" calcext:value-type="float">
            <text:p>0</text:p>
          </table:table-cell>
          <table:table-cell table:number-columns-repeated="2" office:value-type="float" office:value="0.859818436163" calcext:value-type="float">
            <text:p>0.859818436163</text:p>
          </table:table-cell>
          <table:table-cell table:formula="of:=[.J104]-[.I104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04]-[.O10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00to011.sm</text:p>
          </table:table-cell>
          <table:table-cell office:value-type="string" calcext:value-type="string">
            <text:p>Glitch One 000to011 </text:p>
          </table:table-cell>
          <table:table-cell table:style-name="ce11" office:value-type="float" office:value="0.870288816587" calcext:value-type="float">
            <text:p>0.870288816587</text:p>
          </table:table-cell>
          <table:table-cell table:style-name="ce4" office:value-type="float" office:value="0.870288816587" calcext:value-type="float">
            <text:p>0.870288816587</text:p>
          </table:table-cell>
          <table:table-cell table:formula="of:=[.D105]-[.C105]" office:value-type="float" office:value="0" calcext:value-type="float">
            <text:p>0</text:p>
          </table:table-cell>
          <table:table-cell table:number-columns-repeated="2" table:style-name="ce4" office:value-type="float" office:value="0.870296500749" calcext:value-type="float">
            <text:p>0.870296500749</text:p>
          </table:table-cell>
          <table:table-cell table:formula="of:=[.G105]-[.F105]" office:value-type="float" office:value="0" calcext:value-type="float">
            <text:p>0</text:p>
          </table:table-cell>
          <table:table-cell table:number-columns-repeated="2" office:value-type="float" office:value="0.87011054343" calcext:value-type="float">
            <text:p>0.87011054343</text:p>
          </table:table-cell>
          <table:table-cell table:formula="of:=[.J105]-[.I105]" office:value-type="float" office:value="0" calcext:value-type="float">
            <text:p>0</text:p>
          </table:table-cell>
          <table:table-cell table:style-name="ce4" office:value-type="float" office:value="0.869217029203466" calcext:value-type="float">
            <text:p>0.869217029203466</text:p>
          </table:table-cell>
          <table:table-cell table:style-name="ce4" office:value-type="float" office:value="0.870159654361926" calcext:value-type="float">
            <text:p>0.870159654361926</text:p>
          </table:table-cell>
          <table:table-cell table:formula="of:=[.M105]-[.L105]" office:value-type="float" office:value="0.000942625158459998" calcext:value-type="float">
            <text:p>0.00094262515846</text:p>
          </table:table-cell>
          <table:table-cell table:style-name="ce4" office:value-type="float" office:value="0.869239395439575" calcext:value-type="float">
            <text:p>0.869239395439575</text:p>
          </table:table-cell>
          <table:table-cell table:style-name="ce4" office:value-type="float" office:value="0.870164161700313" calcext:value-type="float">
            <text:p>0.870164161700313</text:p>
          </table:table-cell>
          <table:table-cell table:style-name="ce8" table:formula="of:=[.P105]-[.O105]" office:value-type="float" office:value="0.000924766260737453" calcext:value-type="float">
            <text:p>0.000924766260737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11to000.sm</text:p>
          </table:table-cell>
          <table:table-cell office:value-type="string" calcext:value-type="string">
            <text:p>Glitch One 011to000 </text:p>
          </table:table-cell>
          <table:table-cell office:value-type="float" office:value="0.986150681265" calcext:value-type="float">
            <text:p>0.986150681265</text:p>
          </table:table-cell>
          <table:table-cell office:value-type="float" office:value="0.986150681265" calcext:value-type="float">
            <text:p>0.986150681265</text:p>
          </table:table-cell>
          <table:table-cell table:style-name="ce14" table:formula="of:=[.D106]-[.C106]" office:value-type="float" office:value="0" calcext:value-type="float">
            <text:p>0</text:p>
          </table:table-cell>
          <table:table-cell table:number-columns-repeated="2" office:value-type="float" office:value="0.988348134392" calcext:value-type="float">
            <text:p>0.988348134392</text:p>
          </table:table-cell>
          <table:table-cell table:style-name="ce17" table:formula="of:=[.G106]-[.F106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06]-[.O10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011to101.sm</text:p>
          </table:table-cell>
          <table:table-cell office:value-type="string" calcext:value-type="string">
            <text:p>Glitch One 011to101 </text:p>
          </table:table-cell>
          <table:table-cell table:style-name="ce11" office:value-type="float" office:value="0.9987181109" calcext:value-type="float">
            <text:p>0.9987181109</text:p>
          </table:table-cell>
          <table:table-cell table:style-name="ce4" office:value-type="float" office:value="0.9987181109" calcext:value-type="float">
            <text:p>0.9987181109</text:p>
          </table:table-cell>
          <table:table-cell table:formula="of:=[.D107]-[.C107]" office:value-type="float" office:value="0" calcext:value-type="float">
            <text:p>0</text:p>
          </table:table-cell>
          <table:table-cell table:number-columns-repeated="2" table:style-name="ce4" office:value-type="float" office:value="0.999842327914" calcext:value-type="float">
            <text:p>0.999842327914</text:p>
          </table:table-cell>
          <table:table-cell table:formula="of:=[.G107]-[.F107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07]-[.O10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One/Circuit0x8E_TI_101to000.sm</text:p>
          </table:table-cell>
          <table:table-cell office:value-type="string" calcext:value-type="string">
            <text:p>Glitch One 101to000 </text:p>
          </table:table-cell>
          <table:table-cell office:value-type="float" office:value="0.998834502495" calcext:value-type="float">
            <text:p>0.998834502495</text:p>
          </table:table-cell>
          <table:table-cell office:value-type="float" office:value="0.998834502495" calcext:value-type="float">
            <text:p>0.998834502495</text:p>
          </table:table-cell>
          <table:table-cell table:style-name="ce14" table:formula="of:=[.D108]-[.C108]" office:value-type="float" office:value="0" calcext:value-type="float">
            <text:p>0</text:p>
          </table:table-cell>
          <table:table-cell table:number-columns-repeated="2" office:value-type="float" office:value="0.999348310101" calcext:value-type="float">
            <text:p>0.999348310101</text:p>
          </table:table-cell>
          <table:table-cell table:style-name="ce17" table:formula="of:=[.G108]-[.F10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8]-[.I108]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08]-[.O10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11to010_unbounded.sm</text:p>
          </table:table-cell>
          <table:table-cell office:value-type="string" calcext:value-type="string">
            <text:p>Glitch Zero 111to010 (u) </text:p>
          </table:table-cell>
          <table:table-cell table:style-name="ce11" office:value-type="float" office:value="0.215871181489" calcext:value-type="float">
            <text:p>0.215871181489</text:p>
          </table:table-cell>
          <table:table-cell table:style-name="ce4" office:value-type="float" office:value="0.2159206669" calcext:value-type="float">
            <text:p>0.2159206669</text:p>
          </table:table-cell>
          <table:table-cell table:formula="of:=[.D109]-[.C109]" office:value-type="float" office:value="0.0000494854109999998" calcext:value-type="float">
            <text:p>4.94854109999998E-05</text:p>
          </table:table-cell>
          <table:table-cell table:style-name="ce4" office:value-type="float" office:value="0.215668429545" calcext:value-type="float">
            <text:p>0.215668429545</text:p>
          </table:table-cell>
          <table:table-cell table:style-name="ce4" office:value-type="float" office:value="0.225364349031" calcext:value-type="float">
            <text:p>0.225364349031</text:p>
          </table:table-cell>
          <table:table-cell table:formula="of:=[.G109]-[.F109]" office:value-type="float" office:value="0.00969591948599999" calcext:value-type="float">
            <text:p>0.00969591948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09]-[.O10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00to010_unbounded.sm</text:p>
          </table:table-cell>
          <table:table-cell office:value-type="string" calcext:value-type="string">
            <text:p>Glitch Zero 100to010 (u) </text:p>
          </table:table-cell>
          <table:table-cell office:value-type="float" office:value="0.111813494131" calcext:value-type="float">
            <text:p>0.111813494131</text:p>
          </table:table-cell>
          <table:table-cell office:value-type="float" office:value="0.111847202488" calcext:value-type="float">
            <text:p>0.111847202488</text:p>
          </table:table-cell>
          <table:table-cell table:style-name="ce14" table:formula="of:=[.D110]-[.C110]" office:value-type="float" office:value="0.0000337083569999924" calcext:value-type="float">
            <text:p>3.37083569999924E-05</text:p>
          </table:table-cell>
          <table:table-cell office:value-type="float" office:value="0.111791360544" calcext:value-type="float">
            <text:p>0.111791360544</text:p>
          </table:table-cell>
          <table:table-cell office:value-type="float" office:value="0.112476881772" calcext:value-type="float">
            <text:p>0.112476881772</text:p>
          </table:table-cell>
          <table:table-cell table:style-name="ce17" table:formula="of:=[.G110]-[.F110]" office:value-type="float" office:value="0.000685521228000002" calcext:value-type="float">
            <text:p>0.00068552122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10]-[.O11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010to111_unbounded.sm</text:p>
          </table:table-cell>
          <table:table-cell office:value-type="string" calcext:value-type="string">
            <text:p>Glitch Zero 010to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11]-[.O1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010to100_unbounded.sm</text:p>
          </table:table-cell>
          <table:table-cell office:value-type="string" calcext:value-type="string">
            <text:p>Glitch Zero 010to100 (u) </text:p>
          </table:table-cell>
          <table:table-cell office:value-type="float" office:value="0.47205279464" calcext:value-type="float">
            <text:p>0.47205279464</text:p>
          </table:table-cell>
          <table:table-cell office:value-type="float" office:value="0.472066455191" calcext:value-type="float">
            <text:p>0.472066455191</text:p>
          </table:table-cell>
          <table:table-cell table:style-name="ce14" table:formula="of:=[.D112]-[.C112]" office:value-type="float" office:value="0.0000136605509999943" calcext:value-type="float">
            <text:p>1.36605509999943E-05</text:p>
          </table:table-cell>
          <table:table-cell office:value-type="float" office:value="0.472048397499" calcext:value-type="float">
            <text:p>0.472048397499</text:p>
          </table:table-cell>
          <table:table-cell office:value-type="float" office:value="0.472247439709" calcext:value-type="float">
            <text:p>0.472247439709</text:p>
          </table:table-cell>
          <table:table-cell table:style-name="ce17" table:formula="of:=[.G112]-[.F112]" office:value-type="float" office:value="0.00019904221" calcext:value-type="float">
            <text:p>0.0001990422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12]-[.O11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00to111_unbounded.sm</text:p>
          </table:table-cell>
          <table:table-cell office:value-type="string" calcext:value-type="string">
            <text:p>Glitch Zero 100to111 (u)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13]-[.O11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Unbounded/Circuit0x8E_TI_111to100_unbounded.sm</text:p>
          </table:table-cell>
          <table:table-cell office:value-type="string" calcext:value-type="string">
            <text:p>Glitch Zero 111to100 (u) </text:p>
          </table:table-cell>
          <table:table-cell office:value-type="float" office:value="0.739134742001" calcext:value-type="float">
            <text:p>0.739134742001</text:p>
          </table:table-cell>
          <table:table-cell office:value-type="float" office:value="0.739216420609" calcext:value-type="float">
            <text:p>0.739216420609</text:p>
          </table:table-cell>
          <table:table-cell table:style-name="ce14" table:formula="of:=[.D114]-[.C114]" office:value-type="float" office:value="0.0000816786079999021" calcext:value-type="float">
            <text:p>8.16786079999021E-05</text:p>
          </table:table-cell>
          <table:table-cell office:value-type="float" office:value="0.739067189898" calcext:value-type="float">
            <text:p>0.739067189898</text:p>
          </table:table-cell>
          <table:table-cell office:value-type="float" office:value="0.740826646441" calcext:value-type="float">
            <text:p>0.740826646441</text:p>
          </table:table-cell>
          <table:table-cell table:style-name="ce17" table:formula="of:=[.G114]-[.F114]" office:value-type="float" office:value="0.00175945654300003" calcext:value-type="float">
            <text:p>0.001759456543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14]-[.O11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010to100.sm</text:p>
          </table:table-cell>
          <table:table-cell office:value-type="string" calcext:value-type="string">
            <text:p>Glitch Zero 010to100 </text:p>
          </table:table-cell>
          <table:table-cell table:style-name="ce11" office:value-type="float" office:value="0.474796424564" calcext:value-type="float">
            <text:p>0.474796424564</text:p>
          </table:table-cell>
          <table:table-cell table:style-name="ce4" office:value-type="float" office:value="0.47537764523" calcext:value-type="float">
            <text:p>0.47537764523</text:p>
          </table:table-cell>
          <table:table-cell table:formula="of:=[.D115]-[.C115]" office:value-type="float" office:value="0.000581220665999971" calcext:value-type="float">
            <text:p>0.000581220666</text:p>
          </table:table-cell>
          <table:table-cell table:style-name="ce4" office:value-type="float" office:value="0.474735280064" calcext:value-type="float">
            <text:p>0.474735280064</text:p>
          </table:table-cell>
          <table:table-cell table:style-name="ce4" office:value-type="float" office:value="0.475802183225" calcext:value-type="float">
            <text:p>0.475802183225</text:p>
          </table:table-cell>
          <table:table-cell table:formula="of:=[.G115]-[.F115]" office:value-type="float" office:value="0.001066903161" calcext:value-type="float">
            <text:p>0.001066903161</text:p>
          </table:table-cell>
          <table:table-cell table:number-columns-repeated="2" office:value-type="float" office:value="0.474950148439" calcext:value-type="float">
            <text:p>0.474950148439</text:p>
          </table:table-cell>
          <table:table-cell table:formula="of:=[.J115]-[.I115]" office:value-type="float" office:value="0" calcext:value-type="float">
            <text:p>0</text:p>
          </table:table-cell>
          <table:table-cell table:style-name="ce4" office:value-type="float" office:value="0.474945066511018" calcext:value-type="float">
            <text:p>0.474945066511018</text:p>
          </table:table-cell>
          <table:table-cell table:style-name="ce4" office:value-type="float" office:value="0.474965736105329" calcext:value-type="float">
            <text:p>0.474965736105329</text:p>
          </table:table-cell>
          <table:table-cell table:formula="of:=[.M115]-[.L115]" office:value-type="float" office:value="0.000020669594311018" calcext:value-type="float">
            <text:p>2.0669594311018E-05</text:p>
          </table:table-cell>
          <table:table-cell table:style-name="ce4" office:value-type="float" office:value="0.474925819747747" calcext:value-type="float">
            <text:p>0.474925819747747</text:p>
          </table:table-cell>
          <table:table-cell table:style-name="ce4" office:value-type="float" office:value="0.474996757485143" calcext:value-type="float">
            <text:p>0.474996757485143</text:p>
          </table:table-cell>
          <table:table-cell table:style-name="ce8" table:formula="of:=[.P115]-[.O115]" office:value-type="float" office:value="0.0000709377373964704" calcext:value-type="float">
            <text:p>7.09377373964704E-05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00to111.sm</text:p>
          </table:table-cell>
          <table:table-cell office:value-type="string" calcext:value-type="string">
            <text:p>Glitch Zero 100to111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office:value-type="float" office:value="0.031294666155" calcext:value-type="float">
            <text:p>0.031294666155</text:p>
          </table:table-cell>
          <table:table-cell office:value-type="float" office:value="0.035617307133" calcext:value-type="float">
            <text:p>0.035617307133</text:p>
          </table:table-cell>
          <table:table-cell table:style-name="ce17" table:formula="of:=[.G116]-[.F116]" office:value-type="float" office:value="0.004322640978" calcext:value-type="float">
            <text:p>0.00432264097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0331529082512752" calcext:value-type="float">
            <text:p>0.033152908251275</text:p>
          </table:table-cell>
          <table:table-cell office:value-type="float" office:value="0.0336826304826658" calcext:value-type="float">
            <text:p>0.033682630482666</text:p>
          </table:table-cell>
          <table:table-cell table:style-name="ce20" table:formula="of:=[.M116]-[.L116]" office:value-type="float" office:value="0.000529722231390674" calcext:value-type="float">
            <text:p>0.000529722231391</text:p>
          </table:table-cell>
          <table:table-cell office:value-type="float" office:value="0.0332513607491762" calcext:value-type="float">
            <text:p>0.033251360749176</text:p>
          </table:table-cell>
          <table:table-cell office:value-type="float" office:value="0.0336472848528491" calcext:value-type="float">
            <text:p>0.033647284852849</text:p>
          </table:table-cell>
          <table:table-cell table:formula="of:=[.P116]-[.O116]" office:value-type="float" office:value="0.000395924103672902" calcext:value-type="float">
            <text:p>0.000395924103673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010to111.sm</text:p>
          </table:table-cell>
          <table:table-cell office:value-type="string" calcext:value-type="string">
            <text:p>Glitch Zero 010to111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448704230319" calcext:value-type="float">
            <text:p>0.448704230319</text:p>
          </table:table-cell>
          <table:table-cell table:style-name="ce4" office:value-type="float" office:value="0.456928421812" calcext:value-type="float">
            <text:p>0.456928421812</text:p>
          </table:table-cell>
          <table:table-cell table:formula="of:=[.G117]-[.F117]" office:value-type="float" office:value="0.00822419149300002" calcext:value-type="float">
            <text:p>0.008224191493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4" office:value-type="float" office:value="0.449693795952991" calcext:value-type="float">
            <text:p>0.449693795952991</text:p>
          </table:table-cell>
          <table:table-cell table:style-name="ce4" office:value-type="float" office:value="0.449873844727624" calcext:value-type="float">
            <text:p>0.449873844727624</text:p>
          </table:table-cell>
          <table:table-cell table:formula="of:=[.M117]-[.L117]" office:value-type="float" office:value="0.000180048774632957" calcext:value-type="float">
            <text:p>0.000180048774633</text:p>
          </table:table-cell>
          <table:table-cell table:style-name="ce4" office:value-type="float" office:value="0.449695963019967" calcext:value-type="float">
            <text:p>0.449695963019967</text:p>
          </table:table-cell>
          <table:table-cell table:style-name="ce4" office:value-type="float" office:value="0.449869036363421" calcext:value-type="float">
            <text:p>0.449869036363421</text:p>
          </table:table-cell>
          <table:table-cell table:style-name="ce8" table:formula="of:=[.P117]-[.O117]" office:value-type="float" office:value="0.000173073343453567" calcext:value-type="float">
            <text:p>0.000173073343454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11to100.sm</text:p>
          </table:table-cell>
          <table:table-cell office:value-type="string" calcext:value-type="string">
            <text:p>Glitch Zero 111to100 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office:value-type="float" office:value="0.737174128862" calcext:value-type="float">
            <text:p>0.737174128862</text:p>
          </table:table-cell>
          <table:table-cell office:value-type="float" office:value="0.78895144127" calcext:value-type="float">
            <text:p>0.78895144127</text:p>
          </table:table-cell>
          <table:table-cell table:style-name="ce17" table:formula="of:=[.G118]-[.F118]" office:value-type="float" office:value="0.0517773124080001" calcext:value-type="float">
            <text:p>0.05177731240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style-name="ce20"/>
          <table:table-cell table:number-columns-repeated="2" office:value-type="string" calcext:value-type="string">
            <text:p>None</text:p>
          </table:table-cell>
          <table:table-cell table:formula="of:=[.P118]-[.O1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11to010.sm</text:p>
          </table:table-cell>
          <table:table-cell office:value-type="string" calcext:value-type="string">
            <text:p>Glitch Zero 111to010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style-name="ce4" office:value-type="float" office:value="0.20905808716" calcext:value-type="float">
            <text:p>0.20905808716</text:p>
          </table:table-cell>
          <table:table-cell table:style-name="ce4" office:value-type="float" office:value="0.412375885074" calcext:value-type="float">
            <text:p>0.412375885074</text:p>
          </table:table-cell>
          <table:table-cell table:formula="of:=[.G119]-[.F119]" office:value-type="float" office:value="0.203317797914" calcext:value-type="float">
            <text:p>0.20331779791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19]-[.O1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/opt/verificationTools/stamina-source/case-studies/HazardCct/Circuit0x8E_Two_Inverter/Glitch Zero/Circuit0x8E_TI_100to010.sm</text:p>
          </table:table-cell>
          <table:table-cell office:value-type="string" calcext:value-type="string">
            <text:p>Glitch Zero 100to010</text:p>
          </table:table-cell>
          <table:table-cell table:number-columns-repeated="2" office:value-type="string" calcext:value-type="string">
            <text:p>None</text:p>
          </table:table-cell>
          <table:table-cell table:style-name="ce14"/>
          <table:table-cell office:value-type="float" office:value="0.114780554389" calcext:value-type="float">
            <text:p>0.114780554389</text:p>
          </table:table-cell>
          <table:table-cell office:value-type="float" office:value="0.122834068523" calcext:value-type="float">
            <text:p>0.122834068523</text:p>
          </table:table-cell>
          <table:table-cell table:style-name="ce17" table:formula="of:=[.G120]-[.F120]" office:value-type="float" office:value="0.00805351413399999" calcext:value-type="float">
            <text:p>0.00805351413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.117174556738476" calcext:value-type="float">
            <text:p>0.117174556738476</text:p>
          </table:table-cell>
          <table:table-cell office:value-type="float" office:value="0.117233845897833" calcext:value-type="float">
            <text:p>0.117233845897833</text:p>
          </table:table-cell>
          <table:table-cell table:style-name="ce20" table:formula="of:=[.M120]-[.L120]" office:value-type="float" office:value="0.0000592891593576561" calcext:value-type="float">
            <text:p>5.92891593576561E-05</text:p>
          </table:table-cell>
          <table:table-cell office:value-type="float" office:value="0.117182601191867" calcext:value-type="float">
            <text:p>0.117182601191867</text:p>
          </table:table-cell>
          <table:table-cell office:value-type="float" office:value="0.117233467213269" calcext:value-type="float">
            <text:p>0.117233467213269</text:p>
          </table:table-cell>
          <table:table-cell table:formula="of:=[.P120]-[.O120]" office:value-type="float" office:value="0.0000508660214019879" calcext:value-type="float">
            <text:p>5.08660214019879E-05</text:p>
          </table:table-cell>
        </table:table-row>
        <table:table-row table:style-name="ro1">
          <table:table-cell office:value-type="string" calcext:value-type="string">
            <text:p>yeastPolarization.prism</text:p>
          </table:table-cell>
          <table:table-cell office:value-type="string" calcext:value-type="string">
            <text:p>Yeast Polarization </text:p>
          </table:table-cell>
          <table:table-cell table:style-name="ce11" office:value-type="string" calcext:value-type="string">
            <text:p>None</text:p>
          </table:table-cell>
          <table:table-cell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/>
          <table:table-cell table:number-columns-repeated="2" table:style-name="ce4" office:value-type="string" calcext:value-type="string">
            <text:p>None</text:p>
          </table:table-cell>
          <table:table-cell table:style-name="ce8" table:formula="of:=[.P121]-[.O12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imple_enzyme.prism</text:p>
          </table:table-cell>
          <table:table-cell office:value-type="string" calcext:value-type="string">
            <text:p>Simple Enzyme</text:p>
          </table:table-cell>
          <table:table-cell table:style-name="ce12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style-name="ce15"/>
          <table:table-cell table:number-columns-repeated="2" table:style-name="ce5" office:value-type="string" calcext:value-type="string">
            <text:p>None</text:p>
          </table:table-cell>
          <table:table-cell table:style-name="ce18"/>
          <table:table-cell table:number-columns-repeated="2" office:value-type="string" calcext:value-type="string">
            <text:p>None</text:p>
          </table:table-cell>
          <table:table-cell/>
          <table:table-cell table:number-columns-repeated="2" table:style-name="ce5" office:value-type="string" calcext:value-type="string">
            <text:p>None</text:p>
          </table:table-cell>
          <table:table-cell table:style-name="ce21"/>
          <table:table-cell table:number-columns-repeated="2" table:style-name="ce5" office:value-type="string" calcext:value-type="string">
            <text:p>None</text:p>
          </table:table-cell>
          <table:table-cell table:style-name="ce9" table:formula="of:=[.P122]-[.O122]" office:value-type="string" office:string-value="" calcext:value-type="error">
            <text:p>#VALUE!</text:p>
          </table:table-cell>
        </table:table-row>
        <calcext:conditional-formats>
          <calcext:conditional-format calcext:target-range-address="'Probability Bound'.H3:'Probability Bound'.H122 'Probability Bound'.K3:'Probability Bound'.K1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bability Bound'.E3:'Probability Bound'.E1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bability Bound'.N3:'Probability Bound'.N1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uration of Model Checking" table:style-name="ta1">
        <office:forms form:automatic-focus="false" form:apply-design-mode="false"/>
        <table:table-column table:style-name="co12" table:visibility="collapse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number-columns-repeated="2" table:default-cell-style-name="Default"/>
        <table:table-column table:style-name="co17" table:default-cell-style-name="ce70"/>
        <table:table-column table:style-name="co18" table:visibility="collapse" table:number-columns-repeated="2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default-cell-style-name="ce70"/>
        <table:table-column table:style-name="co23" table:visibility="collapse" table:number-columns-repeated="2" table:default-cell-style-name="Default"/>
        <table:table-column table:style-name="co24" table:default-cell-style-name="ce70"/>
        <table:table-column table:style-name="co23" table:visibility="collapse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TAMINA/STORM 2.0</text:p>
          </table:table-cell>
          <table:covered-table-cell table:style-name="ce2"/>
          <table:table-cell table:style-name="ce2"/>
          <table:table-cell table:style-name="ce64" office:value-type="string" calcext:value-type="string" table:number-columns-spanned="2" table:number-rows-spanned="1">
            <text:p>STAMINA/STORM 2.5 (Single Thread)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STAMINA/STORM 3.0</text:p>
          </table:table-cell>
          <table:table-cell table:style-name="ce2" table:number-columns-repeated="2"/>
          <table:table-cell table:style-name="ce64" office:value-type="string" calcext:value-type="string" table:number-columns-spanned="2" table:number-rows-spanned="1">
            <text:p>STAMINA/PRISM 2.0</text:p>
          </table:table-cell>
          <table:covered-table-cell table:style-name="ce2"/>
          <table:table-cell table:style-name="ce2"/>
          <table:table-cell table:style-name="ce64" office:value-type="string" calcext:value-type="string" table:number-columns-spanned="2" table:number-rows-spanned="1">
            <text:p>STAMINA/PRISM 1.0</text:p>
          </table:table-cell>
          <table:covered-table-cell table:style-name="ce2"/>
          <table:table-cell table:style-name="ce6"/>
          <table:table-cell table:style-name="ce58" office:value-type="string" calcext:value-type="string" table:number-columns-spanned="3" table:number-rows-spanned="1">
            <text:p>BES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Model File</text:p>
          </table:table-cell>
          <table:table-cell table:style-name="ce59" office:value-type="string" calcext:value-type="string">
            <text:p>Total</text:p>
          </table:table-cell>
          <table:table-cell table:style-name="ce62" office:value-type="string" calcext:value-type="string">
            <text:p>Building</text:p>
          </table:table-cell>
          <table:table-cell table:style-name="ce62" office:value-type="string" calcext:value-type="string">
            <text:p>Checking</text:p>
          </table:table-cell>
          <table:table-cell table:style-name="ce73" office:value-type="string" calcext:value-type="string">
            <text:p>Total</text:p>
          </table:table-cell>
          <table:table-cell table:style-name="ce62" office:value-type="string" calcext:value-type="string">
            <text:p>Building</text:p>
          </table:table-cell>
          <table:table-cell table:style-name="ce62" office:value-type="string" calcext:value-type="string">
            <text:p>Checking</text:p>
          </table:table-cell>
          <table:table-cell table:style-name="ce73" office:value-type="string" calcext:value-type="string">
            <text:p>Total</text:p>
          </table:table-cell>
          <table:table-cell table:style-name="ce62" office:value-type="string" calcext:value-type="string">
            <text:p>Building</text:p>
          </table:table-cell>
          <table:table-cell table:style-name="ce62" office:value-type="string" calcext:value-type="string">
            <text:p>Checking</text:p>
          </table:table-cell>
          <table:table-cell table:style-name="ce73" office:value-type="string" calcext:value-type="string">
            <text:p>Total</text:p>
          </table:table-cell>
          <table:table-cell table:style-name="ce62" office:value-type="string" calcext:value-type="string">
            <text:p>Building</text:p>
          </table:table-cell>
          <table:table-cell table:style-name="ce62" office:value-type="string" calcext:value-type="string">
            <text:p>Checking</text:p>
          </table:table-cell>
          <table:table-cell table:style-name="ce73" office:value-type="string" calcext:value-type="string">
            <text:p>Total</text:p>
          </table:table-cell>
          <table:table-cell table:style-name="ce62" office:value-type="string" calcext:value-type="string">
            <text:p>Building</text:p>
          </table:table-cell>
          <table:table-cell table:style-name="ce81" office:value-type="string" calcext:value-type="string">
            <text:p>Checking</text:p>
          </table:table-cell>
          <table:table-cell table:style-name="ce62" office:value-type="string" calcext:value-type="string">
            <text:p>Total</text:p>
          </table:table-cell>
          <table:table-cell table:style-name="ce62"/>
          <table:table-cell table:style-name="ce81"/>
        </table:table-row>
        <table:table-row table:style-name="ro1">
          <table:table-cell/>
          <table:table-cell table:style-name="ce58" office:value-type="string" calcext:value-type="string" table:number-columns-spanned="18" table:number-rows-spanned="1">
            <text:p>Toy Models</text:p>
          </table:table-cell>
          <table:covered-table-cell table:style-name="ce58"/>
          <table:covered-table-cell table:style-name="ce59"/>
          <table:covered-table-cell table:number-columns-repeated="2" table:style-name="ce62"/>
          <table:covered-table-cell table:style-name="ce73"/>
          <table:covered-table-cell table:number-columns-repeated="5" table:style-name="ce62"/>
          <table:covered-table-cell table:style-name="ce73"/>
          <table:covered-table-cell table:number-columns-repeated="2" table:style-name="ce62"/>
          <table:covered-table-cell table:style-name="ce73"/>
          <table:covered-table-cell table:style-name="ce62"/>
          <table:covered-table-cell table:style-name="ce81"/>
          <table:covered-table-cell table:style-name="ce62"/>
          <table:table-cell table:style-name="ce62"/>
          <table:table-cell table:style-name="ce81"/>
        </table:table-row>
        <table:table-row table:style-name="ro1">
          <table:table-cell/>
          <table:table-cell office:value-type="string" calcext:value-type="string">
            <text:p>Toy 2 Combined 4</text:p>
          </table:table-cell>
          <table:table-cell office:value-type="string" calcext:value-type="string">
            <text:p>/toy/toy2_combined4.prism</text:p>
          </table:table-cell>
          <table:table-cell table:style-name="ce11" office:value-type="float" office:value="0.401604652404785" calcext:value-type="float">
            <text:p>0.401604652404785</text:p>
          </table:table-cell>
          <table:table-cell table:style-name="ce4" office:value-type="float" office:value="0.353661796" calcext:value-type="float">
            <text:p>0.353661796</text:p>
          </table:table-cell>
          <table:table-cell table:style-name="ce4" office:value-type="float" office:value="0.001249717" calcext:value-type="float">
            <text:p>0.001249717</text:p>
          </table:table-cell>
          <table:table-cell table:style-name="ce66" office:value-type="float" office:value="0.0838205814361572" calcext:value-type="float">
            <text:p>0.083820581436157</text:p>
          </table:table-cell>
          <table:table-cell table:style-name="ce4" office:value-type="float" office:value="0.042101282" calcext:value-type="float">
            <text:p>0.042101282</text:p>
          </table:table-cell>
          <table:table-cell table:style-name="ce4" office:value-type="float" office:value="0.001231642" calcext:value-type="float">
            <text:p>0.001231642</text:p>
          </table:table-cell>
          <table:table-cell office:value-type="float" office:value="0.0760166645050049" calcext:value-type="float">
            <text:p>0.076016664505005</text:p>
          </table:table-cell>
          <table:table-cell office:value-type="float" office:value="0.025557212" calcext:value-type="float">
            <text:p>0.025557212</text:p>
          </table:table-cell>
          <table:table-cell office:value-type="float" office:value="0.003048297" calcext:value-type="float">
            <text:p>0.003048297</text:p>
          </table:table-cell>
          <table:table-cell table:style-name="ce66" office:value-type="float" office:value="1.66361403465271" calcext:value-type="float">
            <text:p>1.66361403465271</text:p>
          </table:table-cell>
          <table:table-cell table:style-name="ce4" office:value-type="float" office:value="0.054" calcext:value-type="float">
            <text:p>0.054</text:p>
          </table:table-cell>
          <table:table-cell table:style-name="ce4" office:value-type="float" office:value="0.011" calcext:value-type="float">
            <text:p>0.011</text:p>
          </table:table-cell>
          <table:table-cell table:style-name="ce66" office:value-type="float" office:value="1.42584824562073" calcext:value-type="float">
            <text:p>1.42584824562073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4];[.G4];[.M4];[.P4]) = [.D4]; &quot;STAMINA/STORM 2.0&quot;;        IF(MIN([.D4];[.G4];[.M4];[.P4]) = [.G4]; &quot;STAMINA/STORM 2.5&quot;;         IF(MIN([.D4];[.G4];[.M4];[.P4]) = [.M4]; &quot;STAMINA/PRISM 2.0&quot;;             IF(MIN([.D4];[.G4];[.M4];[.P4]) = [.P4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y 1 Separate</text:p>
          </table:table-cell>
          <table:table-cell office:value-type="string" calcext:value-type="string">
            <text:p>/toy/toy1_separate.prism</text:p>
          </table:table-cell>
          <table:table-cell table:style-name="ce10" office:value-type="float" office:value="0.371194124221802" calcext:value-type="float">
            <text:p>0.371194124221802</text:p>
          </table:table-cell>
          <table:table-cell table:style-name="ce3" office:value-type="float" office:value="0.330113044" calcext:value-type="float">
            <text:p>0.330113044</text:p>
          </table:table-cell>
          <table:table-cell table:style-name="ce3" office:value-type="float" office:value="0.001248796" calcext:value-type="float">
            <text:p>0.001248796</text:p>
          </table:table-cell>
          <table:table-cell table:style-name="ce67" office:value-type="float" office:value="0.0898077487945557" calcext:value-type="float">
            <text:p>0.089807748794556</text:p>
          </table:table-cell>
          <table:table-cell table:style-name="ce3" office:value-type="float" office:value="0.046285106" calcext:value-type="float">
            <text:p>0.046285106</text:p>
          </table:table-cell>
          <table:table-cell table:style-name="ce3" office:value-type="float" office:value="0.001227054" calcext:value-type="float">
            <text:p>0.001227054</text:p>
          </table:table-cell>
          <table:table-cell office:value-type="float" office:value="0.0665855407714844" calcext:value-type="float">
            <text:p>0.066585540771484</text:p>
          </table:table-cell>
          <table:table-cell office:value-type="float" office:value="0.021040029" calcext:value-type="float">
            <text:p>0.021040029</text:p>
          </table:table-cell>
          <table:table-cell office:value-type="float" office:value="0.002314858" calcext:value-type="float">
            <text:p>0.002314858</text:p>
          </table:table-cell>
          <table:table-cell table:style-name="ce67" office:value-type="float" office:value="1.5114107131958" calcext:value-type="float">
            <text:p>1.5114107131958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0.008" calcext:value-type="float">
            <text:p>0.008</text:p>
          </table:table-cell>
          <table:table-cell table:style-name="ce67" office:value-type="float" office:value="1.68837213516235" calcext:value-type="float">
            <text:p>1.68837213516235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5];[.G5];[.M5];[.P5]) = [.D5]; &quot;STAMINA/STORM 2.0&quot;;        IF(MIN([.D5];[.G5];[.M5];[.P5]) = [.G5]; &quot;STAMINA/STORM 2.5&quot;;         IF(MIN([.D5];[.G5];[.M5];[.P5]) = [.M5]; &quot;STAMINA/PRISM 2.0&quot;;             IF(MIN([.D5];[.G5];[.M5];[.P5]) = [.P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y 2 Combined 3</text:p>
          </table:table-cell>
          <table:table-cell office:value-type="string" calcext:value-type="string">
            <text:p>/toy/toy2_combined3.prism</text:p>
          </table:table-cell>
          <table:table-cell table:style-name="ce11" office:value-type="float" office:value="0.432086944580078" calcext:value-type="float">
            <text:p>0.432086944580078</text:p>
          </table:table-cell>
          <table:table-cell table:style-name="ce4" office:value-type="float" office:value="0.389942293" calcext:value-type="float">
            <text:p>0.389942293</text:p>
          </table:table-cell>
          <table:table-cell table:style-name="ce4" office:value-type="float" office:value="0.001226192" calcext:value-type="float">
            <text:p>0.001226192</text:p>
          </table:table-cell>
          <table:table-cell table:style-name="ce66" office:value-type="float" office:value="0.0837771892547607" calcext:value-type="float">
            <text:p>0.083777189254761</text:p>
          </table:table-cell>
          <table:table-cell table:style-name="ce4" office:value-type="float" office:value="0.042051146" calcext:value-type="float">
            <text:p>0.042051146</text:p>
          </table:table-cell>
          <table:table-cell table:style-name="ce4" office:value-type="float" office:value="0.001264185" calcext:value-type="float">
            <text:p>0.001264185</text:p>
          </table:table-cell>
          <table:table-cell office:value-type="float" office:value="0.0655863285064697" calcext:value-type="float">
            <text:p>0.06558632850647</text:p>
          </table:table-cell>
          <table:table-cell office:value-type="float" office:value="0.021033227" calcext:value-type="float">
            <text:p>0.021033227</text:p>
          </table:table-cell>
          <table:table-cell office:value-type="float" office:value="0.002364813" calcext:value-type="float">
            <text:p>0.002364813</text:p>
          </table:table-cell>
          <table:table-cell table:style-name="ce66" office:value-type="float" office:value="1.65796422958374" calcext:value-type="float">
            <text:p>1.65796422958374</text:p>
          </table:table-cell>
          <table:table-cell table:style-name="ce4" office:value-type="float" office:value="0.054" calcext:value-type="float">
            <text:p>0.054</text:p>
          </table:table-cell>
          <table:table-cell table:style-name="ce4" office:value-type="float" office:value="0.004" calcext:value-type="float">
            <text:p>0.004</text:p>
          </table:table-cell>
          <table:table-cell table:style-name="ce66" office:value-type="float" office:value="1.65057253837585" calcext:value-type="float">
            <text:p>1.65057253837585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6];[.G6];[.M6];[.P6]) = [.D6]; &quot;STAMINA/STORM 2.0&quot;;        IF(MIN([.D6];[.G6];[.M6];[.P6]) = [.G6]; &quot;STAMINA/STORM 2.5&quot;;         IF(MIN([.D6];[.G6];[.M6];[.P6]) = [.M6]; &quot;STAMINA/PRISM 2.0&quot;;             IF(MIN([.D6];[.G6];[.M6];[.P6]) = [.P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y 1 Combined</text:p>
          </table:table-cell>
          <table:table-cell office:value-type="string" calcext:value-type="string">
            <text:p>/toy/toy1_combined.prism</text:p>
          </table:table-cell>
          <table:table-cell table:style-name="ce10" office:value-type="float" office:value="0.369340658187866" calcext:value-type="float">
            <text:p>0.369340658187866</text:p>
          </table:table-cell>
          <table:table-cell table:style-name="ce3" office:value-type="float" office:value="0.328021253" calcext:value-type="float">
            <text:p>0.328021253</text:p>
          </table:table-cell>
          <table:table-cell table:style-name="ce3" office:value-type="float" office:value="0.001276487" calcext:value-type="float">
            <text:p>0.001276487</text:p>
          </table:table-cell>
          <table:table-cell table:style-name="ce67" office:value-type="float" office:value="0.0840933322906494" calcext:value-type="float">
            <text:p>0.084093332290649</text:p>
          </table:table-cell>
          <table:table-cell table:style-name="ce3" office:value-type="float" office:value="0.042851221" calcext:value-type="float">
            <text:p>0.042851221</text:p>
          </table:table-cell>
          <table:table-cell table:style-name="ce3" office:value-type="float" office:value="0.001227525" calcext:value-type="float">
            <text:p>0.001227525</text:p>
          </table:table-cell>
          <table:table-cell office:value-type="float" office:value="0.0714526176452637" calcext:value-type="float">
            <text:p>0.071452617645264</text:p>
          </table:table-cell>
          <table:table-cell office:value-type="float" office:value="0.022863907" calcext:value-type="float">
            <text:p>0.022863907</text:p>
          </table:table-cell>
          <table:table-cell office:value-type="float" office:value="0.002470883" calcext:value-type="float">
            <text:p>0.002470883</text:p>
          </table:table-cell>
          <table:table-cell table:style-name="ce67" office:value-type="float" office:value="1.36107397079468" calcext:value-type="float">
            <text:p>1.36107397079468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1" calcext:value-type="float">
            <text:p>0.01</text:p>
          </table:table-cell>
          <table:table-cell table:style-name="ce67" office:value-type="float" office:value="1.67698359489441" calcext:value-type="float">
            <text:p>1.67698359489441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7];[.G7];[.M7];[.P7]) = [.D7]; &quot;STAMINA/STORM 2.0&quot;;        IF(MIN([.D7];[.G7];[.M7];[.P7]) = [.G7]; &quot;STAMINA/STORM 2.5&quot;;         IF(MIN([.D7];[.G7];[.M7];[.P7]) = [.M7]; &quot;STAMINA/PRISM 2.0&quot;;             IF(MIN([.D7];[.G7];[.M7];[.P7]) = [.P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y 2 Combined</text:p>
          </table:table-cell>
          <table:table-cell office:value-type="string" calcext:value-type="string">
            <text:p>/toy/toy2_combined.prism</text:p>
          </table:table-cell>
          <table:table-cell table:style-name="ce11" office:value-type="float" office:value="0.37602162361145" calcext:value-type="float">
            <text:p>0.37602162361145</text:p>
          </table:table-cell>
          <table:table-cell table:style-name="ce4" office:value-type="float" office:value="0.334168185" calcext:value-type="float">
            <text:p>0.334168185</text:p>
          </table:table-cell>
          <table:table-cell table:style-name="ce4" office:value-type="float" office:value="0.001244848" calcext:value-type="float">
            <text:p>0.001244848</text:p>
          </table:table-cell>
          <table:table-cell table:style-name="ce66" office:value-type="float" office:value="0.0841591358184814" calcext:value-type="float">
            <text:p>0.084159135818481</text:p>
          </table:table-cell>
          <table:table-cell table:style-name="ce4" office:value-type="float" office:value="0.042036268" calcext:value-type="float">
            <text:p>0.042036268</text:p>
          </table:table-cell>
          <table:table-cell table:style-name="ce4" office:value-type="float" office:value="0.001234578" calcext:value-type="float">
            <text:p>0.001234578</text:p>
          </table:table-cell>
          <table:table-cell office:value-type="float" office:value="0.0657117366790772" calcext:value-type="float">
            <text:p>0.065711736679077</text:p>
          </table:table-cell>
          <table:table-cell office:value-type="float" office:value="0.020678906" calcext:value-type="float">
            <text:p>0.020678906</text:p>
          </table:table-cell>
          <table:table-cell office:value-type="float" office:value="0.002293256" calcext:value-type="float">
            <text:p>0.002293256</text:p>
          </table:table-cell>
          <table:table-cell table:style-name="ce66" office:value-type="float" office:value="1.67907309532166" calcext:value-type="float">
            <text:p>1.67907309532166</text:p>
          </table:table-cell>
          <table:table-cell table:style-name="ce4" office:value-type="float" office:value="0.052" calcext:value-type="float">
            <text:p>0.052</text:p>
          </table:table-cell>
          <table:table-cell table:style-name="ce4" office:value-type="float" office:value="0.004" calcext:value-type="float">
            <text:p>0.004</text:p>
          </table:table-cell>
          <table:table-cell table:style-name="ce66" office:value-type="float" office:value="1.67606902122498" calcext:value-type="float">
            <text:p>1.67606902122498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8];[.G8];[.M8];[.P8]) = [.D8]; &quot;STAMINA/STORM 2.0&quot;;        IF(MIN([.D8];[.G8];[.M8];[.P8]) = [.G8]; &quot;STAMINA/STORM 2.5&quot;;         IF(MIN([.D8];[.G8];[.M8];[.P8]) = [.M8]; &quot;STAMINA/PRISM 2.0&quot;;             IF(MIN([.D8];[.G8];[.M8];[.P8]) = [.P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y 2 Combined 2</text:p>
          </table:table-cell>
          <table:table-cell office:value-type="string" calcext:value-type="string">
            <text:p>/toy/toy2_combined2.prism</text:p>
          </table:table-cell>
          <table:table-cell table:style-name="ce10" office:value-type="float" office:value="0.371400594711304" calcext:value-type="float">
            <text:p>0.371400594711304</text:p>
          </table:table-cell>
          <table:table-cell table:style-name="ce3" office:value-type="float" office:value="0.329705251" calcext:value-type="float">
            <text:p>0.329705251</text:p>
          </table:table-cell>
          <table:table-cell table:style-name="ce3" office:value-type="float" office:value="0.001281066" calcext:value-type="float">
            <text:p>0.001281066</text:p>
          </table:table-cell>
          <table:table-cell table:style-name="ce67" office:value-type="float" office:value="0.0846283435821533" calcext:value-type="float">
            <text:p>0.084628343582153</text:p>
          </table:table-cell>
          <table:table-cell table:style-name="ce3" office:value-type="float" office:value="0.041817775" calcext:value-type="float">
            <text:p>0.041817775</text:p>
          </table:table-cell>
          <table:table-cell table:style-name="ce3" office:value-type="float" office:value="0.001278762" calcext:value-type="float">
            <text:p>0.001278762</text:p>
          </table:table-cell>
          <table:table-cell office:value-type="float" office:value="0.0807466506958008" calcext:value-type="float">
            <text:p>0.080746650695801</text:p>
          </table:table-cell>
          <table:table-cell office:value-type="float" office:value="0.023186128" calcext:value-type="float">
            <text:p>0.023186128</text:p>
          </table:table-cell>
          <table:table-cell office:value-type="float" office:value="0.002516921" calcext:value-type="float">
            <text:p>0.002516921</text:p>
          </table:table-cell>
          <table:table-cell table:style-name="ce67" office:value-type="float" office:value="1.67216730117798" calcext:value-type="float">
            <text:p>1.67216730117798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06" calcext:value-type="float">
            <text:p>0.006</text:p>
          </table:table-cell>
          <table:table-cell table:style-name="ce67" office:value-type="float" office:value="1.66077828407288" calcext:value-type="float">
            <text:p>1.66077828407288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9];[.G9];[.M9];[.P9]) = [.D9]; &quot;STAMINA/STORM 2.0&quot;;        IF(MIN([.D9];[.G9];[.M9];[.P9]) = [.G9]; &quot;STAMINA/STORM 2.5&quot;;         IF(MIN([.D9];[.G9];[.M9];[.P9]) = [.M9]; &quot;STAMINA/PRISM 2.0&quot;;             IF(MIN([.D9];[.G9];[.M9];[.P9]) = [.P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y 2 Separate</text:p>
          </table:table-cell>
          <table:table-cell office:value-type="string" calcext:value-type="string">
            <text:p>/toy/toy2_separate.prism</text:p>
          </table:table-cell>
          <table:table-cell table:style-name="ce11" office:value-type="float" office:value="0.374770879745483" calcext:value-type="float">
            <text:p>0.374770879745483</text:p>
          </table:table-cell>
          <table:table-cell table:style-name="ce4" office:value-type="float" office:value="0.333498215" calcext:value-type="float">
            <text:p>0.333498215</text:p>
          </table:table-cell>
          <table:table-cell table:style-name="ce4" office:value-type="float" office:value="0.001246842" calcext:value-type="float">
            <text:p>0.001246842</text:p>
          </table:table-cell>
          <table:table-cell table:style-name="ce66" office:value-type="float" office:value="0.0836315155029297" calcext:value-type="float">
            <text:p>0.08363151550293</text:p>
          </table:table-cell>
          <table:table-cell table:style-name="ce4" office:value-type="float" office:value="0.041601795" calcext:value-type="float">
            <text:p>0.041601795</text:p>
          </table:table-cell>
          <table:table-cell table:style-name="ce4" office:value-type="float" office:value="0.001230551" calcext:value-type="float">
            <text:p>0.001230551</text:p>
          </table:table-cell>
          <table:table-cell office:value-type="float" office:value="0.0673081874847412" calcext:value-type="float">
            <text:p>0.067308187484741</text:p>
          </table:table-cell>
          <table:table-cell office:value-type="float" office:value="0.020954468" calcext:value-type="float">
            <text:p>0.020954468</text:p>
          </table:table-cell>
          <table:table-cell office:value-type="float" office:value="0.002308245" calcext:value-type="float">
            <text:p>0.002308245</text:p>
          </table:table-cell>
          <table:table-cell table:style-name="ce66" office:value-type="float" office:value="1.36991500854492" calcext:value-type="float">
            <text:p>1.36991500854492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 office:value-type="float" office:value="0.005" calcext:value-type="float">
            <text:p>0.005</text:p>
          </table:table-cell>
          <table:table-cell table:style-name="ce66" office:value-type="float" office:value="1.66869902610779" calcext:value-type="float">
            <text:p>1.66869902610779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0];[.G10];[.M10];[.P10]) = [.D10]; &quot;STAMINA/STORM 2.0&quot;;        IF(MIN([.D10];[.G10];[.M10];[.P10]) = [.G10]; &quot;STAMINA/STORM 2.5&quot;;         IF(MIN([.D10];[.G10];[.M10];[.P10]) = [.M10]; &quot;STAMINA/PRISM 2.0&quot;;             IF(MIN([.D10];[.G10];[.M10];[.P10]) = [.P1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table:style-name="ce58" office:value-type="string" calcext:value-type="string">
            <text:p>Tandem Models</text:p>
          </table:table-cell>
          <table:table-cell/>
          <table:table-cell table:style-name="ce11"/>
          <table:table-cell table:style-name="ce4" table:number-columns-repeated="2"/>
          <table:table-cell table:style-name="ce66"/>
          <table:table-cell table:style-name="ce4" table:number-columns-repeated="2"/>
          <table:table-cell table:number-columns-repeated="3"/>
          <table:table-cell table:style-name="ce66"/>
          <table:table-cell table:style-name="ce4" table:number-columns-repeated="2"/>
          <table:table-cell table:style-name="ce66"/>
          <table:table-cell table:style-name="ce4"/>
          <table:table-cell table:style-name="ce8"/>
          <table:table-cell table:style-name="ce3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ndem c2047/T0.25</text:p>
          </table:table-cell>
          <table:table-cell office:value-type="string" calcext:value-type="string">
            <text:p>/Tandem/tandem_c_2047_T_0.25.prism</text:p>
          </table:table-cell>
          <table:table-cell table:style-name="ce10" office:value-type="float" office:value="3.22162771224976" calcext:value-type="float">
            <text:p>3.22162771224976</text:p>
          </table:table-cell>
          <table:table-cell table:style-name="ce3" office:value-type="float" office:value="2.763118126" calcext:value-type="float">
            <text:p>2.763118126</text:p>
          </table:table-cell>
          <table:table-cell table:style-name="ce3" office:value-type="float" office:value="0.414238961" calcext:value-type="float">
            <text:p>0.414238961</text:p>
          </table:table-cell>
          <table:table-cell table:style-name="ce67" office:value-type="float" office:value="2.26905608177185" calcext:value-type="float">
            <text:p>2.26905608177185</text:p>
          </table:table-cell>
          <table:table-cell table:style-name="ce3" office:value-type="float" office:value="1.81576415" calcext:value-type="float">
            <text:p>1.81576415</text:p>
          </table:table-cell>
          <table:table-cell table:style-name="ce3" office:value-type="float" office:value="0.412214306" calcext:value-type="float">
            <text:p>0.412214306</text:p>
          </table:table-cell>
          <table:table-cell table:style-name="ce79" office:value-type="float" office:value="0.0747714042663574" calcext:value-type="float">
            <text:p>0.074771404266357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2.6176452636719" calcext:value-type="float">
            <text:p>22.6176452636719</text:p>
          </table:table-cell>
          <table:table-cell table:style-name="ce3" office:value-type="float" office:value="1.048" calcext:value-type="float">
            <text:p>1.048</text:p>
          </table:table-cell>
          <table:table-cell table:style-name="ce3" office:value-type="float" office:value="10.544" calcext:value-type="float">
            <text:p>10.544</text:p>
          </table:table-cell>
          <table:table-cell table:style-name="ce67" office:value-type="string" calcext:value-type="string">
            <text:p>1.6623866558075 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2];[.G12];[.M12];[.P12]) = [.D12]; &quot;STAMINA/STORM 2.0&quot;;        IF(MIN([.D12];[.G12];[.M12];[.P12]) = [.G12]; &quot;STAMINA/STORM 2.5&quot;;         IF(MIN([.D12];[.G12];[.M12];[.P12]) = [.M12]; &quot;STAMINA/PRISM 2.0&quot;;             IF(MIN([.D12];[.G12];[.M12];[.P12]) = [.P1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ndem c4095/T0.25</text:p>
          </table:table-cell>
          <table:table-cell office:value-type="string" calcext:value-type="string">
            <text:p>/Tandem/tandem_c_4095_T_0.25.prism</text:p>
          </table:table-cell>
          <table:table-cell table:style-name="ce11" office:value-type="float" office:value="6.65267753601074" calcext:value-type="float">
            <text:p>6.65267753601074</text:p>
          </table:table-cell>
          <table:table-cell table:style-name="ce4" office:value-type="float" office:value="5.09132842" calcext:value-type="float">
            <text:p>5.09132842</text:p>
          </table:table-cell>
          <table:table-cell table:style-name="ce29" office:value-type="float" office:value="1.515602371" calcext:value-type="float">
            <text:p>1.515602371</text:p>
          </table:table-cell>
          <table:table-cell table:style-name="ce66" office:value-type="float" office:value="5.28767490386963" calcext:value-type="float">
            <text:p>5.28767490386963</text:p>
          </table:table-cell>
          <table:table-cell table:style-name="ce4" office:value-type="float" office:value="3.748372315" calcext:value-type="float">
            <text:p>3.748372315</text:p>
          </table:table-cell>
          <table:table-cell table:style-name="ce4" office:value-type="float" office:value="1.494147714" calcext:value-type="float">
            <text:p>1.494147714</text:p>
          </table:table-cell>
          <table:table-cell table:style-name="ce79" office:value-type="float" office:value="0.0607423782348633" calcext:value-type="float">
            <text:p>0.060742378234863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82.0810956954956" calcext:value-type="float">
            <text:p>82.0810956954956</text:p>
          </table:table-cell>
          <table:table-cell table:style-name="ce4" office:value-type="float" office:value="1.822" calcext:value-type="float">
            <text:p>1.822</text:p>
          </table:table-cell>
          <table:table-cell table:style-name="ce4" office:value-type="float" office:value="39.435" calcext:value-type="float">
            <text:p>39.435</text:p>
          </table:table-cell>
          <table:table-cell table:style-name="ce66" office:value-type="string" calcext:value-type="string">
            <text:p>1.51874208450317 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3];[.G13];[.M13];[.P13]) = [.D13]; &quot;STAMINA/STORM 2.0&quot;;        IF(MIN([.D13];[.G13];[.M13];[.P13]) = [.G13]; &quot;STAMINA/STORM 2.5&quot;;         IF(MIN([.D13];[.G13];[.M13];[.P13]) = [.M13]; &quot;STAMINA/PRISM 2.0&quot;;             IF(MIN([.D13];[.G13];[.M13];[.P13]) = [.P1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table:style-name="ce58" office:value-type="string" calcext:value-type="string">
            <text:p>Polling Models</text:p>
          </table:table-cell>
          <table:table-cell/>
          <table:table-cell table:style-name="ce11"/>
          <table:table-cell table:style-name="ce4"/>
          <table:table-cell table:style-name="ce29"/>
          <table:table-cell table:style-name="ce66"/>
          <table:table-cell table:style-name="ce4" table:number-columns-repeated="2"/>
          <table:table-cell table:number-columns-repeated="3"/>
          <table:table-cell table:style-name="ce66"/>
          <table:table-cell table:style-name="ce4" table:number-columns-repeated="2"/>
          <table:table-cell table:style-name="ce66"/>
          <table:table-cell table:style-name="ce4"/>
          <table:table-cell table:style-name="ce8"/>
          <table:table-cell table:style-name="ce3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olling N=12</text:p>
          </table:table-cell>
          <table:table-cell office:value-type="string" calcext:value-type="string">
            <text:p>/Polling/polling_T_10_N_12.prism</text:p>
          </table:table-cell>
          <table:table-cell table:style-name="ce10" office:value-type="float" office:value="23.8252758979797" calcext:value-type="float">
            <text:p>23.8252758979797</text:p>
          </table:table-cell>
          <table:table-cell table:style-name="ce3" office:value-type="float" office:value="21.384999667" calcext:value-type="float">
            <text:p>21.384999667</text:p>
          </table:table-cell>
          <table:table-cell table:style-name="ce3" office:value-type="float" office:value="2.384761448" calcext:value-type="float">
            <text:p>2.384761448</text:p>
          </table:table-cell>
          <table:table-cell table:style-name="ce67" office:value-type="float" office:value="19.1008367538452" calcext:value-type="float">
            <text:p>19.1008367538452</text:p>
          </table:table-cell>
          <table:table-cell table:style-name="ce3" office:value-type="float" office:value="16.781954268" calcext:value-type="float">
            <text:p>16.781954268</text:p>
          </table:table-cell>
          <table:table-cell table:style-name="ce3" office:value-type="float" office:value="2.261820702" calcext:value-type="float">
            <text:p>2.261820702</text:p>
          </table:table-cell>
          <table:table-cell office:value-type="float" office:value="5.07326292991638" calcext:value-type="float">
            <text:p>5.07326292991638</text:p>
          </table:table-cell>
          <table:table-cell office:value-type="float" office:value="1.418929012" calcext:value-type="float">
            <text:p>1.418929012</text:p>
          </table:table-cell>
          <table:table-cell office:value-type="float" office:value="3.610472348" calcext:value-type="float">
            <text:p>3.610472348</text:p>
          </table:table-cell>
          <table:table-cell table:style-name="ce67" office:value-type="float" office:value="98.3099226951599" calcext:value-type="float">
            <text:p>98.3099226951599</text:p>
          </table:table-cell>
          <table:table-cell table:style-name="ce3" office:value-type="float" office:value="10.941" calcext:value-type="float">
            <text:p>10.941</text:p>
          </table:table-cell>
          <table:table-cell table:style-name="ce3" office:value-type="float" office:value="43.567" calcext:value-type="float">
            <text:p>43.567</text:p>
          </table:table-cell>
          <table:table-cell table:style-name="ce67" office:value-type="float" office:value="93.6156697273254" calcext:value-type="float">
            <text:p>93.6156697273254</text:p>
          </table:table-cell>
          <table:table-cell table:style-name="ce3" office:value-type="float" office:value="4.636" calcext:value-type="float">
            <text:p>4.636</text:p>
          </table:table-cell>
          <table:table-cell table:style-name="ce7" office:value-type="float" office:value="43.895" calcext:value-type="float">
            <text:p>43.895</text:p>
          </table:table-cell>
          <table:table-cell table:style-name="ce33" table:formula="of:=IF(MIN([.D15];[.G15];[.M15];[.P15]) = [.D15]; &quot;STAMINA/STORM 2.0&quot;;        IF(MIN([.D15];[.G15];[.M15];[.P15]) = [.G15]; &quot;STAMINA/STORM 2.5&quot;;         IF(MIN([.D15];[.G15];[.M15];[.P15]) = [.M15]; &quot;STAMINA/PRISM 2.0&quot;;             IF(MIN([.D15];[.G15];[.M15];[.P15]) = [.P1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ling N=16</text:p>
          </table:table-cell>
          <table:table-cell office:value-type="string" calcext:value-type="string">
            <text:p>/Polling/polling_T_10_N_16.prism</text:p>
          </table:table-cell>
          <table:table-cell table:style-name="ce11" office:value-type="float" office:value="640.394654273987" calcext:value-type="float">
            <text:p>640.394654273987</text:p>
          </table:table-cell>
          <table:table-cell table:style-name="ce4" office:value-type="float" office:value="556.916340224" calcext:value-type="float">
            <text:p>556.916340224</text:p>
          </table:table-cell>
          <table:table-cell table:style-name="ce4" office:value-type="float" office:value="83.118674917" calcext:value-type="float">
            <text:p>83.118674917</text:p>
          </table:table-cell>
          <table:table-cell table:style-name="ce66" office:value-type="float" office:value="592.00284910202" calcext:value-type="float">
            <text:p>592.00284910202</text:p>
          </table:table-cell>
          <table:table-cell table:style-name="ce4" office:value-type="float" office:value="483.531682832" calcext:value-type="float">
            <text:p>483.531682832</text:p>
          </table:table-cell>
          <table:table-cell table:style-name="ce4" office:value-type="float" office:value="108.260784702" calcext:value-type="float">
            <text:p>108.260784702</text:p>
          </table:table-cell>
          <table:table-cell office:value-type="float" office:value="332.421132326126" calcext:value-type="float">
            <text:p>332.421132326126</text:p>
          </table:table-cell>
          <table:table-cell office:value-type="float" office:value="44.441416729" calcext:value-type="float">
            <text:p>44.441416729</text:p>
          </table:table-cell>
          <table:table-cell office:value-type="float" office:value="287.441046624" calcext:value-type="float">
            <text:p>287.441046624</text:p>
          </table:table-cell>
          <table:table-cell table:style-name="ce66" office:value-type="float" office:value="2286.01376867294" calcext:value-type="float">
            <text:p>2286.01376867294</text:p>
          </table:table-cell>
          <table:table-cell table:style-name="ce4" office:value-type="float" office:value="372.131" calcext:value-type="float">
            <text:p>372.131</text:p>
          </table:table-cell>
          <table:table-cell table:style-name="ce4" office:value-type="float" office:value="962.174" calcext:value-type="float">
            <text:p>962.174</text:p>
          </table:table-cell>
          <table:table-cell table:style-name="ce66" office:value-type="float" office:value="1698.32117629051" calcext:value-type="float">
            <text:p>1698.32117629051</text:p>
          </table:table-cell>
          <table:table-cell table:style-name="ce4" office:value-type="float" office:value="135.06" calcext:value-type="float">
            <text:p>135.06</text:p>
          </table:table-cell>
          <table:table-cell table:style-name="ce8" office:value-type="float" office:value="780.311" calcext:value-type="float">
            <text:p>780.311</text:p>
          </table:table-cell>
          <table:table-cell table:style-name="ce33" table:formula="of:=IF(MIN([.D16];[.G16];[.M16];[.P16]) = [.D16]; &quot;STAMINA/STORM 2.0&quot;;        IF(MIN([.D16];[.G16];[.M16];[.P16]) = [.G16]; &quot;STAMINA/STORM 2.5&quot;;         IF(MIN([.D16];[.G16];[.M16];[.P16]) = [.M16]; &quot;STAMINA/PRISM 2.0&quot;;             IF(MIN([.D16];[.G16];[.M16];[.P16]) = [.P1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 10</text:p>
          </table:table-cell>
          <table:table-cell office:value-type="string" calcext:value-type="string">
            <text:p>Polling N=20</text:p>
          </table:table-cell>
          <table:table-cell office:value-type="string" calcext:value-type="string">
            <text:p>/Polling/polling_T_10_N_20.prism</text:p>
          </table:table-cell>
          <table:table-cell table:style-name="ce10" office:value-type="float" office:value="15444.8135643005" calcext:value-type="float">
            <text:p>15444.8135643005</text:p>
          </table:table-cell>
          <table:table-cell table:style-name="ce3" office:value-type="float" office:value="13188.529182744" calcext:value-type="float">
            <text:p>13188.529182744</text:p>
          </table:table-cell>
          <table:table-cell table:style-name="ce3" office:value-type="float" office:value="2249.58934584" calcext:value-type="float">
            <text:p>2249.58934584</text:p>
          </table:table-cell>
          <table:table-cell table:style-name="ce67" office:value-type="float" office:value="16716.0243666172" calcext:value-type="float">
            <text:p>16716.0243666172</text:p>
          </table:table-cell>
          <table:table-cell table:style-name="ce3" office:value-type="float" office:value="10991.907497819" calcext:value-type="float">
            <text:p>10991.907497819</text:p>
          </table:table-cell>
          <table:table-cell table:style-name="ce3" office:value-type="float" office:value="5720.105963266" calcext:value-type="float">
            <text:p>5720.105963266</text:p>
          </table:table-cell>
          <table:table-cell office:value-type="float" office:value="12559.5249450207" calcext:value-type="float">
            <text:p>12559.5249450207</text:p>
          </table:table-cell>
          <table:table-cell office:value-type="float" office:value="1169.381181709" calcext:value-type="float">
            <text:p>1169.381181709</text:p>
          </table:table-cell>
          <table:table-cell office:value-type="float" office:value="11379.833389698" calcext:value-type="float">
            <text:p>11379.833389698</text:p>
          </table:table-cell>
          <table:table-cell table:style-name="ce67" office:value-type="string" calcext:value-type="string">
            <text:p>11994.513586998 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2114.93101668358 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7];[.G17];[.M17];[.P17]) = [.D17]; &quot;STAMINA/STORM 2.0&quot;;        IF(MIN([.D17];[.G17];[.M17];[.P17]) = [.G17]; &quot;STAMINA/STORM 2.5&quot;;         IF(MIN([.D17];[.G17];[.M17];[.P17]) = [.M17]; &quot;STAMINA/PRISM 2.0&quot;;             IF(MIN([.D17];[.G17];[.M17];[.P17]) = [.P17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tch Zero 010-111 (b)</text:p>
          </table:table-cell>
          <table:table-cell table:style-name="ce58" office:value-type="string" calcext:value-type="string">
            <text:p>Robot World Models</text:p>
          </table:table-cell>
          <table:table-cell/>
          <table:table-cell table:style-name="ce10"/>
          <table:table-cell table:style-name="ce3" table:number-columns-repeated="2"/>
          <table:table-cell table:style-name="ce67"/>
          <table:table-cell table:style-name="ce3" table:number-columns-repeated="2"/>
          <table:table-cell table:number-columns-repeated="3"/>
          <table:table-cell table:style-name="ce67"/>
          <table:table-cell table:style-name="ce3" table:number-columns-repeated="2"/>
          <table:table-cell table:style-name="ce67"/>
          <table:table-cell table:style-name="ce3"/>
          <table:table-cell table:style-name="ce7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Glitch Zero 010-111 (u)</text:p>
          </table:table-cell>
          <table:table-cell office:value-type="string" calcext:value-type="string">
            <text:p>Robot World (64x64)</text:p>
          </table:table-cell>
          <table:table-cell office:value-type="string" calcext:value-type="string">
            <text:p>/RobotWorld/robot_n_64.prism</text:p>
          </table:table-cell>
          <table:table-cell table:style-name="ce11" office:value-type="float" office:value="51.3299491405487" calcext:value-type="float">
            <text:p>51.3299491405487</text:p>
          </table:table-cell>
          <table:table-cell table:style-name="ce4" office:value-type="float" office:value="46.425339647" calcext:value-type="float">
            <text:p>46.425339647</text:p>
          </table:table-cell>
          <table:table-cell table:style-name="ce4" office:value-type="float" office:value="4.783854777" calcext:value-type="float">
            <text:p>4.783854777</text:p>
          </table:table-cell>
          <table:table-cell table:style-name="ce66" office:value-type="float" office:value="14.6054224967957" calcext:value-type="float">
            <text:p>14.6054224967957</text:p>
          </table:table-cell>
          <table:table-cell table:style-name="ce4" office:value-type="float" office:value="13.383124533" calcext:value-type="float">
            <text:p>13.383124533</text:p>
          </table:table-cell>
          <table:table-cell table:style-name="ce4" office:value-type="float" office:value="1.16730297" calcext:value-type="float">
            <text:p>1.16730297</text:p>
          </table:table-cell>
          <table:table-cell office:value-type="float" office:value="6.57258152961731" calcext:value-type="float">
            <text:p>6.57258152961731</text:p>
          </table:table-cell>
          <table:table-cell office:value-type="float" office:value="3.049760824" calcext:value-type="float">
            <text:p>3.049760824</text:p>
          </table:table-cell>
          <table:table-cell office:value-type="float" office:value="3.435075308" calcext:value-type="float">
            <text:p>3.435075308</text:p>
          </table:table-cell>
          <table:table-cell table:style-name="ce66" office:value-type="float" office:value="334.170505285263" calcext:value-type="float">
            <text:p>334.170505285263</text:p>
          </table:table-cell>
          <table:table-cell table:style-name="ce4" office:value-type="float" office:value="99.916" calcext:value-type="float">
            <text:p>99.916</text:p>
          </table:table-cell>
          <table:table-cell table:style-name="ce4" office:value-type="float" office:value="82.576" calcext:value-type="float">
            <text:p>82.576</text:p>
          </table:table-cell>
          <table:table-cell table:style-name="ce66" office:value-type="float" office:value="548.597828388214" calcext:value-type="float">
            <text:p>548.597828388214</text:p>
          </table:table-cell>
          <table:table-cell table:style-name="ce4" office:value-type="float" office:value="83.669" calcext:value-type="float">
            <text:p>83.669</text:p>
          </table:table-cell>
          <table:table-cell table:style-name="ce8" office:value-type="float" office:value="121.784" calcext:value-type="float">
            <text:p>121.784</text:p>
          </table:table-cell>
          <table:table-cell table:style-name="ce33" table:formula="of:=IF(MIN([.D19];[.G19];[.M19];[.P19]) = [.D19]; &quot;STAMINA/STORM 2.0&quot;;        IF(MIN([.D19];[.G19];[.M19];[.P19]) = [.G19]; &quot;STAMINA/STORM 2.5&quot;;         IF(MIN([.D19];[.G19];[.M19];[.P19]) = [.M19]; &quot;STAMINA/PRISM 2.0&quot;;             IF(MIN([.D19];[.G19];[.M19];[.P19]) = [.P1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tch Zero 111-010 (u)</text:p>
          </table:table-cell>
          <table:table-cell office:value-type="string" calcext:value-type="string">
            <text:p>Robot World (32x32)</text:p>
          </table:table-cell>
          <table:table-cell office:value-type="string" calcext:value-type="string">
            <text:p>/RobotWorld/robot_n_32.prism</text:p>
          </table:table-cell>
          <table:table-cell table:style-name="ce10" office:value-type="float" office:value="38.3644161224365" calcext:value-type="float">
            <text:p>38.3644161224365</text:p>
          </table:table-cell>
          <table:table-cell table:style-name="ce3" office:value-type="float" office:value="33.618596437" calcext:value-type="float">
            <text:p>33.618596437</text:p>
          </table:table-cell>
          <table:table-cell table:style-name="ce3" office:value-type="float" office:value="4.664376372" calcext:value-type="float">
            <text:p>4.664376372</text:p>
          </table:table-cell>
          <table:table-cell table:style-name="ce67" office:value-type="float" office:value="14.9980599880219" calcext:value-type="float">
            <text:p>14.9980599880219</text:p>
          </table:table-cell>
          <table:table-cell table:style-name="ce3" office:value-type="float" office:value="13.78150324" calcext:value-type="float">
            <text:p>13.78150324</text:p>
          </table:table-cell>
          <table:table-cell table:style-name="ce3" office:value-type="float" office:value="1.162027693" calcext:value-type="float">
            <text:p>1.162027693</text:p>
          </table:table-cell>
          <table:table-cell office:value-type="float" office:value="6.59997296333313" calcext:value-type="float">
            <text:p>6.59997296333313</text:p>
          </table:table-cell>
          <table:table-cell office:value-type="float" office:value="3.072518518" calcext:value-type="float">
            <text:p>3.072518518</text:p>
          </table:table-cell>
          <table:table-cell office:value-type="float" office:value="3.452668703" calcext:value-type="float">
            <text:p>3.452668703</text:p>
          </table:table-cell>
          <table:table-cell table:style-name="ce67" office:value-type="float" office:value="163.450778722763" calcext:value-type="float">
            <text:p>163.450778722763</text:p>
          </table:table-cell>
          <table:table-cell table:style-name="ce3" office:value-type="float" office:value="26.387" calcext:value-type="float">
            <text:p>26.387</text:p>
          </table:table-cell>
          <table:table-cell table:style-name="ce3" office:value-type="float" office:value="42.442" calcext:value-type="float">
            <text:p>42.442</text:p>
          </table:table-cell>
          <table:table-cell table:style-name="ce67" office:value-type="float" office:value="154.404481649399" calcext:value-type="float">
            <text:p>154.404481649399</text:p>
          </table:table-cell>
          <table:table-cell table:style-name="ce3" office:value-type="float" office:value="15.754" calcext:value-type="float">
            <text:p>15.754</text:p>
          </table:table-cell>
          <table:table-cell table:style-name="ce7" office:value-type="float" office:value="43.776" calcext:value-type="float">
            <text:p>43.776</text:p>
          </table:table-cell>
          <table:table-cell table:style-name="ce33" table:formula="of:=IF(MIN([.D20];[.G20];[.M20];[.P20]) = [.D20]; &quot;STAMINA/STORM 2.0&quot;;        IF(MIN([.D20];[.G20];[.M20];[.P20]) = [.G20]; &quot;STAMINA/STORM 2.5&quot;;         IF(MIN([.D20];[.G20];[.M20];[.P20]) = [.M20]; &quot;STAMINA/PRISM 2.0&quot;;             IF(MIN([.D20];[.G20];[.M20];[.P20]) = [.P2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table:style-name="ce58" office:value-type="string" calcext:value-type="string">
            <text:p>Jackson Circuit</text:p>
          </table:table-cell>
          <table:table-cell/>
          <table:table-cell table:style-name="ce10"/>
          <table:table-cell table:style-name="ce3" table:number-columns-repeated="2"/>
          <table:table-cell table:style-name="ce67"/>
          <table:table-cell table:style-name="ce3" table:number-columns-repeated="2"/>
          <table:table-cell table:number-columns-repeated="3"/>
          <table:table-cell table:style-name="ce67"/>
          <table:table-cell table:style-name="ce3" table:number-columns-repeated="2"/>
          <table:table-cell table:style-name="ce67"/>
          <table:table-cell table:style-name="ce3"/>
          <table:table-cell table:style-name="ce7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Glitch Zero 100-010 (b)</text:p>
          </table:table-cell>
          <table:table-cell office:value-type="string" calcext:value-type="string">
            <text:p>Jackson Circuit (n=64)</text:p>
          </table:table-cell>
          <table:table-cell office:value-type="string" calcext:value-type="string">
            <text:p>/Jackson/jackson_lambda_5_N_4.prism</text:p>
          </table:table-cell>
          <table:table-cell table:style-name="ce11" office:value-type="float" office:value="148.500064373016" calcext:value-type="float">
            <text:p>148.500064373016</text:p>
          </table:table-cell>
          <table:table-cell table:style-name="ce4" office:value-type="float" office:value="140.745401797" calcext:value-type="float">
            <text:p>140.745401797</text:p>
          </table:table-cell>
          <table:table-cell table:style-name="ce4" office:value-type="float" office:value="7.525689546" calcext:value-type="float">
            <text:p>7.525689546</text:p>
          </table:table-cell>
          <table:table-cell table:style-name="ce66" office:value-type="float" office:value="82.0072932243347" calcext:value-type="float">
            <text:p>82.0072932243347</text:p>
          </table:table-cell>
          <table:table-cell table:style-name="ce4" office:value-type="float" office:value="78.763543788" calcext:value-type="float">
            <text:p>78.763543788</text:p>
          </table:table-cell>
          <table:table-cell table:style-name="ce4" office:value-type="float" office:value="3.148619187" calcext:value-type="float">
            <text:p>3.148619187</text:p>
          </table:table-cell>
          <table:table-cell table:style-name="ce79" office:value-type="float" office:value="0.0470569133758545" calcext:value-type="float">
            <text:p>0.04705691337585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97.8873453140259" calcext:value-type="float">
            <text:p>97.8873453140259</text:p>
          </table:table-cell>
          <table:table-cell table:style-name="ce4" office:value-type="float" office:value="55.115" calcext:value-type="float">
            <text:p>55.115</text:p>
          </table:table-cell>
          <table:table-cell table:style-name="ce4" office:value-type="float" office:value="20.824" calcext:value-type="float">
            <text:p>20.824</text:p>
          </table:table-cell>
          <table:table-cell table:style-name="ce66" office:value-type="string" calcext:value-type="string">
            <text:p>1455.68229579926 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22];[.G22];[.M22];[.P22]) = [.D22]; &quot;STAMINA/STORM 2.0&quot;;        IF(MIN([.D22];[.G22];[.M22];[.P22]) = [.G22]; &quot;STAMINA/STORM 2.5&quot;;         IF(MIN([.D22];[.G22];[.M22];[.P22]) = [.M22]; &quot;STAMINA/PRISM 2.0&quot;;             IF(MIN([.D22];[.G22];[.M22];[.P22]) = [.P2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tch Zero 111-100 (b)</text:p>
          </table:table-cell>
          <table:table-cell office:value-type="string" calcext:value-type="string">
            <text:p>Jackson Circuit (n=32)</text:p>
          </table:table-cell>
          <table:table-cell office:value-type="string" calcext:value-type="string">
            <text:p>/Jackson/jackson_lambda_5_N_5.prism</text:p>
          </table:table-cell>
          <table:table-cell table:style-name="ce10" office:value-type="float" office:value="1124.32475996017" calcext:value-type="float">
            <text:p>1124.32475996017</text:p>
          </table:table-cell>
          <table:table-cell table:style-name="ce3" office:value-type="float" office:value="1036.114510641" calcext:value-type="float">
            <text:p>1036.114510641</text:p>
          </table:table-cell>
          <table:table-cell table:style-name="ce3" office:value-type="float" office:value="87.154303487" calcext:value-type="float">
            <text:p>87.154303487</text:p>
          </table:table-cell>
          <table:table-cell table:style-name="ce67" office:value-type="float" office:value="864.599378824234" calcext:value-type="float">
            <text:p>864.599378824234</text:p>
          </table:table-cell>
          <table:table-cell table:style-name="ce3" office:value-type="float" office:value="822.81070891" calcext:value-type="float">
            <text:p>822.81070891</text:p>
          </table:table-cell>
          <table:table-cell table:style-name="ce3" office:value-type="float" office:value="41.40972052" calcext:value-type="float">
            <text:p>41.40972052</text:p>
          </table:table-cell>
          <table:table-cell table:style-name="ce79" office:value-type="float" office:value="4387.24056077004" calcext:value-type="float">
            <text:p>4387.2405607700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498.264156579971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1249.39176678658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23];[.G23];[.M23];[.P23]) = [.D23]; &quot;STAMINA/STORM 2.0&quot;;        IF(MIN([.D23];[.G23];[.M23];[.P23]) = [.G23]; &quot;STAMINA/STORM 2.5&quot;;         IF(MIN([.D23];[.G23];[.M23];[.P23]) = [.M23]; &quot;STAMINA/PRISM 2.0&quot;;             IF(MIN([.D23];[.G23];[.M23];[.P23]) = [.P2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tch Zero 100-010 (u)</text:p>
          </table:table-cell>
          <table:table-cell table:style-name="ce58" office:value-type="string" calcext:value-type="string">
            <text:p>Toggle Switch</text:p>
          </table:table-cell>
          <table:table-cell/>
          <table:table-cell table:style-name="ce10"/>
          <table:table-cell table:style-name="ce3" table:number-columns-repeated="2"/>
          <table:table-cell table:style-name="ce67"/>
          <table:table-cell table:style-name="ce3" table:number-columns-repeated="2"/>
          <table:table-cell table:number-columns-repeated="3"/>
          <table:table-cell table:style-name="ce67"/>
          <table:table-cell table:style-name="ce3" table:number-columns-repeated="2"/>
          <table:table-cell table:style-name="ce67"/>
          <table:table-cell table:style-name="ce3"/>
          <table:table-cell table:style-name="ce7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Glitch Zero 111-010 (b)</text:p>
          </table:table-cell>
          <table:table-cell office:value-type="string" calcext:value-type="string">
            <text:p>Toggle Switch (IPTG = 0)</text:p>
          </table:table-cell>
          <table:table-cell office:value-type="string" calcext:value-type="string">
            <text:p>/Toggle/toggle_IPTG_0.prism</text:p>
          </table:table-cell>
          <table:table-cell table:style-name="ce11" office:value-type="float" office:value="1.08093070983887" calcext:value-type="float">
            <text:p>1.08093070983887</text:p>
          </table:table-cell>
          <table:table-cell table:style-name="ce4" office:value-type="float" office:value="0.855082278" calcext:value-type="float">
            <text:p>0.855082278</text:p>
          </table:table-cell>
          <table:table-cell table:style-name="ce4" office:value-type="float" office:value="0.180532222" calcext:value-type="float">
            <text:p>0.180532222</text:p>
          </table:table-cell>
          <table:table-cell table:style-name="ce66" office:value-type="float" office:value="0.417625188827515" calcext:value-type="float">
            <text:p>0.417625188827515</text:p>
          </table:table-cell>
          <table:table-cell table:style-name="ce4" office:value-type="float" office:value="0.233222459" calcext:value-type="float">
            <text:p>0.233222459</text:p>
          </table:table-cell>
          <table:table-cell table:style-name="ce4" office:value-type="float" office:value="0.141672025" calcext:value-type="float">
            <text:p>0.141672025</text:p>
          </table:table-cell>
          <table:table-cell office:value-type="float" office:value="0.485374212265015" calcext:value-type="float">
            <text:p>0.485374212265015</text:p>
          </table:table-cell>
          <table:table-cell office:value-type="float" office:value="0.09361687" calcext:value-type="float">
            <text:p>0.09361687</text:p>
          </table:table-cell>
          <table:table-cell office:value-type="float" office:value="0.302116481" calcext:value-type="float">
            <text:p>0.302116481</text:p>
          </table:table-cell>
          <table:table-cell table:style-name="ce66" office:value-type="float" office:value="2.66920375823975" calcext:value-type="float">
            <text:p>2.66920375823975</text:p>
          </table:table-cell>
          <table:table-cell table:style-name="ce4" office:value-type="float" office:value="0.272" calcext:value-type="float">
            <text:p>0.272</text:p>
          </table:table-cell>
          <table:table-cell table:style-name="ce4" office:value-type="float" office:value="0.904" calcext:value-type="float">
            <text:p>0.904</text:p>
          </table:table-cell>
          <table:table-cell table:style-name="ce66" office:value-type="string" calcext:value-type="string">
            <text:p>1.7003915309906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25];[.G25];[.M25];[.P25]) = [.D25]; &quot;STAMINA/STORM 2.0&quot;;        IF(MIN([.D25];[.G25];[.M25];[.P25]) = [.G25]; &quot;STAMINA/STORM 2.5&quot;;         IF(MIN([.D25];[.G25];[.M25];[.P25]) = [.M25]; &quot;STAMINA/PRISM 2.0&quot;;             IF(MIN([.D25];[.G25];[.M25];[.P25]) = [.P2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ggle Switch (IPTG = 100)</text:p>
          </table:table-cell>
          <table:table-cell office:value-type="string" calcext:value-type="string">
            <text:p>/Toggle/toggle_IPTG_100.prism</text:p>
          </table:table-cell>
          <table:table-cell table:style-name="ce10" office:value-type="float" office:value="1.74415397644043" calcext:value-type="float">
            <text:p>1.74415397644043</text:p>
          </table:table-cell>
          <table:table-cell table:style-name="ce3" office:value-type="float" office:value="1.430977132" calcext:value-type="float">
            <text:p>1.430977132</text:p>
          </table:table-cell>
          <table:table-cell table:style-name="ce3" office:value-type="float" office:value="0.269013151" calcext:value-type="float">
            <text:p>0.269013151</text:p>
          </table:table-cell>
          <table:table-cell table:style-name="ce67" office:value-type="float" office:value="0.908940315246582" calcext:value-type="float">
            <text:p>0.908940315246582</text:p>
          </table:table-cell>
          <table:table-cell table:style-name="ce3" office:value-type="float" office:value="0.631476567" calcext:value-type="float">
            <text:p>0.631476567</text:p>
          </table:table-cell>
          <table:table-cell table:style-name="ce3" office:value-type="float" office:value="0.236982353" calcext:value-type="float">
            <text:p>0.236982353</text:p>
          </table:table-cell>
          <table:table-cell office:value-type="float" office:value="0.538851261138916" calcext:value-type="float">
            <text:p>0.538851261138916</text:p>
          </table:table-cell>
          <table:table-cell office:value-type="float" office:value="0.114186449" calcext:value-type="float">
            <text:p>0.114186449</text:p>
          </table:table-cell>
          <table:table-cell office:value-type="float" office:value="0.379457603" calcext:value-type="float">
            <text:p>0.379457603</text:p>
          </table:table-cell>
          <table:table-cell table:style-name="ce67" office:value-type="float" office:value="4.27359795570374" calcext:value-type="float">
            <text:p>4.27359795570374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1.477" calcext:value-type="float">
            <text:p>1.477</text:p>
          </table:table-cell>
          <table:table-cell table:style-name="ce67" office:value-type="float" office:value="4.20225095748901" calcext:value-type="float">
            <text:p>4.20225095748901</text:p>
          </table:table-cell>
          <table:table-cell table:style-name="ce3" office:value-type="float" office:value="0.428" calcext:value-type="float">
            <text:p>0.428</text:p>
          </table:table-cell>
          <table:table-cell table:style-name="ce7" office:value-type="float" office:value="1.481" calcext:value-type="float">
            <text:p>1.481</text:p>
          </table:table-cell>
          <table:table-cell table:style-name="ce33" table:formula="of:=IF(MIN([.D26];[.G26];[.M26];[.P26]) = [.D26]; &quot;STAMINA/STORM 2.0&quot;;        IF(MIN([.D26];[.G26];[.M26];[.P26]) = [.G26]; &quot;STAMINA/STORM 2.5&quot;;         IF(MIN([.D26];[.G26];[.M26];[.P26]) = [.M26]; &quot;STAMINA/PRISM 2.0&quot;;             IF(MIN([.D26];[.G26];[.M26];[.P26]) = [.P2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table:style-name="ce58" office:value-type="string" calcext:value-type="string">
            <text:p>Hazard Circuit</text:p>
          </table:table-cell>
          <table:table-cell/>
          <table:table-cell table:style-name="ce10"/>
          <table:table-cell table:style-name="ce3" table:number-columns-repeated="2"/>
          <table:table-cell table:style-name="ce67"/>
          <table:table-cell table:style-name="ce3" table:number-columns-repeated="2"/>
          <table:table-cell table:number-columns-repeated="3"/>
          <table:table-cell table:style-name="ce67"/>
          <table:table-cell table:style-name="ce3" table:number-columns-repeated="2"/>
          <table:table-cell table:style-name="ce67"/>
          <table:table-cell table:style-name="ce3"/>
          <table:table-cell table:style-name="ce7"/>
          <table:table-cell table:style-name="ce33"/>
          <table:table-cell table:number-columns-repeated="2"/>
        </table:table-row>
        <table:table-row table:style-name="ro1">
          <table:table-cell/>
          <table:table-cell table:style-name="ce58" office:value-type="string" calcext:value-type="string">
            <text:p>Original</text:p>
          </table:table-cell>
          <table:table-cell/>
          <table:table-cell table:style-name="ce10"/>
          <table:table-cell table:style-name="ce3" table:number-columns-repeated="2"/>
          <table:table-cell table:style-name="ce67"/>
          <table:table-cell table:style-name="ce3" table:number-columns-repeated="2"/>
          <table:table-cell table:number-columns-repeated="3"/>
          <table:table-cell table:style-name="ce67"/>
          <table:table-cell table:style-name="ce3" table:number-columns-repeated="2"/>
          <table:table-cell table:style-name="ce67"/>
          <table:table-cell table:style-name="ce3"/>
          <table:table-cell table:style-name="ce7"/>
          <table:table-cell table:style-name="ce33"/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</text:p>
          </table:table-cell>
          <table:table-cell office:value-type="string" calcext:value-type="string">
            <text:p>/HazardCct/Circuit0x8E_original/Reaction_based_abstraction/Circuit0x8E_flat_10.sm</text:p>
          </table:table-cell>
          <table:table-cell table:style-name="ce11" office:value-type="float" office:value="24.5753552913666" calcext:value-type="float">
            <text:p>24.5753552913666</text:p>
          </table:table-cell>
          <table:table-cell table:style-name="ce4" office:value-type="float" office:value="24.204395537" calcext:value-type="float">
            <text:p>24.204395537</text:p>
          </table:table-cell>
          <table:table-cell table:style-name="ce4" office:value-type="float" office:value="0.306345787" calcext:value-type="float">
            <text:p>0.306345787</text:p>
          </table:table-cell>
          <table:table-cell table:style-name="ce66" office:value-type="float" office:value="23.9204721450806" calcext:value-type="float">
            <text:p>23.9204721450806</text:p>
          </table:table-cell>
          <table:table-cell table:style-name="ce4" office:value-type="float" office:value="23.558196163" calcext:value-type="float">
            <text:p>23.558196163</text:p>
          </table:table-cell>
          <table:table-cell table:style-name="ce4" office:value-type="float" office:value="0.300267363" calcext:value-type="float">
            <text:p>0.300267363</text:p>
          </table:table-cell>
          <table:table-cell office:value-type="float" office:value="6.32566070556641" calcext:value-type="float">
            <text:p>6.32566070556641</text:p>
          </table:table-cell>
          <table:table-cell office:value-type="float" office:value="5.50577983" calcext:value-type="float">
            <text:p>5.50577983</text:p>
          </table:table-cell>
          <table:table-cell office:value-type="float" office:value="0.739204246" calcext:value-type="float">
            <text:p>0.739204246</text:p>
          </table:table-cell>
          <table:table-cell table:style-name="ce66" office:value-type="float" office:value="17.6139090061188" calcext:value-type="float">
            <text:p>17.6139090061188</text:p>
          </table:table-cell>
          <table:table-cell table:style-name="ce4" office:value-type="float" office:value="8.902" calcext:value-type="float">
            <text:p>8.902</text:p>
          </table:table-cell>
          <table:table-cell table:style-name="ce4" office:value-type="float" office:value="2.166" calcext:value-type="float">
            <text:p>2.166</text:p>
          </table:table-cell>
          <table:table-cell table:style-name="ce66" office:value-type="float" office:value="14.6972246170044" calcext:value-type="float">
            <text:p>14.6972246170044</text:p>
          </table:table-cell>
          <table:table-cell table:style-name="ce4" office:value-type="float" office:value="6.093" calcext:value-type="float">
            <text:p>6.093</text:p>
          </table:table-cell>
          <table:table-cell table:style-name="ce8" office:value-type="float" office:value="2.146" calcext:value-type="float">
            <text:p>2.146</text:p>
          </table:table-cell>
          <table:table-cell table:style-name="ce33" table:formula="of:=IF(MIN([.D29];[.G29];[.M29];[.P29]) = [.D29]; &quot;STAMINA/STORM 2.0&quot;;        IF(MIN([.D29];[.G29];[.M29];[.P29]) = [.G29]; &quot;STAMINA/STORM 2.5&quot;;         IF(MIN([.D29];[.G29];[.M29];[.P29]) = [.M29]; &quot;STAMINA/PRISM 2.0&quot;;             IF(MIN([.D29];[.G29];[.M29];[.P29]) = [.P29]; &quot;STAMINA/PRISM 1.0&quot;;                     )         )        )    )" office:value-type="string" office:string-value="STAMINA/PRISM 1.0" calcext:value-type="string">
            <text:p>STAMINA/PRISM 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0-111 (b) </text:p>
          </table:table-cell>
          <table:table-cell office:value-type="string" calcext:value-type="string">
            <text:p>/HazardCct/Circuit0x8E_original/Reaction_based_abstraction/Glitch-Zero/Circuit0x8E_flat_10_010to111_bounded.sm</text:p>
          </table:table-cell>
          <table:table-cell table:style-name="ce10" office:value-type="string" calcext:value-type="string">
            <text:p>824.897534370422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float" office:value="1074.39708828926" calcext:value-type="float">
            <text:p>1074.39708828926</text:p>
          </table:table-cell>
          <table:table-cell table:style-name="ce3" office:value-type="float" office:value="1010.54399684" calcext:value-type="float">
            <text:p>1010.54399684</text:p>
          </table:table-cell>
          <table:table-cell table:style-name="ce3" office:value-type="float" office:value="63.598413188" calcext:value-type="float">
            <text:p>63.598413188</text:p>
          </table:table-cell>
          <table:table-cell table:style-name="ce79" office:value-type="float" office:value="7213.24994874001" calcext:value-type="float">
            <text:p>7213.24994874001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5339.02150988579" calcext:value-type="float">
            <text:p>5339.02150988579</text:p>
          </table:table-cell>
          <table:table-cell table:style-name="ce3" office:value-type="float" office:value="891.122" calcext:value-type="float">
            <text:p>891.122</text:p>
          </table:table-cell>
          <table:table-cell table:style-name="ce3" office:value-type="float" office:value="1400.949" calcext:value-type="float">
            <text:p>1400.949</text:p>
          </table:table-cell>
          <table:table-cell table:style-name="ce67" office:value-type="float" office:value="4277.32874321938" calcext:value-type="float">
            <text:p>4277.32874321938</text:p>
          </table:table-cell>
          <table:table-cell table:style-name="ce3" office:value-type="float" office:value="515.977" calcext:value-type="float">
            <text:p>515.977</text:p>
          </table:table-cell>
          <table:table-cell table:style-name="ce7" office:value-type="float" office:value="1097.664" calcext:value-type="float">
            <text:p>1097.664</text:p>
          </table:table-cell>
          <table:table-cell table:style-name="ce33" table:formula="of:=IF(MIN([.D30];[.G30];[.M30];[.P30]) = [.D30]; &quot;STAMINA/STORM 2.0&quot;;        IF(MIN([.D30];[.G30];[.M30];[.P30]) = [.G30]; &quot;STAMINA/STORM 2.5&quot;;         IF(MIN([.D30];[.G30];[.M30];[.P30]) = [.M30]; &quot;STAMINA/PRISM 2.0&quot;;             IF(MIN([.D30];[.G30];[.M30];[.P30]) = [.P3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0-111 (u) </text:p>
          </table:table-cell>
          <table:table-cell office:value-type="string" calcext:value-type="string">
            <text:p>/HazardCct/Circuit0x8E_original/Reaction_based_abstraction/Glitch-Zero/Circuit0x8E_flat_10_010to111_unbounded.sm</text:p>
          </table:table-cell>
          <table:table-cell table:style-name="ce11" office:value-type="string" calcext:value-type="string">
            <text:p>841.54665350914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1065.88890719414" calcext:value-type="float">
            <text:p>1065.88890719414</text:p>
          </table:table-cell>
          <table:table-cell table:style-name="ce4" office:value-type="float" office:value="1002.166541334" calcext:value-type="float">
            <text:p>1002.166541334</text:p>
          </table:table-cell>
          <table:table-cell table:style-name="ce4" office:value-type="float" office:value="63.428858806" calcext:value-type="float">
            <text:p>63.428858806</text:p>
          </table:table-cell>
          <table:table-cell table:style-name="ce79" office:value-type="float" office:value="5912.89282846451" calcext:value-type="float">
            <text:p>5912.89282846451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5151.78726148605" calcext:value-type="float">
            <text:p>5151.78726148605</text:p>
          </table:table-cell>
          <table:table-cell table:style-name="ce4" office:value-type="float" office:value="884.625" calcext:value-type="float">
            <text:p>884.625</text:p>
          </table:table-cell>
          <table:table-cell table:style-name="ce4" office:value-type="float" office:value="1338.286" calcext:value-type="float">
            <text:p>1338.286</text:p>
          </table:table-cell>
          <table:table-cell table:style-name="ce66" office:value-type="float" office:value="4393.6943230629" calcext:value-type="float">
            <text:p>4393.6943230629</text:p>
          </table:table-cell>
          <table:table-cell table:style-name="ce4" office:value-type="float" office:value="526.563" calcext:value-type="float">
            <text:p>526.563</text:p>
          </table:table-cell>
          <table:table-cell table:style-name="ce8" office:value-type="float" office:value="1123.59" calcext:value-type="float">
            <text:p>1123.59</text:p>
          </table:table-cell>
          <table:table-cell table:style-name="ce33" table:formula="of:=IF(MIN([.D31];[.G31];[.M31];[.P31]) = [.D31]; &quot;STAMINA/STORM 2.0&quot;;        IF(MIN([.D31];[.G31];[.M31];[.P31]) = [.G31]; &quot;STAMINA/STORM 2.5&quot;;         IF(MIN([.D31];[.G31];[.M31];[.P31]) = [.M31]; &quot;STAMINA/PRISM 2.0&quot;;             IF(MIN([.D31];[.G31];[.M31];[.P31]) = [.P3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11-010 (u) </text:p>
          </table:table-cell>
          <table:table-cell office:value-type="string" calcext:value-type="string">
            <text:p>/HazardCct/Circuit0x8E_original/Reaction_based_abstraction/Glitch-Zero/Circuit0x8E_flat_10_111to010_unbounded.sm</text:p>
          </table:table-cell>
          <table:table-cell table:style-name="ce10" office:value-type="float" office:value="358.41108417511" calcext:value-type="float">
            <text:p>358.41108417511</text:p>
          </table:table-cell>
          <table:table-cell table:style-name="ce3" office:value-type="float" office:value="343.282779778" calcext:value-type="float">
            <text:p>343.282779778</text:p>
          </table:table-cell>
          <table:table-cell table:style-name="ce3" office:value-type="float" office:value="14.824474754" calcext:value-type="float">
            <text:p>14.824474754</text:p>
          </table:table-cell>
          <table:table-cell table:style-name="ce67" office:value-type="float" office:value="423.921743392944" calcext:value-type="float">
            <text:p>423.921743392944</text:p>
          </table:table-cell>
          <table:table-cell table:style-name="ce3" office:value-type="float" office:value="409.943129178" calcext:value-type="float">
            <text:p>409.943129178</text:p>
          </table:table-cell>
          <table:table-cell table:style-name="ce3" office:value-type="float" office:value="13.788928632" calcext:value-type="float">
            <text:p>13.788928632</text:p>
          </table:table-cell>
          <table:table-cell table:style-name="ce79" office:value-type="float" office:value="5913.52744841576" calcext:value-type="float">
            <text:p>5913.52744841576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334.232792615891" calcext:value-type="float">
            <text:p>334.232792615891</text:p>
          </table:table-cell>
          <table:table-cell table:style-name="ce3" office:value-type="float" office:value="144.038" calcext:value-type="float">
            <text:p>144.038</text:p>
          </table:table-cell>
          <table:table-cell table:style-name="ce3" office:value-type="float" office:value="80.278" calcext:value-type="float">
            <text:p>80.278</text:p>
          </table:table-cell>
          <table:table-cell table:style-name="ce67" office:value-type="float" office:value="288.646597385406" calcext:value-type="float">
            <text:p>288.646597385406</text:p>
          </table:table-cell>
          <table:table-cell table:style-name="ce3" office:value-type="float" office:value="101.507" calcext:value-type="float">
            <text:p>101.507</text:p>
          </table:table-cell>
          <table:table-cell table:style-name="ce7" office:value-type="float" office:value="78.737" calcext:value-type="float">
            <text:p>78.737</text:p>
          </table:table-cell>
          <table:table-cell table:style-name="ce33" table:formula="of:=IF(MIN([.D32];[.G32];[.M32];[.P32]) = [.D32]; &quot;STAMINA/STORM 2.0&quot;;        IF(MIN([.D32];[.G32];[.M32];[.P32]) = [.G32]; &quot;STAMINA/STORM 2.5&quot;;         IF(MIN([.D32];[.G32];[.M32];[.P32]) = [.M32]; &quot;STAMINA/PRISM 2.0&quot;;             IF(MIN([.D32];[.G32];[.M32];[.P32]) = [.P32]; &quot;STAMINA/PRISM 1.0&quot;;                     )         )        )    )" office:value-type="string" office:string-value="STAMINA/PRISM 1.0" calcext:value-type="string">
            <text:p>STAMINA/PRISM 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0-100 (b) </text:p>
          </table:table-cell>
          <table:table-cell office:value-type="string" calcext:value-type="string">
            <text:p>/HazardCct/Circuit0x8E_original/Reaction_based_abstraction/Glitch-Zero/Circuit0x8E_flat_10_010to100_bounded.sm</text:p>
          </table:table-cell>
          <table:table-cell table:style-name="ce11" office:value-type="float" office:value="67.8995306491852" calcext:value-type="float">
            <text:p>67.8995306491852</text:p>
          </table:table-cell>
          <table:table-cell table:style-name="ce4" office:value-type="float" office:value="65.994123025" calcext:value-type="float">
            <text:p>65.994123025</text:p>
          </table:table-cell>
          <table:table-cell table:style-name="ce4" office:value-type="float" office:value="1.793417406" calcext:value-type="float">
            <text:p>1.793417406</text:p>
          </table:table-cell>
          <table:table-cell table:style-name="ce66" office:value-type="float" office:value="53.9544985294342" calcext:value-type="float">
            <text:p>53.9544985294342</text:p>
          </table:table-cell>
          <table:table-cell table:style-name="ce4" office:value-type="float" office:value="52.494199812" calcext:value-type="float">
            <text:p>52.494199812</text:p>
          </table:table-cell>
          <table:table-cell table:style-name="ce4" office:value-type="float" office:value="1.380634896" calcext:value-type="float">
            <text:p>1.380634896</text:p>
          </table:table-cell>
          <table:table-cell table:style-name="ce79" office:value-type="float" office:value="7083.8259613514" calcext:value-type="float">
            <text:p>7083.8259613514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75.9618835449219" calcext:value-type="float">
            <text:p>75.9618835449219</text:p>
          </table:table-cell>
          <table:table-cell table:style-name="ce4" office:value-type="float" office:value="27.645" calcext:value-type="float">
            <text:p>27.645</text:p>
          </table:table-cell>
          <table:table-cell table:style-name="ce4" office:value-type="float" office:value="17.641" calcext:value-type="float">
            <text:p>17.641</text:p>
          </table:table-cell>
          <table:table-cell table:style-name="ce66" office:value-type="float" office:value="55.604692697525" calcext:value-type="float">
            <text:p>55.604692697525</text:p>
          </table:table-cell>
          <table:table-cell table:style-name="ce4" office:value-type="float" office:value="15.736" calcext:value-type="float">
            <text:p>15.736</text:p>
          </table:table-cell>
          <table:table-cell table:style-name="ce8" office:value-type="float" office:value="14.662" calcext:value-type="float">
            <text:p>14.662</text:p>
          </table:table-cell>
          <table:table-cell table:style-name="ce33" table:formula="of:=IF(MIN([.D33];[.G33];[.M33];[.P33]) = [.D33]; &quot;STAMINA/STORM 2.0&quot;;        IF(MIN([.D33];[.G33];[.M33];[.P33]) = [.G33]; &quot;STAMINA/STORM 2.5&quot;;         IF(MIN([.D33];[.G33];[.M33];[.P33]) = [.M33]; &quot;STAMINA/PRISM 2.0&quot;;             IF(MIN([.D33];[.G33];[.M33];[.P33]) = [.P3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0-010 (b) </text:p>
          </table:table-cell>
          <table:table-cell office:value-type="string" calcext:value-type="string">
            <text:p>/HazardCct/Circuit0x8E_original/Reaction_based_abstraction/Glitch-Zero/Circuit0x8E_flat_10_100to010_bounded.sm</text:p>
          </table:table-cell>
          <table:table-cell table:style-name="ce10" office:value-type="float" office:value="136.5113966465" calcext:value-type="float">
            <text:p>136.5113966465</text:p>
          </table:table-cell>
          <table:table-cell table:style-name="ce3" office:value-type="float" office:value="132.394105583" calcext:value-type="float">
            <text:p>132.394105583</text:p>
          </table:table-cell>
          <table:table-cell table:style-name="ce3" office:value-type="float" office:value="3.950864017" calcext:value-type="float">
            <text:p>3.950864017</text:p>
          </table:table-cell>
          <table:table-cell table:style-name="ce67" office:value-type="float" office:value="120.77383184433" calcext:value-type="float">
            <text:p>120.77383184433</text:p>
          </table:table-cell>
          <table:table-cell table:style-name="ce3" office:value-type="float" office:value="117.01721064" calcext:value-type="float">
            <text:p>117.01721064</text:p>
          </table:table-cell>
          <table:table-cell table:style-name="ce3" office:value-type="float" office:value="3.648844727" calcext:value-type="float">
            <text:p>3.648844727</text:p>
          </table:table-cell>
          <table:table-cell table:style-name="ce79" office:value-type="float" office:value="7141.09740567207" calcext:value-type="float">
            <text:p>7141.09740567207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126.297562122345" calcext:value-type="float">
            <text:p>126.297562122345</text:p>
          </table:table-cell>
          <table:table-cell table:style-name="ce3" office:value-type="float" office:value="56.517" calcext:value-type="float">
            <text:p>56.517</text:p>
          </table:table-cell>
          <table:table-cell table:style-name="ce3" office:value-type="float" office:value="25.09" calcext:value-type="float">
            <text:p>25.09</text:p>
          </table:table-cell>
          <table:table-cell table:style-name="ce67" office:value-type="float" office:value="114.92996096611" calcext:value-type="float">
            <text:p>114.92996096611</text:p>
          </table:table-cell>
          <table:table-cell table:style-name="ce3" office:value-type="float" office:value="36.559" calcext:value-type="float">
            <text:p>36.559</text:p>
          </table:table-cell>
          <table:table-cell table:style-name="ce7" office:value-type="float" office:value="28.339" calcext:value-type="float">
            <text:p>28.339</text:p>
          </table:table-cell>
          <table:table-cell table:style-name="ce33" table:formula="of:=IF(MIN([.D34];[.G34];[.M34];[.P34]) = [.D34]; &quot;STAMINA/STORM 2.0&quot;;        IF(MIN([.D34];[.G34];[.M34];[.P34]) = [.G34]; &quot;STAMINA/STORM 2.5&quot;;         IF(MIN([.D34];[.G34];[.M34];[.P34]) = [.M34]; &quot;STAMINA/PRISM 2.0&quot;;             IF(MIN([.D34];[.G34];[.M34];[.P34]) = [.P34]; &quot;STAMINA/PRISM 1.0&quot;;                     )         )        )    )" office:value-type="string" office:string-value="STAMINA/PRISM 1.0" calcext:value-type="string">
            <text:p>STAMINA/PRISM 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11-100 (b) </text:p>
          </table:table-cell>
          <table:table-cell office:value-type="string" calcext:value-type="string">
            <text:p>/HazardCct/Circuit0x8E_original/Reaction_based_abstraction/Glitch-Zero/Circuit0x8E_flat_10_111to100_bounded.sm</text:p>
          </table:table-cell>
          <table:table-cell table:style-name="ce11" office:value-type="float" office:value="301.232608556747" calcext:value-type="float">
            <text:p>301.232608556747</text:p>
          </table:table-cell>
          <table:table-cell table:style-name="ce4" office:value-type="float" office:value="289.361141547" calcext:value-type="float">
            <text:p>289.361141547</text:p>
          </table:table-cell>
          <table:table-cell table:style-name="ce4" office:value-type="float" office:value="11.598724601" calcext:value-type="float">
            <text:p>11.598724601</text:p>
          </table:table-cell>
          <table:table-cell table:style-name="ce66" office:value-type="float" office:value="368.786887645721" calcext:value-type="float">
            <text:p>368.786887645721</text:p>
          </table:table-cell>
          <table:table-cell table:style-name="ce4" office:value-type="float" office:value="357.103222424" calcext:value-type="float">
            <text:p>357.103222424</text:p>
          </table:table-cell>
          <table:table-cell table:style-name="ce4" office:value-type="float" office:value="11.530741149" calcext:value-type="float">
            <text:p>11.530741149</text:p>
          </table:table-cell>
          <table:table-cell table:style-name="ce79" office:value-type="float" office:value="7103.62385201454" calcext:value-type="float">
            <text:p>7103.62385201454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286.171947717667" calcext:value-type="float">
            <text:p>286.171947717667</text:p>
          </table:table-cell>
          <table:table-cell table:style-name="ce4" office:value-type="float" office:value="125.597" calcext:value-type="float">
            <text:p>125.597</text:p>
          </table:table-cell>
          <table:table-cell table:style-name="ce4" office:value-type="float" office:value="64.402" calcext:value-type="float">
            <text:p>64.402</text:p>
          </table:table-cell>
          <table:table-cell table:style-name="ce66" office:value-type="float" office:value="497.609137535095" calcext:value-type="float">
            <text:p>497.609137535095</text:p>
          </table:table-cell>
          <table:table-cell table:style-name="ce4" office:value-type="float" office:value="54.793" calcext:value-type="float">
            <text:p>54.793</text:p>
          </table:table-cell>
          <table:table-cell table:style-name="ce8" office:value-type="float" office:value="74.731" calcext:value-type="float">
            <text:p>74.731</text:p>
          </table:table-cell>
          <table:table-cell table:style-name="ce33" table:formula="of:=IF(MIN([.D35];[.G35];[.M35];[.P35]) = [.D35]; &quot;STAMINA/STORM 2.0&quot;;        IF(MIN([.D35];[.G35];[.M35];[.P35]) = [.G35]; &quot;STAMINA/STORM 2.5&quot;;         IF(MIN([.D35];[.G35];[.M35];[.P35]) = [.M35]; &quot;STAMINA/PRISM 2.0&quot;;             IF(MIN([.D35];[.G35];[.M35];[.P35]) = [.P35]; &quot;STAMINA/PRISM 1.0&quot;;                     )         )        )    )" office:value-type="string" office:string-value="STAMINA/PRISM 2.0" calcext:value-type="string">
            <text:p>STAMINA/PRIS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0-010 (u) </text:p>
          </table:table-cell>
          <table:table-cell office:value-type="string" calcext:value-type="string">
            <text:p>/HazardCct/Circuit0x8E_original/Reaction_based_abstraction/Glitch-Zero/Circuit0x8E_flat_10_100to010_unbounded.sm</text:p>
          </table:table-cell>
          <table:table-cell table:style-name="ce10" office:value-type="float" office:value="135.891379833221" calcext:value-type="float">
            <text:p>135.891379833221</text:p>
          </table:table-cell>
          <table:table-cell table:style-name="ce3" office:value-type="float" office:value="131.76542749" calcext:value-type="float">
            <text:p>131.76542749</text:p>
          </table:table-cell>
          <table:table-cell table:style-name="ce3" office:value-type="float" office:value="3.954688874" calcext:value-type="float">
            <text:p>3.954688874</text:p>
          </table:table-cell>
          <table:table-cell table:style-name="ce67" office:value-type="float" office:value="122.330163955688" calcext:value-type="float">
            <text:p>122.330163955688</text:p>
          </table:table-cell>
          <table:table-cell table:style-name="ce3" office:value-type="float" office:value="118.711321729" calcext:value-type="float">
            <text:p>118.711321729</text:p>
          </table:table-cell>
          <table:table-cell table:style-name="ce3" office:value-type="float" office:value="3.503458776" calcext:value-type="float">
            <text:p>3.503458776</text:p>
          </table:table-cell>
          <table:table-cell table:style-name="ce79" office:value-type="float" office:value="5974.00459194183" calcext:value-type="float">
            <text:p>5974.00459194183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128.891568660736" calcext:value-type="float">
            <text:p>128.891568660736</text:p>
          </table:table-cell>
          <table:table-cell table:style-name="ce3" office:value-type="float" office:value="55.64" calcext:value-type="float">
            <text:p>55.64</text:p>
          </table:table-cell>
          <table:table-cell table:style-name="ce3" office:value-type="float" office:value="26.532" calcext:value-type="float">
            <text:p>26.532</text:p>
          </table:table-cell>
          <table:table-cell table:style-name="ce67" office:value-type="float" office:value="132.299354314804" calcext:value-type="float">
            <text:p>132.299354314804</text:p>
          </table:table-cell>
          <table:table-cell table:style-name="ce3" office:value-type="float" office:value="35.744" calcext:value-type="float">
            <text:p>35.744</text:p>
          </table:table-cell>
          <table:table-cell table:style-name="ce7" office:value-type="float" office:value="35.02" calcext:value-type="float">
            <text:p>35.02</text:p>
          </table:table-cell>
          <table:table-cell table:style-name="ce33" table:formula="of:=IF(MIN([.D36];[.G36];[.M36];[.P36]) = [.D36]; &quot;STAMINA/STORM 2.0&quot;;        IF(MIN([.D36];[.G36];[.M36];[.P36]) = [.G36]; &quot;STAMINA/STORM 2.5&quot;;         IF(MIN([.D36];[.G36];[.M36];[.P36]) = [.M36]; &quot;STAMINA/PRISM 2.0&quot;;             IF(MIN([.D36];[.G36];[.M36];[.P36]) = [.P3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11-010 (b) </text:p>
          </table:table-cell>
          <table:table-cell office:value-type="string" calcext:value-type="string">
            <text:p>/HazardCct/Circuit0x8E_original/Reaction_based_abstraction/Glitch-Zero/Circuit0x8E_flat_10_111to010_bounded.sm</text:p>
          </table:table-cell>
          <table:table-cell table:style-name="ce11" office:value-type="float" office:value="346.942121744156" calcext:value-type="float">
            <text:p>346.942121744156</text:p>
          </table:table-cell>
          <table:table-cell table:style-name="ce4" office:value-type="float" office:value="331.773496255" calcext:value-type="float">
            <text:p>331.773496255</text:p>
          </table:table-cell>
          <table:table-cell table:style-name="ce4" office:value-type="float" office:value="14.856114653" calcext:value-type="float">
            <text:p>14.856114653</text:p>
          </table:table-cell>
          <table:table-cell table:style-name="ce66" office:value-type="float" office:value="420.834117412567" calcext:value-type="float">
            <text:p>420.834117412567</text:p>
          </table:table-cell>
          <table:table-cell table:style-name="ce4" office:value-type="float" office:value="406.864453283" calcext:value-type="float">
            <text:p>406.864453283</text:p>
          </table:table-cell>
          <table:table-cell table:style-name="ce4" office:value-type="float" office:value="13.80206605" calcext:value-type="float">
            <text:p>13.80206605</text:p>
          </table:table-cell>
          <table:table-cell table:style-name="ce79" office:value-type="float" office:value="7174.13759326935" calcext:value-type="float">
            <text:p>7174.1375932693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335.887665271759" calcext:value-type="float">
            <text:p>335.887665271759</text:p>
          </table:table-cell>
          <table:table-cell table:style-name="ce4" office:value-type="float" office:value="147.327" calcext:value-type="float">
            <text:p>147.327</text:p>
          </table:table-cell>
          <table:table-cell table:style-name="ce4" office:value-type="float" office:value="79.472" calcext:value-type="float">
            <text:p>79.472</text:p>
          </table:table-cell>
          <table:table-cell table:style-name="ce66" office:value-type="float" office:value="288.701780796051" calcext:value-type="float">
            <text:p>288.701780796051</text:p>
          </table:table-cell>
          <table:table-cell table:style-name="ce4" office:value-type="float" office:value="99.945" calcext:value-type="float">
            <text:p>99.945</text:p>
          </table:table-cell>
          <table:table-cell table:style-name="ce8" office:value-type="float" office:value="79.338" calcext:value-type="float">
            <text:p>79.338</text:p>
          </table:table-cell>
          <table:table-cell table:style-name="ce33" table:formula="of:=IF(MIN([.D37];[.G37];[.M37];[.P37]) = [.D37]; &quot;STAMINA/STORM 2.0&quot;;        IF(MIN([.D37];[.G37];[.M37];[.P37]) = [.G37]; &quot;STAMINA/STORM 2.5&quot;;         IF(MIN([.D37];[.G37];[.M37];[.P37]) = [.M37]; &quot;STAMINA/PRISM 2.0&quot;;             IF(MIN([.D37];[.G37];[.M37];[.P37]) = [.P37]; &quot;STAMINA/PRISM 1.0&quot;;                     )         )        )    )" office:value-type="string" office:string-value="STAMINA/PRISM 1.0" calcext:value-type="string">
            <text:p>STAMINA/PRISM 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11-100 (u) </text:p>
          </table:table-cell>
          <table:table-cell office:value-type="string" calcext:value-type="string">
            <text:p>/HazardCct/Circuit0x8E_original/Reaction_based_abstraction/Glitch-Zero/Circuit0x8E_flat_10_111to100_unbounded.sm</text:p>
          </table:table-cell>
          <table:table-cell table:style-name="ce10" office:value-type="float" office:value="311.286789417267" calcext:value-type="float">
            <text:p>311.286789417267</text:p>
          </table:table-cell>
          <table:table-cell table:style-name="ce3" office:value-type="float" office:value="299.639985996" calcext:value-type="float">
            <text:p>299.639985996</text:p>
          </table:table-cell>
          <table:table-cell table:style-name="ce3" office:value-type="float" office:value="11.364211017" calcext:value-type="float">
            <text:p>11.364211017</text:p>
          </table:table-cell>
          <table:table-cell table:style-name="ce67" office:value-type="float" office:value="370.260862350464" calcext:value-type="float">
            <text:p>370.260862350464</text:p>
          </table:table-cell>
          <table:table-cell table:style-name="ce3" office:value-type="float" office:value="359.157583416" calcext:value-type="float">
            <text:p>359.157583416</text:p>
          </table:table-cell>
          <table:table-cell table:style-name="ce3" office:value-type="float" office:value="10.935238704" calcext:value-type="float">
            <text:p>10.935238704</text:p>
          </table:table-cell>
          <table:table-cell table:style-name="ce79" office:value-type="float" office:value="5961.92000317574" calcext:value-type="float">
            <text:p>5961.9200031757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302.052885532379" calcext:value-type="float">
            <text:p>302.052885532379</text:p>
          </table:table-cell>
          <table:table-cell table:style-name="ce3" office:value-type="float" office:value="126.397" calcext:value-type="float">
            <text:p>126.397</text:p>
          </table:table-cell>
          <table:table-cell table:style-name="ce3" office:value-type="float" office:value="70.305" calcext:value-type="float">
            <text:p>70.305</text:p>
          </table:table-cell>
          <table:table-cell table:style-name="ce67" office:value-type="float" office:value="512.279993534088" calcext:value-type="float">
            <text:p>512.279993534088</text:p>
          </table:table-cell>
          <table:table-cell table:style-name="ce3" office:value-type="float" office:value="55.169" calcext:value-type="float">
            <text:p>55.169</text:p>
          </table:table-cell>
          <table:table-cell table:style-name="ce7" office:value-type="float" office:value="78.515" calcext:value-type="float">
            <text:p>78.515</text:p>
          </table:table-cell>
          <table:table-cell table:style-name="ce33" table:formula="of:=IF(MIN([.D38];[.G38];[.M38];[.P38]) = [.D38]; &quot;STAMINA/STORM 2.0&quot;;        IF(MIN([.D38];[.G38];[.M38];[.P38]) = [.G38]; &quot;STAMINA/STORM 2.5&quot;;         IF(MIN([.D38];[.G38];[.M38];[.P38]) = [.M38]; &quot;STAMINA/PRISM 2.0&quot;;             IF(MIN([.D38];[.G38];[.M38];[.P38]) = [.P38]; &quot;STAMINA/PRISM 1.0&quot;;                     )         )        )    )" office:value-type="string" office:string-value="STAMINA/PRISM 2.0" calcext:value-type="string">
            <text:p>STAMINA/PRIS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0-100 (u) </text:p>
          </table:table-cell>
          <table:table-cell office:value-type="string" calcext:value-type="string">
            <text:p>/HazardCct/Circuit0x8E_original/Reaction_based_abstraction/Glitch-Zero/Circuit0x8E_flat_10_010to100_unbounded.sm</text:p>
          </table:table-cell>
          <table:table-cell table:style-name="ce11" office:value-type="float" office:value="69.4230060577393" calcext:value-type="float">
            <text:p>69.4230060577393</text:p>
          </table:table-cell>
          <table:table-cell table:style-name="ce4" office:value-type="float" office:value="67.398472273" calcext:value-type="float">
            <text:p>67.398472273</text:p>
          </table:table-cell>
          <table:table-cell table:style-name="ce4" office:value-type="float" office:value="1.90438121" calcext:value-type="float">
            <text:p>1.90438121</text:p>
          </table:table-cell>
          <table:table-cell table:style-name="ce66" office:value-type="float" office:value="54.5443665981293" calcext:value-type="float">
            <text:p>54.5443665981293</text:p>
          </table:table-cell>
          <table:table-cell table:style-name="ce4" office:value-type="float" office:value="53.049291928" calcext:value-type="float">
            <text:p>53.049291928</text:p>
          </table:table-cell>
          <table:table-cell table:style-name="ce4" office:value-type="float" office:value="1.41115191" calcext:value-type="float">
            <text:p>1.41115191</text:p>
          </table:table-cell>
          <table:table-cell table:style-name="ce79" office:value-type="float" office:value="5888.66160035133" calcext:value-type="float">
            <text:p>5888.66160035133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76.3861207962036" calcext:value-type="float">
            <text:p>76.3861207962036</text:p>
          </table:table-cell>
          <table:table-cell table:style-name="ce4" office:value-type="float" office:value="27.579" calcext:value-type="float">
            <text:p>27.579</text:p>
          </table:table-cell>
          <table:table-cell table:style-name="ce4" office:value-type="float" office:value="17.737" calcext:value-type="float">
            <text:p>17.737</text:p>
          </table:table-cell>
          <table:table-cell table:style-name="ce66" office:value-type="float" office:value="54.6416947841644" calcext:value-type="float">
            <text:p>54.6416947841644</text:p>
          </table:table-cell>
          <table:table-cell table:style-name="ce4" office:value-type="float" office:value="15.446" calcext:value-type="float">
            <text:p>15.446</text:p>
          </table:table-cell>
          <table:table-cell table:style-name="ce8" office:value-type="float" office:value="14.208" calcext:value-type="float">
            <text:p>14.208</text:p>
          </table:table-cell>
          <table:table-cell table:style-name="ce33" table:formula="of:=IF(MIN([.D39];[.G39];[.M39];[.P39]) = [.D39]; &quot;STAMINA/STORM 2.0&quot;;        IF(MIN([.D39];[.G39];[.M39];[.P39]) = [.G39]; &quot;STAMINA/STORM 2.5&quot;;         IF(MIN([.D39];[.G39];[.M39];[.P39]) = [.M39]; &quot;STAMINA/PRISM 2.0&quot;;             IF(MIN([.D39];[.G39];[.M39];[.P39]) = [.P3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0-111 (b) </text:p>
          </table:table-cell>
          <table:table-cell office:value-type="string" calcext:value-type="string">
            <text:p>/HazardCct/Circuit0x8E_original/Reaction_based_abstraction/Glitch-Zero/Circuit0x8E_flat_10_100to111_bounded.sm</text:p>
          </table:table-cell>
          <table:table-cell table:style-name="ce10" office:value-type="string" calcext:value-type="string">
            <text:p>825.551521062851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float" office:value="1096.87945747375" calcext:value-type="float">
            <text:p>1096.87945747375</text:p>
          </table:table-cell>
          <table:table-cell table:style-name="ce3" office:value-type="float" office:value="1029.878123217" calcext:value-type="float">
            <text:p>1029.878123217</text:p>
          </table:table-cell>
          <table:table-cell table:style-name="ce3" office:value-type="float" office:value="66.743292304" calcext:value-type="float">
            <text:p>66.743292304</text:p>
          </table:table-cell>
          <table:table-cell table:style-name="ce79" office:value-type="float" office:value="7111.59743857384" calcext:value-type="float">
            <text:p>7111.5974385738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5410.05770301819" calcext:value-type="float">
            <text:p>5410.05770301819</text:p>
          </table:table-cell>
          <table:table-cell table:style-name="ce3" office:value-type="float" office:value="893.656" calcext:value-type="float">
            <text:p>893.656</text:p>
          </table:table-cell>
          <table:table-cell table:style-name="ce3" office:value-type="float" office:value="1421.369" calcext:value-type="float">
            <text:p>1421.369</text:p>
          </table:table-cell>
          <table:table-cell table:style-name="ce67" office:value-type="float" office:value="5077.87318110466" calcext:value-type="float">
            <text:p>5077.87318110466</text:p>
          </table:table-cell>
          <table:table-cell table:style-name="ce3" office:value-type="float" office:value="513.615" calcext:value-type="float">
            <text:p>513.615</text:p>
          </table:table-cell>
          <table:table-cell table:style-name="ce7" office:value-type="float" office:value="1239.947" calcext:value-type="float">
            <text:p>1239.947</text:p>
          </table:table-cell>
          <table:table-cell table:style-name="ce33" table:formula="of:=IF(MIN([.D40];[.G40];[.M40];[.P40]) = [.D40]; &quot;STAMINA/STORM 2.0&quot;;        IF(MIN([.D40];[.G40];[.M40];[.P40]) = [.G40]; &quot;STAMINA/STORM 2.5&quot;;         IF(MIN([.D40];[.G40];[.M40];[.P40]) = [.M40]; &quot;STAMINA/PRISM 2.0&quot;;             IF(MIN([.D40];[.G40];[.M40];[.P40]) = [.P4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0-111 (u) </text:p>
          </table:table-cell>
          <table:table-cell office:value-type="string" calcext:value-type="string">
            <text:p>/HazardCct/Circuit0x8E_original/Reaction_based_abstraction/Glitch-Zero/Circuit0x8E_flat_10_100to111_unbounded.sm</text:p>
          </table:table-cell>
          <table:table-cell table:style-name="ce11" office:value-type="string" calcext:value-type="string">
            <text:p>887.103402137756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1096.27498912811" calcext:value-type="float">
            <text:p>1096.27498912811</text:p>
          </table:table-cell>
          <table:table-cell table:style-name="ce4" office:value-type="float" office:value="1030.386232077" calcext:value-type="float">
            <text:p>1030.386232077</text:p>
          </table:table-cell>
          <table:table-cell table:style-name="ce4" office:value-type="float" office:value="65.598576917" calcext:value-type="float">
            <text:p>65.598576917</text:p>
          </table:table-cell>
          <table:table-cell table:style-name="ce79" office:value-type="float" office:value="5888.03997612" calcext:value-type="float">
            <text:p>5888.03997612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5509.92320489883" calcext:value-type="float">
            <text:p>5509.92320489883</text:p>
          </table:table-cell>
          <table:table-cell table:style-name="ce4" office:value-type="float" office:value="900.718" calcext:value-type="float">
            <text:p>900.718</text:p>
          </table:table-cell>
          <table:table-cell table:style-name="ce4" office:value-type="float" office:value="1475.687" calcext:value-type="float">
            <text:p>1475.687</text:p>
          </table:table-cell>
          <table:table-cell table:style-name="ce66" office:value-type="float" office:value="4997.81613898277" calcext:value-type="float">
            <text:p>4997.81613898277</text:p>
          </table:table-cell>
          <table:table-cell table:style-name="ce4" office:value-type="float" office:value="510.559" calcext:value-type="float">
            <text:p>510.559</text:p>
          </table:table-cell>
          <table:table-cell table:style-name="ce8" office:value-type="float" office:value="1258.415" calcext:value-type="float">
            <text:p>1258.415</text:p>
          </table:table-cell>
          <table:table-cell table:style-name="ce33" table:formula="of:=IF(MIN([.D41];[.G41];[.M41];[.P41]) = [.D41]; &quot;STAMINA/STORM 2.0&quot;;        IF(MIN([.D41];[.G41];[.M41];[.P41]) = [.G41]; &quot;STAMINA/STORM 2.5&quot;;         IF(MIN([.D41];[.G41];[.M41];[.P41]) = [.M41]; &quot;STAMINA/PRISM 2.0&quot;;             IF(MIN([.D41];[.G41];[.M41];[.P41]) = [.P4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1-000 (b) </text:p>
          </table:table-cell>
          <table:table-cell office:value-type="string" calcext:value-type="string">
            <text:p>/HazardCct/Circuit0x8E_original/Reaction_based_abstraction/Glitch-One/Circuit0x8E_flat_10_101to000_bounded.sm</text:p>
          </table:table-cell>
          <table:table-cell table:style-name="ce10" office:value-type="float" office:value="181.276505470276" calcext:value-type="float">
            <text:p>181.276505470276</text:p>
          </table:table-cell>
          <table:table-cell table:style-name="ce3" office:value-type="float" office:value="171.594458361" calcext:value-type="float">
            <text:p>171.594458361</text:p>
          </table:table-cell>
          <table:table-cell table:style-name="ce3" office:value-type="float" office:value="9.494008605" calcext:value-type="float">
            <text:p>9.494008605</text:p>
          </table:table-cell>
          <table:table-cell table:style-name="ce67" office:value-type="float" office:value="152.863532304764" calcext:value-type="float">
            <text:p>152.863532304764</text:p>
          </table:table-cell>
          <table:table-cell table:style-name="ce3" office:value-type="float" office:value="144.927127825" calcext:value-type="float">
            <text:p>144.927127825</text:p>
          </table:table-cell>
          <table:table-cell table:style-name="ce3" office:value-type="float" office:value="7.824131369" calcext:value-type="float">
            <text:p>7.824131369</text:p>
          </table:table-cell>
          <table:table-cell table:style-name="ce79" office:value-type="float" office:value="7196.73156547546" calcext:value-type="float">
            <text:p>7196.73156547546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10.804318189621" calcext:value-type="float">
            <text:p>210.804318189621</text:p>
          </table:table-cell>
          <table:table-cell table:style-name="ce3" office:value-type="float" office:value="69.566" calcext:value-type="float">
            <text:p>69.566</text:p>
          </table:table-cell>
          <table:table-cell table:style-name="ce3" office:value-type="float" office:value="55.633" calcext:value-type="float">
            <text:p>55.633</text:p>
          </table:table-cell>
          <table:table-cell table:style-name="ce67" office:value-type="float" office:value="191.044197797775" calcext:value-type="float">
            <text:p>191.044197797775</text:p>
          </table:table-cell>
          <table:table-cell table:style-name="ce3" office:value-type="float" office:value="58.723" calcext:value-type="float">
            <text:p>58.723</text:p>
          </table:table-cell>
          <table:table-cell table:style-name="ce7" office:value-type="float" office:value="51.167" calcext:value-type="float">
            <text:p>51.167</text:p>
          </table:table-cell>
          <table:table-cell table:style-name="ce33" table:formula="of:=IF(MIN([.D42];[.G42];[.M42];[.P42]) = [.D42]; &quot;STAMINA/STORM 2.0&quot;;        IF(MIN([.D42];[.G42];[.M42];[.P42]) = [.G42]; &quot;STAMINA/STORM 2.5&quot;;         IF(MIN([.D42];[.G42];[.M42];[.P42]) = [.M42]; &quot;STAMINA/PRISM 2.0&quot;;             IF(MIN([.D42];[.G42];[.M42];[.P42]) = [.P4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1-000 (u) </text:p>
          </table:table-cell>
          <table:table-cell office:value-type="string" calcext:value-type="string">
            <text:p>/HazardCct/Circuit0x8E_original/Reaction_based_abstraction/Glitch-One/Circuit0x8E_flat_10_101to000_unbounded.sm</text:p>
          </table:table-cell>
          <table:table-cell table:style-name="ce11" office:value-type="float" office:value="183.478701114655" calcext:value-type="float">
            <text:p>183.478701114655</text:p>
          </table:table-cell>
          <table:table-cell table:style-name="ce4" office:value-type="float" office:value="173.382953474" calcext:value-type="float">
            <text:p>173.382953474</text:p>
          </table:table-cell>
          <table:table-cell table:style-name="ce4" office:value-type="float" office:value="9.896775674" calcext:value-type="float">
            <text:p>9.896775674</text:p>
          </table:table-cell>
          <table:table-cell table:style-name="ce66" office:value-type="float" office:value="155.431940555573" calcext:value-type="float">
            <text:p>155.431940555573</text:p>
          </table:table-cell>
          <table:table-cell table:style-name="ce4" office:value-type="float" office:value="147.535182701" calcext:value-type="float">
            <text:p>147.535182701</text:p>
          </table:table-cell>
          <table:table-cell table:style-name="ce4" office:value-type="float" office:value="7.773545386" calcext:value-type="float">
            <text:p>7.773545386</text:p>
          </table:table-cell>
          <table:table-cell table:style-name="ce79" office:value-type="float" office:value="5970.87938594818" calcext:value-type="float">
            <text:p>5970.87938594818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218.498221635818" calcext:value-type="float">
            <text:p>218.498221635818</text:p>
          </table:table-cell>
          <table:table-cell table:style-name="ce4" office:value-type="float" office:value="71.951" calcext:value-type="float">
            <text:p>71.951</text:p>
          </table:table-cell>
          <table:table-cell table:style-name="ce4" office:value-type="float" office:value="56.221" calcext:value-type="float">
            <text:p>56.221</text:p>
          </table:table-cell>
          <table:table-cell table:style-name="ce66" office:value-type="float" office:value="196.981060266495" calcext:value-type="float">
            <text:p>196.981060266495</text:p>
          </table:table-cell>
          <table:table-cell table:style-name="ce4" office:value-type="float" office:value="57.944" calcext:value-type="float">
            <text:p>57.944</text:p>
          </table:table-cell>
          <table:table-cell table:style-name="ce8" office:value-type="float" office:value="53.506" calcext:value-type="float">
            <text:p>53.506</text:p>
          </table:table-cell>
          <table:table-cell table:style-name="ce33" table:formula="of:=IF(MIN([.D43];[.G43];[.M43];[.P43]) = [.D43]; &quot;STAMINA/STORM 2.0&quot;;        IF(MIN([.D43];[.G43];[.M43];[.P43]) = [.G43]; &quot;STAMINA/STORM 2.5&quot;;         IF(MIN([.D43];[.G43];[.M43];[.P43]) = [.M43]; &quot;STAMINA/PRISM 2.0&quot;;             IF(MIN([.D43];[.G43];[.M43];[.P43]) = [.P4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00-101 (b) </text:p>
          </table:table-cell>
          <table:table-cell office:value-type="string" calcext:value-type="string">
            <text:p>/HazardCct/Circuit0x8E_original/Reaction_based_abstraction/Glitch-One/Circuit0x8E_flat_10_000to101_bounded.sm</text:p>
          </table:table-cell>
          <table:table-cell table:style-name="ce10" office:value-type="float" office:value="1130.44977641106" calcext:value-type="float">
            <text:p>1130.44977641106</text:p>
          </table:table-cell>
          <table:table-cell table:style-name="ce3" office:value-type="float" office:value="1035.276915113" calcext:value-type="float">
            <text:p>1035.276915113</text:p>
          </table:table-cell>
          <table:table-cell table:style-name="ce3" office:value-type="float" office:value="94.514051774" calcext:value-type="float">
            <text:p>94.514051774</text:p>
          </table:table-cell>
          <table:table-cell table:style-name="ce67" office:value-type="float" office:value="864.386138916016" calcext:value-type="float">
            <text:p>864.386138916016</text:p>
          </table:table-cell>
          <table:table-cell table:style-name="ce3" office:value-type="float" office:value="800.034572835" calcext:value-type="float">
            <text:p>800.034572835</text:p>
          </table:table-cell>
          <table:table-cell table:style-name="ce3" office:value-type="float" office:value="64.055536112" calcext:value-type="float">
            <text:p>64.055536112</text:p>
          </table:table-cell>
          <table:table-cell office:value-type="float" office:value="554.82159948349" calcext:value-type="float">
            <text:p>554.82159948349</text:p>
          </table:table-cell>
          <table:table-cell office:value-type="float" office:value="178.296184011" calcext:value-type="float">
            <text:p>178.296184011</text:p>
          </table:table-cell>
          <table:table-cell office:value-type="float" office:value="375.078100385" calcext:value-type="float">
            <text:p>375.078100385</text:p>
          </table:table-cell>
          <table:table-cell table:style-name="ce67" office:value-type="float" office:value="4148.93230199814" calcext:value-type="float">
            <text:p>4148.93230199814</text:p>
          </table:table-cell>
          <table:table-cell table:style-name="ce3" office:value-type="float" office:value="567.081" calcext:value-type="float">
            <text:p>567.081</text:p>
          </table:table-cell>
          <table:table-cell table:style-name="ce3" office:value-type="float" office:value="953.948" calcext:value-type="float">
            <text:p>953.948</text:p>
          </table:table-cell>
          <table:table-cell table:style-name="ce67" office:value-type="float" office:value="3799.65460777283" calcext:value-type="float">
            <text:p>3799.65460777283</text:p>
          </table:table-cell>
          <table:table-cell table:style-name="ce3" office:value-type="float" office:value="464.14" calcext:value-type="float">
            <text:p>464.14</text:p>
          </table:table-cell>
          <table:table-cell table:style-name="ce7" office:value-type="float" office:value="1007.024" calcext:value-type="float">
            <text:p>1007.024</text:p>
          </table:table-cell>
          <table:table-cell table:style-name="ce33" table:formula="of:=IF(MIN([.D44];[.G44];[.M44];[.P44]) = [.D44]; &quot;STAMINA/STORM 2.0&quot;;        IF(MIN([.D44];[.G44];[.M44];[.P44]) = [.G44]; &quot;STAMINA/STORM 2.5&quot;;         IF(MIN([.D44];[.G44];[.M44];[.P44]) = [.M44]; &quot;STAMINA/PRISM 2.0&quot;;             IF(MIN([.D44];[.G44];[.M44];[.P44]) = [.P44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1-101 (b) </text:p>
          </table:table-cell>
          <table:table-cell office:value-type="string" calcext:value-type="string">
            <text:p>/HazardCct/Circuit0x8E_original/Reaction_based_abstraction/Glitch-One/Circuit0x8E_flat_10_011to101_bounded.sm</text:p>
          </table:table-cell>
          <table:table-cell table:style-name="ce11" office:value-type="float" office:value="974.077057123184" calcext:value-type="float">
            <text:p>974.077057123184</text:p>
          </table:table-cell>
          <table:table-cell table:style-name="ce4" office:value-type="float" office:value="897.029425264" calcext:value-type="float">
            <text:p>897.029425264</text:p>
          </table:table-cell>
          <table:table-cell table:style-name="ce4" office:value-type="float" office:value="76.511773968" calcext:value-type="float">
            <text:p>76.511773968</text:p>
          </table:table-cell>
          <table:table-cell table:style-name="ce66" office:value-type="float" office:value="868.550336122513" calcext:value-type="float">
            <text:p>868.550336122513</text:p>
          </table:table-cell>
          <table:table-cell table:style-name="ce4" office:value-type="float" office:value="790.168838512" calcext:value-type="float">
            <text:p>790.168838512</text:p>
          </table:table-cell>
          <table:table-cell table:style-name="ce4" office:value-type="float" office:value="78.051811459" calcext:value-type="float">
            <text:p>78.051811459</text:p>
          </table:table-cell>
          <table:table-cell office:value-type="float" office:value="551.59398150444" calcext:value-type="float">
            <text:p>551.59398150444</text:p>
          </table:table-cell>
          <table:table-cell office:value-type="float" office:value="146.06860217" calcext:value-type="float">
            <text:p>146.06860217</text:p>
          </table:table-cell>
          <table:table-cell office:value-type="float" office:value="404.248983393" calcext:value-type="float">
            <text:p>404.248983393</text:p>
          </table:table-cell>
          <table:table-cell table:style-name="ce66" office:value-type="float" office:value="4528.91894173622" calcext:value-type="float">
            <text:p>4528.91894173622</text:p>
          </table:table-cell>
          <table:table-cell table:style-name="ce4" office:value-type="float" office:value="623.072" calcext:value-type="float">
            <text:p>623.072</text:p>
          </table:table-cell>
          <table:table-cell table:style-name="ce4" office:value-type="float" office:value="1147.628" calcext:value-type="float">
            <text:p>1147.628</text:p>
          </table:table-cell>
          <table:table-cell table:style-name="ce66" office:value-type="float" office:value="3966.64391827583" calcext:value-type="float">
            <text:p>3966.64391827583</text:p>
          </table:table-cell>
          <table:table-cell table:style-name="ce4" office:value-type="float" office:value="514.334" calcext:value-type="float">
            <text:p>514.334</text:p>
          </table:table-cell>
          <table:table-cell table:style-name="ce8" office:value-type="float" office:value="1180.757" calcext:value-type="float">
            <text:p>1180.757</text:p>
          </table:table-cell>
          <table:table-cell table:style-name="ce33" table:formula="of:=IF(MIN([.D45];[.G45];[.M45];[.P45]) = [.D45]; &quot;STAMINA/STORM 2.0&quot;;        IF(MIN([.D45];[.G45];[.M45];[.P45]) = [.G45]; &quot;STAMINA/STORM 2.5&quot;;         IF(MIN([.D45];[.G45];[.M45];[.P45]) = [.M45]; &quot;STAMINA/PRISM 2.0&quot;;             IF(MIN([.D45];[.G45];[.M45];[.P45]) = [.P4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1-000 (u) </text:p>
          </table:table-cell>
          <table:table-cell office:value-type="string" calcext:value-type="string">
            <text:p>/HazardCct/Circuit0x8E_original/Reaction_based_abstraction/Glitch-One/Circuit0x8E_flat_10_011to000_unbounded.sm</text:p>
          </table:table-cell>
          <table:table-cell table:style-name="ce10" office:value-type="float" office:value="204.106910943985" calcext:value-type="float">
            <text:p>204.106910943985</text:p>
          </table:table-cell>
          <table:table-cell table:style-name="ce3" office:value-type="float" office:value="192.063385787" calcext:value-type="float">
            <text:p>192.063385787</text:p>
          </table:table-cell>
          <table:table-cell table:style-name="ce3" office:value-type="float" office:value="11.840064337" calcext:value-type="float">
            <text:p>11.840064337</text:p>
          </table:table-cell>
          <table:table-cell table:style-name="ce67" office:value-type="float" office:value="177.270392894745" calcext:value-type="float">
            <text:p>177.270392894745</text:p>
          </table:table-cell>
          <table:table-cell table:style-name="ce3" office:value-type="float" office:value="167.114184665" calcext:value-type="float">
            <text:p>167.114184665</text:p>
          </table:table-cell>
          <table:table-cell table:style-name="ce3" office:value-type="float" office:value="10.021869555" calcext:value-type="float">
            <text:p>10.021869555</text:p>
          </table:table-cell>
          <table:table-cell office:value-type="float" office:value="54.9831461906433" calcext:value-type="float">
            <text:p>54.9831461906433</text:p>
          </table:table-cell>
          <table:table-cell office:value-type="float" office:value="27.461972633" calcext:value-type="float">
            <text:p>27.461972633</text:p>
          </table:table-cell>
          <table:table-cell office:value-type="float" office:value="27.251385374" calcext:value-type="float">
            <text:p>27.251385374</text:p>
          </table:table-cell>
          <table:table-cell table:style-name="ce67" office:value-type="float" office:value="245.567725419998" calcext:value-type="float">
            <text:p>245.567725419998</text:p>
          </table:table-cell>
          <table:table-cell table:style-name="ce3" office:value-type="float" office:value="80.261" calcext:value-type="float">
            <text:p>80.261</text:p>
          </table:table-cell>
          <table:table-cell table:style-name="ce3" office:value-type="float" office:value="66.413" calcext:value-type="float">
            <text:p>66.413</text:p>
          </table:table-cell>
          <table:table-cell table:style-name="ce67" office:value-type="float" office:value="291.485731124878" calcext:value-type="float">
            <text:p>291.485731124878</text:p>
          </table:table-cell>
          <table:table-cell table:style-name="ce3" office:value-type="float" office:value="65.726" calcext:value-type="float">
            <text:p>65.726</text:p>
          </table:table-cell>
          <table:table-cell table:style-name="ce7" office:value-type="float" office:value="90.914" calcext:value-type="float">
            <text:p>90.914</text:p>
          </table:table-cell>
          <table:table-cell table:style-name="ce33" table:formula="of:=IF(MIN([.D46];[.G46];[.M46];[.P46]) = [.D46]; &quot;STAMINA/STORM 2.0&quot;;        IF(MIN([.D46];[.G46];[.M46];[.P46]) = [.G46]; &quot;STAMINA/STORM 2.5&quot;;         IF(MIN([.D46];[.G46];[.M46];[.P46]) = [.M46]; &quot;STAMINA/PRISM 2.0&quot;;             IF(MIN([.D46];[.G46];[.M46];[.P46]) = [.P4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00-101 (u) </text:p>
          </table:table-cell>
          <table:table-cell office:value-type="string" calcext:value-type="string">
            <text:p>/HazardCct/Circuit0x8E_original/Reaction_based_abstraction/Glitch-One/Circuit0x8E_flat_10_000to101_unbounded.sm</text:p>
          </table:table-cell>
          <table:table-cell table:style-name="ce11" office:value-type="float" office:value="1191.2516105175" calcext:value-type="float">
            <text:p>1191.2516105175</text:p>
          </table:table-cell>
          <table:table-cell table:style-name="ce4" office:value-type="float" office:value="1095.924002544" calcext:value-type="float">
            <text:p>1095.924002544</text:p>
          </table:table-cell>
          <table:table-cell table:style-name="ce4" office:value-type="float" office:value="94.585430955" calcext:value-type="float">
            <text:p>94.585430955</text:p>
          </table:table-cell>
          <table:table-cell table:style-name="ce66" office:value-type="float" office:value="917.916961193085" calcext:value-type="float">
            <text:p>917.916961193085</text:p>
          </table:table-cell>
          <table:table-cell table:style-name="ce4" office:value-type="float" office:value="850.78897834" calcext:value-type="float">
            <text:p>850.78897834</text:p>
          </table:table-cell>
          <table:table-cell table:style-name="ce4" office:value-type="float" office:value="66.759400668" calcext:value-type="float">
            <text:p>66.759400668</text:p>
          </table:table-cell>
          <table:table-cell office:value-type="float" office:value="548.827875852585" calcext:value-type="float">
            <text:p>548.827875852585</text:p>
          </table:table-cell>
          <table:table-cell office:value-type="float" office:value="173.144556326" calcext:value-type="float">
            <text:p>173.144556326</text:p>
          </table:table-cell>
          <table:table-cell office:value-type="float" office:value="374.349605123" calcext:value-type="float">
            <text:p>374.349605123</text:p>
          </table:table-cell>
          <table:table-cell table:style-name="ce66" office:value-type="float" office:value="4127.58298826218" calcext:value-type="float">
            <text:p>4127.58298826218</text:p>
          </table:table-cell>
          <table:table-cell table:style-name="ce4" office:value-type="float" office:value="560.876" calcext:value-type="float">
            <text:p>560.876</text:p>
          </table:table-cell>
          <table:table-cell table:style-name="ce4" office:value-type="float" office:value="997.148" calcext:value-type="float">
            <text:p>997.148</text:p>
          </table:table-cell>
          <table:table-cell table:style-name="ce66" office:value-type="float" office:value="3698.81107592583" calcext:value-type="float">
            <text:p>3698.81107592583</text:p>
          </table:table-cell>
          <table:table-cell table:style-name="ce4" office:value-type="float" office:value="449.636" calcext:value-type="float">
            <text:p>449.636</text:p>
          </table:table-cell>
          <table:table-cell table:style-name="ce8" office:value-type="float" office:value="1023.693" calcext:value-type="float">
            <text:p>1023.693</text:p>
          </table:table-cell>
          <table:table-cell table:style-name="ce33" table:formula="of:=IF(MIN([.D47];[.G47];[.M47];[.P47]) = [.D47]; &quot;STAMINA/STORM 2.0&quot;;        IF(MIN([.D47];[.G47];[.M47];[.P47]) = [.G47]; &quot;STAMINA/STORM 2.5&quot;;         IF(MIN([.D47];[.G47];[.M47];[.P47]) = [.M47]; &quot;STAMINA/PRISM 2.0&quot;;             IF(MIN([.D47];[.G47];[.M47];[.P47]) = [.P4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1-011 (b) </text:p>
          </table:table-cell>
          <table:table-cell office:value-type="string" calcext:value-type="string">
            <text:p>/HazardCct/Circuit0x8E_original/Reaction_based_abstraction/Glitch-One/Circuit0x8E_flat_10_101to011_bounded.sm</text:p>
          </table:table-cell>
          <table:table-cell table:style-name="ce10" office:value-type="float" office:value="996.579805612564" calcext:value-type="float">
            <text:p>996.579805612564</text:p>
          </table:table-cell>
          <table:table-cell table:style-name="ce3" office:value-type="float" office:value="909.055225978" calcext:value-type="float">
            <text:p>909.055225978</text:p>
          </table:table-cell>
          <table:table-cell table:style-name="ce3" office:value-type="float" office:value="86.950181881" calcext:value-type="float">
            <text:p>86.950181881</text:p>
          </table:table-cell>
          <table:table-cell table:style-name="ce67" office:value-type="float" office:value="860.752465724945" calcext:value-type="float">
            <text:p>860.752465724945</text:p>
          </table:table-cell>
          <table:table-cell table:style-name="ce3" office:value-type="float" office:value="783.969056679" calcext:value-type="float">
            <text:p>783.969056679</text:p>
          </table:table-cell>
          <table:table-cell table:style-name="ce3" office:value-type="float" office:value="76.457276242" calcext:value-type="float">
            <text:p>76.457276242</text:p>
          </table:table-cell>
          <table:table-cell table:style-name="ce79" office:value-type="float" office:value="7074.33581519127" calcext:value-type="float">
            <text:p>7074.33581519127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5114.47537732124" calcext:value-type="float">
            <text:p>5114.47537732124</text:p>
          </table:table-cell>
          <table:table-cell table:style-name="ce3" office:value-type="float" office:value="721.649" calcext:value-type="float">
            <text:p>721.649</text:p>
          </table:table-cell>
          <table:table-cell table:style-name="ce3" office:value-type="float" office:value="1319.758" calcext:value-type="float">
            <text:p>1319.758</text:p>
          </table:table-cell>
          <table:table-cell table:style-name="ce67" office:value-type="float" office:value="4170.04060697556" calcext:value-type="float">
            <text:p>4170.04060697556</text:p>
          </table:table-cell>
          <table:table-cell table:style-name="ce3" office:value-type="float" office:value="501.581" calcext:value-type="float">
            <text:p>501.581</text:p>
          </table:table-cell>
          <table:table-cell table:style-name="ce7" office:value-type="float" office:value="1200.634" calcext:value-type="float">
            <text:p>1200.634</text:p>
          </table:table-cell>
          <table:table-cell table:style-name="ce33" table:formula="of:=IF(MIN([.D48];[.G48];[.M48];[.P48]) = [.D48]; &quot;STAMINA/STORM 2.0&quot;;        IF(MIN([.D48];[.G48];[.M48];[.P48]) = [.G48]; &quot;STAMINA/STORM 2.5&quot;;         IF(MIN([.D48];[.G48];[.M48];[.P48]) = [.M48]; &quot;STAMINA/PRISM 2.0&quot;;             IF(MIN([.D48];[.G48];[.M48];[.P48]) = [.P4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00-011 (b) </text:p>
          </table:table-cell>
          <table:table-cell office:value-type="string" calcext:value-type="string">
            <text:p>/HazardCct/Circuit0x8E_original/Reaction_based_abstraction/Glitch-One/Circuit0x8E_flat_10_000to011_bounded.sm</text:p>
          </table:table-cell>
          <table:table-cell table:style-name="ce11" office:value-type="float" office:value="600.451639413834" calcext:value-type="float">
            <text:p>600.451639413834</text:p>
          </table:table-cell>
          <table:table-cell table:style-name="ce4" office:value-type="float" office:value="515.416218972" calcext:value-type="float">
            <text:p>515.416218972</text:p>
          </table:table-cell>
          <table:table-cell table:style-name="ce4" office:value-type="float" office:value="84.484693816" calcext:value-type="float">
            <text:p>84.484693816</text:p>
          </table:table-cell>
          <table:table-cell table:style-name="ce66" office:value-type="float" office:value="411.618624687195" calcext:value-type="float">
            <text:p>411.618624687195</text:p>
          </table:table-cell>
          <table:table-cell table:style-name="ce4" office:value-type="float" office:value="362.337195077" calcext:value-type="float">
            <text:p>362.337195077</text:p>
          </table:table-cell>
          <table:table-cell table:style-name="ce4" office:value-type="float" office:value="49.054438983" calcext:value-type="float">
            <text:p>49.054438983</text:p>
          </table:table-cell>
          <table:table-cell table:style-name="ce79" office:value-type="float" office:value="7490.58492565155" calcext:value-type="float">
            <text:p>7490.5849256515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3704.9278178215" calcext:value-type="float">
            <text:p>3704.9278178215</text:p>
          </table:table-cell>
          <table:table-cell table:style-name="ce4" office:value-type="float" office:value="407.057" calcext:value-type="float">
            <text:p>407.057</text:p>
          </table:table-cell>
          <table:table-cell table:style-name="ce4" office:value-type="float" office:value="993.752" calcext:value-type="float">
            <text:p>993.752</text:p>
          </table:table-cell>
          <table:table-cell table:style-name="ce66" office:value-type="float" office:value="3499.17339801788" calcext:value-type="float">
            <text:p>3499.17339801788</text:p>
          </table:table-cell>
          <table:table-cell table:style-name="ce4" office:value-type="float" office:value="351.949" calcext:value-type="float">
            <text:p>351.949</text:p>
          </table:table-cell>
          <table:table-cell table:style-name="ce8" office:value-type="float" office:value="1041.529" calcext:value-type="float">
            <text:p>1041.529</text:p>
          </table:table-cell>
          <table:table-cell table:style-name="ce33" table:formula="of:=IF(MIN([.D49];[.G49];[.M49];[.P49]) = [.D49]; &quot;STAMINA/STORM 2.0&quot;;        IF(MIN([.D49];[.G49];[.M49];[.P49]) = [.G49]; &quot;STAMINA/STORM 2.5&quot;;         IF(MIN([.D49];[.G49];[.M49];[.P49]) = [.M49]; &quot;STAMINA/PRISM 2.0&quot;;             IF(MIN([.D49];[.G49];[.M49];[.P49]) = [.P4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101-011 (u) </text:p>
          </table:table-cell>
          <table:table-cell office:value-type="string" calcext:value-type="string">
            <text:p>/HazardCct/Circuit0x8E_original/Reaction_based_abstraction/Glitch-One/Circuit0x8E_flat_10_101to011_unbounded.sm</text:p>
          </table:table-cell>
          <table:table-cell table:style-name="ce10" office:value-type="float" office:value="1047.30969834328" calcext:value-type="float">
            <text:p>1047.30969834328</text:p>
          </table:table-cell>
          <table:table-cell table:style-name="ce3" office:value-type="float" office:value="959.219069024" calcext:value-type="float">
            <text:p>959.219069024</text:p>
          </table:table-cell>
          <table:table-cell table:style-name="ce3" office:value-type="float" office:value="87.444593753" calcext:value-type="float">
            <text:p>87.444593753</text:p>
          </table:table-cell>
          <table:table-cell table:style-name="ce67" office:value-type="float" office:value="874.202236890793" calcext:value-type="float">
            <text:p>874.202236890793</text:p>
          </table:table-cell>
          <table:table-cell table:style-name="ce3" office:value-type="float" office:value="797.462388065" calcext:value-type="float">
            <text:p>797.462388065</text:p>
          </table:table-cell>
          <table:table-cell table:style-name="ce3" office:value-type="float" office:value="76.352215452" calcext:value-type="float">
            <text:p>76.352215452</text:p>
          </table:table-cell>
          <table:table-cell table:style-name="ce79" office:value-type="float" office:value="5797.16900968552" calcext:value-type="float">
            <text:p>5797.16900968552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5056.10852503777" calcext:value-type="float">
            <text:p>5056.10852503777</text:p>
          </table:table-cell>
          <table:table-cell table:style-name="ce3" office:value-type="float" office:value="725.952" calcext:value-type="float">
            <text:p>725.952</text:p>
          </table:table-cell>
          <table:table-cell table:style-name="ce3" office:value-type="float" office:value="1271.403" calcext:value-type="float">
            <text:p>1271.403</text:p>
          </table:table-cell>
          <table:table-cell table:style-name="ce67" office:value-type="float" office:value="4380.27197861671" calcext:value-type="float">
            <text:p>4380.27197861671</text:p>
          </table:table-cell>
          <table:table-cell table:style-name="ce3" office:value-type="float" office:value="516.02" calcext:value-type="float">
            <text:p>516.02</text:p>
          </table:table-cell>
          <table:table-cell table:style-name="ce7" office:value-type="float" office:value="1267.652" calcext:value-type="float">
            <text:p>1267.652</text:p>
          </table:table-cell>
          <table:table-cell table:style-name="ce33" table:formula="of:=IF(MIN([.D50];[.G50];[.M50];[.P50]) = [.D50]; &quot;STAMINA/STORM 2.0&quot;;        IF(MIN([.D50];[.G50];[.M50];[.P50]) = [.G50]; &quot;STAMINA/STORM 2.5&quot;;         IF(MIN([.D50];[.G50];[.M50];[.P50]) = [.M50]; &quot;STAMINA/PRISM 2.0&quot;;             IF(MIN([.D50];[.G50];[.M50];[.P50]) = [.P5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00-011 (u) </text:p>
          </table:table-cell>
          <table:table-cell office:value-type="string" calcext:value-type="string">
            <text:p>/HazardCct/Circuit0x8E_original/Reaction_based_abstraction/Glitch-One/Circuit0x8E_flat_10_000to011_unbounded.sm</text:p>
          </table:table-cell>
          <table:table-cell table:style-name="ce11" office:value-type="float" office:value="652.456979751587" calcext:value-type="float">
            <text:p>652.456979751587</text:p>
          </table:table-cell>
          <table:table-cell table:style-name="ce4" office:value-type="float" office:value="564.378915245" calcext:value-type="float">
            <text:p>564.378915245</text:p>
          </table:table-cell>
          <table:table-cell table:style-name="ce4" office:value-type="float" office:value="87.48437549" calcext:value-type="float">
            <text:p>87.48437549</text:p>
          </table:table-cell>
          <table:table-cell table:style-name="ce66" office:value-type="float" office:value="424.706474065781" calcext:value-type="float">
            <text:p>424.706474065781</text:p>
          </table:table-cell>
          <table:table-cell table:style-name="ce4" office:value-type="float" office:value="375.65562833" calcext:value-type="float">
            <text:p>375.65562833</text:p>
          </table:table-cell>
          <table:table-cell table:style-name="ce4" office:value-type="float" office:value="48.791157936" calcext:value-type="float">
            <text:p>48.791157936</text:p>
          </table:table-cell>
          <table:table-cell table:style-name="ce79" office:value-type="float" office:value="5843.54526805878" calcext:value-type="float">
            <text:p>5843.54526805878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3626.78037166595" calcext:value-type="float">
            <text:p>3626.78037166595</text:p>
          </table:table-cell>
          <table:table-cell table:style-name="ce4" office:value-type="float" office:value="405.072" calcext:value-type="float">
            <text:p>405.072</text:p>
          </table:table-cell>
          <table:table-cell table:style-name="ce4" office:value-type="float" office:value="996.345" calcext:value-type="float">
            <text:p>996.345</text:p>
          </table:table-cell>
          <table:table-cell table:style-name="ce66" office:value-type="float" office:value="3574.77289414406" calcext:value-type="float">
            <text:p>3574.77289414406</text:p>
          </table:table-cell>
          <table:table-cell table:style-name="ce4" office:value-type="float" office:value="359.271" calcext:value-type="float">
            <text:p>359.271</text:p>
          </table:table-cell>
          <table:table-cell table:style-name="ce8" office:value-type="float" office:value="1054.399" calcext:value-type="float">
            <text:p>1054.399</text:p>
          </table:table-cell>
          <table:table-cell table:style-name="ce33" table:formula="of:=IF(MIN([.D51];[.G51];[.M51];[.P51]) = [.D51]; &quot;STAMINA/STORM 2.0&quot;;        IF(MIN([.D51];[.G51];[.M51];[.P51]) = [.G51]; &quot;STAMINA/STORM 2.5&quot;;         IF(MIN([.D51];[.G51];[.M51];[.P51]) = [.M51]; &quot;STAMINA/PRISM 2.0&quot;;             IF(MIN([.D51];[.G51];[.M51];[.P51]) = [.P5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1-000 (b) </text:p>
          </table:table-cell>
          <table:table-cell office:value-type="string" calcext:value-type="string">
            <text:p>/HazardCct/Circuit0x8E_original/Reaction_based_abstraction/Glitch-One/Circuit0x8E_flat_10_011to000_bounded.sm</text:p>
          </table:table-cell>
          <table:table-cell table:style-name="ce10" office:value-type="float" office:value="202.19000005722" calcext:value-type="float">
            <text:p>202.19000005722</text:p>
          </table:table-cell>
          <table:table-cell table:style-name="ce3" office:value-type="float" office:value="190.065526376" calcext:value-type="float">
            <text:p>190.065526376</text:p>
          </table:table-cell>
          <table:table-cell table:style-name="ce3" office:value-type="float" office:value="11.922727412" calcext:value-type="float">
            <text:p>11.922727412</text:p>
          </table:table-cell>
          <table:table-cell table:style-name="ce67" office:value-type="float" office:value="174.528479576111" calcext:value-type="float">
            <text:p>174.528479576111</text:p>
          </table:table-cell>
          <table:table-cell table:style-name="ce3" office:value-type="float" office:value="164.261925106" calcext:value-type="float">
            <text:p>164.261925106</text:p>
          </table:table-cell>
          <table:table-cell table:style-name="ce3" office:value-type="float" office:value="10.144839411" calcext:value-type="float">
            <text:p>10.144839411</text:p>
          </table:table-cell>
          <table:table-cell office:value-type="float" office:value="54.3354921340942" calcext:value-type="float">
            <text:p>54.3354921340942</text:p>
          </table:table-cell>
          <table:table-cell office:value-type="float" office:value="27.42287086" calcext:value-type="float">
            <text:p>27.42287086</text:p>
          </table:table-cell>
          <table:table-cell office:value-type="float" office:value="26.621040346" calcext:value-type="float">
            <text:p>26.621040346</text:p>
          </table:table-cell>
          <table:table-cell table:style-name="ce67" office:value-type="float" office:value="255.066696166992" calcext:value-type="float">
            <text:p>255.066696166992</text:p>
          </table:table-cell>
          <table:table-cell table:style-name="ce3" office:value-type="float" office:value="79.431" calcext:value-type="float">
            <text:p>79.431</text:p>
          </table:table-cell>
          <table:table-cell table:style-name="ce3" office:value-type="float" office:value="70.575" calcext:value-type="float">
            <text:p>70.575</text:p>
          </table:table-cell>
          <table:table-cell table:style-name="ce67" office:value-type="float" office:value="228.887326717377" calcext:value-type="float">
            <text:p>228.887326717377</text:p>
          </table:table-cell>
          <table:table-cell table:style-name="ce3" office:value-type="float" office:value="65.488" calcext:value-type="float">
            <text:p>65.488</text:p>
          </table:table-cell>
          <table:table-cell table:style-name="ce7" office:value-type="float" office:value="67.472" calcext:value-type="float">
            <text:p>67.472</text:p>
          </table:table-cell>
          <table:table-cell table:style-name="ce33" table:formula="of:=IF(MIN([.D52];[.G52];[.M52];[.P52]) = [.D52]; &quot;STAMINA/STORM 2.0&quot;;        IF(MIN([.D52];[.G52];[.M52];[.P52]) = [.G52]; &quot;STAMINA/STORM 2.5&quot;;         IF(MIN([.D52];[.G52];[.M52];[.P52]) = [.M52]; &quot;STAMINA/PRISM 2.0&quot;;             IF(MIN([.D52];[.G52];[.M52];[.P52]) = [.P5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 10 011-101 (u) </text:p>
          </table:table-cell>
          <table:table-cell office:value-type="string" calcext:value-type="string">
            <text:p>/HazardCct/Circuit0x8E_original/Reaction_based_abstraction/Glitch-One/Circuit0x8E_flat_10_011to101_unbounded.sm</text:p>
          </table:table-cell>
          <table:table-cell table:style-name="ce11" office:value-type="float" office:value="1033.91069579124" calcext:value-type="float">
            <text:p>1033.91069579124</text:p>
          </table:table-cell>
          <table:table-cell table:style-name="ce4" office:value-type="float" office:value="956.901823376" calcext:value-type="float">
            <text:p>956.901823376</text:p>
          </table:table-cell>
          <table:table-cell table:style-name="ce4" office:value-type="float" office:value="76.376487478" calcext:value-type="float">
            <text:p>76.376487478</text:p>
          </table:table-cell>
          <table:table-cell table:style-name="ce66" office:value-type="float" office:value="886.992037773132" calcext:value-type="float">
            <text:p>886.992037773132</text:p>
          </table:table-cell>
          <table:table-cell table:style-name="ce4" office:value-type="float" office:value="812.489312286" calcext:value-type="float">
            <text:p>812.489312286</text:p>
          </table:table-cell>
          <table:table-cell table:style-name="ce4" office:value-type="float" office:value="74.114783601" calcext:value-type="float">
            <text:p>74.114783601</text:p>
          </table:table-cell>
          <table:table-cell office:value-type="float" office:value="552.741811513901" calcext:value-type="float">
            <text:p>552.741811513901</text:p>
          </table:table-cell>
          <table:table-cell office:value-type="float" office:value="144.227289013" calcext:value-type="float">
            <text:p>144.227289013</text:p>
          </table:table-cell>
          <table:table-cell office:value-type="float" office:value="407.220483299" calcext:value-type="float">
            <text:p>407.220483299</text:p>
          </table:table-cell>
          <table:table-cell table:style-name="ce66" office:value-type="float" office:value="4587.56955981255" calcext:value-type="float">
            <text:p>4587.56955981255</text:p>
          </table:table-cell>
          <table:table-cell table:style-name="ce4" office:value-type="float" office:value="619.759" calcext:value-type="float">
            <text:p>619.759</text:p>
          </table:table-cell>
          <table:table-cell table:style-name="ce4" office:value-type="float" office:value="1153.644" calcext:value-type="float">
            <text:p>1153.644</text:p>
          </table:table-cell>
          <table:table-cell table:style-name="ce66" office:value-type="float" office:value="4163.45065164566" calcext:value-type="float">
            <text:p>4163.45065164566</text:p>
          </table:table-cell>
          <table:table-cell table:style-name="ce4" office:value-type="float" office:value="515.331" calcext:value-type="float">
            <text:p>515.331</text:p>
          </table:table-cell>
          <table:table-cell table:style-name="ce8" office:value-type="float" office:value="1198.36" calcext:value-type="float">
            <text:p>1198.36</text:p>
          </table:table-cell>
          <table:table-cell table:style-name="ce33" table:formula="of:=IF(MIN([.D53];[.G53];[.M53];[.P53]) = [.D53]; &quot;STAMINA/STORM 2.0&quot;;        IF(MIN([.D53];[.G53];[.M53];[.P53]) = [.G53]; &quot;STAMINA/STORM 2.5&quot;;         IF(MIN([.D53];[.G53];[.M53];[.P53]) = [.M53]; &quot;STAMINA/PRISM 2.0&quot;;             IF(MIN([.D53];[.G53];[.M53];[.P53]) = [.P5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11to100 (u) </text:p>
          </table:table-cell>
          <table:table-cell office:value-type="string" calcext:value-type="string">
            <text:p>/HazardCct/Circuit0x8E_original/No_abstraction/Glitch_Zero/Unbounded/Circuit0x8E_111to100_unb.sm</text:p>
          </table:table-cell>
          <table:table-cell table:style-name="ce10" office:value-type="float" office:value="305.979115486145" calcext:value-type="float">
            <text:p>305.979115486145</text:p>
          </table:table-cell>
          <table:table-cell table:style-name="ce3" office:value-type="float" office:value="294.112001761" calcext:value-type="float">
            <text:p>294.112001761</text:p>
          </table:table-cell>
          <table:table-cell table:style-name="ce3" office:value-type="float" office:value="11.578313912" calcext:value-type="float">
            <text:p>11.578313912</text:p>
          </table:table-cell>
          <table:table-cell table:style-name="ce67" office:value-type="float" office:value="379.576960802078" calcext:value-type="float">
            <text:p>379.576960802078</text:p>
          </table:table-cell>
          <table:table-cell table:style-name="ce3" office:value-type="float" office:value="368.104937928" calcext:value-type="float">
            <text:p>368.104937928</text:p>
          </table:table-cell>
          <table:table-cell table:style-name="ce3" office:value-type="float" office:value="11.296791114" calcext:value-type="float">
            <text:p>11.296791114</text:p>
          </table:table-cell>
          <table:table-cell table:style-name="ce79" office:value-type="float" office:value="72.6431908607483" calcext:value-type="float">
            <text:p>72.6431908607483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347.516241788864" calcext:value-type="float">
            <text:p>347.516241788864</text:p>
          </table:table-cell>
          <table:table-cell table:style-name="ce3" office:value-type="float" office:value="129.23" calcext:value-type="float">
            <text:p>129.23</text:p>
          </table:table-cell>
          <table:table-cell table:style-name="ce3" office:value-type="float" office:value="87.507" calcext:value-type="float">
            <text:p>87.507</text:p>
          </table:table-cell>
          <table:table-cell table:style-name="ce67" office:value-type="float" office:value="609.099645853043" calcext:value-type="float">
            <text:p>609.099645853043</text:p>
          </table:table-cell>
          <table:table-cell table:style-name="ce3" office:value-type="float" office:value="39.815" calcext:value-type="float">
            <text:p>39.815</text:p>
          </table:table-cell>
          <table:table-cell table:style-name="ce7" office:value-type="float" office:value="102.134" calcext:value-type="float">
            <text:p>102.134</text:p>
          </table:table-cell>
          <table:table-cell table:style-name="ce33" table:formula="of:=IF(MIN([.D54];[.G54];[.M54];[.P54]) = [.D54]; &quot;STAMINA/STORM 2.0&quot;;        IF(MIN([.D54];[.G54];[.M54];[.P54]) = [.G54]; &quot;STAMINA/STORM 2.5&quot;;         IF(MIN([.D54];[.G54];[.M54];[.P54]) = [.M54]; &quot;STAMINA/PRISM 2.0&quot;;             IF(MIN([.D54];[.G54];[.M54];[.P54]) = [.P54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10to100 (u) </text:p>
          </table:table-cell>
          <table:table-cell office:value-type="string" calcext:value-type="string">
            <text:p>/HazardCct/Circuit0x8E_original/No_abstraction/Glitch_Zero/Unbounded/Circuit0x8E_010to100_unb.sm</text:p>
          </table:table-cell>
          <table:table-cell table:style-name="ce11" office:value-type="float" office:value="69.7474827766419" calcext:value-type="float">
            <text:p>69.7474827766419</text:p>
          </table:table-cell>
          <table:table-cell table:style-name="ce4" office:value-type="float" office:value="67.795914285" calcext:value-type="float">
            <text:p>67.795914285</text:p>
          </table:table-cell>
          <table:table-cell table:style-name="ce4" office:value-type="float" office:value="1.830837213" calcext:value-type="float">
            <text:p>1.830837213</text:p>
          </table:table-cell>
          <table:table-cell table:style-name="ce66" office:value-type="float" office:value="55.1547272205353" calcext:value-type="float">
            <text:p>55.1547272205353</text:p>
          </table:table-cell>
          <table:table-cell table:style-name="ce4" office:value-type="float" office:value="53.579302936" calcext:value-type="float">
            <text:p>53.579302936</text:p>
          </table:table-cell>
          <table:table-cell table:style-name="ce4" office:value-type="float" office:value="1.486199361" calcext:value-type="float">
            <text:p>1.486199361</text:p>
          </table:table-cell>
          <table:table-cell table:style-name="ce79" office:value-type="float" office:value="5919.72317934036" calcext:value-type="float">
            <text:p>5919.72317934036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89.7649972438812" calcext:value-type="float">
            <text:p>89.7649972438812</text:p>
          </table:table-cell>
          <table:table-cell table:style-name="ce4" office:value-type="float" office:value="29.164" calcext:value-type="float">
            <text:p>29.164</text:p>
          </table:table-cell>
          <table:table-cell table:style-name="ce4" office:value-type="float" office:value="21.858" calcext:value-type="float">
            <text:p>21.858</text:p>
          </table:table-cell>
          <table:table-cell table:style-name="ce66" office:value-type="float" office:value="64.6657180786133" calcext:value-type="float">
            <text:p>64.6657180786133</text:p>
          </table:table-cell>
          <table:table-cell table:style-name="ce4" office:value-type="float" office:value="16.553" calcext:value-type="float">
            <text:p>16.55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33" table:formula="of:=IF(MIN([.D55];[.G55];[.M55];[.P55]) = [.D55]; &quot;STAMINA/STORM 2.0&quot;;        IF(MIN([.D55];[.G55];[.M55];[.P55]) = [.G55]; &quot;STAMINA/STORM 2.5&quot;;         IF(MIN([.D55];[.G55];[.M55];[.P55]) = [.M55]; &quot;STAMINA/PRISM 2.0&quot;;             IF(MIN([.D55];[.G55];[.M55];[.P55]) = [.P5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11to010 (u) </text:p>
          </table:table-cell>
          <table:table-cell office:value-type="string" calcext:value-type="string">
            <text:p>/HazardCct/Circuit0x8E_original/No_abstraction/Glitch_Zero/Unbounded/Circuit0x8E_111to010_unb.sm</text:p>
          </table:table-cell>
          <table:table-cell table:style-name="ce10" office:value-type="float" office:value="365.52691245079" calcext:value-type="float">
            <text:p>365.52691245079</text:p>
          </table:table-cell>
          <table:table-cell table:style-name="ce3" office:value-type="float" office:value="349.67305993" calcext:value-type="float">
            <text:p>349.67305993</text:p>
          </table:table-cell>
          <table:table-cell table:style-name="ce3" office:value-type="float" office:value="15.523320598" calcext:value-type="float">
            <text:p>15.523320598</text:p>
          </table:table-cell>
          <table:table-cell table:style-name="ce67" office:value-type="float" office:value="428.126374721527" calcext:value-type="float">
            <text:p>428.126374721527</text:p>
          </table:table-cell>
          <table:table-cell table:style-name="ce3" office:value-type="float" office:value="414.324892914" calcext:value-type="float">
            <text:p>414.324892914</text:p>
          </table:table-cell>
          <table:table-cell table:style-name="ce3" office:value-type="float" office:value="13.612016495" calcext:value-type="float">
            <text:p>13.612016495</text:p>
          </table:table-cell>
          <table:table-cell table:style-name="ce79" office:value-type="float" office:value="71.6956429481506" calcext:value-type="float">
            <text:p>71.6956429481506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415.741939544678" calcext:value-type="float">
            <text:p>415.741939544678</text:p>
          </table:table-cell>
          <table:table-cell table:style-name="ce3" office:value-type="float" office:value="147.153" calcext:value-type="float">
            <text:p>147.153</text:p>
          </table:table-cell>
          <table:table-cell table:style-name="ce3" office:value-type="float" office:value="113.872" calcext:value-type="float">
            <text:p>113.872</text:p>
          </table:table-cell>
          <table:table-cell table:style-name="ce67" office:value-type="float" office:value="377.185981988907" calcext:value-type="float">
            <text:p>377.185981988907</text:p>
          </table:table-cell>
          <table:table-cell table:style-name="ce3" office:value-type="float" office:value="104.636" calcext:value-type="float">
            <text:p>104.636</text:p>
          </table:table-cell>
          <table:table-cell table:style-name="ce7" office:value-type="float" office:value="115.25" calcext:value-type="float">
            <text:p>115.25</text:p>
          </table:table-cell>
          <table:table-cell table:style-name="ce33" table:formula="of:=IF(MIN([.D56];[.G56];[.M56];[.P56]) = [.D56]; &quot;STAMINA/STORM 2.0&quot;;        IF(MIN([.D56];[.G56];[.M56];[.P56]) = [.G56]; &quot;STAMINA/STORM 2.5&quot;;         IF(MIN([.D56];[.G56];[.M56];[.P56]) = [.M56]; &quot;STAMINA/PRISM 2.0&quot;;             IF(MIN([.D56];[.G56];[.M56];[.P56]) = [.P56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0to111 (u) </text:p>
          </table:table-cell>
          <table:table-cell office:value-type="string" calcext:value-type="string">
            <text:p>/HazardCct/Circuit0x8E_original/No_abstraction/Glitch_Zero/Unbounded/Circuit0x8E_100to111_unb.sm</text:p>
          </table:table-cell>
          <table:table-cell table:style-name="ce11" office:value-type="string" calcext:value-type="string">
            <text:p>892.97011590004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1123.19953584671" calcext:value-type="float">
            <text:p>1123.19953584671</text:p>
          </table:table-cell>
          <table:table-cell table:style-name="ce4" office:value-type="float" office:value="1056.506189304" calcext:value-type="float">
            <text:p>1056.506189304</text:p>
          </table:table-cell>
          <table:table-cell table:style-name="ce4" office:value-type="float" office:value="66.416431727" calcext:value-type="float">
            <text:p>66.416431727</text:p>
          </table:table-cell>
          <table:table-cell table:style-name="ce79" office:value-type="float" office:value="93.0212795734406" calcext:value-type="float">
            <text:p>93.0212795734406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5376.13190150261" calcext:value-type="float">
            <text:p>5376.13190150261</text:p>
          </table:table-cell>
          <table:table-cell table:style-name="ce4" office:value-type="float" office:value="870.51" calcext:value-type="float">
            <text:p>870.51</text:p>
          </table:table-cell>
          <table:table-cell table:style-name="ce4" office:value-type="float" office:value="1500.776" calcext:value-type="float">
            <text:p>1500.776</text:p>
          </table:table-cell>
          <table:table-cell table:style-name="ce66" office:value-type="float" office:value="5016.33578419685" calcext:value-type="float">
            <text:p>5016.33578419685</text:p>
          </table:table-cell>
          <table:table-cell table:style-name="ce4" office:value-type="float" office:value="506.406" calcext:value-type="float">
            <text:p>506.406</text:p>
          </table:table-cell>
          <table:table-cell table:style-name="ce8" office:value-type="float" office:value="1327.78" calcext:value-type="float">
            <text:p>1327.78</text:p>
          </table:table-cell>
          <table:table-cell table:style-name="ce33" table:formula="of:=IF(MIN([.D57];[.G57];[.M57];[.P57]) = [.D57]; &quot;STAMINA/STORM 2.0&quot;;        IF(MIN([.D57];[.G57];[.M57];[.P57]) = [.G57]; &quot;STAMINA/STORM 2.5&quot;;         IF(MIN([.D57];[.G57];[.M57];[.P57]) = [.M57]; &quot;STAMINA/PRISM 2.0&quot;;             IF(MIN([.D57];[.G57];[.M57];[.P57]) = [.P5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10to111 (u) </text:p>
          </table:table-cell>
          <table:table-cell office:value-type="string" calcext:value-type="string">
            <text:p>/HazardCct/Circuit0x8E_original/No_abstraction/Glitch_Zero/Unbounded/Circuit0x8E_010to111_unb.sm</text:p>
          </table:table-cell>
          <table:table-cell table:style-name="ce10" office:value-type="string" calcext:value-type="string">
            <text:p>482.301865100861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float" office:value="875.319449901581" calcext:value-type="float">
            <text:p>875.319449901581</text:p>
          </table:table-cell>
          <table:table-cell table:style-name="ce3" office:value-type="float" office:value="823.545175459" calcext:value-type="float">
            <text:p>823.545175459</text:p>
          </table:table-cell>
          <table:table-cell table:style-name="ce3" office:value-type="float" office:value="51.522982268" calcext:value-type="float">
            <text:p>51.522982268</text:p>
          </table:table-cell>
          <table:table-cell table:style-name="ce79" office:value-type="float" office:value="89.8285179138184" calcext:value-type="float">
            <text:p>89.828517913818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7818.99489068985" calcext:value-type="float">
            <text:p>7818.99489068985</text:p>
          </table:table-cell>
          <table:table-cell table:style-name="ce3" office:value-type="float" office:value="825.745" calcext:value-type="float">
            <text:p>825.745</text:p>
          </table:table-cell>
          <table:table-cell table:style-name="ce3" office:value-type="float" office:value="1225.031" calcext:value-type="float">
            <text:p>1225.031</text:p>
          </table:table-cell>
          <table:table-cell table:style-name="ce67" office:value-type="float" office:value="7130.25143814087" calcext:value-type="float">
            <text:p>7130.25143814087</text:p>
          </table:table-cell>
          <table:table-cell table:style-name="ce3" office:value-type="float" office:value="520.108" calcext:value-type="float">
            <text:p>520.108</text:p>
          </table:table-cell>
          <table:table-cell table:style-name="ce7" office:value-type="float" office:value="1355.589" calcext:value-type="float">
            <text:p>1355.589</text:p>
          </table:table-cell>
          <table:table-cell table:style-name="ce33" table:formula="of:=IF(MIN([.D58];[.G58];[.M58];[.P58]) = [.D58]; &quot;STAMINA/STORM 2.0&quot;;        IF(MIN([.D58];[.G58];[.M58];[.P58]) = [.G58]; &quot;STAMINA/STORM 2.5&quot;;         IF(MIN([.D58];[.G58];[.M58];[.P58]) = [.M58]; &quot;STAMINA/PRISM 2.0&quot;;             IF(MIN([.D58];[.G58];[.M58];[.P58]) = [.P5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0to010 (u) </text:p>
          </table:table-cell>
          <table:table-cell office:value-type="string" calcext:value-type="string">
            <text:p>/HazardCct/Circuit0x8E_original/No_abstraction/Glitch_Zero/Unbounded/Circuit0x8E_100to010_unb.sm</text:p>
          </table:table-cell>
          <table:table-cell table:style-name="ce11" office:value-type="float" office:value="141.026853084564" calcext:value-type="float">
            <text:p>141.026853084564</text:p>
          </table:table-cell>
          <table:table-cell table:style-name="ce4" office:value-type="float" office:value="136.842732749" calcext:value-type="float">
            <text:p>136.842732749</text:p>
          </table:table-cell>
          <table:table-cell table:style-name="ce4" office:value-type="float" office:value="4.019996415" calcext:value-type="float">
            <text:p>4.019996415</text:p>
          </table:table-cell>
          <table:table-cell table:style-name="ce66" office:value-type="float" office:value="121.28057217598" calcext:value-type="float">
            <text:p>121.28057217598</text:p>
          </table:table-cell>
          <table:table-cell table:style-name="ce4" office:value-type="float" office:value="117.732718538" calcext:value-type="float">
            <text:p>117.732718538</text:p>
          </table:table-cell>
          <table:table-cell table:style-name="ce4" office:value-type="float" office:value="3.429299731" calcext:value-type="float">
            <text:p>3.429299731</text:p>
          </table:table-cell>
          <table:table-cell table:style-name="ce79" office:value-type="float" office:value="6011.24542212486" calcext:value-type="float">
            <text:p>6011.24542212486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153.778777360916" calcext:value-type="float">
            <text:p>153.778777360916</text:p>
          </table:table-cell>
          <table:table-cell table:style-name="ce4" office:value-type="float" office:value="60.404" calcext:value-type="float">
            <text:p>60.404</text:p>
          </table:table-cell>
          <table:table-cell table:style-name="ce4" office:value-type="float" office:value="33.825" calcext:value-type="float">
            <text:p>33.825</text:p>
          </table:table-cell>
          <table:table-cell table:style-name="ce66" office:value-type="float" office:value="128.278284788132" calcext:value-type="float">
            <text:p>128.278284788132</text:p>
          </table:table-cell>
          <table:table-cell table:style-name="ce4" office:value-type="float" office:value="38.634" calcext:value-type="float">
            <text:p>38.634</text:p>
          </table:table-cell>
          <table:table-cell table:style-name="ce8" office:value-type="float" office:value="32.341" calcext:value-type="float">
            <text:p>32.341</text:p>
          </table:table-cell>
          <table:table-cell table:style-name="ce33" table:formula="of:=IF(MIN([.D59];[.G59];[.M59];[.P59]) = [.D59]; &quot;STAMINA/STORM 2.0&quot;;        IF(MIN([.D59];[.G59];[.M59];[.P59]) = [.G59]; &quot;STAMINA/STORM 2.5&quot;;         IF(MIN([.D59];[.G59];[.M59];[.P59]) = [.M59]; &quot;STAMINA/PRISM 2.0&quot;;             IF(MIN([.D59];[.G59];[.M59];[.P59]) = [.P5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11to010 </text:p>
          </table:table-cell>
          <table:table-cell office:value-type="string" calcext:value-type="string">
            <text:p>/HazardCct/Circuit0x8E_original/No_abstraction/Glitch_Zero/Circuit0x8E_111to010.sm</text:p>
          </table:table-cell>
          <table:table-cell table:style-name="ce10" office:value-type="float" office:value="322.77457857132" calcext:value-type="float">
            <text:p>322.77457857132</text:p>
          </table:table-cell>
          <table:table-cell table:style-name="ce3" office:value-type="float" office:value="309.431707214" calcext:value-type="float">
            <text:p>309.431707214</text:p>
          </table:table-cell>
          <table:table-cell table:style-name="ce3" office:value-type="float" office:value="13.033944512" calcext:value-type="float">
            <text:p>13.033944512</text:p>
          </table:table-cell>
          <table:table-cell table:style-name="ce67" office:value-type="float" office:value="373.284667015076" calcext:value-type="float">
            <text:p>373.284667015076</text:p>
          </table:table-cell>
          <table:table-cell table:style-name="ce3" office:value-type="float" office:value="361.443774484" calcext:value-type="float">
            <text:p>361.443774484</text:p>
          </table:table-cell>
          <table:table-cell table:style-name="ce3" office:value-type="float" office:value="11.684425562" calcext:value-type="float">
            <text:p>11.684425562</text:p>
          </table:table-cell>
          <table:table-cell table:style-name="ce79" office:value-type="float" office:value="47.0210847854614" calcext:value-type="float">
            <text:p>47.021084785461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379.853732585907" calcext:value-type="float">
            <text:p>379.853732585907</text:p>
          </table:table-cell>
          <table:table-cell table:style-name="ce3" office:value-type="float" office:value="138.043" calcext:value-type="float">
            <text:p>138.043</text:p>
          </table:table-cell>
          <table:table-cell table:style-name="ce3" office:value-type="float" office:value="101.569" calcext:value-type="float">
            <text:p>101.569</text:p>
          </table:table-cell>
          <table:table-cell table:style-name="ce67" office:value-type="float" office:value="344.407172441483" calcext:value-type="float">
            <text:p>344.407172441483</text:p>
          </table:table-cell>
          <table:table-cell table:style-name="ce3" office:value-type="float" office:value="99.059" calcext:value-type="float">
            <text:p>99.059</text:p>
          </table:table-cell>
          <table:table-cell table:style-name="ce7" office:value-type="float" office:value="102.28" calcext:value-type="float">
            <text:p>102.28</text:p>
          </table:table-cell>
          <table:table-cell table:style-name="ce33" table:formula="of:=IF(MIN([.D60];[.G60];[.M60];[.P60]) = [.D60]; &quot;STAMINA/STORM 2.0&quot;;        IF(MIN([.D60];[.G60];[.M60];[.P60]) = [.G60]; &quot;STAMINA/STORM 2.5&quot;;         IF(MIN([.D60];[.G60];[.M60];[.P60]) = [.M60]; &quot;STAMINA/PRISM 2.0&quot;;             IF(MIN([.D60];[.G60];[.M60];[.P60]) = [.P60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10to100 </text:p>
          </table:table-cell>
          <table:table-cell office:value-type="string" calcext:value-type="string">
            <text:p>/HazardCct/Circuit0x8E_original/No_abstraction/Glitch_Zero/Circuit0x8E_010to100.sm</text:p>
          </table:table-cell>
          <table:table-cell table:style-name="ce11" office:value-type="float" office:value="19.4871454238892" calcext:value-type="float">
            <text:p>19.4871454238892</text:p>
          </table:table-cell>
          <table:table-cell table:style-name="ce4" office:value-type="float" office:value="19.154710716" calcext:value-type="float">
            <text:p>19.154710716</text:p>
          </table:table-cell>
          <table:table-cell table:style-name="ce4" office:value-type="float" office:value="0.274564449" calcext:value-type="float">
            <text:p>0.274564449</text:p>
          </table:table-cell>
          <table:table-cell table:style-name="ce66" office:value-type="float" office:value="16.9858601093292" calcext:value-type="float">
            <text:p>16.9858601093292</text:p>
          </table:table-cell>
          <table:table-cell table:style-name="ce4" office:value-type="float" office:value="16.662830822" calcext:value-type="float">
            <text:p>16.662830822</text:p>
          </table:table-cell>
          <table:table-cell table:style-name="ce4" office:value-type="float" office:value="0.262450195" calcext:value-type="float">
            <text:p>0.262450195</text:p>
          </table:table-cell>
          <table:table-cell office:value-type="float" office:value="6.28551983833313" calcext:value-type="float">
            <text:p>6.28551983833313</text:p>
          </table:table-cell>
          <table:table-cell office:value-type="float" office:value="5.458864021" calcext:value-type="float">
            <text:p>5.458864021</text:p>
          </table:table-cell>
          <table:table-cell office:value-type="float" office:value="0.7501965" calcext:value-type="float">
            <text:p>0.7501965</text:p>
          </table:table-cell>
          <table:table-cell table:style-name="ce66" office:value-type="float" office:value="17.7713601589203" calcext:value-type="float">
            <text:p>17.7713601589203</text:p>
          </table:table-cell>
          <table:table-cell table:style-name="ce4" office:value-type="float" office:value="7.584" calcext:value-type="float">
            <text:p>7.584</text:p>
          </table:table-cell>
          <table:table-cell table:style-name="ce4" office:value-type="float" office:value="2.631" calcext:value-type="float">
            <text:p>2.631</text:p>
          </table:table-cell>
          <table:table-cell table:style-name="ce66" office:value-type="float" office:value="14.6927700042725" calcext:value-type="float">
            <text:p>14.6927700042725</text:p>
          </table:table-cell>
          <table:table-cell table:style-name="ce4" office:value-type="float" office:value="4.891" calcext:value-type="float">
            <text:p>4.891</text:p>
          </table:table-cell>
          <table:table-cell table:style-name="ce8" office:value-type="float" office:value="2.456" calcext:value-type="float">
            <text:p>2.456</text:p>
          </table:table-cell>
          <table:table-cell table:style-name="ce33" table:formula="of:=IF(MIN([.D61];[.G61];[.M61];[.P61]) = [.D61]; &quot;STAMINA/STORM 2.0&quot;;        IF(MIN([.D61];[.G61];[.M61];[.P61]) = [.G61]; &quot;STAMINA/STORM 2.5&quot;;         IF(MIN([.D61];[.G61];[.M61];[.P61]) = [.M61]; &quot;STAMINA/PRISM 2.0&quot;;             IF(MIN([.D61];[.G61];[.M61];[.P61]) = [.P61]; &quot;STAMINA/PRISM 1.0&quot;;                     )         )        )    )" office:value-type="string" office:string-value="STAMINA/PRISM 1.0" calcext:value-type="string">
            <text:p>STAMINA/PRISM 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0to010 </text:p>
          </table:table-cell>
          <table:table-cell office:value-type="string" calcext:value-type="string">
            <text:p>/HazardCct/Circuit0x8E_original/No_abstraction/Glitch_Zero/Circuit0x8E_100to010.sm</text:p>
          </table:table-cell>
          <table:table-cell table:style-name="ce10" office:value-type="float" office:value="38.7864410877228" calcext:value-type="float">
            <text:p>38.7864410877228</text:p>
          </table:table-cell>
          <table:table-cell table:style-name="ce3" office:value-type="float" office:value="38.157035401" calcext:value-type="float">
            <text:p>38.157035401</text:p>
          </table:table-cell>
          <table:table-cell table:style-name="ce3" office:value-type="float" office:value="0.556146924" calcext:value-type="float">
            <text:p>0.556146924</text:p>
          </table:table-cell>
          <table:table-cell table:style-name="ce67" office:value-type="float" office:value="38.0652656555176" calcext:value-type="float">
            <text:p>38.0652656555176</text:p>
          </table:table-cell>
          <table:table-cell table:style-name="ce3" office:value-type="float" office:value="37.443566391" calcext:value-type="float">
            <text:p>37.443566391</text:p>
          </table:table-cell>
          <table:table-cell table:style-name="ce3" office:value-type="float" office:value="0.552145482" calcext:value-type="float">
            <text:p>0.552145482</text:p>
          </table:table-cell>
          <table:table-cell office:value-type="float" office:value="6.44594979286194" calcext:value-type="float">
            <text:p>6.44594979286194</text:p>
          </table:table-cell>
          <table:table-cell office:value-type="float" office:value="5.602567957" calcext:value-type="float">
            <text:p>5.602567957</text:p>
          </table:table-cell>
          <table:table-cell office:value-type="float" office:value="0.764554867" calcext:value-type="float">
            <text:p>0.764554867</text:p>
          </table:table-cell>
          <table:table-cell table:style-name="ce67" office:value-type="float" office:value="35.8379611968994" calcext:value-type="float">
            <text:p>35.8379611968994</text:p>
          </table:table-cell>
          <table:table-cell table:style-name="ce3" office:value-type="float" office:value="15.837" calcext:value-type="float">
            <text:p>15.837</text:p>
          </table:table-cell>
          <table:table-cell table:style-name="ce3" office:value-type="float" office:value="6.081" calcext:value-type="float">
            <text:p>6.081</text:p>
          </table:table-cell>
          <table:table-cell table:style-name="ce67" office:value-type="float" office:value="31.6375005245209" calcext:value-type="float">
            <text:p>31.6375005245209</text:p>
          </table:table-cell>
          <table:table-cell table:style-name="ce3" office:value-type="float" office:value="11.05" calcext:value-type="float">
            <text:p>11.05</text:p>
          </table:table-cell>
          <table:table-cell table:style-name="ce7" office:value-type="float" office:value="6.327" calcext:value-type="float">
            <text:p>6.327</text:p>
          </table:table-cell>
          <table:table-cell table:style-name="ce33" table:formula="of:=IF(MIN([.D62];[.G62];[.M62];[.P62]) = [.D62]; &quot;STAMINA/STORM 2.0&quot;;        IF(MIN([.D62];[.G62];[.M62];[.P62]) = [.G62]; &quot;STAMINA/STORM 2.5&quot;;         IF(MIN([.D62];[.G62];[.M62];[.P62]) = [.M62]; &quot;STAMINA/PRISM 2.0&quot;;             IF(MIN([.D62];[.G62];[.M62];[.P62]) = [.P62]; &quot;STAMINA/PRISM 1.0&quot;;                     )         )        )    )" office:value-type="string" office:string-value="STAMINA/PRISM 1.0" calcext:value-type="string">
            <text:p>STAMINA/PRISM 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11to100 </text:p>
          </table:table-cell>
          <table:table-cell office:value-type="string" calcext:value-type="string">
            <text:p>/HazardCct/Circuit0x8E_original/No_abstraction/Glitch_Zero/Circuit0x8E_111to100.sm</text:p>
          </table:table-cell>
          <table:table-cell table:style-name="ce11" office:value-type="float" office:value="307.547037601471" calcext:value-type="float">
            <text:p>307.547037601471</text:p>
          </table:table-cell>
          <table:table-cell table:style-name="ce4" office:value-type="float" office:value="295.792114325" calcext:value-type="float">
            <text:p>295.792114325</text:p>
          </table:table-cell>
          <table:table-cell table:style-name="ce4" office:value-type="float" office:value="11.475876401" calcext:value-type="float">
            <text:p>11.475876401</text:p>
          </table:table-cell>
          <table:table-cell table:style-name="ce66" office:value-type="float" office:value="368.443288803101" calcext:value-type="float">
            <text:p>368.443288803101</text:p>
          </table:table-cell>
          <table:table-cell table:style-name="ce4" office:value-type="float" office:value="357.579563897" calcext:value-type="float">
            <text:p>357.579563897</text:p>
          </table:table-cell>
          <table:table-cell table:style-name="ce4" office:value-type="float" office:value="10.70855675" calcext:value-type="float">
            <text:p>10.70855675</text:p>
          </table:table-cell>
          <table:table-cell office:value-type="float" office:value="1776.32325863838" calcext:value-type="float">
            <text:p>1776.32325863838</text:p>
          </table:table-cell>
          <table:table-cell office:value-type="float" office:value="1471.081804408" calcext:value-type="float">
            <text:p>1471.081804408</text:p>
          </table:table-cell>
          <table:table-cell office:value-type="float" office:value="294.096324341" calcext:value-type="float">
            <text:p>294.096324341</text:p>
          </table:table-cell>
          <table:table-cell table:style-name="ce66" office:value-type="float" office:value="351.246220350265" calcext:value-type="float">
            <text:p>351.246220350265</text:p>
          </table:table-cell>
          <table:table-cell table:style-name="ce4" office:value-type="float" office:value="128.108" calcext:value-type="float">
            <text:p>128.108</text:p>
          </table:table-cell>
          <table:table-cell table:style-name="ce4" office:value-type="float" office:value="90.081" calcext:value-type="float">
            <text:p>90.081</text:p>
          </table:table-cell>
          <table:table-cell table:style-name="ce66" office:value-type="float" office:value="624.735786914826" calcext:value-type="float">
            <text:p>624.735786914826</text:p>
          </table:table-cell>
          <table:table-cell table:style-name="ce4" office:value-type="float" office:value="39.191" calcext:value-type="float">
            <text:p>39.191</text:p>
          </table:table-cell>
          <table:table-cell table:style-name="ce8" office:value-type="float" office:value="110.832" calcext:value-type="float">
            <text:p>110.832</text:p>
          </table:table-cell>
          <table:table-cell table:style-name="ce33" table:formula="of:=IF(MIN([.D63];[.G63];[.M63];[.P63]) = [.D63]; &quot;STAMINA/STORM 2.0&quot;;        IF(MIN([.D63];[.G63];[.M63];[.P63]) = [.G63]; &quot;STAMINA/STORM 2.5&quot;;         IF(MIN([.D63];[.G63];[.M63];[.P63]) = [.M63]; &quot;STAMINA/PRISM 2.0&quot;;             IF(MIN([.D63];[.G63];[.M63];[.P63]) = [.P63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10to111 </text:p>
          </table:table-cell>
          <table:table-cell office:value-type="string" calcext:value-type="string">
            <text:p>/HazardCct/Circuit0x8E_original/No_abstraction/Glitch_Zero/Circuit0x8E_010to111.sm</text:p>
          </table:table-cell>
          <table:table-cell table:style-name="ce10" office:value-type="float" office:value="14.6415536403656" calcext:value-type="float">
            <text:p>14.6415536403656</text:p>
          </table:table-cell>
          <table:table-cell table:style-name="ce3" office:value-type="float" office:value="13.94426075" calcext:value-type="float">
            <text:p>13.94426075</text:p>
          </table:table-cell>
          <table:table-cell table:style-name="ce3" office:value-type="float" office:value="0.633133088" calcext:value-type="float">
            <text:p>0.633133088</text:p>
          </table:table-cell>
          <table:table-cell table:style-name="ce67" office:value-type="float" office:value="12.8755524158478" calcext:value-type="float">
            <text:p>12.8755524158478</text:p>
          </table:table-cell>
          <table:table-cell table:style-name="ce3" office:value-type="float" office:value="12.21638504" calcext:value-type="float">
            <text:p>12.21638504</text:p>
          </table:table-cell>
          <table:table-cell table:style-name="ce3" office:value-type="float" office:value="0.60299244" calcext:value-type="float">
            <text:p>0.60299244</text:p>
          </table:table-cell>
          <table:table-cell office:value-type="float" office:value="6.79719543457031" calcext:value-type="float">
            <text:p>6.79719543457031</text:p>
          </table:table-cell>
          <table:table-cell office:value-type="float" office:value="5.541573178" calcext:value-type="float">
            <text:p>5.541573178</text:p>
          </table:table-cell>
          <table:table-cell office:value-type="float" office:value="1.1757057" calcext:value-type="float">
            <text:p>1.1757057</text:p>
          </table:table-cell>
          <table:table-cell table:style-name="ce67" office:value-type="float" office:value="23.2998952865601" calcext:value-type="float">
            <text:p>23.2998952865601</text:p>
          </table:table-cell>
          <table:table-cell table:style-name="ce3" office:value-type="float" office:value="5.396" calcext:value-type="float">
            <text:p>5.396</text:p>
          </table:table-cell>
          <table:table-cell table:style-name="ce3" office:value-type="float" office:value="7.822" calcext:value-type="float">
            <text:p>7.822</text:p>
          </table:table-cell>
          <table:table-cell table:style-name="ce67" office:value-type="float" office:value="23.7077317237854" calcext:value-type="float">
            <text:p>23.7077317237854</text:p>
          </table:table-cell>
          <table:table-cell table:style-name="ce3" office:value-type="float" office:value="4.623" calcext:value-type="float">
            <text:p>4.623</text:p>
          </table:table-cell>
          <table:table-cell table:style-name="ce7" office:value-type="float" office:value="8.431" calcext:value-type="float">
            <text:p>8.431</text:p>
          </table:table-cell>
          <table:table-cell table:style-name="ce33" table:formula="of:=IF(MIN([.D64];[.G64];[.M64];[.P64]) = [.D64]; &quot;STAMINA/STORM 2.0&quot;;        IF(MIN([.D64];[.G64];[.M64];[.P64]) = [.G64]; &quot;STAMINA/STORM 2.5&quot;;         IF(MIN([.D64];[.G64];[.M64];[.P64]) = [.M64]; &quot;STAMINA/PRISM 2.0&quot;;             IF(MIN([.D64];[.G64];[.M64];[.P64]) = [.P64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0to111 </text:p>
          </table:table-cell>
          <table:table-cell office:value-type="string" calcext:value-type="string">
            <text:p>/HazardCct/Circuit0x8E_original/No_abstraction/Glitch_Zero/Circuit0x8E_100to111.sm</text:p>
          </table:table-cell>
          <table:table-cell table:style-name="ce11" office:value-type="float" office:value="14.8489074707031" calcext:value-type="float">
            <text:p>14.8489074707031</text:p>
          </table:table-cell>
          <table:table-cell table:style-name="ce4" office:value-type="float" office:value="14.124408507" calcext:value-type="float">
            <text:p>14.124408507</text:p>
          </table:table-cell>
          <table:table-cell table:style-name="ce4" office:value-type="float" office:value="0.662788084" calcext:value-type="float">
            <text:p>0.662788084</text:p>
          </table:table-cell>
          <table:table-cell table:style-name="ce66" office:value-type="float" office:value="14.0958323478699" calcext:value-type="float">
            <text:p>14.0958323478699</text:p>
          </table:table-cell>
          <table:table-cell table:style-name="ce4" office:value-type="float" office:value="13.381879044" calcext:value-type="float">
            <text:p>13.381879044</text:p>
          </table:table-cell>
          <table:table-cell table:style-name="ce4" office:value-type="float" office:value="0.656657849" calcext:value-type="float">
            <text:p>0.656657849</text:p>
          </table:table-cell>
          <table:table-cell office:value-type="float" office:value="6.63141655921936" calcext:value-type="float">
            <text:p>6.63141655921936</text:p>
          </table:table-cell>
          <table:table-cell office:value-type="float" office:value="5.404482762" calcext:value-type="float">
            <text:p>5.404482762</text:p>
          </table:table-cell>
          <table:table-cell office:value-type="float" office:value="1.149859486" calcext:value-type="float">
            <text:p>1.149859486</text:p>
          </table:table-cell>
          <table:table-cell table:style-name="ce66" office:value-type="float" office:value="24.9112637042999" calcext:value-type="float">
            <text:p>24.9112637042999</text:p>
          </table:table-cell>
          <table:table-cell table:style-name="ce4" office:value-type="float" office:value="5.413" calcext:value-type="float">
            <text:p>5.413</text:p>
          </table:table-cell>
          <table:table-cell table:style-name="ce4" office:value-type="float" office:value="8.816" calcext:value-type="float">
            <text:p>8.816</text:p>
          </table:table-cell>
          <table:table-cell table:style-name="ce66" office:value-type="float" office:value="23.8397731781006" calcext:value-type="float">
            <text:p>23.8397731781006</text:p>
          </table:table-cell>
          <table:table-cell table:style-name="ce4" office:value-type="float" office:value="4.698" calcext:value-type="float">
            <text:p>4.698</text:p>
          </table:table-cell>
          <table:table-cell table:style-name="ce8" office:value-type="float" office:value="8.549" calcext:value-type="float">
            <text:p>8.549</text:p>
          </table:table-cell>
          <table:table-cell table:style-name="ce33" table:formula="of:=IF(MIN([.D65];[.G65];[.M65];[.P65]) = [.D65]; &quot;STAMINA/STORM 2.0&quot;;        IF(MIN([.D65];[.G65];[.M65];[.P65]) = [.G65]; &quot;STAMINA/STORM 2.5&quot;;         IF(MIN([.D65];[.G65];[.M65];[.P65]) = [.M65]; &quot;STAMINA/PRISM 2.0&quot;;             IF(MIN([.D65];[.G65];[.M65];[.P65]) = [.P6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00to011 test </text:p>
          </table:table-cell>
          <table:table-cell office:value-type="string" calcext:value-type="string">
            <text:p>/HazardCct/Circuit0x8E_original/No_abstraction/Glitch_One/Circuit0x8E_000to011_test.sm</text:p>
          </table:table-cell>
          <table:table-cell table:style-name="ce10" office:value-type="float" office:value="9.85019302368164" calcext:value-type="float">
            <text:p>9.85019302368164</text:p>
          </table:table-cell>
          <table:table-cell table:style-name="ce3" office:value-type="float" office:value="9.299977809" calcext:value-type="float">
            <text:p>9.299977809</text:p>
          </table:table-cell>
          <table:table-cell table:style-name="ce3" office:value-type="float" office:value="0.501037144" calcext:value-type="float">
            <text:p>0.501037144</text:p>
          </table:table-cell>
          <table:table-cell table:style-name="ce67" office:value-type="float" office:value="8.68803691864014" calcext:value-type="float">
            <text:p>8.68803691864014</text:p>
          </table:table-cell>
          <table:table-cell table:style-name="ce3" office:value-type="float" office:value="8.157665301" calcext:value-type="float">
            <text:p>8.157665301</text:p>
          </table:table-cell>
          <table:table-cell table:style-name="ce3" office:value-type="float" office:value="0.472122359" calcext:value-type="float">
            <text:p>0.472122359</text:p>
          </table:table-cell>
          <table:table-cell office:value-type="float" office:value="4.27207922935486" calcext:value-type="float">
            <text:p>4.27207922935486</text:p>
          </table:table-cell>
          <table:table-cell office:value-type="float" office:value="2.424302988" calcext:value-type="float">
            <text:p>2.424302988</text:p>
          </table:table-cell>
          <table:table-cell office:value-type="float" office:value="1.776863556" calcext:value-type="float">
            <text:p>1.776863556</text:p>
          </table:table-cell>
          <table:table-cell table:style-name="ce67" office:value-type="float" office:value="20.7321040630341" calcext:value-type="float">
            <text:p>20.7321040630341</text:p>
          </table:table-cell>
          <table:table-cell table:style-name="ce3" office:value-type="float" office:value="4.147" calcext:value-type="float">
            <text:p>4.147</text:p>
          </table:table-cell>
          <table:table-cell table:style-name="ce3" office:value-type="float" office:value="7.09" calcext:value-type="float">
            <text:p>7.09</text:p>
          </table:table-cell>
          <table:table-cell table:style-name="ce67" office:value-type="float" office:value="20.3042743206024" calcext:value-type="float">
            <text:p>20.3042743206024</text:p>
          </table:table-cell>
          <table:table-cell table:style-name="ce3" office:value-type="float" office:value="3.817" calcext:value-type="float">
            <text:p>3.817</text:p>
          </table:table-cell>
          <table:table-cell table:style-name="ce7" office:value-type="float" office:value="7.181" calcext:value-type="float">
            <text:p>7.181</text:p>
          </table:table-cell>
          <table:table-cell table:style-name="ce33" table:formula="of:=IF(MIN([.D66];[.G66];[.M66];[.P66]) = [.D66]; &quot;STAMINA/STORM 2.0&quot;;        IF(MIN([.D66];[.G66];[.M66];[.P66]) = [.G66]; &quot;STAMINA/STORM 2.5&quot;;         IF(MIN([.D66];[.G66];[.M66];[.P66]) = [.M66]; &quot;STAMINA/PRISM 2.0&quot;;             IF(MIN([.D66];[.G66];[.M66];[.P66]) = [.P6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1to011 </text:p>
          </table:table-cell>
          <table:table-cell office:value-type="string" calcext:value-type="string">
            <text:p>/HazardCct/Circuit0x8E_original/No_abstraction/Glitch_One/Circuit0x8E_101to011.sm</text:p>
          </table:table-cell>
          <table:table-cell table:style-name="ce11" office:value-type="float" office:value="192.78916478157" calcext:value-type="float">
            <text:p>192.78916478157</text:p>
          </table:table-cell>
          <table:table-cell table:style-name="ce4" office:value-type="float" office:value="181.677598936" calcext:value-type="float">
            <text:p>181.677598936</text:p>
          </table:table-cell>
          <table:table-cell table:style-name="ce4" office:value-type="float" office:value="10.954632368" calcext:value-type="float">
            <text:p>10.954632368</text:p>
          </table:table-cell>
          <table:table-cell table:style-name="ce66" office:value-type="float" office:value="157.108199119568" calcext:value-type="float">
            <text:p>157.108199119568</text:p>
          </table:table-cell>
          <table:table-cell table:style-name="ce4" office:value-type="float" office:value="147.079661106" calcext:value-type="float">
            <text:p>147.079661106</text:p>
          </table:table-cell>
          <table:table-cell table:style-name="ce4" office:value-type="float" office:value="9.921982087" calcext:value-type="float">
            <text:p>9.921982087</text:p>
          </table:table-cell>
          <table:table-cell office:value-type="float" office:value="2069.42083764076" calcext:value-type="float">
            <text:p>2069.42083764076</text:p>
          </table:table-cell>
          <table:table-cell office:value-type="float" office:value="504.971225232" calcext:value-type="float">
            <text:p>504.971225232</text:p>
          </table:table-cell>
          <table:table-cell office:value-type="float" office:value="1560.471934764" calcext:value-type="float">
            <text:p>1560.471934764</text:p>
          </table:table-cell>
          <table:table-cell table:style-name="ce66" office:value-type="float" office:value="737.112104654312" calcext:value-type="float">
            <text:p>737.112104654312</text:p>
          </table:table-cell>
          <table:table-cell table:style-name="ce4" office:value-type="float" office:value="83.039" calcext:value-type="float">
            <text:p>83.039</text:p>
          </table:table-cell>
          <table:table-cell table:style-name="ce4" office:value-type="float" office:value="174.208" calcext:value-type="float">
            <text:p>174.208</text:p>
          </table:table-cell>
          <table:table-cell table:style-name="ce66" office:value-type="float" office:value="688.512804269791" calcext:value-type="float">
            <text:p>688.512804269791</text:p>
          </table:table-cell>
          <table:table-cell table:style-name="ce4" office:value-type="float" office:value="58.415" calcext:value-type="float">
            <text:p>58.415</text:p>
          </table:table-cell>
          <table:table-cell table:style-name="ce8" office:value-type="float" office:value="183.159" calcext:value-type="float">
            <text:p>183.159</text:p>
          </table:table-cell>
          <table:table-cell table:style-name="ce33" table:formula="of:=IF(MIN([.D67];[.G67];[.M67];[.P67]) = [.D67]; &quot;STAMINA/STORM 2.0&quot;;        IF(MIN([.D67];[.G67];[.M67];[.P67]) = [.G67]; &quot;STAMINA/STORM 2.5&quot;;         IF(MIN([.D67];[.G67];[.M67];[.P67]) = [.M67]; &quot;STAMINA/PRISM 2.0&quot;;             IF(MIN([.D67];[.G67];[.M67];[.P67]) = [.P6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1to000 </text:p>
          </table:table-cell>
          <table:table-cell office:value-type="string" calcext:value-type="string">
            <text:p>/HazardCct/Circuit0x8E_original/No_abstraction/Glitch_One/Circuit0x8E_101to000.sm</text:p>
          </table:table-cell>
          <table:table-cell table:style-name="ce10" office:value-type="float" office:value="169.705336093903" calcext:value-type="float">
            <text:p>169.705336093903</text:p>
          </table:table-cell>
          <table:table-cell table:style-name="ce3" office:value-type="float" office:value="160.407642748" calcext:value-type="float">
            <text:p>160.407642748</text:p>
          </table:table-cell>
          <table:table-cell table:style-name="ce3" office:value-type="float" office:value="9.117032777" calcext:value-type="float">
            <text:p>9.117032777</text:p>
          </table:table-cell>
          <table:table-cell table:style-name="ce67" office:value-type="float" office:value="156.30385017395" calcext:value-type="float">
            <text:p>156.30385017395</text:p>
          </table:table-cell>
          <table:table-cell table:style-name="ce3" office:value-type="float" office:value="148.272336476" calcext:value-type="float">
            <text:p>148.272336476</text:p>
          </table:table-cell>
          <table:table-cell table:style-name="ce3" office:value-type="float" office:value="7.933178768" calcext:value-type="float">
            <text:p>7.933178768</text:p>
          </table:table-cell>
          <table:table-cell office:value-type="float" office:value="50.76389336586" calcext:value-type="float">
            <text:p>50.76389336586</text:p>
          </table:table-cell>
          <table:table-cell office:value-type="float" office:value="25.630472096" calcext:value-type="float">
            <text:p>25.630472096</text:p>
          </table:table-cell>
          <table:table-cell office:value-type="float" office:value="24.884944625" calcext:value-type="float">
            <text:p>24.884944625</text:p>
          </table:table-cell>
          <table:table-cell table:style-name="ce67" office:value-type="float" office:value="231.138190507889" calcext:value-type="float">
            <text:p>231.138190507889</text:p>
          </table:table-cell>
          <table:table-cell table:style-name="ce3" office:value-type="float" office:value="71.005" calcext:value-type="float">
            <text:p>71.005</text:p>
          </table:table-cell>
          <table:table-cell table:style-name="ce3" office:value-type="float" office:value="61.765" calcext:value-type="float">
            <text:p>61.765</text:p>
          </table:table-cell>
          <table:table-cell table:style-name="ce67" office:value-type="float" office:value="249.822808027267" calcext:value-type="float">
            <text:p>249.822808027267</text:p>
          </table:table-cell>
          <table:table-cell table:style-name="ce3" office:value-type="float" office:value="59.635" calcext:value-type="float">
            <text:p>59.635</text:p>
          </table:table-cell>
          <table:table-cell table:style-name="ce7" office:value-type="float" office:value="73.536" calcext:value-type="float">
            <text:p>73.536</text:p>
          </table:table-cell>
          <table:table-cell table:style-name="ce33" table:formula="of:=IF(MIN([.D68];[.G68];[.M68];[.P68]) = [.D68]; &quot;STAMINA/STORM 2.0&quot;;        IF(MIN([.D68];[.G68];[.M68];[.P68]) = [.G68]; &quot;STAMINA/STORM 2.5&quot;;         IF(MIN([.D68];[.G68];[.M68];[.P68]) = [.M68]; &quot;STAMINA/PRISM 2.0&quot;;             IF(MIN([.D68];[.G68];[.M68];[.P68]) = [.P6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11to101 (u) </text:p>
          </table:table-cell>
          <table:table-cell office:value-type="string" calcext:value-type="string">
            <text:p>/HazardCct/Circuit0x8E_original/No_abstraction/Glitch_One/Unbound/Circuit0x8E_011to101_unb.sm</text:p>
          </table:table-cell>
          <table:table-cell table:style-name="ce11" office:value-type="float" office:value="1008.09899234772" calcext:value-type="float">
            <text:p>1008.09899234772</text:p>
          </table:table-cell>
          <table:table-cell table:style-name="ce4" office:value-type="float" office:value="924.723980915" calcext:value-type="float">
            <text:p>924.723980915</text:p>
          </table:table-cell>
          <table:table-cell table:style-name="ce4" office:value-type="float" office:value="82.682895442" calcext:value-type="float">
            <text:p>82.682895442</text:p>
          </table:table-cell>
          <table:table-cell table:style-name="ce66" office:value-type="float" office:value="892.048968791962" calcext:value-type="float">
            <text:p>892.048968791962</text:p>
          </table:table-cell>
          <table:table-cell table:style-name="ce4" office:value-type="float" office:value="818.24137725" calcext:value-type="float">
            <text:p>818.24137725</text:p>
          </table:table-cell>
          <table:table-cell table:style-name="ce4" office:value-type="float" office:value="73.42336246" calcext:value-type="float">
            <text:p>73.42336246</text:p>
          </table:table-cell>
          <table:table-cell office:value-type="float" office:value="402.419807434082" calcext:value-type="float">
            <text:p>402.419807434082</text:p>
          </table:table-cell>
          <table:table-cell office:value-type="float" office:value="115.731384315" calcext:value-type="float">
            <text:p>115.731384315</text:p>
          </table:table-cell>
          <table:table-cell office:value-type="float" office:value="285.654434027" calcext:value-type="float">
            <text:p>285.654434027</text:p>
          </table:table-cell>
          <table:table-cell table:style-name="ce66" office:value-type="float" office:value="4815.29818296433" calcext:value-type="float">
            <text:p>4815.29818296433</text:p>
          </table:table-cell>
          <table:table-cell table:style-name="ce4" office:value-type="float" office:value="599.64" calcext:value-type="float">
            <text:p>599.64</text:p>
          </table:table-cell>
          <table:table-cell table:style-name="ce4" office:value-type="float" office:value="1237.636" calcext:value-type="float">
            <text:p>1237.636</text:p>
          </table:table-cell>
          <table:table-cell table:style-name="ce66" office:value-type="float" office:value="4714.08700037003" calcext:value-type="float">
            <text:p>4714.08700037003</text:p>
          </table:table-cell>
          <table:table-cell table:style-name="ce4" office:value-type="float" office:value="509.89" calcext:value-type="float">
            <text:p>509.89</text:p>
          </table:table-cell>
          <table:table-cell table:style-name="ce8" office:value-type="float" office:value="1369.082" calcext:value-type="float">
            <text:p>1369.082</text:p>
          </table:table-cell>
          <table:table-cell table:style-name="ce33" table:formula="of:=IF(MIN([.D69];[.G69];[.M69];[.P69]) = [.D69]; &quot;STAMINA/STORM 2.0&quot;;        IF(MIN([.D69];[.G69];[.M69];[.P69]) = [.G69]; &quot;STAMINA/STORM 2.5&quot;;         IF(MIN([.D69];[.G69];[.M69];[.P69]) = [.M69]; &quot;STAMINA/PRISM 2.0&quot;;             IF(MIN([.D69];[.G69];[.M69];[.P69]) = [.P6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1to000 (u) </text:p>
          </table:table-cell>
          <table:table-cell office:value-type="string" calcext:value-type="string">
            <text:p>/HazardCct/Circuit0x8E_original/No_abstraction/Glitch_One/Unbound/Circuit0x8E_101to000_unb.sm</text:p>
          </table:table-cell>
          <table:table-cell table:style-name="ce10" office:value-type="float" office:value="181.345604896545" calcext:value-type="float">
            <text:p>181.345604896545</text:p>
          </table:table-cell>
          <table:table-cell table:style-name="ce3" office:value-type="float" office:value="171.274811568" calcext:value-type="float">
            <text:p>171.274811568</text:p>
          </table:table-cell>
          <table:table-cell table:style-name="ce3" office:value-type="float" office:value="9.874719051" calcext:value-type="float">
            <text:p>9.874719051</text:p>
          </table:table-cell>
          <table:table-cell table:style-name="ce67" office:value-type="float" office:value="163.137588739395" calcext:value-type="float">
            <text:p>163.137588739395</text:p>
          </table:table-cell>
          <table:table-cell table:style-name="ce3" office:value-type="float" office:value="154.855846496" calcext:value-type="float">
            <text:p>154.855846496</text:p>
          </table:table-cell>
          <table:table-cell table:style-name="ce3" office:value-type="float" office:value="8.168567189" calcext:value-type="float">
            <text:p>8.168567189</text:p>
          </table:table-cell>
          <table:table-cell table:style-name="ce79" office:value-type="float" office:value="6070.87716460228" calcext:value-type="float">
            <text:p>6070.87716460228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61.734661102295" calcext:value-type="float">
            <text:p>261.734661102295</text:p>
          </table:table-cell>
          <table:table-cell table:style-name="ce3" office:value-type="float" office:value="76.382" calcext:value-type="float">
            <text:p>76.382</text:p>
          </table:table-cell>
          <table:table-cell table:style-name="ce3" office:value-type="float" office:value="71.365" calcext:value-type="float">
            <text:p>71.365</text:p>
          </table:table-cell>
          <table:table-cell table:style-name="ce67" office:value-type="float" office:value="232.316905975342" calcext:value-type="float">
            <text:p>232.316905975342</text:p>
          </table:table-cell>
          <table:table-cell table:style-name="ce3" office:value-type="float" office:value="62.047" calcext:value-type="float">
            <text:p>62.047</text:p>
          </table:table-cell>
          <table:table-cell table:style-name="ce7" office:value-type="float" office:value="65.907" calcext:value-type="float">
            <text:p>65.907</text:p>
          </table:table-cell>
          <table:table-cell table:style-name="ce33" table:formula="of:=IF(MIN([.D70];[.G70];[.M70];[.P70]) = [.D70]; &quot;STAMINA/STORM 2.0&quot;;        IF(MIN([.D70];[.G70];[.M70];[.P70]) = [.G70]; &quot;STAMINA/STORM 2.5&quot;;         IF(MIN([.D70];[.G70];[.M70];[.P70]) = [.M70]; &quot;STAMINA/PRISM 2.0&quot;;             IF(MIN([.D70];[.G70];[.M70];[.P70]) = [.P7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00to011 (u) </text:p>
          </table:table-cell>
          <table:table-cell office:value-type="string" calcext:value-type="string">
            <text:p>/HazardCct/Circuit0x8E_original/No_abstraction/Glitch_One/Unbound/Circuit0x8E_000to011_unb.sm</text:p>
          </table:table-cell>
          <table:table-cell table:style-name="ce11" office:value-type="float" office:value="651.281829357147" calcext:value-type="float">
            <text:p>651.281829357147</text:p>
          </table:table-cell>
          <table:table-cell table:style-name="ce4" office:value-type="float" office:value="555.013830706" calcext:value-type="float">
            <text:p>555.013830706</text:p>
          </table:table-cell>
          <table:table-cell table:style-name="ce4" office:value-type="float" office:value="95.647939935" calcext:value-type="float">
            <text:p>95.647939935</text:p>
          </table:table-cell>
          <table:table-cell table:style-name="ce66" office:value-type="float" office:value="435.691070795059" calcext:value-type="float">
            <text:p>435.691070795059</text:p>
          </table:table-cell>
          <table:table-cell table:style-name="ce4" office:value-type="float" office:value="384.43342704" calcext:value-type="float">
            <text:p>384.43342704</text:p>
          </table:table-cell>
          <table:table-cell table:style-name="ce4" office:value-type="float" office:value="50.996014229" calcext:value-type="float">
            <text:p>50.996014229</text:p>
          </table:table-cell>
          <table:table-cell table:style-name="ce79" office:value-type="float" office:value="5846.55964875221" calcext:value-type="float">
            <text:p>5846.55964875221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4165.56102347374" calcext:value-type="float">
            <text:p>4165.56102347374</text:p>
          </table:table-cell>
          <table:table-cell table:style-name="ce4" office:value-type="float" office:value="388.818" calcext:value-type="float">
            <text:p>388.818</text:p>
          </table:table-cell>
          <table:table-cell table:style-name="ce4" office:value-type="float" office:value="1179.706" calcext:value-type="float">
            <text:p>1179.706</text:p>
          </table:table-cell>
          <table:table-cell table:style-name="ce66" office:value-type="float" office:value="4201.89453673363" calcext:value-type="float">
            <text:p>4201.89453673363</text:p>
          </table:table-cell>
          <table:table-cell table:style-name="ce4" office:value-type="float" office:value="374.806" calcext:value-type="float">
            <text:p>374.806</text:p>
          </table:table-cell>
          <table:table-cell table:style-name="ce8" office:value-type="float" office:value="1253.021" calcext:value-type="float">
            <text:p>1253.021</text:p>
          </table:table-cell>
          <table:table-cell table:style-name="ce33" table:formula="of:=IF(MIN([.D71];[.G71];[.M71];[.P71]) = [.D71]; &quot;STAMINA/STORM 2.0&quot;;        IF(MIN([.D71];[.G71];[.M71];[.P71]) = [.G71]; &quot;STAMINA/STORM 2.5&quot;;         IF(MIN([.D71];[.G71];[.M71];[.P71]) = [.M71]; &quot;STAMINA/PRISM 2.0&quot;;             IF(MIN([.D71];[.G71];[.M71];[.P71]) = [.P7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11to000 (u) </text:p>
          </table:table-cell>
          <table:table-cell office:value-type="string" calcext:value-type="string">
            <text:p>/HazardCct/Circuit0x8E_original/No_abstraction/Glitch_One/Unbound/Circuit0x8E_011to000_unb.sm</text:p>
          </table:table-cell>
          <table:table-cell table:style-name="ce10" office:value-type="float" office:value="205.476251363754" calcext:value-type="float">
            <text:p>205.476251363754</text:p>
          </table:table-cell>
          <table:table-cell table:style-name="ce3" office:value-type="float" office:value="192.768773385" calcext:value-type="float">
            <text:p>192.768773385</text:p>
          </table:table-cell>
          <table:table-cell table:style-name="ce3" office:value-type="float" office:value="12.493957514" calcext:value-type="float">
            <text:p>12.493957514</text:p>
          </table:table-cell>
          <table:table-cell table:style-name="ce67" office:value-type="float" office:value="179.128714084625" calcext:value-type="float">
            <text:p>179.128714084625</text:p>
          </table:table-cell>
          <table:table-cell table:style-name="ce3" office:value-type="float" office:value="169.266971515" calcext:value-type="float">
            <text:p>169.266971515</text:p>
          </table:table-cell>
          <table:table-cell table:style-name="ce3" office:value-type="float" office:value="9.724691287" calcext:value-type="float">
            <text:p>9.724691287</text:p>
          </table:table-cell>
          <table:table-cell table:style-name="ce79" office:value-type="float" office:value="6016.59918379784" calcext:value-type="float">
            <text:p>6016.5991837978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88.116884469986" calcext:value-type="float">
            <text:p>288.116884469986</text:p>
          </table:table-cell>
          <table:table-cell table:style-name="ce3" office:value-type="float" office:value="85.466" calcext:value-type="float">
            <text:p>85.466</text:p>
          </table:table-cell>
          <table:table-cell table:style-name="ce3" office:value-type="float" office:value="81.001" calcext:value-type="float">
            <text:p>81.001</text:p>
          </table:table-cell>
          <table:table-cell table:style-name="ce67" office:value-type="float" office:value="310.135904312134" calcext:value-type="float">
            <text:p>310.135904312134</text:p>
          </table:table-cell>
          <table:table-cell table:style-name="ce3" office:value-type="float" office:value="70.099" calcext:value-type="float">
            <text:p>70.099</text:p>
          </table:table-cell>
          <table:table-cell table:style-name="ce7" office:value-type="float" office:value="95.686" calcext:value-type="float">
            <text:p>95.686</text:p>
          </table:table-cell>
          <table:table-cell table:style-name="ce33" table:formula="of:=IF(MIN([.D72];[.G72];[.M72];[.P72]) = [.D72]; &quot;STAMINA/STORM 2.0&quot;;        IF(MIN([.D72];[.G72];[.M72];[.P72]) = [.G72]; &quot;STAMINA/STORM 2.5&quot;;         IF(MIN([.D72];[.G72];[.M72];[.P72]) = [.M72]; &quot;STAMINA/PRISM 2.0&quot;;             IF(MIN([.D72];[.G72];[.M72];[.P72]) = [.P7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00to011 (u) test </text:p>
          </table:table-cell>
          <table:table-cell office:value-type="string" calcext:value-type="string">
            <text:p>/HazardCct/Circuit0x8E_original/No_abstraction/Glitch_One/Unbound/Circuit0x8E_000to011_unb_test.sm</text:p>
          </table:table-cell>
          <table:table-cell table:style-name="ce11" office:value-type="float" office:value="504.918011665344" calcext:value-type="float">
            <text:p>504.918011665344</text:p>
          </table:table-cell>
          <table:table-cell table:style-name="ce4" office:value-type="float" office:value="410.953706793" calcext:value-type="float">
            <text:p>410.953706793</text:p>
          </table:table-cell>
          <table:table-cell table:style-name="ce4" office:value-type="float" office:value="93.342655069" calcext:value-type="float">
            <text:p>93.342655069</text:p>
          </table:table-cell>
          <table:table-cell table:style-name="ce66" office:value-type="float" office:value="326.658627271652" calcext:value-type="float">
            <text:p>326.658627271652</text:p>
          </table:table-cell>
          <table:table-cell table:style-name="ce4" office:value-type="float" office:value="277.541382902" calcext:value-type="float">
            <text:p>277.541382902</text:p>
          </table:table-cell>
          <table:table-cell table:style-name="ce4" office:value-type="float" office:value="48.853864978" calcext:value-type="float">
            <text:p>48.853864978</text:p>
          </table:table-cell>
          <table:table-cell table:style-name="ce79" office:value-type="float" office:value="4813.69808697701" calcext:value-type="float">
            <text:p>4813.69808697701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4047.77920484543" calcext:value-type="float">
            <text:p>4047.77920484543</text:p>
          </table:table-cell>
          <table:table-cell table:style-name="ce4" office:value-type="float" office:value="360.522" calcext:value-type="float">
            <text:p>360.522</text:p>
          </table:table-cell>
          <table:table-cell table:style-name="ce4" office:value-type="float" office:value="1169.575" calcext:value-type="float">
            <text:p>1169.575</text:p>
          </table:table-cell>
          <table:table-cell table:style-name="ce66" office:value-type="float" office:value="4072.23720169067" calcext:value-type="float">
            <text:p>4072.23720169067</text:p>
          </table:table-cell>
          <table:table-cell table:style-name="ce4" office:value-type="float" office:value="322.016" calcext:value-type="float">
            <text:p>322.016</text:p>
          </table:table-cell>
          <table:table-cell table:style-name="ce8" office:value-type="float" office:value="1218.197" calcext:value-type="float">
            <text:p>1218.197</text:p>
          </table:table-cell>
          <table:table-cell table:style-name="ce33" table:formula="of:=IF(MIN([.D73];[.G73];[.M73];[.P73]) = [.D73]; &quot;STAMINA/STORM 2.0&quot;;        IF(MIN([.D73];[.G73];[.M73];[.P73]) = [.G73]; &quot;STAMINA/STORM 2.5&quot;;         IF(MIN([.D73];[.G73];[.M73];[.P73]) = [.M73]; &quot;STAMINA/PRISM 2.0&quot;;             IF(MIN([.D73];[.G73];[.M73];[.P73]) = [.P7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101to011 (u) </text:p>
          </table:table-cell>
          <table:table-cell office:value-type="string" calcext:value-type="string">
            <text:p>/HazardCct/Circuit0x8E_original/No_abstraction/Glitch_One/Unbound/Circuit0x8E_101to011_unb.sm</text:p>
          </table:table-cell>
          <table:table-cell table:style-name="ce10" office:value-type="float" office:value="1042.04738092422" calcext:value-type="float">
            <text:p>1042.04738092422</text:p>
          </table:table-cell>
          <table:table-cell table:style-name="ce3" office:value-type="float" office:value="946.515003558" calcext:value-type="float">
            <text:p>946.515003558</text:p>
          </table:table-cell>
          <table:table-cell table:style-name="ce3" office:value-type="float" office:value="94.777573336" calcext:value-type="float">
            <text:p>94.777573336</text:p>
          </table:table-cell>
          <table:table-cell table:style-name="ce67" office:value-type="float" office:value="896.524217844009" calcext:value-type="float">
            <text:p>896.524217844009</text:p>
          </table:table-cell>
          <table:table-cell table:style-name="ce3" office:value-type="float" office:value="820.01940342" calcext:value-type="float">
            <text:p>820.01940342</text:p>
          </table:table-cell>
          <table:table-cell table:style-name="ce3" office:value-type="float" office:value="76.116102538" calcext:value-type="float">
            <text:p>76.116102538</text:p>
          </table:table-cell>
          <table:table-cell office:value-type="float" office:value="389.925963878632" calcext:value-type="float">
            <text:p>389.925963878632</text:p>
          </table:table-cell>
          <table:table-cell office:value-type="float" office:value="112.479022617" calcext:value-type="float">
            <text:p>112.479022617</text:p>
          </table:table-cell>
          <table:table-cell office:value-type="float" office:value="276.221703083" calcext:value-type="float">
            <text:p>276.221703083</text:p>
          </table:table-cell>
          <table:table-cell table:style-name="ce67" office:value-type="float" office:value="5760.66925382614" calcext:value-type="float">
            <text:p>5760.66925382614</text:p>
          </table:table-cell>
          <table:table-cell table:style-name="ce3" office:value-type="float" office:value="728.913" calcext:value-type="float">
            <text:p>728.913</text:p>
          </table:table-cell>
          <table:table-cell table:style-name="ce3" office:value-type="float" office:value="1552.853" calcext:value-type="float">
            <text:p>1552.853</text:p>
          </table:table-cell>
          <table:table-cell table:style-name="ce67" office:value-type="float" office:value="5127.23380279541" calcext:value-type="float">
            <text:p>5127.23380279541</text:p>
          </table:table-cell>
          <table:table-cell table:style-name="ce3" office:value-type="float" office:value="510.861" calcext:value-type="float">
            <text:p>510.861</text:p>
          </table:table-cell>
          <table:table-cell table:style-name="ce7" office:value-type="float" office:value="1552.23" calcext:value-type="float">
            <text:p>1552.23</text:p>
          </table:table-cell>
          <table:table-cell table:style-name="ce33" table:formula="of:=IF(MIN([.D74];[.G74];[.M74];[.P74]) = [.D74]; &quot;STAMINA/STORM 2.0&quot;;        IF(MIN([.D74];[.G74];[.M74];[.P74]) = [.G74]; &quot;STAMINA/STORM 2.5&quot;;         IF(MIN([.D74];[.G74];[.M74];[.P74]) = [.M74]; &quot;STAMINA/PRISM 2.0&quot;;             IF(MIN([.D74];[.G74];[.M74];[.P74]) = [.P74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00to101 (u) </text:p>
          </table:table-cell>
          <table:table-cell office:value-type="string" calcext:value-type="string">
            <text:p>/HazardCct/Circuit0x8E_original/No_abstraction/Glitch_One/Unbound/Circuit0x8E_000to101_unb.sm</text:p>
          </table:table-cell>
          <table:table-cell table:style-name="ce11" office:value-type="float" office:value="1197.71180033684" calcext:value-type="float">
            <text:p>1197.71180033684</text:p>
          </table:table-cell>
          <table:table-cell table:style-name="ce4" office:value-type="float" office:value="1100.983108043" calcext:value-type="float">
            <text:p>1100.983108043</text:p>
          </table:table-cell>
          <table:table-cell table:style-name="ce4" office:value-type="float" office:value="95.949650361" calcext:value-type="float">
            <text:p>95.949650361</text:p>
          </table:table-cell>
          <table:table-cell table:style-name="ce66" office:value-type="float" office:value="927.640026330948" calcext:value-type="float">
            <text:p>927.640026330948</text:p>
          </table:table-cell>
          <table:table-cell table:style-name="ce4" office:value-type="float" office:value="862.97823331" calcext:value-type="float">
            <text:p>862.97823331</text:p>
          </table:table-cell>
          <table:table-cell table:style-name="ce4" office:value-type="float" office:value="64.278604248" calcext:value-type="float">
            <text:p>64.278604248</text:p>
          </table:table-cell>
          <table:table-cell office:value-type="float" office:value="554.378585100174" calcext:value-type="float">
            <text:p>554.378585100174</text:p>
          </table:table-cell>
          <table:table-cell office:value-type="float" office:value="173.668095757" calcext:value-type="float">
            <text:p>173.668095757</text:p>
          </table:table-cell>
          <table:table-cell office:value-type="float" office:value="379.362187703" calcext:value-type="float">
            <text:p>379.362187703</text:p>
          </table:table-cell>
          <table:table-cell table:style-name="ce66" office:value-type="float" office:value="4729.70572352409" calcext:value-type="float">
            <text:p>4729.70572352409</text:p>
          </table:table-cell>
          <table:table-cell table:style-name="ce4" office:value-type="float" office:value="560.736" calcext:value-type="float">
            <text:p>560.736</text:p>
          </table:table-cell>
          <table:table-cell table:style-name="ce4" office:value-type="float" office:value="1177.096" calcext:value-type="float">
            <text:p>1177.096</text:p>
          </table:table-cell>
          <table:table-cell table:style-name="ce66" office:value-type="float" office:value="4452.063839674" calcext:value-type="float">
            <text:p>4452.063839674</text:p>
          </table:table-cell>
          <table:table-cell table:style-name="ce4" office:value-type="float" office:value="457.32" calcext:value-type="float">
            <text:p>457.32</text:p>
          </table:table-cell>
          <table:table-cell table:style-name="ce8" office:value-type="float" office:value="1248.12" calcext:value-type="float">
            <text:p>1248.12</text:p>
          </table:table-cell>
          <table:table-cell table:style-name="ce33" table:formula="of:=IF(MIN([.D75];[.G75];[.M75];[.P75]) = [.D75]; &quot;STAMINA/STORM 2.0&quot;;        IF(MIN([.D75];[.G75];[.M75];[.P75]) = [.G75]; &quot;STAMINA/STORM 2.5&quot;;         IF(MIN([.D75];[.G75];[.M75];[.P75]) = [.M75]; &quot;STAMINA/PRISM 2.0&quot;;             IF(MIN([.D75];[.G75];[.M75];[.P75]) = [.P7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0-011 merged </text:p>
          </table:table-cell>
          <table:table-cell office:value-type="string" calcext:value-type="string">
            <text:p>/HazardCct/Circuit0x8E_original/No_abstraction/Glitch_One/Unbound/000to011_merged.sm</text:p>
          </table:table-cell>
          <table:table-cell table:style-name="ce10" office:value-type="float" office:value="500.112391710281" calcext:value-type="float">
            <text:p>500.112391710281</text:p>
          </table:table-cell>
          <table:table-cell table:style-name="ce3" office:value-type="float" office:value="406.258677411" calcext:value-type="float">
            <text:p>406.258677411</text:p>
          </table:table-cell>
          <table:table-cell table:style-name="ce3" office:value-type="float" office:value="93.249694623" calcext:value-type="float">
            <text:p>93.249694623</text:p>
          </table:table-cell>
          <table:table-cell table:style-name="ce67" office:value-type="float" office:value="336.216465473175" calcext:value-type="float">
            <text:p>336.216465473175</text:p>
          </table:table-cell>
          <table:table-cell table:style-name="ce3" office:value-type="float" office:value="284.843122642" calcext:value-type="float">
            <text:p>284.843122642</text:p>
          </table:table-cell>
          <table:table-cell table:style-name="ce3" office:value-type="float" office:value="51.121127915" calcext:value-type="float">
            <text:p>51.121127915</text:p>
          </table:table-cell>
          <table:table-cell table:style-name="ce79" office:value-type="float" office:value="4705.25835824013" calcext:value-type="float">
            <text:p>4705.25835824013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4258.24895119667" calcext:value-type="float">
            <text:p>4258.24895119667</text:p>
          </table:table-cell>
          <table:table-cell table:style-name="ce3" office:value-type="float" office:value="379.678" calcext:value-type="float">
            <text:p>379.678</text:p>
          </table:table-cell>
          <table:table-cell table:style-name="ce3" office:value-type="float" office:value="1216.543" calcext:value-type="float">
            <text:p>1216.543</text:p>
          </table:table-cell>
          <table:table-cell table:style-name="ce67" office:value-type="float" office:value="3950.81614112854" calcext:value-type="float">
            <text:p>3950.81614112854</text:p>
          </table:table-cell>
          <table:table-cell table:style-name="ce3" office:value-type="float" office:value="324.078" calcext:value-type="float">
            <text:p>324.078</text:p>
          </table:table-cell>
          <table:table-cell table:style-name="ce7" office:value-type="float" office:value="1180.307" calcext:value-type="float">
            <text:p>1180.307</text:p>
          </table:table-cell>
          <table:table-cell table:style-name="ce33" table:formula="of:=IF(MIN([.D76];[.G76];[.M76];[.P76]) = [.D76]; &quot;STAMINA/STORM 2.0&quot;;        IF(MIN([.D76];[.G76];[.M76];[.P76]) = [.G76]; &quot;STAMINA/STORM 2.5&quot;;         IF(MIN([.D76];[.G76];[.M76];[.P76]) = [.M76]; &quot;STAMINA/PRISM 2.0&quot;;             IF(MIN([.D76];[.G76];[.M76];[.P76]) = [.P7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0to011 </text:p>
          </table:table-cell>
          <table:table-cell office:value-type="string" calcext:value-type="string">
            <text:p>/HazardCct/Circuit0x8E_original/No_abstraction/Glitch_One/Circuit0x8E_000to011.sm</text:p>
          </table:table-cell>
          <table:table-cell table:style-name="ce11" office:value-type="float" office:value="12.7592756748199" calcext:value-type="float">
            <text:p>12.7592756748199</text:p>
          </table:table-cell>
          <table:table-cell table:style-name="ce4" office:value-type="float" office:value="12.218598102" calcext:value-type="float">
            <text:p>12.218598102</text:p>
          </table:table-cell>
          <table:table-cell table:style-name="ce4" office:value-type="float" office:value="0.486869609" calcext:value-type="float">
            <text:p>0.486869609</text:p>
          </table:table-cell>
          <table:table-cell table:style-name="ce66" office:value-type="float" office:value="12.0530970096588" calcext:value-type="float">
            <text:p>12.0530970096588</text:p>
          </table:table-cell>
          <table:table-cell table:style-name="ce4" office:value-type="float" office:value="11.531143438" calcext:value-type="float">
            <text:p>11.531143438</text:p>
          </table:table-cell>
          <table:table-cell table:style-name="ce4" office:value-type="float" office:value="0.47328438" calcext:value-type="float">
            <text:p>0.47328438</text:p>
          </table:table-cell>
          <table:table-cell office:value-type="float" office:value="5.06857752799988" calcext:value-type="float">
            <text:p>5.06857752799988</text:p>
          </table:table-cell>
          <table:table-cell office:value-type="float" office:value="3.16168314" calcext:value-type="float">
            <text:p>3.16168314</text:p>
          </table:table-cell>
          <table:table-cell office:value-type="float" office:value="1.800654616" calcext:value-type="float">
            <text:p>1.800654616</text:p>
          </table:table-cell>
          <table:table-cell table:style-name="ce66" office:value-type="float" office:value="20.8016741275787" calcext:value-type="float">
            <text:p>20.8016741275787</text:p>
          </table:table-cell>
          <table:table-cell table:style-name="ce4" office:value-type="float" office:value="4.624" calcext:value-type="float">
            <text:p>4.624</text:p>
          </table:table-cell>
          <table:table-cell table:style-name="ce4" office:value-type="float" office:value="7.126" calcext:value-type="float">
            <text:p>7.126</text:p>
          </table:table-cell>
          <table:table-cell table:style-name="ce66" office:value-type="float" office:value="21.8053777217865" calcext:value-type="float">
            <text:p>21.8053777217865</text:p>
          </table:table-cell>
          <table:table-cell table:style-name="ce4" office:value-type="float" office:value="4.505" calcext:value-type="float">
            <text:p>4.505</text:p>
          </table:table-cell>
          <table:table-cell table:style-name="ce8" office:value-type="float" office:value="7.563" calcext:value-type="float">
            <text:p>7.563</text:p>
          </table:table-cell>
          <table:table-cell table:style-name="ce33" table:formula="of:=IF(MIN([.D77];[.G77];[.M77];[.P77]) = [.D77]; &quot;STAMINA/STORM 2.0&quot;;        IF(MIN([.D77];[.G77];[.M77];[.P77]) = [.G77]; &quot;STAMINA/STORM 2.5&quot;;         IF(MIN([.D77];[.G77];[.M77];[.P77]) = [.M77]; &quot;STAMINA/PRISM 2.0&quot;;             IF(MIN([.D77];[.G77];[.M77];[.P77]) = [.P7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1to000 </text:p>
          </table:table-cell>
          <table:table-cell office:value-type="string" calcext:value-type="string">
            <text:p>/HazardCct/Circuit0x8E_original/No_abstraction/Glitch_One/Circuit0x8E_011to000.sm</text:p>
          </table:table-cell>
          <table:table-cell table:style-name="ce10" office:value-type="float" office:value="204.298363685608" calcext:value-type="float">
            <text:p>204.298363685608</text:p>
          </table:table-cell>
          <table:table-cell table:style-name="ce3" office:value-type="float" office:value="189.920406882" calcext:value-type="float">
            <text:p>189.920406882</text:p>
          </table:table-cell>
          <table:table-cell table:style-name="ce3" office:value-type="float" office:value="14.172306628" calcext:value-type="float">
            <text:p>14.172306628</text:p>
          </table:table-cell>
          <table:table-cell table:style-name="ce67" office:value-type="float" office:value="174.236930370331" calcext:value-type="float">
            <text:p>174.236930370331</text:p>
          </table:table-cell>
          <table:table-cell table:style-name="ce3" office:value-type="float" office:value="164.454023554" calcext:value-type="float">
            <text:p>164.454023554</text:p>
          </table:table-cell>
          <table:table-cell table:style-name="ce3" office:value-type="float" office:value="9.659500529" calcext:value-type="float">
            <text:p>9.659500529</text:p>
          </table:table-cell>
          <table:table-cell office:value-type="float" office:value="48.3464677333832" calcext:value-type="float">
            <text:p>48.3464677333832</text:p>
          </table:table-cell>
          <table:table-cell office:value-type="float" office:value="23.938771183" calcext:value-type="float">
            <text:p>23.938771183</text:p>
          </table:table-cell>
          <table:table-cell office:value-type="float" office:value="24.187244259" calcext:value-type="float">
            <text:p>24.187244259</text:p>
          </table:table-cell>
          <table:table-cell table:style-name="ce67" office:value-type="float" office:value="283.814772844315" calcext:value-type="float">
            <text:p>283.814772844315</text:p>
          </table:table-cell>
          <table:table-cell table:style-name="ce3" office:value-type="float" office:value="84.022" calcext:value-type="float">
            <text:p>84.022</text:p>
          </table:table-cell>
          <table:table-cell table:style-name="ce3" office:value-type="float" office:value="80.405" calcext:value-type="float">
            <text:p>80.405</text:p>
          </table:table-cell>
          <table:table-cell table:style-name="ce67" office:value-type="float" office:value="269.983934640884" calcext:value-type="float">
            <text:p>269.983934640884</text:p>
          </table:table-cell>
          <table:table-cell table:style-name="ce3" office:value-type="float" office:value="69.852" calcext:value-type="float">
            <text:p>69.852</text:p>
          </table:table-cell>
          <table:table-cell table:style-name="ce7" office:value-type="float" office:value="80.489" calcext:value-type="float">
            <text:p>80.489</text:p>
          </table:table-cell>
          <table:table-cell table:style-name="ce33" table:formula="of:=IF(MIN([.D78];[.G78];[.M78];[.P78]) = [.D78]; &quot;STAMINA/STORM 2.0&quot;;        IF(MIN([.D78];[.G78];[.M78];[.P78]) = [.G78]; &quot;STAMINA/STORM 2.5&quot;;         IF(MIN([.D78];[.G78];[.M78];[.P78]) = [.M78]; &quot;STAMINA/PRISM 2.0&quot;;             IF(MIN([.D78];[.G78];[.M78];[.P78]) = [.P7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0to101 </text:p>
          </table:table-cell>
          <table:table-cell office:value-type="string" calcext:value-type="string">
            <text:p>/HazardCct/Circuit0x8E_original/No_abstraction/Glitch_One/Circuit0x8E_000to101.sm</text:p>
          </table:table-cell>
          <table:table-cell table:style-name="ce11" office:value-type="float" office:value="52.9681165218353" calcext:value-type="float">
            <text:p>52.9681165218353</text:p>
          </table:table-cell>
          <table:table-cell table:style-name="ce4" office:value-type="float" office:value="51.296705473" calcext:value-type="float">
            <text:p>51.296705473</text:p>
          </table:table-cell>
          <table:table-cell table:style-name="ce4" office:value-type="float" office:value="1.594680943" calcext:value-type="float">
            <text:p>1.594680943</text:p>
          </table:table-cell>
          <table:table-cell table:style-name="ce66" office:value-type="float" office:value="52.7464330196381" calcext:value-type="float">
            <text:p>52.7464330196381</text:p>
          </table:table-cell>
          <table:table-cell table:style-name="ce4" office:value-type="float" office:value="51.045626126" calcext:value-type="float">
            <text:p>51.045626126</text:p>
          </table:table-cell>
          <table:table-cell table:style-name="ce4" office:value-type="float" office:value="1.626004932" calcext:value-type="float">
            <text:p>1.626004932</text:p>
          </table:table-cell>
          <table:table-cell office:value-type="float" office:value="9.03128266334534" calcext:value-type="float">
            <text:p>9.03128266334534</text:p>
          </table:table-cell>
          <table:table-cell office:value-type="float" office:value="5.481298661" calcext:value-type="float">
            <text:p>5.481298661</text:p>
          </table:table-cell>
          <table:table-cell office:value-type="float" office:value="3.461889314" calcext:value-type="float">
            <text:p>3.461889314</text:p>
          </table:table-cell>
          <table:table-cell table:style-name="ce66" office:value-type="float" office:value="72.2768161296844" calcext:value-type="float">
            <text:p>72.2768161296844</text:p>
          </table:table-cell>
          <table:table-cell table:style-name="ce4" office:value-type="float" office:value="21.593" calcext:value-type="float">
            <text:p>21.593</text:p>
          </table:table-cell>
          <table:table-cell table:style-name="ce4" office:value-type="float" office:value="22.083" calcext:value-type="float">
            <text:p>22.083</text:p>
          </table:table-cell>
          <table:table-cell table:style-name="ce66" office:value-type="float" office:value="62.5905251502991" calcext:value-type="float">
            <text:p>62.5905251502991</text:p>
          </table:table-cell>
          <table:table-cell table:style-name="ce4" office:value-type="float" office:value="13.442" calcext:value-type="float">
            <text:p>13.442</text:p>
          </table:table-cell>
          <table:table-cell table:style-name="ce8" office:value-type="float" office:value="21.509" calcext:value-type="float">
            <text:p>21.509</text:p>
          </table:table-cell>
          <table:table-cell table:style-name="ce33" table:formula="of:=IF(MIN([.D79];[.G79];[.M79];[.P79]) = [.D79]; &quot;STAMINA/STORM 2.0&quot;;        IF(MIN([.D79];[.G79];[.M79];[.P79]) = [.G79]; &quot;STAMINA/STORM 2.5&quot;;         IF(MIN([.D79];[.G79];[.M79];[.P79]) = [.M79]; &quot;STAMINA/PRISM 2.0&quot;;             IF(MIN([.D79];[.G79];[.M79];[.P79]) = [.P79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1to101 </text:p>
          </table:table-cell>
          <table:table-cell office:value-type="string" calcext:value-type="string">
            <text:p>/HazardCct/Circuit0x8E_original/No_abstraction/Glitch_One/Circuit0x8E_011to101.sm</text:p>
          </table:table-cell>
          <table:table-cell table:style-name="ce10" office:value-type="float" office:value="391.733057022095" calcext:value-type="float">
            <text:p>391.733057022095</text:p>
          </table:table-cell>
          <table:table-cell table:style-name="ce3" office:value-type="float" office:value="367.932258435" calcext:value-type="float">
            <text:p>367.932258435</text:p>
          </table:table-cell>
          <table:table-cell table:style-name="ce3" office:value-type="float" office:value="23.532571167" calcext:value-type="float">
            <text:p>23.532571167</text:p>
          </table:table-cell>
          <table:table-cell table:style-name="ce67" office:value-type="float" office:value="328.804032087326" calcext:value-type="float">
            <text:p>328.804032087326</text:p>
          </table:table-cell>
          <table:table-cell table:style-name="ce3" office:value-type="float" office:value="307.634944807" calcext:value-type="float">
            <text:p>307.634944807</text:p>
          </table:table-cell>
          <table:table-cell table:style-name="ce3" office:value-type="float" office:value="21.007790831" calcext:value-type="float">
            <text:p>21.007790831</text:p>
          </table:table-cell>
          <table:table-cell office:value-type="float" office:value="8448.78537225723" calcext:value-type="float">
            <text:p>8448.78537225723</text:p>
          </table:table-cell>
          <table:table-cell office:value-type="float" office:value="1537.341119676" calcext:value-type="float">
            <text:p>1537.341119676</text:p>
          </table:table-cell>
          <table:table-cell office:value-type="float" office:value="6900.205756587" calcext:value-type="float">
            <text:p>6900.205756587</text:p>
          </table:table-cell>
          <table:table-cell table:style-name="ce67" office:value-type="float" office:value="1547.08037734032" calcext:value-type="float">
            <text:p>1547.08037734032</text:p>
          </table:table-cell>
          <table:table-cell table:style-name="ce3" office:value-type="float" office:value="210.711" calcext:value-type="float">
            <text:p>210.711</text:p>
          </table:table-cell>
          <table:table-cell table:style-name="ce3" office:value-type="float" office:value="370.587" calcext:value-type="float">
            <text:p>370.587</text:p>
          </table:table-cell>
          <table:table-cell table:style-name="ce67" office:value-type="float" office:value="1475.97914958" calcext:value-type="float">
            <text:p>1475.97914958</text:p>
          </table:table-cell>
          <table:table-cell table:style-name="ce3" office:value-type="float" office:value="142.923" calcext:value-type="float">
            <text:p>142.923</text:p>
          </table:table-cell>
          <table:table-cell table:style-name="ce7" office:value-type="float" office:value="402.067" calcext:value-type="float">
            <text:p>402.067</text:p>
          </table:table-cell>
          <table:table-cell table:style-name="ce33" table:formula="of:=IF(MIN([.D80];[.G80];[.M80];[.P80]) = [.D80]; &quot;STAMINA/STORM 2.0&quot;;        IF(MIN([.D80];[.G80];[.M80];[.P80]) = [.G80]; &quot;STAMINA/STORM 2.5&quot;;         IF(MIN([.D80];[.G80];[.M80];[.P80]) = [.M80]; &quot;STAMINA/PRISM 2.0&quot;;             IF(MIN([.D80];[.G80];[.M80];[.P80]) = [.P8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00to011 (u) </text:p>
          </table:table-cell>
          <table:table-cell office:value-type="string" calcext:value-type="string">
            <text:p>/HazardCct/Circuit0x8E_LogicHazardFree/Glitch One/Unbounded/Circuit0x8E_LHF_000to011_unb.sm</text:p>
          </table:table-cell>
          <table:table-cell table:style-name="ce11" office:value-type="float" office:value="8713.24417543411" calcext:value-type="float">
            <text:p>8713.24417543411</text:p>
          </table:table-cell>
          <table:table-cell table:style-name="ce4" office:value-type="float" office:value="6900.182043527" calcext:value-type="float">
            <text:p>6900.182043527</text:p>
          </table:table-cell>
          <table:table-cell table:style-name="ce4" office:value-type="float" office:value="1807.499652443" calcext:value-type="float">
            <text:p>1807.499652443</text:p>
          </table:table-cell>
          <table:table-cell table:style-name="ce66" office:value-type="float" office:value="5934.70720982552" calcext:value-type="float">
            <text:p>5934.70720982552</text:p>
          </table:table-cell>
          <table:table-cell table:style-name="ce4" office:value-type="float" office:value="4531.166053834" calcext:value-type="float">
            <text:p>4531.166053834</text:p>
          </table:table-cell>
          <table:table-cell table:style-name="ce4" office:value-type="float" office:value="1401.733657101" calcext:value-type="float">
            <text:p>1401.733657101</text:p>
          </table:table-cell>
          <table:table-cell office:value-type="float" office:value="2072.95441198349" calcext:value-type="float">
            <text:p>2072.95441198349</text:p>
          </table:table-cell>
          <table:table-cell office:value-type="float" office:value="451.036857399" calcext:value-type="float">
            <text:p>451.036857399</text:p>
          </table:table-cell>
          <table:table-cell office:value-type="float" office:value="1617.641292019" calcext:value-type="float">
            <text:p>1617.641292019</text:p>
          </table:table-cell>
          <table:table-cell table:style-name="ce66" office:value-type="string" calcext:value-type="string">
            <text:p>3792.46322441101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6542.4856069088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81];[.G81];[.M81];[.P81]) = [.D81]; &quot;STAMINA/STORM 2.0&quot;;        IF(MIN([.D81];[.G81];[.M81];[.P81]) = [.G81]; &quot;STAMINA/STORM 2.5&quot;;         IF(MIN([.D81];[.G81];[.M81];[.P81]) = [.M81]; &quot;STAMINA/PRISM 2.0&quot;;             IF(MIN([.D81];[.G81];[.M81];[.P81]) = [.P8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1to000 (u) </text:p>
          </table:table-cell>
          <table:table-cell office:value-type="string" calcext:value-type="string">
            <text:p>/HazardCct/Circuit0x8E_LogicHazardFree/Glitch One/Unbounded/Circuit0x8E_LHF_011to000_unb.sm</text:p>
          </table:table-cell>
          <table:table-cell table:style-name="ce10" office:value-type="float" office:value="1385.28300881386" calcext:value-type="float">
            <text:p>1385.28300881386</text:p>
          </table:table-cell>
          <table:table-cell table:style-name="ce3" office:value-type="float" office:value="1200.667724191" calcext:value-type="float">
            <text:p>1200.667724191</text:p>
          </table:table-cell>
          <table:table-cell table:style-name="ce3" office:value-type="float" office:value="183.600006634" calcext:value-type="float">
            <text:p>183.600006634</text:p>
          </table:table-cell>
          <table:table-cell table:style-name="ce67" office:value-type="float" office:value="1347.48826766014" calcext:value-type="float">
            <text:p>1347.48826766014</text:p>
          </table:table-cell>
          <table:table-cell table:style-name="ce3" office:value-type="float" office:value="1210.991834162" calcext:value-type="float">
            <text:p>1210.991834162</text:p>
          </table:table-cell>
          <table:table-cell table:style-name="ce3" office:value-type="float" office:value="135.936386574" calcext:value-type="float">
            <text:p>135.936386574</text:p>
          </table:table-cell>
          <table:table-cell table:style-name="ce79" office:value-type="float" office:value="5629.7748708725" calcext:value-type="float">
            <text:p>5629.7748708725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1883.00777244568" calcext:value-type="float">
            <text:p>1883.00777244568</text:p>
          </table:table-cell>
          <table:table-cell table:style-name="ce3" office:value-type="float" office:value="549.057" calcext:value-type="float">
            <text:p>549.057</text:p>
          </table:table-cell>
          <table:table-cell table:style-name="ce3" office:value-type="float" office:value="543.858" calcext:value-type="float">
            <text:p>543.858</text:p>
          </table:table-cell>
          <table:table-cell table:style-name="ce67" office:value-type="float" office:value="2028.33585166931" calcext:value-type="float">
            <text:p>2028.33585166931</text:p>
          </table:table-cell>
          <table:table-cell table:style-name="ce3" office:value-type="float" office:value="552.691" calcext:value-type="float">
            <text:p>552.691</text:p>
          </table:table-cell>
          <table:table-cell table:style-name="ce7" office:value-type="float" office:value="599.233" calcext:value-type="float">
            <text:p>599.233</text:p>
          </table:table-cell>
          <table:table-cell table:style-name="ce33" table:formula="of:=IF(MIN([.D82];[.G82];[.M82];[.P82]) = [.D82]; &quot;STAMINA/STORM 2.0&quot;;        IF(MIN([.D82];[.G82];[.M82];[.P82]) = [.G82]; &quot;STAMINA/STORM 2.5&quot;;         IF(MIN([.D82];[.G82];[.M82];[.P82]) = [.M82]; &quot;STAMINA/PRISM 2.0&quot;;             IF(MIN([.D82];[.G82];[.M82];[.P82]) = [.P8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1to011 (u) </text:p>
          </table:table-cell>
          <table:table-cell office:value-type="string" calcext:value-type="string">
            <text:p>/HazardCct/Circuit0x8E_LogicHazardFree/Glitch One/Unbounded/Circuit0x8E_LHF_101to011_unb.sm</text:p>
          </table:table-cell>
          <table:table-cell table:style-name="ce11" office:value-type="float" office:value="15256.8614356518" calcext:value-type="float">
            <text:p>15256.8614356518</text:p>
          </table:table-cell>
          <table:table-cell table:style-name="ce4" office:value-type="float" office:value="12750.61337338" calcext:value-type="float">
            <text:p>12750.61337338</text:p>
          </table:table-cell>
          <table:table-cell table:style-name="ce4" office:value-type="float" office:value="2499.75981336" calcext:value-type="float">
            <text:p>2499.75981336</text:p>
          </table:table-cell>
          <table:table-cell table:style-name="ce66" office:value-type="float" office:value="11880.159481287" calcext:value-type="float">
            <text:p>11880.159481287</text:p>
          </table:table-cell>
          <table:table-cell table:style-name="ce4" office:value-type="float" office:value="9389.330505062" calcext:value-type="float">
            <text:p>9389.330505062</text:p>
          </table:table-cell>
          <table:table-cell table:style-name="ce4" office:value-type="float" office:value="2488.086173734" calcext:value-type="float">
            <text:p>2488.086173734</text:p>
          </table:table-cell>
          <table:table-cell office:value-type="float" office:value="5848.34042644501" calcext:value-type="float">
            <text:p>5848.34042644501</text:p>
          </table:table-cell>
          <table:table-cell office:value-type="float" office:value="1058.690308866" calcext:value-type="float">
            <text:p>1058.690308866</text:p>
          </table:table-cell>
          <table:table-cell office:value-type="float" office:value="4780.291204857" calcext:value-type="float">
            <text:p>4780.291204857</text:p>
          </table:table-cell>
          <table:table-cell table:style-name="ce66" office:value-type="string" calcext:value-type="string">
            <text:p>6848.70465302467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6893.05945873261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83];[.G83];[.M83];[.P83]) = [.D83]; &quot;STAMINA/STORM 2.0&quot;;        IF(MIN([.D83];[.G83];[.M83];[.P83]) = [.G83]; &quot;STAMINA/STORM 2.5&quot;;         IF(MIN([.D83];[.G83];[.M83];[.P83]) = [.M83]; &quot;STAMINA/PRISM 2.0&quot;;             IF(MIN([.D83];[.G83];[.M83];[.P83]) = [.P8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1to101 (u) </text:p>
          </table:table-cell>
          <table:table-cell office:value-type="string" calcext:value-type="string">
            <text:p>/HazardCct/Circuit0x8E_LogicHazardFree/Glitch One/Unbounded/Circuit0x8E_LHF_011to101_unb.sm</text:p>
          </table:table-cell>
          <table:table-cell table:style-name="ce10" office:value-type="float" office:value="10579.0392756462" calcext:value-type="float">
            <text:p>10579.0392756462</text:p>
          </table:table-cell>
          <table:table-cell table:style-name="ce3" office:value-type="float" office:value="8993.48795005" calcext:value-type="float">
            <text:p>8993.48795005</text:p>
          </table:table-cell>
          <table:table-cell table:style-name="ce3" office:value-type="float" office:value="1580.45826403" calcext:value-type="float">
            <text:p>1580.45826403</text:p>
          </table:table-cell>
          <table:table-cell table:style-name="ce67" office:value-type="float" office:value="8609.45297026634" calcext:value-type="float">
            <text:p>8609.45297026634</text:p>
          </table:table-cell>
          <table:table-cell table:style-name="ce3" office:value-type="float" office:value="7136.750357366" calcext:value-type="float">
            <text:p>7136.750357366</text:p>
          </table:table-cell>
          <table:table-cell table:style-name="ce3" office:value-type="float" office:value="1470.509657885" calcext:value-type="float">
            <text:p>1470.509657885</text:p>
          </table:table-cell>
          <table:table-cell table:style-name="ce79" office:value-type="float" office:value="5290.46713614464" calcext:value-type="float">
            <text:p>5290.4671361446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4740.61303687096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5344.40306687355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84];[.G84];[.M84];[.P84]) = [.D84]; &quot;STAMINA/STORM 2.0&quot;;        IF(MIN([.D84];[.G84];[.M84];[.P84]) = [.G84]; &quot;STAMINA/STORM 2.5&quot;;         IF(MIN([.D84];[.G84];[.M84];[.P84]) = [.M84]; &quot;STAMINA/PRISM 2.0&quot;;             IF(MIN([.D84];[.G84];[.M84];[.P84]) = [.P84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00to101 (u) </text:p>
          </table:table-cell>
          <table:table-cell office:value-type="string" calcext:value-type="string">
            <text:p>/HazardCct/Circuit0x8E_LogicHazardFree/Glitch One/Unbounded/Circuit0x8E_LHF_000to101_unb.sm</text:p>
          </table:table-cell>
          <table:table-cell table:style-name="ce11" office:value-type="float" office:value="3543.58797550201" calcext:value-type="float">
            <text:p>3543.58797550201</text:p>
          </table:table-cell>
          <table:table-cell table:style-name="ce4" office:value-type="float" office:value="2885.943455749" calcext:value-type="float">
            <text:p>2885.943455749</text:p>
          </table:table-cell>
          <table:table-cell table:style-name="ce4" office:value-type="float" office:value="655.150547579" calcext:value-type="float">
            <text:p>655.150547579</text:p>
          </table:table-cell>
          <table:table-cell table:style-name="ce66" office:value-type="float" office:value="2745.42740154266" calcext:value-type="float">
            <text:p>2745.42740154266</text:p>
          </table:table-cell>
          <table:table-cell table:style-name="ce4" office:value-type="float" office:value="2252.388784977" calcext:value-type="float">
            <text:p>2252.388784977</text:p>
          </table:table-cell>
          <table:table-cell table:style-name="ce4" office:value-type="float" office:value="492.01460764" calcext:value-type="float">
            <text:p>492.01460764</text:p>
          </table:table-cell>
          <table:table-cell table:style-name="ce79" office:value-type="float" office:value="5323.50658559799" calcext:value-type="float">
            <text:p>5323.50658559799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string" calcext:value-type="string">
            <text:p>1371.04540276527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1775.38769865036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85];[.G85];[.M85];[.P85]) = [.D85]; &quot;STAMINA/STORM 2.0&quot;;        IF(MIN([.D85];[.G85];[.M85];[.P85]) = [.G85]; &quot;STAMINA/STORM 2.5&quot;;         IF(MIN([.D85];[.G85];[.M85];[.P85]) = [.M85]; &quot;STAMINA/PRISM 2.0&quot;;             IF(MIN([.D85];[.G85];[.M85];[.P85]) = [.P8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1to000 (u) </text:p>
          </table:table-cell>
          <table:table-cell office:value-type="string" calcext:value-type="string">
            <text:p>/HazardCct/Circuit0x8E_LogicHazardFree/Glitch One/Unbounded/Circuit0x8E_LHF_101to000_unb.sm</text:p>
          </table:table-cell>
          <table:table-cell table:style-name="ce10" office:value-type="float" office:value="422.870791196823" calcext:value-type="float">
            <text:p>422.870791196823</text:p>
          </table:table-cell>
          <table:table-cell table:style-name="ce3" office:value-type="float" office:value="376.467083202" calcext:value-type="float">
            <text:p>376.467083202</text:p>
          </table:table-cell>
          <table:table-cell table:style-name="ce3" office:value-type="float" office:value="45.978152332" calcext:value-type="float">
            <text:p>45.978152332</text:p>
          </table:table-cell>
          <table:table-cell table:style-name="ce67" office:value-type="float" office:value="406.950045824051" calcext:value-type="float">
            <text:p>406.950045824051</text:p>
          </table:table-cell>
          <table:table-cell table:style-name="ce3" office:value-type="float" office:value="368.626068726" calcext:value-type="float">
            <text:p>368.626068726</text:p>
          </table:table-cell>
          <table:table-cell table:style-name="ce3" office:value-type="float" office:value="38.076528843" calcext:value-type="float">
            <text:p>38.076528843</text:p>
          </table:table-cell>
          <table:table-cell office:value-type="float" office:value="323.544407844543" calcext:value-type="float">
            <text:p>323.544407844543</text:p>
          </table:table-cell>
          <table:table-cell office:value-type="float" office:value="102.93861138" calcext:value-type="float">
            <text:p>102.93861138</text:p>
          </table:table-cell>
          <table:table-cell office:value-type="float" office:value="219.660078479" calcext:value-type="float">
            <text:p>219.660078479</text:p>
          </table:table-cell>
          <table:table-cell table:style-name="ce67" office:value-type="float" office:value="598.14501285553" calcext:value-type="float">
            <text:p>598.14501285553</text:p>
          </table:table-cell>
          <table:table-cell table:style-name="ce3" office:value-type="float" office:value="172.421" calcext:value-type="float">
            <text:p>172.421</text:p>
          </table:table-cell>
          <table:table-cell table:style-name="ce3" office:value-type="float" office:value="181.525" calcext:value-type="float">
            <text:p>181.525</text:p>
          </table:table-cell>
          <table:table-cell table:style-name="ce67" office:value-type="float" office:value="687.341081380844" calcext:value-type="float">
            <text:p>687.341081380844</text:p>
          </table:table-cell>
          <table:table-cell table:style-name="ce3" office:value-type="float" office:value="198.875" calcext:value-type="float">
            <text:p>198.875</text:p>
          </table:table-cell>
          <table:table-cell table:style-name="ce7" office:value-type="float" office:value="207.944" calcext:value-type="float">
            <text:p>207.944</text:p>
          </table:table-cell>
          <table:table-cell table:style-name="ce33" table:formula="of:=IF(MIN([.D86];[.G86];[.M86];[.P86]) = [.D86]; &quot;STAMINA/STORM 2.0&quot;;        IF(MIN([.D86];[.G86];[.M86];[.P86]) = [.G86]; &quot;STAMINA/STORM 2.5&quot;;         IF(MIN([.D86];[.G86];[.M86];[.P86]) = [.M86]; &quot;STAMINA/PRISM 2.0&quot;;             IF(MIN([.D86];[.G86];[.M86];[.P86]) = [.P8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1to000 </text:p>
          </table:table-cell>
          <table:table-cell office:value-type="string" calcext:value-type="string">
            <text:p>/HazardCct/Circuit0x8E_LogicHazardFree/Glitch One/Circuit0x8E_LHF_101to000.sm</text:p>
          </table:table-cell>
          <table:table-cell table:style-name="ce11" office:value-type="float" office:value="396.311223506927" calcext:value-type="float">
            <text:p>396.311223506927</text:p>
          </table:table-cell>
          <table:table-cell table:style-name="ce4" office:value-type="float" office:value="354.846333444" calcext:value-type="float">
            <text:p>354.846333444</text:p>
          </table:table-cell>
          <table:table-cell table:style-name="ce4" office:value-type="float" office:value="41.073083391" calcext:value-type="float">
            <text:p>41.073083391</text:p>
          </table:table-cell>
          <table:table-cell table:style-name="ce66" office:value-type="float" office:value="338.589584112167" calcext:value-type="float">
            <text:p>338.589584112167</text:p>
          </table:table-cell>
          <table:table-cell table:style-name="ce4" office:value-type="float" office:value="305.447335382" calcext:value-type="float">
            <text:p>305.447335382</text:p>
          </table:table-cell>
          <table:table-cell table:style-name="ce4" office:value-type="float" office:value="32.945510742" calcext:value-type="float">
            <text:p>32.945510742</text:p>
          </table:table-cell>
          <table:table-cell office:value-type="float" office:value="240.143450021744" calcext:value-type="float">
            <text:p>240.143450021744</text:p>
          </table:table-cell>
          <table:table-cell office:value-type="float" office:value="81.505110434" calcext:value-type="float">
            <text:p>81.505110434</text:p>
          </table:table-cell>
          <table:table-cell office:value-type="float" office:value="157.947289745" calcext:value-type="float">
            <text:p>157.947289745</text:p>
          </table:table-cell>
          <table:table-cell table:style-name="ce66" office:value-type="float" office:value="583.939714431763" calcext:value-type="float">
            <text:p>583.939714431763</text:p>
          </table:table-cell>
          <table:table-cell table:style-name="ce4" office:value-type="float" office:value="166.258" calcext:value-type="float">
            <text:p>166.258</text:p>
          </table:table-cell>
          <table:table-cell table:style-name="ce4" office:value-type="float" office:value="175.856" calcext:value-type="float">
            <text:p>175.856</text:p>
          </table:table-cell>
          <table:table-cell table:style-name="ce66" office:value-type="float" office:value="648.879906892777" calcext:value-type="float">
            <text:p>648.879906892777</text:p>
          </table:table-cell>
          <table:table-cell table:style-name="ce4" office:value-type="float" office:value="191.562" calcext:value-type="float">
            <text:p>191.562</text:p>
          </table:table-cell>
          <table:table-cell table:style-name="ce8" office:value-type="float" office:value="189.826" calcext:value-type="float">
            <text:p>189.826</text:p>
          </table:table-cell>
          <table:table-cell table:style-name="ce33" table:formula="of:=IF(MIN([.D87];[.G87];[.M87];[.P87]) = [.D87]; &quot;STAMINA/STORM 2.0&quot;;        IF(MIN([.D87];[.G87];[.M87];[.P87]) = [.G87]; &quot;STAMINA/STORM 2.5&quot;;         IF(MIN([.D87];[.G87];[.M87];[.P87]) = [.M87]; &quot;STAMINA/PRISM 2.0&quot;;             IF(MIN([.D87];[.G87];[.M87];[.P87]) = [.P8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1to000 </text:p>
          </table:table-cell>
          <table:table-cell office:value-type="string" calcext:value-type="string">
            <text:p>/HazardCct/Circuit0x8E_LogicHazardFree/Glitch One/Circuit0x8E_LHF_011to000.sm</text:p>
          </table:table-cell>
          <table:table-cell table:style-name="ce10" office:value-type="float" office:value="1297.01606178284" calcext:value-type="float">
            <text:p>1297.01606178284</text:p>
          </table:table-cell>
          <table:table-cell table:style-name="ce3" office:value-type="float" office:value="1118.294936965" calcext:value-type="float">
            <text:p>1118.294936965</text:p>
          </table:table-cell>
          <table:table-cell table:style-name="ce3" office:value-type="float" office:value="177.798310653" calcext:value-type="float">
            <text:p>177.798310653</text:p>
          </table:table-cell>
          <table:table-cell table:style-name="ce67" office:value-type="float" office:value="1237.71276021004" calcext:value-type="float">
            <text:p>1237.71276021004</text:p>
          </table:table-cell>
          <table:table-cell table:style-name="ce3" office:value-type="float" office:value="1105.388370044" calcext:value-type="float">
            <text:p>1105.388370044</text:p>
          </table:table-cell>
          <table:table-cell table:style-name="ce3" office:value-type="float" office:value="131.875105899" calcext:value-type="float">
            <text:p>131.875105899</text:p>
          </table:table-cell>
          <table:table-cell table:style-name="ce79" office:value-type="float" office:value="7801.79121136665" calcext:value-type="float">
            <text:p>7801.79121136665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1928.33534312248" calcext:value-type="float">
            <text:p>1928.33534312248</text:p>
          </table:table-cell>
          <table:table-cell table:style-name="ce3" office:value-type="float" office:value="542.811" calcext:value-type="float">
            <text:p>542.811</text:p>
          </table:table-cell>
          <table:table-cell table:style-name="ce3" office:value-type="float" office:value="558.662" calcext:value-type="float">
            <text:p>558.662</text:p>
          </table:table-cell>
          <table:table-cell table:style-name="ce67" office:value-type="float" office:value="1953.79748654366" calcext:value-type="float">
            <text:p>1953.79748654366</text:p>
          </table:table-cell>
          <table:table-cell table:style-name="ce3" office:value-type="float" office:value="540.9" calcext:value-type="float">
            <text:p>540.9</text:p>
          </table:table-cell>
          <table:table-cell table:style-name="ce7" office:value-type="float" office:value="575.111" calcext:value-type="float">
            <text:p>575.111</text:p>
          </table:table-cell>
          <table:table-cell table:style-name="ce33" table:formula="of:=IF(MIN([.D88];[.G88];[.M88];[.P88]) = [.D88]; &quot;STAMINA/STORM 2.0&quot;;        IF(MIN([.D88];[.G88];[.M88];[.P88]) = [.G88]; &quot;STAMINA/STORM 2.5&quot;;         IF(MIN([.D88];[.G88];[.M88];[.P88]) = [.M88]; &quot;STAMINA/PRISM 2.0&quot;;             IF(MIN([.D88];[.G88];[.M88];[.P88]) = [.P8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00to101 </text:p>
          </table:table-cell>
          <table:table-cell office:value-type="string" calcext:value-type="string">
            <text:p>/HazardCct/Circuit0x8E_LogicHazardFree/Glitch One/Circuit0x8E_LHF_000to101.sm</text:p>
          </table:table-cell>
          <table:table-cell table:style-name="ce11" office:value-type="float" office:value="110.282364368439" calcext:value-type="float">
            <text:p>110.282364368439</text:p>
          </table:table-cell>
          <table:table-cell table:style-name="ce4" office:value-type="float" office:value="104.036348173" calcext:value-type="float">
            <text:p>104.036348173</text:p>
          </table:table-cell>
          <table:table-cell table:style-name="ce4" office:value-type="float" office:value="6.107632679" calcext:value-type="float">
            <text:p>6.107632679</text:p>
          </table:table-cell>
          <table:table-cell table:style-name="ce66" office:value-type="float" office:value="110.96652841568" calcext:value-type="float">
            <text:p>110.96652841568</text:p>
          </table:table-cell>
          <table:table-cell table:style-name="ce4" office:value-type="float" office:value="104.47190881" calcext:value-type="float">
            <text:p>104.47190881</text:p>
          </table:table-cell>
          <table:table-cell table:style-name="ce4" office:value-type="float" office:value="6.395808844" calcext:value-type="float">
            <text:p>6.395808844</text:p>
          </table:table-cell>
          <table:table-cell office:value-type="float" office:value="146.54860496521" calcext:value-type="float">
            <text:p>146.54860496521</text:p>
          </table:table-cell>
          <table:table-cell office:value-type="float" office:value="72.351255109" calcext:value-type="float">
            <text:p>72.351255109</text:p>
          </table:table-cell>
          <table:table-cell office:value-type="float" office:value="73.741773324" calcext:value-type="float">
            <text:p>73.741773324</text:p>
          </table:table-cell>
          <table:table-cell table:style-name="ce66" office:value-type="float" office:value="185.558390378952" calcext:value-type="float">
            <text:p>185.558390378952</text:p>
          </table:table-cell>
          <table:table-cell table:style-name="ce4" office:value-type="float" office:value="47.338" calcext:value-type="float">
            <text:p>47.338</text:p>
          </table:table-cell>
          <table:table-cell table:style-name="ce4" office:value-type="float" office:value="62.314" calcext:value-type="float">
            <text:p>62.314</text:p>
          </table:table-cell>
          <table:table-cell table:style-name="ce66" office:value-type="float" office:value="171.474482536316" calcext:value-type="float">
            <text:p>171.474482536316</text:p>
          </table:table-cell>
          <table:table-cell table:style-name="ce4" office:value-type="float" office:value="41.906" calcext:value-type="float">
            <text:p>41.906</text:p>
          </table:table-cell>
          <table:table-cell table:style-name="ce8" office:value-type="float" office:value="58.428" calcext:value-type="float">
            <text:p>58.428</text:p>
          </table:table-cell>
          <table:table-cell table:style-name="ce33" table:formula="of:=IF(MIN([.D89];[.G89];[.M89];[.P89]) = [.D89]; &quot;STAMINA/STORM 2.0&quot;;        IF(MIN([.D89];[.G89];[.M89];[.P89]) = [.G89]; &quot;STAMINA/STORM 2.5&quot;;         IF(MIN([.D89];[.G89];[.M89];[.P89]) = [.M89]; &quot;STAMINA/PRISM 2.0&quot;;             IF(MIN([.D89];[.G89];[.M89];[.P89]) = [.P89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1to011 </text:p>
          </table:table-cell>
          <table:table-cell office:value-type="string" calcext:value-type="string">
            <text:p>/HazardCct/Circuit0x8E_LogicHazardFree/Glitch One/Circuit0x8E_LHF_101to011.sm</text:p>
          </table:table-cell>
          <table:table-cell table:style-name="ce10" office:value-type="float" office:value="5429.39507174492" calcext:value-type="float">
            <text:p>5429.39507174492</text:p>
          </table:table-cell>
          <table:table-cell table:style-name="ce3" office:value-type="float" office:value="4708.777402235" calcext:value-type="float">
            <text:p>4708.777402235</text:p>
          </table:table-cell>
          <table:table-cell table:style-name="ce3" office:value-type="float" office:value="717.90295827" calcext:value-type="float">
            <text:p>717.90295827</text:p>
          </table:table-cell>
          <table:table-cell table:style-name="ce67" office:value-type="float" office:value="4468.69886159897" calcext:value-type="float">
            <text:p>4468.69886159897</text:p>
          </table:table-cell>
          <table:table-cell table:style-name="ce3" office:value-type="float" office:value="3750.483656133" calcext:value-type="float">
            <text:p>3750.483656133</text:p>
          </table:table-cell>
          <table:table-cell table:style-name="ce3" office:value-type="float" office:value="716.970419879" calcext:value-type="float">
            <text:p>716.970419879</text:p>
          </table:table-cell>
          <table:table-cell table:style-name="ce79" office:value-type="float" office:value="7537.12534976006" calcext:value-type="float">
            <text:p>7537.12534976006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2837.83920359612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1680.6366288662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90];[.G90];[.M90];[.P90]) = [.D90]; &quot;STAMINA/STORM 2.0&quot;;        IF(MIN([.D90];[.G90];[.M90];[.P90]) = [.G90]; &quot;STAMINA/STORM 2.5&quot;;         IF(MIN([.D90];[.G90];[.M90];[.P90]) = [.M90]; &quot;STAMINA/PRISM 2.0&quot;;             IF(MIN([.D90];[.G90];[.M90];[.P90]) = [.P9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1to101 </text:p>
          </table:table-cell>
          <table:table-cell office:value-type="string" calcext:value-type="string">
            <text:p>/HazardCct/Circuit0x8E_LogicHazardFree/Glitch One/Circuit0x8E_LHF_011to101.sm</text:p>
          </table:table-cell>
          <table:table-cell table:style-name="ce11" office:value-type="float" office:value="2171.4647591114" calcext:value-type="float">
            <text:p>2171.4647591114</text:p>
          </table:table-cell>
          <table:table-cell table:style-name="ce4" office:value-type="float" office:value="1918.287830118" calcext:value-type="float">
            <text:p>1918.287830118</text:p>
          </table:table-cell>
          <table:table-cell table:style-name="ce4" office:value-type="float" office:value="251.896728378" calcext:value-type="float">
            <text:p>251.896728378</text:p>
          </table:table-cell>
          <table:table-cell table:style-name="ce66" office:value-type="float" office:value="1929.09340882301" calcext:value-type="float">
            <text:p>1929.09340882301</text:p>
          </table:table-cell>
          <table:table-cell table:style-name="ce4" office:value-type="float" office:value="1715.654051295" calcext:value-type="float">
            <text:p>1715.654051295</text:p>
          </table:table-cell>
          <table:table-cell table:style-name="ce4" office:value-type="float" office:value="212.899526862" calcext:value-type="float">
            <text:p>212.899526862</text:p>
          </table:table-cell>
          <table:table-cell table:style-name="ce79" office:value-type="float" office:value="7497.84321546555" calcext:value-type="float">
            <text:p>7497.8432154655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4283.76320958138" calcext:value-type="float">
            <text:p>4283.76320958138</text:p>
          </table:table-cell>
          <table:table-cell table:style-name="ce4" office:value-type="float" office:value="941.175" calcext:value-type="float">
            <text:p>941.175</text:p>
          </table:table-cell>
          <table:table-cell table:style-name="ce4" office:value-type="float" office:value="1307.376" calcext:value-type="float">
            <text:p>1307.376</text:p>
          </table:table-cell>
          <table:table-cell table:style-name="ce66" office:value-type="float" office:value="4334.22006511688" calcext:value-type="float">
            <text:p>4334.22006511688</text:p>
          </table:table-cell>
          <table:table-cell table:style-name="ce4" office:value-type="float" office:value="588.156" calcext:value-type="float">
            <text:p>588.156</text:p>
          </table:table-cell>
          <table:table-cell table:style-name="ce8" office:value-type="float" office:value="1189.411" calcext:value-type="float">
            <text:p>1189.411</text:p>
          </table:table-cell>
          <table:table-cell table:style-name="ce33" table:formula="of:=IF(MIN([.D91];[.G91];[.M91];[.P91]) = [.D91]; &quot;STAMINA/STORM 2.0&quot;;        IF(MIN([.D91];[.G91];[.M91];[.P91]) = [.G91]; &quot;STAMINA/STORM 2.5&quot;;         IF(MIN([.D91];[.G91];[.M91];[.P91]) = [.M91]; &quot;STAMINA/PRISM 2.0&quot;;             IF(MIN([.D91];[.G91];[.M91];[.P91]) = [.P9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00to011 </text:p>
          </table:table-cell>
          <table:table-cell office:value-type="string" calcext:value-type="string">
            <text:p>/HazardCct/Circuit0x8E_LogicHazardFree/Glitch One/Circuit0x8E_LHF_000to011.sm</text:p>
          </table:table-cell>
          <table:table-cell table:style-name="ce10" office:value-type="float" office:value="127.738342761993" calcext:value-type="float">
            <text:p>127.738342761993</text:p>
          </table:table-cell>
          <table:table-cell table:style-name="ce3" office:value-type="float" office:value="119.61798705" calcext:value-type="float">
            <text:p>119.61798705</text:p>
          </table:table-cell>
          <table:table-cell table:style-name="ce3" office:value-type="float" office:value="7.985191376" calcext:value-type="float">
            <text:p>7.985191376</text:p>
          </table:table-cell>
          <table:table-cell table:style-name="ce67" office:value-type="float" office:value="130.014372825623" calcext:value-type="float">
            <text:p>130.014372825623</text:p>
          </table:table-cell>
          <table:table-cell table:style-name="ce3" office:value-type="float" office:value="121.548742841" calcext:value-type="float">
            <text:p>121.548742841</text:p>
          </table:table-cell>
          <table:table-cell table:style-name="ce3" office:value-type="float" office:value="8.376283475" calcext:value-type="float">
            <text:p>8.376283475</text:p>
          </table:table-cell>
          <table:table-cell office:value-type="float" office:value="70.7742121219635" calcext:value-type="float">
            <text:p>70.7742121219635</text:p>
          </table:table-cell>
          <table:table-cell office:value-type="float" office:value="32.690446828" calcext:value-type="float">
            <text:p>32.690446828</text:p>
          </table:table-cell>
          <table:table-cell office:value-type="float" office:value="37.776435046" calcext:value-type="float">
            <text:p>37.776435046</text:p>
          </table:table-cell>
          <table:table-cell table:style-name="ce67" office:value-type="float" office:value="182.891958236694" calcext:value-type="float">
            <text:p>182.891958236694</text:p>
          </table:table-cell>
          <table:table-cell table:style-name="ce3" office:value-type="float" office:value="54.041" calcext:value-type="float">
            <text:p>54.041</text:p>
          </table:table-cell>
          <table:table-cell table:style-name="ce3" office:value-type="float" office:value="59.527" calcext:value-type="float">
            <text:p>59.527</text:p>
          </table:table-cell>
          <table:table-cell table:style-name="ce67" office:value-type="float" office:value="222.520464897156" calcext:value-type="float">
            <text:p>222.520464897156</text:p>
          </table:table-cell>
          <table:table-cell table:style-name="ce3" office:value-type="float" office:value="46.891" calcext:value-type="float">
            <text:p>46.891</text:p>
          </table:table-cell>
          <table:table-cell table:style-name="ce7" office:value-type="float" office:value="81.157" calcext:value-type="float">
            <text:p>81.157</text:p>
          </table:table-cell>
          <table:table-cell table:style-name="ce33" table:formula="of:=IF(MIN([.D92];[.G92];[.M92];[.P92]) = [.D92]; &quot;STAMINA/STORM 2.0&quot;;        IF(MIN([.D92];[.G92];[.M92];[.P92]) = [.G92]; &quot;STAMINA/STORM 2.5&quot;;         IF(MIN([.D92];[.G92];[.M92];[.P92]) = [.M92]; &quot;STAMINA/PRISM 2.0&quot;;             IF(MIN([.D92];[.G92];[.M92];[.P92]) = [.P92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0to111 (u) </text:p>
          </table:table-cell>
          <table:table-cell office:value-type="string" calcext:value-type="string">
            <text:p>/HazardCct/Circuit0x8E_LogicHazardFree/Glitch Zero/Unbounded/Circuit0x8E_LHF_010to111_unb.sm</text:p>
          </table:table-cell>
          <table:table-cell table:style-name="ce11" office:value-type="string" calcext:value-type="string">
            <text:p>14838.6086463928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34874.1702830791" calcext:value-type="float">
            <text:p>34874.1702830791</text:p>
          </table:table-cell>
          <table:table-cell table:style-name="ce4" office:value-type="float" office:value="32122.116704887" calcext:value-type="float">
            <text:p>32122.116704887</text:p>
          </table:table-cell>
          <table:table-cell table:style-name="ce4" office:value-type="float" office:value="2749.52688334" calcext:value-type="float">
            <text:p>2749.52688334</text:p>
          </table:table-cell>
          <table:table-cell table:style-name="ce79" office:value-type="float" office:value="3848.79114365578" calcext:value-type="float">
            <text:p>3848.79114365578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string" calcext:value-type="string">
            <text:p>5522.66054487228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6438.45991587639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93];[.G93];[.M93];[.P93]) = [.D93]; &quot;STAMINA/STORM 2.0&quot;;        IF(MIN([.D93];[.G93];[.M93];[.P93]) = [.G93]; &quot;STAMINA/STORM 2.5&quot;;         IF(MIN([.D93];[.G93];[.M93];[.P93]) = [.M93]; &quot;STAMINA/PRISM 2.0&quot;;             IF(MIN([.D93];[.G93];[.M93];[.P93]) = [.P9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11to010 (u) </text:p>
          </table:table-cell>
          <table:table-cell office:value-type="string" calcext:value-type="string">
            <text:p>/HazardCct/Circuit0x8E_LogicHazardFree/Glitch Zero/Unbounded/Circuit0x8E_LHF_111to010_unb.sm</text:p>
          </table:table-cell>
          <table:table-cell table:style-name="ce10" office:value-type="float" office:value="4646.48178219795" calcext:value-type="float">
            <text:p>4646.48178219795</text:p>
          </table:table-cell>
          <table:table-cell table:style-name="ce3" office:value-type="float" office:value="4161.900732483" calcext:value-type="float">
            <text:p>4161.900732483</text:p>
          </table:table-cell>
          <table:table-cell table:style-name="ce3" office:value-type="float" office:value="481.637229788" calcext:value-type="float">
            <text:p>481.637229788</text:p>
          </table:table-cell>
          <table:table-cell table:style-name="ce67" office:value-type="float" office:value="7853.70698213577" calcext:value-type="float">
            <text:p>7853.70698213577</text:p>
          </table:table-cell>
          <table:table-cell table:style-name="ce3" office:value-type="float" office:value="7431.286764378" calcext:value-type="float">
            <text:p>7431.286764378</text:p>
          </table:table-cell>
          <table:table-cell table:style-name="ce3" office:value-type="float" office:value="421.223808388" calcext:value-type="float">
            <text:p>421.223808388</text:p>
          </table:table-cell>
          <table:table-cell table:style-name="ce79" office:value-type="float" office:value="5323.8513739109" calcext:value-type="float">
            <text:p>5323.8513739109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1947.89080619812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1912.886064291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94];[.G94];[.M94];[.P94]) = [.D94]; &quot;STAMINA/STORM 2.0&quot;;        IF(MIN([.D94];[.G94];[.M94];[.P94]) = [.G94]; &quot;STAMINA/STORM 2.5&quot;;         IF(MIN([.D94];[.G94];[.M94];[.P94]) = [.M94]; &quot;STAMINA/PRISM 2.0&quot;;             IF(MIN([.D94];[.G94];[.M94];[.P94]) = [.P94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0to111 (u) </text:p>
          </table:table-cell>
          <table:table-cell office:value-type="string" calcext:value-type="string">
            <text:p>/HazardCct/Circuit0x8E_LogicHazardFree/Glitch Zero/Unbounded/Circuit0x8E_LHF_100to111_unb.sm</text:p>
          </table:table-cell>
          <table:table-cell table:style-name="ce11" office:value-type="string" calcext:value-type="string">
            <text:p>11810.6553664207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24182.1777691841" calcext:value-type="float">
            <text:p>24182.1777691841</text:p>
          </table:table-cell>
          <table:table-cell table:style-name="ce4" office:value-type="float" office:value="22309.344631054" calcext:value-type="float">
            <text:p>22309.344631054</text:p>
          </table:table-cell>
          <table:table-cell table:style-name="ce4" office:value-type="float" office:value="1870.925834798" calcext:value-type="float">
            <text:p>1870.925834798</text:p>
          </table:table-cell>
          <table:table-cell table:style-name="ce79" office:value-type="float" office:value="5415.7291431427" calcext:value-type="float">
            <text:p>5415.7291431427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string" calcext:value-type="string">
            <text:p>4543.4042673111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5335.06730270386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95];[.G95];[.M95];[.P95]) = [.D95]; &quot;STAMINA/STORM 2.0&quot;;        IF(MIN([.D95];[.G95];[.M95];[.P95]) = [.G95]; &quot;STAMINA/STORM 2.5&quot;;         IF(MIN([.D95];[.G95];[.M95];[.P95]) = [.M95]; &quot;STAMINA/PRISM 2.0&quot;;             IF(MIN([.D95];[.G95];[.M95];[.P95]) = [.P9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0to100 (u) </text:p>
          </table:table-cell>
          <table:table-cell office:value-type="string" calcext:value-type="string">
            <text:p>/HazardCct/Circuit0x8E_LogicHazardFree/Glitch Zero/Unbounded/Circuit0x8E_LHF_010to100_unb.sm</text:p>
          </table:table-cell>
          <table:table-cell table:style-name="ce10" office:value-type="float" office:value="87.7637581825256" calcext:value-type="float">
            <text:p>87.7637581825256</text:p>
          </table:table-cell>
          <table:table-cell table:style-name="ce3" office:value-type="float" office:value="81.31345378" calcext:value-type="float">
            <text:p>81.31345378</text:p>
          </table:table-cell>
          <table:table-cell table:style-name="ce3" office:value-type="float" office:value="6.274281083" calcext:value-type="float">
            <text:p>6.274281083</text:p>
          </table:table-cell>
          <table:table-cell table:style-name="ce67" office:value-type="float" office:value="75.1251051425934" calcext:value-type="float">
            <text:p>75.1251051425934</text:p>
          </table:table-cell>
          <table:table-cell table:style-name="ce3" office:value-type="float" office:value="69.342079032" calcext:value-type="float">
            <text:p>69.342079032</text:p>
          </table:table-cell>
          <table:table-cell table:style-name="ce3" office:value-type="float" office:value="5.675585814" calcext:value-type="float">
            <text:p>5.675585814</text:p>
          </table:table-cell>
          <table:table-cell table:style-name="ce79" office:value-type="float" office:value="74.5613920688629" calcext:value-type="float">
            <text:p>74.5613920688629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18.51226401329" calcext:value-type="float">
            <text:p>218.51226401329</text:p>
          </table:table-cell>
          <table:table-cell table:style-name="ce3" office:value-type="float" office:value="38.725" calcext:value-type="float">
            <text:p>38.725</text:p>
          </table:table-cell>
          <table:table-cell table:style-name="ce3" office:value-type="float" office:value="68.635" calcext:value-type="float">
            <text:p>68.635</text:p>
          </table:table-cell>
          <table:table-cell table:style-name="ce67" office:value-type="float" office:value="206.045241117477" calcext:value-type="float">
            <text:p>206.045241117477</text:p>
          </table:table-cell>
          <table:table-cell table:style-name="ce3" office:value-type="float" office:value="36.249" calcext:value-type="float">
            <text:p>36.249</text:p>
          </table:table-cell>
          <table:table-cell table:style-name="ce7" office:value-type="float" office:value="64.34" calcext:value-type="float">
            <text:p>64.34</text:p>
          </table:table-cell>
          <table:table-cell table:style-name="ce33" table:formula="of:=IF(MIN([.D96];[.G96];[.M96];[.P96]) = [.D96]; &quot;STAMINA/STORM 2.0&quot;;        IF(MIN([.D96];[.G96];[.M96];[.P96]) = [.G96]; &quot;STAMINA/STORM 2.5&quot;;         IF(MIN([.D96];[.G96];[.M96];[.P96]) = [.M96]; &quot;STAMINA/PRISM 2.0&quot;;             IF(MIN([.D96];[.G96];[.M96];[.P96]) = [.P9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0to010 (u) </text:p>
          </table:table-cell>
          <table:table-cell office:value-type="string" calcext:value-type="string">
            <text:p>/HazardCct/Circuit0x8E_LogicHazardFree/Glitch Zero/Unbounded/Circuit0x8E_LHF_100to010_unb.sm</text:p>
          </table:table-cell>
          <table:table-cell table:style-name="ce11" office:value-type="float" office:value="358.016372680664" calcext:value-type="float">
            <text:p>358.016372680664</text:p>
          </table:table-cell>
          <table:table-cell table:style-name="ce4" office:value-type="float" office:value="336.927887718" calcext:value-type="float">
            <text:p>336.927887718</text:p>
          </table:table-cell>
          <table:table-cell table:style-name="ce4" office:value-type="float" office:value="20.635732492" calcext:value-type="float">
            <text:p>20.635732492</text:p>
          </table:table-cell>
          <table:table-cell table:style-name="ce66" office:value-type="float" office:value="315.347977638245" calcext:value-type="float">
            <text:p>315.347977638245</text:p>
          </table:table-cell>
          <table:table-cell table:style-name="ce4" office:value-type="float" office:value="297.000722825" calcext:value-type="float">
            <text:p>297.000722825</text:p>
          </table:table-cell>
          <table:table-cell table:style-name="ce4" office:value-type="float" office:value="18.118984331" calcext:value-type="float">
            <text:p>18.118984331</text:p>
          </table:table-cell>
          <table:table-cell table:style-name="ce79" office:value-type="float" office:value="136.015374183655" calcext:value-type="float">
            <text:p>136.01537418365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418.4723508358" calcext:value-type="float">
            <text:p>418.4723508358</text:p>
          </table:table-cell>
          <table:table-cell table:style-name="ce4" office:value-type="float" office:value="156.971" calcext:value-type="float">
            <text:p>156.971</text:p>
          </table:table-cell>
          <table:table-cell table:style-name="ce4" office:value-type="float" office:value="104.865" calcext:value-type="float">
            <text:p>104.865</text:p>
          </table:table-cell>
          <table:table-cell table:style-name="ce66" office:value-type="float" office:value="384.093580961227" calcext:value-type="float">
            <text:p>384.093580961227</text:p>
          </table:table-cell>
          <table:table-cell table:style-name="ce4" office:value-type="float" office:value="122.989" calcext:value-type="float">
            <text:p>122.989</text:p>
          </table:table-cell>
          <table:table-cell table:style-name="ce8" office:value-type="float" office:value="102.62" calcext:value-type="float">
            <text:p>102.62</text:p>
          </table:table-cell>
          <table:table-cell table:style-name="ce33" table:formula="of:=IF(MIN([.D97];[.G97];[.M97];[.P97]) = [.D97]; &quot;STAMINA/STORM 2.0&quot;;        IF(MIN([.D97];[.G97];[.M97];[.P97]) = [.G97]; &quot;STAMINA/STORM 2.5&quot;;         IF(MIN([.D97];[.G97];[.M97];[.P97]) = [.M97]; &quot;STAMINA/PRISM 2.0&quot;;             IF(MIN([.D97];[.G97];[.M97];[.P97]) = [.P9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11to100 (u) </text:p>
          </table:table-cell>
          <table:table-cell office:value-type="string" calcext:value-type="string">
            <text:p>/HazardCct/Circuit0x8E_LogicHazardFree/Glitch Zero/Unbounded/Circuit0x8E_LHF_111to100_unb.sm</text:p>
          </table:table-cell>
          <table:table-cell table:style-name="ce10" office:value-type="float" office:value="2338.47300601006" calcext:value-type="float">
            <text:p>2338.47300601006</text:p>
          </table:table-cell>
          <table:table-cell table:style-name="ce3" office:value-type="float" office:value="2098.437935715" calcext:value-type="float">
            <text:p>2098.437935715</text:p>
          </table:table-cell>
          <table:table-cell table:style-name="ce3" office:value-type="float" office:value="238.468162976" calcext:value-type="float">
            <text:p>238.468162976</text:p>
          </table:table-cell>
          <table:table-cell table:style-name="ce67" office:value-type="float" office:value="2115.48776388168" calcext:value-type="float">
            <text:p>2115.48776388168</text:p>
          </table:table-cell>
          <table:table-cell table:style-name="ce3" office:value-type="float" office:value="1930.011339772" calcext:value-type="float">
            <text:p>1930.011339772</text:p>
          </table:table-cell>
          <table:table-cell table:style-name="ce3" office:value-type="float" office:value="184.621087508" calcext:value-type="float">
            <text:p>184.621087508</text:p>
          </table:table-cell>
          <table:table-cell table:style-name="ce79" office:value-type="float" office:value="5437.6109790802" calcext:value-type="float">
            <text:p>5437.6109790802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820.63712573051" calcext:value-type="float">
            <text:p>2820.63712573051</text:p>
          </table:table-cell>
          <table:table-cell table:style-name="ce3" office:value-type="float" office:value="953.256" calcext:value-type="float">
            <text:p>953.256</text:p>
          </table:table-cell>
          <table:table-cell table:style-name="ce3" office:value-type="float" office:value="756.73" calcext:value-type="float">
            <text:p>756.73</text:p>
          </table:table-cell>
          <table:table-cell table:style-name="ce67" office:value-type="float" office:value="2744.82236599922" calcext:value-type="float">
            <text:p>2744.82236599922</text:p>
          </table:table-cell>
          <table:table-cell table:style-name="ce3" office:value-type="float" office:value="823.354" calcext:value-type="float">
            <text:p>823.354</text:p>
          </table:table-cell>
          <table:table-cell table:style-name="ce7" office:value-type="float" office:value="793.398" calcext:value-type="float">
            <text:p>793.398</text:p>
          </table:table-cell>
          <table:table-cell table:style-name="ce33" table:formula="of:=IF(MIN([.D98];[.G98];[.M98];[.P98]) = [.D98]; &quot;STAMINA/STORM 2.0&quot;;        IF(MIN([.D98];[.G98];[.M98];[.P98]) = [.G98]; &quot;STAMINA/STORM 2.5&quot;;         IF(MIN([.D98];[.G98];[.M98];[.P98]) = [.M98]; &quot;STAMINA/PRISM 2.0&quot;;             IF(MIN([.D98];[.G98];[.M98];[.P98]) = [.P9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0to111 </text:p>
          </table:table-cell>
          <table:table-cell office:value-type="string" calcext:value-type="string">
            <text:p>/HazardCct/Circuit0x8E_LogicHazardFree/Glitch Zero/Circuit0x8E_LHF_010to111.sm</text:p>
          </table:table-cell>
          <table:table-cell table:style-name="ce11" office:value-type="float" office:value="724.580548763275" calcext:value-type="float">
            <text:p>724.580548763275</text:p>
          </table:table-cell>
          <table:table-cell table:style-name="ce4" office:value-type="float" office:value="619.958704331" calcext:value-type="float">
            <text:p>619.958704331</text:p>
          </table:table-cell>
          <table:table-cell table:style-name="ce4" office:value-type="float" office:value="104.06495955" calcext:value-type="float">
            <text:p>104.06495955</text:p>
          </table:table-cell>
          <table:table-cell table:style-name="ce66" office:value-type="float" office:value="727.288247823715" calcext:value-type="float">
            <text:p>727.288247823715</text:p>
          </table:table-cell>
          <table:table-cell table:style-name="ce4" office:value-type="float" office:value="639.729802085" calcext:value-type="float">
            <text:p>639.729802085</text:p>
          </table:table-cell>
          <table:table-cell table:style-name="ce4" office:value-type="float" office:value="87.258395814" calcext:value-type="float">
            <text:p>87.258395814</text:p>
          </table:table-cell>
          <table:table-cell table:style-name="ce79" office:value-type="float" office:value="235.044278144836" calcext:value-type="float">
            <text:p>235.044278144836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1163.34455060959" calcext:value-type="float">
            <text:p>1163.34455060959</text:p>
          </table:table-cell>
          <table:table-cell table:style-name="ce4" office:value-type="float" office:value="299.72" calcext:value-type="float">
            <text:p>299.72</text:p>
          </table:table-cell>
          <table:table-cell table:style-name="ce4" office:value-type="float" office:value="431.38" calcext:value-type="float">
            <text:p>431.38</text:p>
          </table:table-cell>
          <table:table-cell table:style-name="ce66" office:value-type="float" office:value="1320.9851102829" calcext:value-type="float">
            <text:p>1320.9851102829</text:p>
          </table:table-cell>
          <table:table-cell table:style-name="ce4" office:value-type="float" office:value="273.516" calcext:value-type="float">
            <text:p>273.516</text:p>
          </table:table-cell>
          <table:table-cell table:style-name="ce8" office:value-type="float" office:value="518.94" calcext:value-type="float">
            <text:p>518.94</text:p>
          </table:table-cell>
          <table:table-cell table:style-name="ce33" table:formula="of:=IF(MIN([.D99];[.G99];[.M99];[.P99]) = [.D99]; &quot;STAMINA/STORM 2.0&quot;;        IF(MIN([.D99];[.G99];[.M99];[.P99]) = [.G99]; &quot;STAMINA/STORM 2.5&quot;;         IF(MIN([.D99];[.G99];[.M99];[.P99]) = [.M99]; &quot;STAMINA/PRISM 2.0&quot;;             IF(MIN([.D99];[.G99];[.M99];[.P99]) = [.P99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0to010 </text:p>
          </table:table-cell>
          <table:table-cell office:value-type="string" calcext:value-type="string">
            <text:p>/HazardCct/Circuit0x8E_LogicHazardFree/Glitch Zero/Circuit0x8E_LHF_100to010.sm</text:p>
          </table:table-cell>
          <table:table-cell table:style-name="ce10" office:value-type="float" office:value="75.4045789241791" calcext:value-type="float">
            <text:p>75.4045789241791</text:p>
          </table:table-cell>
          <table:table-cell table:style-name="ce3" office:value-type="float" office:value="72.920994732" calcext:value-type="float">
            <text:p>72.920994732</text:p>
          </table:table-cell>
          <table:table-cell table:style-name="ce3" office:value-type="float" office:value="2.344259932" calcext:value-type="float">
            <text:p>2.344259932</text:p>
          </table:table-cell>
          <table:table-cell table:style-name="ce67" office:value-type="float" office:value="71.7860639095306" calcext:value-type="float">
            <text:p>71.7860639095306</text:p>
          </table:table-cell>
          <table:table-cell table:style-name="ce3" office:value-type="float" office:value="69.466029632" calcext:value-type="float">
            <text:p>69.466029632</text:p>
          </table:table-cell>
          <table:table-cell table:style-name="ce3" office:value-type="float" office:value="2.211898945" calcext:value-type="float">
            <text:p>2.211898945</text:p>
          </table:table-cell>
          <table:table-cell office:value-type="float" office:value="91.2687106132507" calcext:value-type="float">
            <text:p>91.2687106132507</text:p>
          </table:table-cell>
          <table:table-cell office:value-type="float" office:value="71.536866512" calcext:value-type="float">
            <text:p>71.536866512</text:p>
          </table:table-cell>
          <table:table-cell office:value-type="float" office:value="19.303865062" calcext:value-type="float">
            <text:p>19.303865062</text:p>
          </table:table-cell>
          <table:table-cell table:style-name="ce67" office:value-type="float" office:value="85.453727722168" calcext:value-type="float">
            <text:p>85.453727722168</text:p>
          </table:table-cell>
          <table:table-cell table:style-name="ce3" office:value-type="float" office:value="33.111" calcext:value-type="float">
            <text:p>33.111</text:p>
          </table:table-cell>
          <table:table-cell table:style-name="ce3" office:value-type="float" office:value="18.228" calcext:value-type="float">
            <text:p>18.228</text:p>
          </table:table-cell>
          <table:table-cell table:style-name="ce67" office:value-type="float" office:value="118.509543180466" calcext:value-type="float">
            <text:p>118.509543180466</text:p>
          </table:table-cell>
          <table:table-cell table:style-name="ce3" office:value-type="float" office:value="30.968" calcext:value-type="float">
            <text:p>30.968</text:p>
          </table:table-cell>
          <table:table-cell table:style-name="ce7" office:value-type="float" office:value="27.762" calcext:value-type="float">
            <text:p>27.762</text:p>
          </table:table-cell>
          <table:table-cell table:style-name="ce33" table:formula="of:=IF(MIN([.D100];[.G100];[.M100];[.P100]) = [.D100]; &quot;STAMINA/STORM 2.0&quot;;        IF(MIN([.D100];[.G100];[.M100];[.P100]) = [.G100]; &quot;STAMINA/STORM 2.5&quot;;         IF(MIN([.D100];[.G100];[.M100];[.P100]) = [.M100]; &quot;STAMINA/PRISM 2.0&quot;;             IF(MIN([.D100];[.G100];[.M100];[.P100]) = [.P10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010to100 </text:p>
          </table:table-cell>
          <table:table-cell office:value-type="string" calcext:value-type="string">
            <text:p>/HazardCct/Circuit0x8E_LogicHazardFree/Glitch Zero/Circuit0x8E_LHF_010to100.sm</text:p>
          </table:table-cell>
          <table:table-cell table:style-name="ce11" office:value-type="float" office:value="41.4540598392487" calcext:value-type="float">
            <text:p>41.4540598392487</text:p>
          </table:table-cell>
          <table:table-cell table:style-name="ce4" office:value-type="float" office:value="39.572971521" calcext:value-type="float">
            <text:p>39.572971521</text:p>
          </table:table-cell>
          <table:table-cell table:style-name="ce4" office:value-type="float" office:value="1.763294275" calcext:value-type="float">
            <text:p>1.763294275</text:p>
          </table:table-cell>
          <table:table-cell table:style-name="ce66" office:value-type="float" office:value="34.5131726264954" calcext:value-type="float">
            <text:p>34.5131726264954</text:p>
          </table:table-cell>
          <table:table-cell table:style-name="ce4" office:value-type="float" office:value="32.924855497" calcext:value-type="float">
            <text:p>32.924855497</text:p>
          </table:table-cell>
          <table:table-cell table:style-name="ce4" office:value-type="float" office:value="1.49197436" calcext:value-type="float">
            <text:p>1.49197436</text:p>
          </table:table-cell>
          <table:table-cell table:style-name="ce79" office:value-type="float" office:value="17.2316863536835" calcext:value-type="float">
            <text:p>17.231686353683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83.31392121315" calcext:value-type="float">
            <text:p>83.31392121315</text:p>
          </table:table-cell>
          <table:table-cell table:style-name="ce4" office:value-type="float" office:value="17.761" calcext:value-type="float">
            <text:p>17.761</text:p>
          </table:table-cell>
          <table:table-cell table:style-name="ce4" office:value-type="float" office:value="21.258" calcext:value-type="float">
            <text:p>21.258</text:p>
          </table:table-cell>
          <table:table-cell table:style-name="ce66" office:value-type="float" office:value="78.3813285827637" calcext:value-type="float">
            <text:p>78.3813285827637</text:p>
          </table:table-cell>
          <table:table-cell table:style-name="ce4" office:value-type="float" office:value="14.622" calcext:value-type="float">
            <text:p>14.622</text:p>
          </table:table-cell>
          <table:table-cell table:style-name="ce8" office:value-type="float" office:value="20.612" calcext:value-type="float">
            <text:p>20.612</text:p>
          </table:table-cell>
          <table:table-cell table:style-name="ce33" table:formula="of:=IF(MIN([.D101];[.G101];[.M101];[.P101]) = [.D101]; &quot;STAMINA/STORM 2.0&quot;;        IF(MIN([.D101];[.G101];[.M101];[.P101]) = [.G101]; &quot;STAMINA/STORM 2.5&quot;;         IF(MIN([.D101];[.G101];[.M101];[.P101]) = [.M101]; &quot;STAMINA/PRISM 2.0&quot;;             IF(MIN([.D101];[.G101];[.M101];[.P101]) = [.P101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11to100 </text:p>
          </table:table-cell>
          <table:table-cell office:value-type="string" calcext:value-type="string">
            <text:p>/HazardCct/Circuit0x8E_LogicHazardFree/Glitch Zero/Circuit0x8E_LHF_111to100.sm</text:p>
          </table:table-cell>
          <table:table-cell table:style-name="ce10" office:value-type="float" office:value="1912.57746577263" calcext:value-type="float">
            <text:p>1912.57746577263</text:p>
          </table:table-cell>
          <table:table-cell table:style-name="ce3" office:value-type="float" office:value="1702.701128099" calcext:value-type="float">
            <text:p>1702.701128099</text:p>
          </table:table-cell>
          <table:table-cell table:style-name="ce3" office:value-type="float" office:value="208.431855197" calcext:value-type="float">
            <text:p>208.431855197</text:p>
          </table:table-cell>
          <table:table-cell table:style-name="ce67" office:value-type="float" office:value="1873.93716096878" calcext:value-type="float">
            <text:p>1873.93716096878</text:p>
          </table:table-cell>
          <table:table-cell table:style-name="ce3" office:value-type="float" office:value="1705.888028162" calcext:value-type="float">
            <text:p>1705.888028162</text:p>
          </table:table-cell>
          <table:table-cell table:style-name="ce3" office:value-type="float" office:value="167.375892581" calcext:value-type="float">
            <text:p>167.375892581</text:p>
          </table:table-cell>
          <table:table-cell table:style-name="ce79" office:value-type="float" office:value="649.005852937698" calcext:value-type="float">
            <text:p>649.005852937698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535.06040763855" calcext:value-type="float">
            <text:p>2535.06040763855</text:p>
          </table:table-cell>
          <table:table-cell table:style-name="ce3" office:value-type="float" office:value="830.827" calcext:value-type="float">
            <text:p>830.827</text:p>
          </table:table-cell>
          <table:table-cell table:style-name="ce3" office:value-type="float" office:value="706.09" calcext:value-type="float">
            <text:p>706.09</text:p>
          </table:table-cell>
          <table:table-cell table:style-name="ce67" office:value-type="float" office:value="2397.22971320152" calcext:value-type="float">
            <text:p>2397.22971320152</text:p>
          </table:table-cell>
          <table:table-cell table:style-name="ce3" office:value-type="float" office:value="700.701" calcext:value-type="float">
            <text:p>700.701</text:p>
          </table:table-cell>
          <table:table-cell table:style-name="ce7" office:value-type="float" office:value="689.687" calcext:value-type="float">
            <text:p>689.687</text:p>
          </table:table-cell>
          <table:table-cell table:style-name="ce33" table:formula="of:=IF(MIN([.D102];[.G102];[.M102];[.P102]) = [.D102]; &quot;STAMINA/STORM 2.0&quot;;        IF(MIN([.D102];[.G102];[.M102];[.P102]) = [.G102]; &quot;STAMINA/STORM 2.5&quot;;         IF(MIN([.D102];[.G102];[.M102];[.P102]) = [.M102]; &quot;STAMINA/PRISM 2.0&quot;;             IF(MIN([.D102];[.G102];[.M102];[.P102]) = [.P102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00to111 </text:p>
          </table:table-cell>
          <table:table-cell office:value-type="string" calcext:value-type="string">
            <text:p>/HazardCct/Circuit0x8E_LogicHazardFree/Glitch Zero/Circuit0x8E_LHF_100to111.sm</text:p>
          </table:table-cell>
          <table:table-cell table:style-name="ce11" office:value-type="float" office:value="156.194388866425" calcext:value-type="float">
            <text:p>156.194388866425</text:p>
          </table:table-cell>
          <table:table-cell table:style-name="ce4" office:value-type="float" office:value="143.845672084" calcext:value-type="float">
            <text:p>143.845672084</text:p>
          </table:table-cell>
          <table:table-cell table:style-name="ce4" office:value-type="float" office:value="12.175970735" calcext:value-type="float">
            <text:p>12.175970735</text:p>
          </table:table-cell>
          <table:table-cell table:style-name="ce66" office:value-type="float" office:value="146.470626115799" calcext:value-type="float">
            <text:p>146.470626115799</text:p>
          </table:table-cell>
          <table:table-cell table:style-name="ce4" office:value-type="float" office:value="134.288456133" calcext:value-type="float">
            <text:p>134.288456133</text:p>
          </table:table-cell>
          <table:table-cell table:style-name="ce4" office:value-type="float" office:value="12.057808817" calcext:value-type="float">
            <text:p>12.057808817</text:p>
          </table:table-cell>
          <table:table-cell office:value-type="float" office:value="102.204831838608" calcext:value-type="float">
            <text:p>102.204831838608</text:p>
          </table:table-cell>
          <table:table-cell office:value-type="float" office:value="72.531885017" calcext:value-type="float">
            <text:p>72.531885017</text:p>
          </table:table-cell>
          <table:table-cell office:value-type="float" office:value="29.165574979" calcext:value-type="float">
            <text:p>29.165574979</text:p>
          </table:table-cell>
          <table:table-cell table:style-name="ce66" office:value-type="float" office:value="260.201296329498" calcext:value-type="float">
            <text:p>260.201296329498</text:p>
          </table:table-cell>
          <table:table-cell table:style-name="ce4" office:value-type="float" office:value="65.982" calcext:value-type="float">
            <text:p>65.982</text:p>
          </table:table-cell>
          <table:table-cell table:style-name="ce4" office:value-type="float" office:value="91.125" calcext:value-type="float">
            <text:p>91.125</text:p>
          </table:table-cell>
          <table:table-cell table:style-name="ce66" office:value-type="float" office:value="313.951643228531" calcext:value-type="float">
            <text:p>313.951643228531</text:p>
          </table:table-cell>
          <table:table-cell table:style-name="ce4" office:value-type="float" office:value="50.774" calcext:value-type="float">
            <text:p>50.774</text:p>
          </table:table-cell>
          <table:table-cell table:style-name="ce8" office:value-type="float" office:value="123.194" calcext:value-type="float">
            <text:p>123.194</text:p>
          </table:table-cell>
          <table:table-cell table:style-name="ce33" table:formula="of:=IF(MIN([.D103];[.G103];[.M103];[.P103]) = [.D103]; &quot;STAMINA/STORM 2.0&quot;;        IF(MIN([.D103];[.G103];[.M103];[.P103]) = [.G103]; &quot;STAMINA/STORM 2.5&quot;;         IF(MIN([.D103];[.G103];[.M103];[.P103]) = [.M103]; &quot;STAMINA/PRISM 2.0&quot;;             IF(MIN([.D103];[.G103];[.M103];[.P103]) = [.P103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F 111to010 </text:p>
          </table:table-cell>
          <table:table-cell office:value-type="string" calcext:value-type="string">
            <text:p>/HazardCct/Circuit0x8E_LogicHazardFree/Glitch Zero/Circuit0x8E_LHF_111to010.sm</text:p>
          </table:table-cell>
          <table:table-cell table:style-name="ce10" office:value-type="float" office:value="4099.24155044556" calcext:value-type="float">
            <text:p>4099.24155044556</text:p>
          </table:table-cell>
          <table:table-cell table:style-name="ce3" office:value-type="float" office:value="3644.889820504" calcext:value-type="float">
            <text:p>3644.889820504</text:p>
          </table:table-cell>
          <table:table-cell table:style-name="ce3" office:value-type="float" office:value="451.613026793" calcext:value-type="float">
            <text:p>451.613026793</text:p>
          </table:table-cell>
          <table:table-cell table:style-name="ce67" office:value-type="float" office:value="7608.03835558891" calcext:value-type="float">
            <text:p>7608.03835558891</text:p>
          </table:table-cell>
          <table:table-cell table:style-name="ce3" office:value-type="float" office:value="7187.879078866" calcext:value-type="float">
            <text:p>7187.879078866</text:p>
          </table:table-cell>
          <table:table-cell table:style-name="ce3" office:value-type="float" office:value="419.030936507" calcext:value-type="float">
            <text:p>419.030936507</text:p>
          </table:table-cell>
          <table:table-cell table:style-name="ce79" office:value-type="float" office:value="1263.93181610107" calcext:value-type="float">
            <text:p>1263.93181610107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1825.63816976547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1565.12401127815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04];[.G104];[.M104];[.P104]) = [.D104]; &quot;STAMINA/STORM 2.0&quot;;        IF(MIN([.D104];[.G104];[.M104];[.P104]) = [.G104]; &quot;STAMINA/STORM 2.5&quot;;         IF(MIN([.D104];[.G104];[.M104];[.P104]) = [.M104]; &quot;STAMINA/PRISM 2.0&quot;;             IF(MIN([.D104];[.G104];[.M104];[.P104]) = [.P104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00to011 (u) </text:p>
          </table:table-cell>
          <table:table-cell office:value-type="string" calcext:value-type="string">
            <text:p>/HazardCct/Circuit0x8E_Two_Inverter/Glitch One/Unbounded/Circuit0x8E_TI_000to011_unbounded.sm</text:p>
          </table:table-cell>
          <table:table-cell table:style-name="ce11" office:value-type="string" calcext:value-type="string">
            <text:p>20494.6893992424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21004.0023934841" calcext:value-type="float">
            <text:p>21004.0023934841</text:p>
          </table:table-cell>
          <table:table-cell table:style-name="ce4" office:value-type="float" office:value="14823.143084342" calcext:value-type="float">
            <text:p>14823.143084342</text:p>
          </table:table-cell>
          <table:table-cell table:style-name="ce4" office:value-type="float" office:value="6175.302814885" calcext:value-type="float">
            <text:p>6175.302814885</text:p>
          </table:table-cell>
          <table:table-cell table:style-name="ce79" office:value-type="float" office:value="5302.70804286003" calcext:value-type="float">
            <text:p>5302.70804286003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string" calcext:value-type="string">
            <text:p>9608.30527091026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5201.44092535973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05];[.G105];[.M105];[.P105]) = [.D105]; &quot;STAMINA/STORM 2.0&quot;;        IF(MIN([.D105];[.G105];[.M105];[.P105]) = [.G105]; &quot;STAMINA/STORM 2.5&quot;;         IF(MIN([.D105];[.G105];[.M105];[.P105]) = [.M105]; &quot;STAMINA/PRISM 2.0&quot;;             IF(MIN([.D105];[.G105];[.M105];[.P105]) = [.P10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101to011 (u) </text:p>
          </table:table-cell>
          <table:table-cell office:value-type="string" calcext:value-type="string">
            <text:p>/HazardCct/Circuit0x8E_Two_Inverter/Glitch One/Unbounded/Circuit0x8E_TI_101to011_unbounded.sm</text:p>
          </table:table-cell>
          <table:table-cell table:style-name="ce24" office:value-type="string" calcext:value-type="string">
            <text:p>33663.1581521034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40544.8076460362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office:value-type="float" office:value="15132.8411943913" calcext:value-type="float">
            <text:p>15132.8411943913</text:p>
          </table:table-cell>
          <table:table-cell office:value-type="float" office:value="2917.318182802" calcext:value-type="float">
            <text:p>2917.318182802</text:p>
          </table:table-cell>
          <table:table-cell office:value-type="float" office:value="12196.691588565" calcext:value-type="float">
            <text:p>12196.691588565</text:p>
          </table:table-cell>
          <table:table-cell table:style-name="ce68" office:value-type="string" calcext:value-type="string">
            <text:p>10196.3728842735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5026.83636116982(Fail)</text:p>
          </table:table-cell>
          <table:table-cell table:style-name="ce2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101to000 (u) </text:p>
          </table:table-cell>
          <table:table-cell office:value-type="string" calcext:value-type="string">
            <text:p>/HazardCct/Circuit0x8E_Two_Inverter/Glitch One/Unbounded/Circuit0x8E_TI_101to000_unbounded.sm</text:p>
          </table:table-cell>
          <table:table-cell table:style-name="ce11" office:value-type="float" office:value="10936.0081641674" calcext:value-type="float">
            <text:p>10936.0081641674</text:p>
          </table:table-cell>
          <table:table-cell table:style-name="ce4" office:value-type="float" office:value="9174.478409122" calcext:value-type="float">
            <text:p>9174.478409122</text:p>
          </table:table-cell>
          <table:table-cell table:style-name="ce4" office:value-type="float" office:value="1754.810626585" calcext:value-type="float">
            <text:p>1754.810626585</text:p>
          </table:table-cell>
          <table:table-cell table:style-name="ce66" office:value-type="float" office:value="10627.7274844646" calcext:value-type="float">
            <text:p>10627.7274844646</text:p>
          </table:table-cell>
          <table:table-cell table:style-name="ce4" office:value-type="float" office:value="9037.536258043" calcext:value-type="float">
            <text:p>9037.536258043</text:p>
          </table:table-cell>
          <table:table-cell table:style-name="ce4" office:value-type="float" office:value="1587.297911822" calcext:value-type="float">
            <text:p>1587.297911822</text:p>
          </table:table-cell>
          <table:table-cell office:value-type="float" office:value="3928.46015882492" calcext:value-type="float">
            <text:p>3928.46015882492</text:p>
          </table:table-cell>
          <table:table-cell office:value-type="float" office:value="1138.53776918" calcext:value-type="float">
            <text:p>1138.53776918</text:p>
          </table:table-cell>
          <table:table-cell office:value-type="float" office:value="2780.309102634" calcext:value-type="float">
            <text:p>2780.309102634</text:p>
          </table:table-cell>
          <table:table-cell table:style-name="ce66" office:value-type="string" calcext:value-type="string">
            <text:p>4975.4340968132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7800.56575131416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07];[.G107];[.M107];[.P107]) = [.D107]; &quot;STAMINA/STORM 2.0&quot;;        IF(MIN([.D107];[.G107];[.M107];[.P107]) = [.G107]; &quot;STAMINA/STORM 2.5&quot;;         IF(MIN([.D107];[.G107];[.M107];[.P107]) = [.M107]; &quot;STAMINA/PRISM 2.0&quot;;             IF(MIN([.D107];[.G107];[.M107];[.P107]) = [.P10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11to000 (u) </text:p>
          </table:table-cell>
          <table:table-cell office:value-type="string" calcext:value-type="string">
            <text:p>/HazardCct/Circuit0x8E_Two_Inverter/Glitch One/Unbounded/Circuit0x8E_TI_011to000_unbounded.sm</text:p>
          </table:table-cell>
          <table:table-cell table:style-name="ce10" office:value-type="float" office:value="9279.10117340088" calcext:value-type="float">
            <text:p>9279.10117340088</text:p>
          </table:table-cell>
          <table:table-cell table:style-name="ce3" office:value-type="float" office:value="7626.728120478" calcext:value-type="float">
            <text:p>7626.728120478</text:p>
          </table:table-cell>
          <table:table-cell table:style-name="ce3" office:value-type="float" office:value="1646.941255126" calcext:value-type="float">
            <text:p>1646.941255126</text:p>
          </table:table-cell>
          <table:table-cell table:style-name="ce67" office:value-type="float" office:value="8056.4898481369" calcext:value-type="float">
            <text:p>8056.4898481369</text:p>
          </table:table-cell>
          <table:table-cell table:style-name="ce3" office:value-type="float" office:value="6625.848689159" calcext:value-type="float">
            <text:p>6625.848689159</text:p>
          </table:table-cell>
          <table:table-cell table:style-name="ce3" office:value-type="float" office:value="1428.36175093" calcext:value-type="float">
            <text:p>1428.36175093</text:p>
          </table:table-cell>
          <table:table-cell table:style-name="ce79" office:value-type="float" office:value="4019.06856799126" calcext:value-type="float">
            <text:p>4019.06856799126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4102.41474461555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7637.29843091965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08];[.G108];[.M108];[.P108]) = [.D108]; &quot;STAMINA/STORM 2.0&quot;;        IF(MIN([.D108];[.G108];[.M108];[.P108]) = [.G108]; &quot;STAMINA/STORM 2.5&quot;;         IF(MIN([.D108];[.G108];[.M108];[.P108]) = [.M108]; &quot;STAMINA/PRISM 2.0&quot;;             IF(MIN([.D108];[.G108];[.M108];[.P108]) = [.P10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11to101 (u) </text:p>
          </table:table-cell>
          <table:table-cell office:value-type="string" calcext:value-type="string">
            <text:p>/HazardCct/Circuit0x8E_Two_Inverter/Glitch One/Unbounded/Circuit0x8E_TI_011to101_unbounded.sm</text:p>
          </table:table-cell>
          <table:table-cell table:style-name="ce24" office:value-type="string" calcext:value-type="string">
            <text:p>34532.0455377102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39349.8214097023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79" office:value-type="float" office:value="5226.4906373024" calcext:value-type="float">
            <text:p>5226.4906373024</text:p>
          </table:table-cell>
          <table:table-cell table:number-columns-repeated="2" office:value-type="string" calcext:value-type="string">
            <text:p>None</text:p>
          </table:table-cell>
          <table:table-cell table:style-name="ce68" office:value-type="string" calcext:value-type="string">
            <text:p>12591.5103695393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5072.52669334412(Fail)</text:p>
          </table:table-cell>
          <table:table-cell table:style-name="ce2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00to101 (u) </text:p>
          </table:table-cell>
          <table:table-cell office:value-type="string" calcext:value-type="string">
            <text:p>/HazardCct/Circuit0x8E_Two_Inverter/Glitch One/Unbounded/Circuit0x8E_TI_000to101_unbounded.sm</text:p>
          </table:table-cell>
          <table:table-cell table:style-name="ce24" office:value-type="string" calcext:value-type="string">
            <text:p>34454.5122787952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40112.4823083878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79" office:value-type="float" office:value="4032.70550727844" calcext:value-type="float">
            <text:p>4032.70550727844</text:p>
          </table:table-cell>
          <table:table-cell table:number-columns-repeated="2" office:value-type="string" calcext:value-type="string">
            <text:p>None</text:p>
          </table:table-cell>
          <table:table-cell table:style-name="ce68" office:value-type="string" calcext:value-type="string">
            <text:p>13379.8411972523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3966.36746621132(Fail)</text:p>
          </table:table-cell>
          <table:table-cell table:style-name="ce2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101to011 </text:p>
          </table:table-cell>
          <table:table-cell office:value-type="string" calcext:value-type="string">
            <text:p>/HazardCct/Circuit0x8E_Two_Inverter/Glitch One/Circuit0x8E_TI_101to011.sm</text:p>
          </table:table-cell>
          <table:table-cell table:style-name="ce11" office:value-type="float" office:value="1901.84252953529" calcext:value-type="float">
            <text:p>1901.84252953529</text:p>
          </table:table-cell>
          <table:table-cell table:style-name="ce4" office:value-type="float" office:value="1444.365332804" calcext:value-type="float">
            <text:p>1444.365332804</text:p>
          </table:table-cell>
          <table:table-cell table:style-name="ce4" office:value-type="float" office:value="456.021950382" calcext:value-type="float">
            <text:p>456.021950382</text:p>
          </table:table-cell>
          <table:table-cell table:style-name="ce66" office:value-type="float" office:value="1993.06288003922" calcext:value-type="float">
            <text:p>1993.06288003922</text:p>
          </table:table-cell>
          <table:table-cell table:style-name="ce4" office:value-type="float" office:value="1461.534262916" calcext:value-type="float">
            <text:p>1461.534262916</text:p>
          </table:table-cell>
          <table:table-cell table:style-name="ce4" office:value-type="float" office:value="530.834516611" calcext:value-type="float">
            <text:p>530.834516611</text:p>
          </table:table-cell>
          <table:table-cell table:style-name="ce79" office:value-type="float" office:value="8554.17465591431" calcext:value-type="float">
            <text:p>8554.17465591431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2660.25231027603" calcext:value-type="float">
            <text:p>2660.25231027603</text:p>
          </table:table-cell>
          <table:table-cell table:style-name="ce4" office:value-type="float" office:value="189.026" calcext:value-type="float">
            <text:p>189.026</text:p>
          </table:table-cell>
          <table:table-cell table:style-name="ce4" office:value-type="float" office:value="765.709" calcext:value-type="float">
            <text:p>765.709</text:p>
          </table:table-cell>
          <table:table-cell table:style-name="ce66" office:value-type="float" office:value="6828.31570196152" calcext:value-type="float">
            <text:p>6828.31570196152</text:p>
          </table:table-cell>
          <table:table-cell table:style-name="ce4" office:value-type="float" office:value="656.301" calcext:value-type="float">
            <text:p>656.301</text:p>
          </table:table-cell>
          <table:table-cell table:style-name="ce8" office:value-type="float" office:value="2046.889" calcext:value-type="float">
            <text:p>2046.889</text:p>
          </table:table-cell>
          <table:table-cell table:style-name="ce33" table:formula="of:=IF(MIN([.D111];[.G111];[.M111];[.P111]) = [.D111]; &quot;STAMINA/STORM 2.0&quot;;        IF(MIN([.D111];[.G111];[.M111];[.P111]) = [.G111]; &quot;STAMINA/STORM 2.5&quot;;         IF(MIN([.D111];[.G111];[.M111];[.P111]) = [.M111]; &quot;STAMINA/PRISM 2.0&quot;;             IF(MIN([.D111];[.G111];[.M111];[.P111]) = [.P111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00to101 </text:p>
          </table:table-cell>
          <table:table-cell office:value-type="string" calcext:value-type="string">
            <text:p>/HazardCct/Circuit0x8E_Two_Inverter/Glitch One/Circuit0x8E_TI_000to101.sm</text:p>
          </table:table-cell>
          <table:table-cell table:style-name="ce10" office:value-type="float" office:value="754.492415428162" calcext:value-type="float">
            <text:p>754.492415428162</text:p>
          </table:table-cell>
          <table:table-cell table:style-name="ce3" office:value-type="float" office:value="596.120488942" calcext:value-type="float">
            <text:p>596.120488942</text:p>
          </table:table-cell>
          <table:table-cell table:style-name="ce3" office:value-type="float" office:value="157.802931361" calcext:value-type="float">
            <text:p>157.802931361</text:p>
          </table:table-cell>
          <table:table-cell table:style-name="ce67" office:value-type="float" office:value="767.918578147888" calcext:value-type="float">
            <text:p>767.918578147888</text:p>
          </table:table-cell>
          <table:table-cell table:style-name="ce3" office:value-type="float" office:value="638.707519073" calcext:value-type="float">
            <text:p>638.707519073</text:p>
          </table:table-cell>
          <table:table-cell table:style-name="ce3" office:value-type="float" office:value="128.908437735" calcext:value-type="float">
            <text:p>128.908437735</text:p>
          </table:table-cell>
          <table:table-cell office:value-type="float" office:value="4437.721316576" calcext:value-type="float">
            <text:p>4437.721316576</text:p>
          </table:table-cell>
          <table:table-cell office:value-type="float" office:value="1059.096241571" calcext:value-type="float">
            <text:p>1059.096241571</text:p>
          </table:table-cell>
          <table:table-cell office:value-type="float" office:value="3371.005896293" calcext:value-type="float">
            <text:p>3371.005896293</text:p>
          </table:table-cell>
          <table:table-cell table:style-name="ce67" office:value-type="float" office:value="7934.25137495995" calcext:value-type="float">
            <text:p>7934.25137495995</text:p>
          </table:table-cell>
          <table:table-cell table:style-name="ce3" office:value-type="float" office:value="796.641" calcext:value-type="float">
            <text:p>796.641</text:p>
          </table:table-cell>
          <table:table-cell table:style-name="ce3" office:value-type="float" office:value="1524.655" calcext:value-type="float">
            <text:p>1524.655</text:p>
          </table:table-cell>
          <table:table-cell table:style-name="ce67" office:value-type="float" office:value="5328.99223423004" calcext:value-type="float">
            <text:p>5328.99223423004</text:p>
          </table:table-cell>
          <table:table-cell table:style-name="ce3" office:value-type="float" office:value="484.646" calcext:value-type="float">
            <text:p>484.646</text:p>
          </table:table-cell>
          <table:table-cell table:style-name="ce7" office:value-type="float" office:value="1240.556" calcext:value-type="float">
            <text:p>1240.556</text:p>
          </table:table-cell>
          <table:table-cell table:style-name="ce33" table:formula="of:=IF(MIN([.D112];[.G112];[.M112];[.P112]) = [.D112]; &quot;STAMINA/STORM 2.0&quot;;        IF(MIN([.D112];[.G112];[.M112];[.P112]) = [.G112]; &quot;STAMINA/STORM 2.5&quot;;         IF(MIN([.D112];[.G112];[.M112];[.P112]) = [.M112]; &quot;STAMINA/PRISM 2.0&quot;;             IF(MIN([.D112];[.G112];[.M112];[.P112]) = [.P112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00to011 </text:p>
          </table:table-cell>
          <table:table-cell office:value-type="string" calcext:value-type="string">
            <text:p>/HazardCct/Circuit0x8E_Two_Inverter/Glitch One/Circuit0x8E_TI_000to011.sm</text:p>
          </table:table-cell>
          <table:table-cell table:style-name="ce11" office:value-type="float" office:value="120.356040000916" calcext:value-type="float">
            <text:p>120.356040000916</text:p>
          </table:table-cell>
          <table:table-cell table:style-name="ce4" office:value-type="float" office:value="104.985220757" calcext:value-type="float">
            <text:p>104.985220757</text:p>
          </table:table-cell>
          <table:table-cell table:style-name="ce4" office:value-type="float" office:value="15.208136187" calcext:value-type="float">
            <text:p>15.208136187</text:p>
          </table:table-cell>
          <table:table-cell table:style-name="ce66" office:value-type="float" office:value="129.315048694611" calcext:value-type="float">
            <text:p>129.315048694611</text:p>
          </table:table-cell>
          <table:table-cell table:style-name="ce4" office:value-type="float" office:value="113.136836724" calcext:value-type="float">
            <text:p>113.136836724</text:p>
          </table:table-cell>
          <table:table-cell table:style-name="ce4" office:value-type="float" office:value="16.053205354" calcext:value-type="float">
            <text:p>16.053205354</text:p>
          </table:table-cell>
          <table:table-cell office:value-type="float" office:value="4384.98308515549" calcext:value-type="float">
            <text:p>4384.98308515549</text:p>
          </table:table-cell>
          <table:table-cell office:value-type="float" office:value="1065.178642654" calcext:value-type="float">
            <text:p>1065.178642654</text:p>
          </table:table-cell>
          <table:table-cell office:value-type="float" office:value="3313.375593195" calcext:value-type="float">
            <text:p>3313.375593195</text:p>
          </table:table-cell>
          <table:table-cell table:style-name="ce66" office:value-type="float" office:value="1197.6480140686" calcext:value-type="float">
            <text:p>1197.6480140686</text:p>
          </table:table-cell>
          <table:table-cell table:style-name="ce4" office:value-type="float" office:value="66.643" calcext:value-type="float">
            <text:p>66.643</text:p>
          </table:table-cell>
          <table:table-cell table:style-name="ce4" office:value-type="float" office:value="223.977" calcext:value-type="float">
            <text:p>223.977</text:p>
          </table:table-cell>
          <table:table-cell table:style-name="ce66" office:value-type="float" office:value="789.162094116211" calcext:value-type="float">
            <text:p>789.162094116211</text:p>
          </table:table-cell>
          <table:table-cell table:style-name="ce4" office:value-type="float" office:value="50.874" calcext:value-type="float">
            <text:p>50.874</text:p>
          </table:table-cell>
          <table:table-cell table:style-name="ce8" office:value-type="float" office:value="179.366" calcext:value-type="float">
            <text:p>179.366</text:p>
          </table:table-cell>
          <table:table-cell table:style-name="ce33" table:formula="of:=IF(MIN([.D113];[.G113];[.M113];[.P113]) = [.D113]; &quot;STAMINA/STORM 2.0&quot;;        IF(MIN([.D113];[.G113];[.M113];[.P113]) = [.G113]; &quot;STAMINA/STORM 2.5&quot;;         IF(MIN([.D113];[.G113];[.M113];[.P113]) = [.M113]; &quot;STAMINA/PRISM 2.0&quot;;             IF(MIN([.D113];[.G113];[.M113];[.P113]) = [.P113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11to000 </text:p>
          </table:table-cell>
          <table:table-cell office:value-type="string" calcext:value-type="string">
            <text:p>/HazardCct/Circuit0x8E_Two_Inverter/Glitch One/Circuit0x8E_TI_011to000.sm</text:p>
          </table:table-cell>
          <table:table-cell table:style-name="ce10" office:value-type="float" office:value="2966.56915545464" calcext:value-type="float">
            <text:p>2966.56915545464</text:p>
          </table:table-cell>
          <table:table-cell table:style-name="ce3" office:value-type="float" office:value="2327.187563372" calcext:value-type="float">
            <text:p>2327.187563372</text:p>
          </table:table-cell>
          <table:table-cell table:style-name="ce3" office:value-type="float" office:value="636.963060912" calcext:value-type="float">
            <text:p>636.963060912</text:p>
          </table:table-cell>
          <table:table-cell table:style-name="ce67" office:value-type="float" office:value="3077.11149787903" calcext:value-type="float">
            <text:p>3077.11149787903</text:p>
          </table:table-cell>
          <table:table-cell table:style-name="ce3" office:value-type="float" office:value="2456.096255001" calcext:value-type="float">
            <text:p>2456.096255001</text:p>
          </table:table-cell>
          <table:table-cell table:style-name="ce3" office:value-type="float" office:value="619.917219242" calcext:value-type="float">
            <text:p>619.917219242</text:p>
          </table:table-cell>
          <table:table-cell table:style-name="ce79" office:value-type="float" office:value="8218.09255099297" calcext:value-type="float">
            <text:p>8218.09255099297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2812.44503879547" calcext:value-type="float">
            <text:p>2812.44503879547</text:p>
          </table:table-cell>
          <table:table-cell table:style-name="ce3" office:value-type="float" office:value="266.53" calcext:value-type="float">
            <text:p>266.53</text:p>
          </table:table-cell>
          <table:table-cell table:style-name="ce3" office:value-type="float" office:value="710.436" calcext:value-type="float">
            <text:p>710.436</text:p>
          </table:table-cell>
          <table:table-cell table:style-name="ce67" office:value-type="string" calcext:value-type="string">
            <text:p>1088.75595593452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14];[.G114];[.M114];[.P114]) = [.D114]; &quot;STAMINA/STORM 2.0&quot;;        IF(MIN([.D114];[.G114];[.M114];[.P114]) = [.G114]; &quot;STAMINA/STORM 2.5&quot;;         IF(MIN([.D114];[.G114];[.M114];[.P114]) = [.M114]; &quot;STAMINA/PRISM 2.0&quot;;             IF(MIN([.D114];[.G114];[.M114];[.P114]) = [.P114]; &quot;STAMINA/PRISM 1.0&quot;;                     )         )        )    )" office:value-type="string" office:string-value="STAMINA/PRISM 2.0" calcext:value-type="string">
            <text:p>STAMINA/PRIS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011to101 </text:p>
          </table:table-cell>
          <table:table-cell office:value-type="string" calcext:value-type="string">
            <text:p>/HazardCct/Circuit0x8E_Two_Inverter/Glitch One/Circuit0x8E_TI_011to101.sm</text:p>
          </table:table-cell>
          <table:table-cell table:style-name="ce11" office:value-type="float" office:value="4005.61249399185" calcext:value-type="float">
            <text:p>4005.61249399185</text:p>
          </table:table-cell>
          <table:table-cell table:style-name="ce4" office:value-type="float" office:value="2631.100827384" calcext:value-type="float">
            <text:p>2631.100827384</text:p>
          </table:table-cell>
          <table:table-cell table:style-name="ce4" office:value-type="float" office:value="1371.665045143" calcext:value-type="float">
            <text:p>1371.665045143</text:p>
          </table:table-cell>
          <table:table-cell table:style-name="ce66" office:value-type="float" office:value="3639.1350979805" calcext:value-type="float">
            <text:p>3639.1350979805</text:p>
          </table:table-cell>
          <table:table-cell table:style-name="ce4" office:value-type="float" office:value="2410.160054637" calcext:value-type="float">
            <text:p>2410.160054637</text:p>
          </table:table-cell>
          <table:table-cell table:style-name="ce4" office:value-type="float" office:value="1227.821686814" calcext:value-type="float">
            <text:p>1227.821686814</text:p>
          </table:table-cell>
          <table:table-cell table:style-name="ce79" office:value-type="float" office:value="8348.00815057755" calcext:value-type="float">
            <text:p>8348.00815057755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6974.85808491707" calcext:value-type="float">
            <text:p>6974.85808491707</text:p>
          </table:table-cell>
          <table:table-cell table:style-name="ce4" office:value-type="float" office:value="442.631" calcext:value-type="float">
            <text:p>442.631</text:p>
          </table:table-cell>
          <table:table-cell table:style-name="ce4" office:value-type="float" office:value="2130.489" calcext:value-type="float">
            <text:p>2130.489</text:p>
          </table:table-cell>
          <table:table-cell table:style-name="ce66" office:value-type="string" calcext:value-type="string">
            <text:p>1598.52468681335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15];[.G115];[.M115];[.P115]) = [.D115]; &quot;STAMINA/STORM 2.0&quot;;        IF(MIN([.D115];[.G115];[.M115];[.P115]) = [.G115]; &quot;STAMINA/STORM 2.5&quot;;         IF(MIN([.D115];[.G115];[.M115];[.P115]) = [.M115]; &quot;STAMINA/PRISM 2.0&quot;;             IF(MIN([.D115];[.G115];[.M115];[.P115]) = [.P11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One 101to000 </text:p>
          </table:table-cell>
          <table:table-cell office:value-type="string" calcext:value-type="string">
            <text:p>/HazardCct/Circuit0x8E_Two_Inverter/Glitch One/Circuit0x8E_TI_101to000.sm</text:p>
          </table:table-cell>
          <table:table-cell table:style-name="ce10" office:value-type="float" office:value="2980.22845125198" calcext:value-type="float">
            <text:p>2980.22845125198</text:p>
          </table:table-cell>
          <table:table-cell table:style-name="ce3" office:value-type="float" office:value="2365.850300351" calcext:value-type="float">
            <text:p>2365.850300351</text:p>
          </table:table-cell>
          <table:table-cell table:style-name="ce3" office:value-type="float" office:value="611.827149889" calcext:value-type="float">
            <text:p>611.827149889</text:p>
          </table:table-cell>
          <table:table-cell table:style-name="ce67" office:value-type="float" office:value="3007.11712455749" calcext:value-type="float">
            <text:p>3007.11712455749</text:p>
          </table:table-cell>
          <table:table-cell table:style-name="ce3" office:value-type="float" office:value="2426.61194182" calcext:value-type="float">
            <text:p>2426.61194182</text:p>
          </table:table-cell>
          <table:table-cell table:style-name="ce3" office:value-type="float" office:value="579.499609967" calcext:value-type="float">
            <text:p>579.499609967</text:p>
          </table:table-cell>
          <table:table-cell office:value-type="float" office:value="3899.22090005875" calcext:value-type="float">
            <text:p>3899.22090005875</text:p>
          </table:table-cell>
          <table:table-cell office:value-type="float" office:value="1027.61827926" calcext:value-type="float">
            <text:p>1027.61827926</text:p>
          </table:table-cell>
          <table:table-cell office:value-type="float" office:value="2863.288933197" calcext:value-type="float">
            <text:p>2863.288933197</text:p>
          </table:table-cell>
          <table:table-cell table:style-name="ce67" office:value-type="float" office:value="2485.08105254173" calcext:value-type="float">
            <text:p>2485.08105254173</text:p>
          </table:table-cell>
          <table:table-cell table:style-name="ce3" office:value-type="float" office:value="225.117" calcext:value-type="float">
            <text:p>225.117</text:p>
          </table:table-cell>
          <table:table-cell table:style-name="ce3" office:value-type="float" office:value="610.993" calcext:value-type="float">
            <text:p>610.993</text:p>
          </table:table-cell>
          <table:table-cell table:style-name="ce67" office:value-type="string" calcext:value-type="string">
            <text:p>1041.20799350739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16];[.G116];[.M116];[.P116]) = [.D116]; &quot;STAMINA/STORM 2.0&quot;;        IF(MIN([.D116];[.G116];[.M116];[.P116]) = [.G116]; &quot;STAMINA/STORM 2.5&quot;;         IF(MIN([.D116];[.G116];[.M116];[.P116]) = [.M116]; &quot;STAMINA/PRISM 2.0&quot;;             IF(MIN([.D116];[.G116];[.M116];[.P116]) = [.P116]; &quot;STAMINA/PRISM 1.0&quot;;                     )         )        )    )" office:value-type="string" office:string-value="STAMINA/PRISM 2.0" calcext:value-type="string">
            <text:p>STAMINA/PRIS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11to010 (u) </text:p>
          </table:table-cell>
          <table:table-cell office:value-type="string" calcext:value-type="string">
            <text:p>/HazardCct/Circuit0x8E_Two_Inverter/Glitch Zero/Unbounded/Circuit0x8E_TI_111to010_unbounded.sm</text:p>
          </table:table-cell>
          <table:table-cell table:style-name="ce11" office:value-type="float" office:value="17771.4560074806" calcext:value-type="float">
            <text:p>17771.4560074806</text:p>
          </table:table-cell>
          <table:table-cell table:style-name="ce4" office:value-type="float" office:value="14855.274884162" calcext:value-type="float">
            <text:p>14855.274884162</text:p>
          </table:table-cell>
          <table:table-cell table:style-name="ce4" office:value-type="float" office:value="2906.246711832" calcext:value-type="float">
            <text:p>2906.246711832</text:p>
          </table:table-cell>
          <table:table-cell table:style-name="ce66" office:value-type="float" office:value="41171.7059094906" calcext:value-type="float">
            <text:p>41171.7059094906</text:p>
          </table:table-cell>
          <table:table-cell table:style-name="ce4" office:value-type="float" office:value="38297.762717902" calcext:value-type="float">
            <text:p>38297.762717902</text:p>
          </table:table-cell>
          <table:table-cell table:style-name="ce4" office:value-type="float" office:value="2870.103808836" calcext:value-type="float">
            <text:p>2870.103808836</text:p>
          </table:table-cell>
          <table:table-cell table:style-name="ce79" office:value-type="float" office:value="3956.50132703781" calcext:value-type="float">
            <text:p>3956.50132703781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string" calcext:value-type="string">
            <text:p>8116.86092305184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6899.57601594925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17];[.G117];[.M117];[.P117]) = [.D117]; &quot;STAMINA/STORM 2.0&quot;;        IF(MIN([.D117];[.G117];[.M117];[.P117]) = [.G117]; &quot;STAMINA/STORM 2.5&quot;;         IF(MIN([.D117];[.G117];[.M117];[.P117]) = [.M117]; &quot;STAMINA/PRISM 2.0&quot;;             IF(MIN([.D117];[.G117];[.M117];[.P117]) = [.P117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00to010 (u) </text:p>
          </table:table-cell>
          <table:table-cell office:value-type="string" calcext:value-type="string">
            <text:p>/HazardCct/Circuit0x8E_Two_Inverter/Glitch Zero/Unbounded/Circuit0x8E_TI_100to010_unbounded.sm</text:p>
          </table:table-cell>
          <table:table-cell table:style-name="ce10" office:value-type="float" office:value="6413.48023271561" calcext:value-type="float">
            <text:p>6413.48023271561</text:p>
          </table:table-cell>
          <table:table-cell table:style-name="ce3" office:value-type="float" office:value="5527.276118111" calcext:value-type="float">
            <text:p>5527.276118111</text:p>
          </table:table-cell>
          <table:table-cell table:style-name="ce3" office:value-type="float" office:value="881.935196744" calcext:value-type="float">
            <text:p>881.935196744</text:p>
          </table:table-cell>
          <table:table-cell table:style-name="ce67" office:value-type="float" office:value="5751.60532784462" calcext:value-type="float">
            <text:p>5751.60532784462</text:p>
          </table:table-cell>
          <table:table-cell table:style-name="ce3" office:value-type="float" office:value="4869.649202887" calcext:value-type="float">
            <text:p>4869.649202887</text:p>
          </table:table-cell>
          <table:table-cell table:style-name="ce3" office:value-type="float" office:value="880.056645874" calcext:value-type="float">
            <text:p>880.056645874</text:p>
          </table:table-cell>
          <table:table-cell table:style-name="ce79" office:value-type="float" office:value="2862.1124112606" calcext:value-type="float">
            <text:p>2862.1124112606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3102.82261943817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2662.1819756031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18];[.G118];[.M118];[.P118]) = [.D118]; &quot;STAMINA/STORM 2.0&quot;;        IF(MIN([.D118];[.G118];[.M118];[.P118]) = [.G118]; &quot;STAMINA/STORM 2.5&quot;;         IF(MIN([.D118];[.G118];[.M118];[.P118]) = [.M118]; &quot;STAMINA/PRISM 2.0&quot;;             IF(MIN([.D118];[.G118];[.M118];[.P118]) = [.P11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010to111 (u) </text:p>
          </table:table-cell>
          <table:table-cell office:value-type="string" calcext:value-type="string">
            <text:p>/HazardCct/Circuit0x8E_Two_Inverter/Glitch Zero/Unbounded/Circuit0x8E_TI_010to111_unbounded.sm</text:p>
          </table:table-cell>
          <table:table-cell table:style-name="ce24" office:value-type="string" calcext:value-type="string">
            <text:p>32364.3875226974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39986.5790359974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79" office:value-type="float" office:value="4040.76228117943" calcext:value-type="float">
            <text:p>4040.76228117943</text:p>
          </table:table-cell>
          <table:table-cell table:number-columns-repeated="2" office:value-type="string" calcext:value-type="string">
            <text:p>None</text:p>
          </table:table-cell>
          <table:table-cell table:style-name="ce68" office:value-type="string" calcext:value-type="string">
            <text:p>9423.16426157951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4382.87880158424(Fail)</text:p>
          </table:table-cell>
          <table:table-cell table:style-name="ce2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010to100 (u) </text:p>
          </table:table-cell>
          <table:table-cell office:value-type="string" calcext:value-type="string">
            <text:p>/HazardCct/Circuit0x8E_Two_Inverter/Glitch Zero/Unbounded/Circuit0x8E_TI_010to100_unbounded.sm</text:p>
          </table:table-cell>
          <table:table-cell table:style-name="ce10" office:value-type="float" office:value="7683.61777305603" calcext:value-type="float">
            <text:p>7683.61777305603</text:p>
          </table:table-cell>
          <table:table-cell table:style-name="ce3" office:value-type="float" office:value="6934.66967492" calcext:value-type="float">
            <text:p>6934.66967492</text:p>
          </table:table-cell>
          <table:table-cell table:style-name="ce3" office:value-type="float" office:value="744.192653915" calcext:value-type="float">
            <text:p>744.192653915</text:p>
          </table:table-cell>
          <table:table-cell table:style-name="ce67" office:value-type="float" office:value="6389.69849896431" calcext:value-type="float">
            <text:p>6389.69849896431</text:p>
          </table:table-cell>
          <table:table-cell table:style-name="ce3" office:value-type="float" office:value="5732.379203954" calcext:value-type="float">
            <text:p>5732.379203954</text:p>
          </table:table-cell>
          <table:table-cell table:style-name="ce3" office:value-type="float" office:value="655.161719198" calcext:value-type="float">
            <text:p>655.161719198</text:p>
          </table:table-cell>
          <table:table-cell table:style-name="ce79" office:value-type="float" office:value="2761.37367486954" calcext:value-type="float">
            <text:p>2761.37367486954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3606.01672077179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4375.89911913872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20];[.G120];[.M120];[.P120]) = [.D120]; &quot;STAMINA/STORM 2.0&quot;;        IF(MIN([.D120];[.G120];[.M120];[.P120]) = [.G120]; &quot;STAMINA/STORM 2.5&quot;;         IF(MIN([.D120];[.G120];[.M120];[.P120]) = [.M120]; &quot;STAMINA/PRISM 2.0&quot;;             IF(MIN([.D120];[.G120];[.M120];[.P120]) = [.P120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00to111 (u) </text:p>
          </table:table-cell>
          <table:table-cell office:value-type="string" calcext:value-type="string">
            <text:p>/HazardCct/Circuit0x8E_Two_Inverter/Glitch Zero/Unbounded/Circuit0x8E_TI_100to111_unbounded.sm</text:p>
          </table:table-cell>
          <table:table-cell table:style-name="ce24" office:value-type="string" calcext:value-type="string">
            <text:p>26181.0907735825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17051.7293906212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79" office:value-type="float" office:value="5374.36555886269" calcext:value-type="float">
            <text:p>5374.36555886269</text:p>
          </table:table-cell>
          <table:table-cell table:number-columns-repeated="2" office:value-type="string" calcext:value-type="string">
            <text:p>None</text:p>
          </table:table-cell>
          <table:table-cell table:style-name="ce68" office:value-type="string" calcext:value-type="string">
            <text:p>10818.2018544674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5437.06390523911(Fail)</text:p>
          </table:table-cell>
          <table:table-cell table:style-name="ce2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11to100 (u) </text:p>
          </table:table-cell>
          <table:table-cell office:value-type="string" calcext:value-type="string">
            <text:p>/HazardCct/Circuit0x8E_Two_Inverter/Glitch Zero/Unbounded/Circuit0x8E_TI_111to100_unbounded.sm</text:p>
          </table:table-cell>
          <table:table-cell table:style-name="ce10" office:value-type="float" office:value="15400.1943845749" calcext:value-type="float">
            <text:p>15400.1943845749</text:p>
          </table:table-cell>
          <table:table-cell table:style-name="ce3" office:value-type="float" office:value="13237.257790916" calcext:value-type="float">
            <text:p>13237.257790916</text:p>
          </table:table-cell>
          <table:table-cell table:style-name="ce3" office:value-type="float" office:value="2153.387553377" calcext:value-type="float">
            <text:p>2153.387553377</text:p>
          </table:table-cell>
          <table:table-cell table:style-name="ce67" office:value-type="float" office:value="31280.5754308701" calcext:value-type="float">
            <text:p>31280.5754308701</text:p>
          </table:table-cell>
          <table:table-cell table:style-name="ce3" office:value-type="float" office:value="29337.026757786" calcext:value-type="float">
            <text:p>29337.026757786</text:p>
          </table:table-cell>
          <table:table-cell table:style-name="ce3" office:value-type="float" office:value="1940.056468631" calcext:value-type="float">
            <text:p>1940.056468631</text:p>
          </table:table-cell>
          <table:table-cell table:style-name="ce79" office:value-type="float" office:value="4022.79215288162" calcext:value-type="float">
            <text:p>4022.79215288162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6938.09567904472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5961.02746915817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22];[.G122];[.M122];[.P122]) = [.D122]; &quot;STAMINA/STORM 2.0&quot;;        IF(MIN([.D122];[.G122];[.M122];[.P122]) = [.G122]; &quot;STAMINA/STORM 2.5&quot;;         IF(MIN([.D122];[.G122];[.M122];[.P122]) = [.M122]; &quot;STAMINA/PRISM 2.0&quot;;             IF(MIN([.D122];[.G122];[.M122];[.P122]) = [.P122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010to100 </text:p>
          </table:table-cell>
          <table:table-cell office:value-type="string" calcext:value-type="string">
            <text:p>/HazardCct/Circuit0x8E_Two_Inverter/Glitch Zero/Circuit0x8E_TI_010to100.sm</text:p>
          </table:table-cell>
          <table:table-cell table:style-name="ce11" office:value-type="float" office:value="849.719631433487" calcext:value-type="float">
            <text:p>849.719631433487</text:p>
          </table:table-cell>
          <table:table-cell table:style-name="ce4" office:value-type="float" office:value="762.97440197" calcext:value-type="float">
            <text:p>762.97440197</text:p>
          </table:table-cell>
          <table:table-cell table:style-name="ce4" office:value-type="float" office:value="85.994033582" calcext:value-type="float">
            <text:p>85.994033582</text:p>
          </table:table-cell>
          <table:table-cell table:style-name="ce66" office:value-type="float" office:value="1581.61810874939" calcext:value-type="float">
            <text:p>1581.61810874939</text:p>
          </table:table-cell>
          <table:table-cell table:style-name="ce4" office:value-type="float" office:value="1507.7164256" calcext:value-type="float">
            <text:p>1507.7164256</text:p>
          </table:table-cell>
          <table:table-cell table:style-name="ce4" office:value-type="float" office:value="73.509442119" calcext:value-type="float">
            <text:p>73.509442119</text:p>
          </table:table-cell>
          <table:table-cell office:value-type="float" office:value="1688.87443852425" calcext:value-type="float">
            <text:p>1688.87443852425</text:p>
          </table:table-cell>
          <table:table-cell office:value-type="float" office:value="1088.681631147" calcext:value-type="float">
            <text:p>1088.681631147</text:p>
          </table:table-cell>
          <table:table-cell office:value-type="float" office:value="593.206494943" calcext:value-type="float">
            <text:p>593.206494943</text:p>
          </table:table-cell>
          <table:table-cell table:style-name="ce66" office:value-type="float" office:value="4437.97499394417" calcext:value-type="float">
            <text:p>4437.97499394417</text:p>
          </table:table-cell>
          <table:table-cell table:style-name="ce4" office:value-type="float" office:value="860.755" calcext:value-type="float">
            <text:p>860.755</text:p>
          </table:table-cell>
          <table:table-cell table:style-name="ce4" office:value-type="float" office:value="610.875" calcext:value-type="float">
            <text:p>610.875</text:p>
          </table:table-cell>
          <table:table-cell table:style-name="ce66" office:value-type="float" office:value="2769.9074742794" calcext:value-type="float">
            <text:p>2769.9074742794</text:p>
          </table:table-cell>
          <table:table-cell table:style-name="ce4" office:value-type="float" office:value="316.232" calcext:value-type="float">
            <text:p>316.232</text:p>
          </table:table-cell>
          <table:table-cell table:style-name="ce8" office:value-type="float" office:value="449.74" calcext:value-type="float">
            <text:p>449.74</text:p>
          </table:table-cell>
          <table:table-cell table:style-name="ce33" table:formula="of:=IF(MIN([.D123];[.G123];[.M123];[.P123]) = [.D123]; &quot;STAMINA/STORM 2.0&quot;;        IF(MIN([.D123];[.G123];[.M123];[.P123]) = [.G123]; &quot;STAMINA/STORM 2.5&quot;;         IF(MIN([.D123];[.G123];[.M123];[.P123]) = [.M123]; &quot;STAMINA/PRISM 2.0&quot;;             IF(MIN([.D123];[.G123];[.M123];[.P123]) = [.P123]; &quot;STAMINA/PRISM 1.0&quot;;                     )         )        )    )" office:value-type="string" office:string-value="STAMINA/STORM 2.0" calcext:value-type="string">
            <text:p>STAMINA/STORM 2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00to111 </text:p>
          </table:table-cell>
          <table:table-cell office:value-type="string" calcext:value-type="string">
            <text:p>/HazardCct/Circuit0x8E_Two_Inverter/Glitch Zero/Circuit0x8E_TI_100to111.sm</text:p>
          </table:table-cell>
          <table:table-cell table:style-name="ce10" office:value-type="string" calcext:value-type="string">
            <text:p>194.69557929039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float" office:value="424.350522994995" calcext:value-type="float">
            <text:p>424.350522994995</text:p>
          </table:table-cell>
          <table:table-cell table:style-name="ce3" office:value-type="float" office:value="397.257980231" calcext:value-type="float">
            <text:p>397.257980231</text:p>
          </table:table-cell>
          <table:table-cell table:style-name="ce3" office:value-type="float" office:value="26.95797597" calcext:value-type="float">
            <text:p>26.95797597</text:p>
          </table:table-cell>
          <table:table-cell table:style-name="ce79" office:value-type="float" office:value="455.28522849083" calcext:value-type="float">
            <text:p>455.28522849083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1834.40860557556" calcext:value-type="float">
            <text:p>1834.40860557556</text:p>
          </table:table-cell>
          <table:table-cell table:style-name="ce3" office:value-type="float" office:value="102.582" calcext:value-type="float">
            <text:p>102.582</text:p>
          </table:table-cell>
          <table:table-cell table:style-name="ce3" office:value-type="float" office:value="381.595" calcext:value-type="float">
            <text:p>381.595</text:p>
          </table:table-cell>
          <table:table-cell table:style-name="ce67" office:value-type="float" office:value="1192.60049271584" calcext:value-type="float">
            <text:p>1192.60049271584</text:p>
          </table:table-cell>
          <table:table-cell table:style-name="ce3" office:value-type="float" office:value="99.844" calcext:value-type="float">
            <text:p>99.844</text:p>
          </table:table-cell>
          <table:table-cell table:style-name="ce7" office:value-type="float" office:value="315.331" calcext:value-type="float">
            <text:p>315.331</text:p>
          </table:table-cell>
          <table:table-cell table:style-name="ce33" table:formula="of:=IF(MIN([.D124];[.G124];[.M124];[.P124]) = [.D124]; &quot;STAMINA/STORM 2.0&quot;;        IF(MIN([.D124];[.G124];[.M124];[.P124]) = [.G124]; &quot;STAMINA/STORM 2.5&quot;;         IF(MIN([.D124];[.G124];[.M124];[.P124]) = [.M124]; &quot;STAMINA/PRISM 2.0&quot;;             IF(MIN([.D124];[.G124];[.M124];[.P124]) = [.P124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010to111 </text:p>
          </table:table-cell>
          <table:table-cell office:value-type="string" calcext:value-type="string">
            <text:p>/HazardCct/Circuit0x8E_Two_Inverter/Glitch Zero/Circuit0x8E_TI_010to111.sm</text:p>
          </table:table-cell>
          <table:table-cell table:style-name="ce11" office:value-type="string" calcext:value-type="string">
            <text:p>1091.68578004837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2620.95749998093" calcext:value-type="float">
            <text:p>2620.95749998093</text:p>
          </table:table-cell>
          <table:table-cell table:style-name="ce4" office:value-type="float" office:value="2433.82285217" calcext:value-type="float">
            <text:p>2433.82285217</text:p>
          </table:table-cell>
          <table:table-cell table:style-name="ce4" office:value-type="float" office:value="186.793781148" calcext:value-type="float">
            <text:p>186.793781148</text:p>
          </table:table-cell>
          <table:table-cell table:style-name="ce79" office:value-type="float" office:value="1296.23524284363" calcext:value-type="float">
            <text:p>1296.23524284363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float" office:value="9037.58385801315" calcext:value-type="float">
            <text:p>9037.58385801315</text:p>
          </table:table-cell>
          <table:table-cell table:style-name="ce4" office:value-type="float" office:value="514.936" calcext:value-type="float">
            <text:p>514.936</text:p>
          </table:table-cell>
          <table:table-cell table:style-name="ce4" office:value-type="float" office:value="1736.126" calcext:value-type="float">
            <text:p>1736.126</text:p>
          </table:table-cell>
          <table:table-cell table:style-name="ce66" office:value-type="float" office:value="5463.02817749977" calcext:value-type="float">
            <text:p>5463.02817749977</text:p>
          </table:table-cell>
          <table:table-cell table:style-name="ce4" office:value-type="float" office:value="335.628" calcext:value-type="float">
            <text:p>335.628</text:p>
          </table:table-cell>
          <table:table-cell table:style-name="ce8" office:value-type="float" office:value="1385.83" calcext:value-type="float">
            <text:p>1385.83</text:p>
          </table:table-cell>
          <table:table-cell table:style-name="ce33" table:formula="of:=IF(MIN([.D125];[.G125];[.M125];[.P125]) = [.D125]; &quot;STAMINA/STORM 2.0&quot;;        IF(MIN([.D125];[.G125];[.M125];[.P125]) = [.G125]; &quot;STAMINA/STORM 2.5&quot;;         IF(MIN([.D125];[.G125];[.M125];[.P125]) = [.M125]; &quot;STAMINA/PRISM 2.0&quot;;             IF(MIN([.D125];[.G125];[.M125];[.P125]) = [.P125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11to100 </text:p>
          </table:table-cell>
          <table:table-cell office:value-type="string" calcext:value-type="string">
            <text:p>/HazardCct/Circuit0x8E_Two_Inverter/Glitch Zero/Circuit0x8E_TI_111to100.sm</text:p>
          </table:table-cell>
          <table:table-cell table:style-name="ce10" office:value-type="string" calcext:value-type="string">
            <text:p>8092.4275867939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float" office:value="20209.4464945793" calcext:value-type="float">
            <text:p>20209.4464945793</text:p>
          </table:table-cell>
          <table:table-cell table:style-name="ce3" office:value-type="float" office:value="18789.593891893" calcext:value-type="float">
            <text:p>18789.593891893</text:p>
          </table:table-cell>
          <table:table-cell table:style-name="ce3" office:value-type="float" office:value="1417.757858146" calcext:value-type="float">
            <text:p>1417.757858146</text:p>
          </table:table-cell>
          <table:table-cell table:style-name="ce79" office:value-type="float" office:value="8189.31598687172" calcext:value-type="float">
            <text:p>8189.31598687172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string" calcext:value-type="string">
            <text:p>968.930991888046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string" calcext:value-type="string">
            <text:p>3119.02233886719(Fail)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None</text:p>
          </table:table-cell>
          <table:table-cell table:style-name="ce33" table:formula="of:=IF(MIN([.D126];[.G126];[.M126];[.P126]) = [.D126]; &quot;STAMINA/STORM 2.0&quot;;        IF(MIN([.D126];[.G126];[.M126];[.P126]) = [.G126]; &quot;STAMINA/STORM 2.5&quot;;         IF(MIN([.D126];[.G126];[.M126];[.P126]) = [.M126]; &quot;STAMINA/PRISM 2.0&quot;;             IF(MIN([.D126];[.G126];[.M126];[.P126]) = [.P126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11to010 </text:p>
          </table:table-cell>
          <table:table-cell office:value-type="string" calcext:value-type="string">
            <text:p>/HazardCct/Circuit0x8E_Two_Inverter/Glitch Zero/Circuit0x8E_TI_111to010.sm</text:p>
          </table:table-cell>
          <table:table-cell table:style-name="ce11" office:value-type="string" calcext:value-type="string">
            <text:p>8640.58482146263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float" office:value="24353.955062151" calcext:value-type="float">
            <text:p>24353.955062151</text:p>
          </table:table-cell>
          <table:table-cell table:style-name="ce4" office:value-type="float" office:value="22544.183687508" calcext:value-type="float">
            <text:p>22544.183687508</text:p>
          </table:table-cell>
          <table:table-cell table:style-name="ce4" office:value-type="float" office:value="1807.61610377" calcext:value-type="float">
            <text:p>1807.61610377</text:p>
          </table:table-cell>
          <table:table-cell table:style-name="ce79" office:value-type="float" office:value="4766.21704339981" calcext:value-type="float">
            <text:p>4766.21704339981</text:p>
          </table:table-cell>
          <table:table-cell table:number-columns-repeated="2" office:value-type="string" calcext:value-type="string">
            <text:p>None</text:p>
          </table:table-cell>
          <table:table-cell table:style-name="ce66" office:value-type="string" calcext:value-type="string">
            <text:p>943.167563676834(Fail)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66" office:value-type="string" calcext:value-type="string">
            <text:p>6557.06538820267(Fail)</text:p>
          </table:table-cell>
          <table:table-cell table:style-name="ce4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33" table:formula="of:=IF(MIN([.D127];[.G127];[.M127];[.P127]) = [.D127]; &quot;STAMINA/STORM 2.0&quot;;        IF(MIN([.D127];[.G127];[.M127];[.P127]) = [.G127]; &quot;STAMINA/STORM 2.5&quot;;         IF(MIN([.D127];[.G127];[.M127];[.P127]) = [.M127]; &quot;STAMINA/PRISM 2.0&quot;;             IF(MIN([.D127];[.G127];[.M127];[.P127]) = [.P127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itch Zero 100to010</text:p>
          </table:table-cell>
          <table:table-cell office:value-type="string" calcext:value-type="string">
            <text:p>/HazardCct/Circuit0x8E_Two_Inverter/Glitch Zero/Circuit0x8E_TI_100to010.sm</text:p>
          </table:table-cell>
          <table:table-cell table:style-name="ce10" office:value-type="string" calcext:value-type="string">
            <text:p>706.560495138168(Fail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67" office:value-type="float" office:value="1288.64399242401" calcext:value-type="float">
            <text:p>1288.64399242401</text:p>
          </table:table-cell>
          <table:table-cell table:style-name="ce3" office:value-type="float" office:value="1218.154711593" calcext:value-type="float">
            <text:p>1218.154711593</text:p>
          </table:table-cell>
          <table:table-cell table:style-name="ce3" office:value-type="float" office:value="70.180741308" calcext:value-type="float">
            <text:p>70.180741308</text:p>
          </table:table-cell>
          <table:table-cell table:style-name="ce79" office:value-type="float" office:value="557.956271409988" calcext:value-type="float">
            <text:p>557.956271409988</text:p>
          </table:table-cell>
          <table:table-cell table:number-columns-repeated="2" office:value-type="string" calcext:value-type="string">
            <text:p>None</text:p>
          </table:table-cell>
          <table:table-cell table:style-name="ce67" office:value-type="float" office:value="4432.39002370834" calcext:value-type="float">
            <text:p>4432.39002370834</text:p>
          </table:table-cell>
          <table:table-cell table:style-name="ce3" office:value-type="float" office:value="778.632" calcext:value-type="float">
            <text:p>778.632</text:p>
          </table:table-cell>
          <table:table-cell table:style-name="ce3" office:value-type="float" office:value="679.311" calcext:value-type="float">
            <text:p>679.311</text:p>
          </table:table-cell>
          <table:table-cell table:style-name="ce67" office:value-type="float" office:value="2966.83934116364" calcext:value-type="float">
            <text:p>2966.83934116364</text:p>
          </table:table-cell>
          <table:table-cell table:style-name="ce3" office:value-type="float" office:value="344.83" calcext:value-type="float">
            <text:p>344.83</text:p>
          </table:table-cell>
          <table:table-cell table:style-name="ce7" office:value-type="float" office:value="538.66" calcext:value-type="float">
            <text:p>538.66</text:p>
          </table:table-cell>
          <table:table-cell table:style-name="ce33" table:formula="of:=IF(MIN([.D128];[.G128];[.M128];[.P128]) = [.D128]; &quot;STAMINA/STORM 2.0&quot;;        IF(MIN([.D128];[.G128];[.M128];[.P128]) = [.G128]; &quot;STAMINA/STORM 2.5&quot;;         IF(MIN([.D128];[.G128];[.M128];[.P128]) = [.M128]; &quot;STAMINA/PRISM 2.0&quot;;             IF(MIN([.D128];[.G128];[.M128];[.P128]) = [.P128]; &quot;STAMINA/PRISM 1.0&quot;;                     )         )        )    )" office:value-type="string" office:string-value="STAMINA/STORM 2.5" calcext:value-type="string">
            <text:p>STAMINA/STORM 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st Polarization </text:p>
          </table:table-cell>
          <table:table-cell office:value-type="string" calcext:value-type="string">
            <text:p>yeastPolarization.prism</text:p>
          </table:table-cell>
          <table:table-cell table:style-name="ce24" office:value-type="string" calcext:value-type="string">
            <text:p>0.0689764022827148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0.0617120265960693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79" office:value-type="float" office:value="0.0580441951751709" calcext:value-type="float">
            <text:p>0.058044195175171</text:p>
          </table:table-cell>
          <table:table-cell table:number-columns-repeated="2" office:value-type="string" calcext:value-type="string">
            <text:p>None</text:p>
          </table:table-cell>
          <table:table-cell table:style-name="ce68" office:value-type="string" calcext:value-type="string">
            <text:p>0.519859313964844(Fail)</text:p>
          </table:table-cell>
          <table:table-cell table:number-columns-repeated="2" table:style-name="ce27" office:value-type="string" calcext:value-type="string">
            <text:p>None</text:p>
          </table:table-cell>
          <table:table-cell table:style-name="ce68" office:value-type="string" calcext:value-type="string">
            <text:p>0.562959671020508(Fail)</text:p>
          </table:table-cell>
          <table:table-cell table:style-name="ce2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 Enzyme</text:p>
          </table:table-cell>
          <table:table-cell office:value-type="string" calcext:value-type="string">
            <text:p>simple_enzyme.prism</text:p>
          </table:table-cell>
          <table:table-cell table:style-name="ce25" office:value-type="string" calcext:value-type="string">
            <text:p>0.0466890335083008(Fail)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style-name="ce69" office:value-type="string" calcext:value-type="string">
            <text:p>0.0541996955871582(Fail)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style-name="ce79" office:value-type="float" office:value="0.0767371654510498" calcext:value-type="float">
            <text:p>0.07673716545105</text:p>
          </table:table-cell>
          <table:table-cell table:number-columns-repeated="2" office:value-type="string" calcext:value-type="string">
            <text:p>None</text:p>
          </table:table-cell>
          <table:table-cell table:style-name="ce69" office:value-type="string" calcext:value-type="string">
            <text:p>0.476408958435059(Fail)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style-name="ce69" office:value-type="string" calcext:value-type="string">
            <text:p>0.479736566543579(Fail)</text:p>
          </table:table-cell>
          <table:table-cell table:style-name="ce28" office:value-type="string" calcext:value-type="string">
            <text:p>None</text:p>
          </table:table-cell>
          <table:table-cell table:style-name="ce32" office:value-type="string" calcext:value-type="string">
            <text:p>None</text:p>
          </table:table-cell>
          <table:table-cell table:style-name="ce34" office:value-type="string" calcext:value-type="string">
            <text:p>N/A</text:p>
          </table:table-cell>
          <table:table-cell table:number-columns-repeated="2"/>
        </table:table-row>
        <table:table-row table:style-name="ro2" table:number-rows-repeated="1048445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'Duration of Model Checking'.S4:'Duration of Model Checking'.S105 'Duration of Model Checking'.S107:'Duration of Model Checking'.S108 'Duration of Model Checking'.S111:'Duration of Model Checking'.S118 'Duration of Model Checking'.S120:'Duration of Model Checking'.S120 'Duration of Model Checking'.S122:'Duration of Model Checking'.S128">
            <calcext:condition calcext:apply-style-name="Good" calcext:value="=&quot;STAMINA/STORM 2.5&quot;" calcext:base-cell-address="'Duration of Model Checking'.S4"/>
            <calcext:condition calcext:apply-style-name="Card TL" calcext:value="=&quot;STAMINA/STORM 2.0&quot;" calcext:base-cell-address="'Duration of Model Checking'.S4"/>
            <calcext:condition calcext:apply-style-name="Error" calcext:value="contains-text(&quot;STAMINA/PRISM&quot;)" calcext:base-cell-address="'Duration of Model Checking'.S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2:27:10.330728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14:29:23.599480587</dc:date>
    <meta:editing-duration>P11DT4H2M53S</meta:editing-duration>
    <meta:editing-cycles>60</meta:editing-cycles>
    <meta:generator>LibreOffice/7.0.4.2$Linux_X86_64 LibreOffice_project/00$Build-2</meta:generator>
    <meta:document-statistic meta:table-count="3" meta:cell-count="4851" meta:object-count="0"/>
  </office:meta>
</office:document-meta>
</file>